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font-pitch="variable" style:name="Wingdings" svg:font-family="Wingdings"/>
    <style:font-face style:font-charset="x-symbol" style:font-family-generic="roman" style:font-pitch="variable" style:name="Symbol" svg:font-family="Symbol"/>
    <style:font-face style:font-charset="x-symbol" style:font-family-generic="roman" style:font-pitch="variable" style:name="Webdings" svg:font-family="Webdings"/>
    <style:font-face style:name="Lohit Hindi1" svg:font-family="'Lohit Hindi'"/>
    <style:font-face style:name="OpenSymbol" svg:font-family="OpenSymbol"/>
    <style:font-face style:name="StarSymbol" svg:font-family="StarSymbol"/>
    <style:font-face style:font-family-generic="modern" style:name="Courier New" svg:font-family="'Courier New'"/>
    <style:font-face style:font-family-generic="swiss" style:name="DejaVu Sans2" svg:font-family="'DejaVu Sans'"/>
    <style:font-face style:font-family-generic="swiss" style:name="Waree1" svg:font-family="Waree"/>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 svg:font-family="Waree"/>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1.693cm"/>
    </style:style>
    <style:style style:family="table-column" style:name="Tableau1.B">
      <style:table-column-properties style:column-width="15.319cm"/>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 style:name="Tableau21">
      <style:table-properties fo:margin-left="0cm" style:width="18.203cm" table:align="left"/>
    </style:style>
    <style:style style:family="table-column" style:name="Tableau21.A">
      <style:table-column-properties style:column-width="6.297cm"/>
    </style:style>
    <style:style style:family="table-column" style:name="Tableau21.B">
      <style:table-column-properties style:column-width="1.905cm"/>
    </style:style>
    <style:style style:family="table-column" style:name="Tableau21.C">
      <style:table-column-properties style:column-width="2.408cm"/>
    </style:style>
    <style:style style:family="table-column" style:name="Tableau21.D">
      <style:table-column-properties style:column-width="2.381cm"/>
    </style:style>
    <style:style style:family="table-column" style:name="Tableau21.E">
      <style:table-column-properties style:column-width="5.212cm"/>
    </style:style>
    <style:style style:family="table-cell" style:name="Tableau21.A1">
      <style:table-cell-properties fo:border-bottom="0.05pt solid #000000" fo:border-left="0.05pt solid #000000" fo:border-right="none" fo:border-top="0.05pt solid #000000" fo:padding="0.097cm"/>
    </style:style>
    <style:style style:family="table-cell" style:name="Tableau21.E1">
      <style:table-cell-properties fo:border="0.05pt solid #000000" fo:padding="0.097cm"/>
    </style:style>
    <style:style style:family="table-cell" style:name="Tableau21.A2">
      <style:table-cell-properties fo:border-bottom="0.05pt solid #000000" fo:border-left="0.05pt solid #000000" fo:border-right="none" fo:border-top="none" fo:padding="0.097cm"/>
    </style:style>
    <style:style style:family="table-cell" style:name="Tableau21.E2">
      <style:table-cell-properties fo:border-bottom="0.05pt solid #000000" fo:border-left="0.05pt solid #000000" fo:border-right="0.05pt solid #000000" fo:border-top="none" fo:padding="0.097cm"/>
    </style:style>
    <style:style style:family="table" style:name="Tableau12">
      <style:table-properties fo:margin-left="0cm" style:width="18.203cm" table:align="left"/>
    </style:style>
    <style:style style:family="table-column" style:name="Tableau12.A">
      <style:table-column-properties style:column-width="1.005cm"/>
    </style:style>
    <style:style style:family="table-column" style:name="Tableau12.B">
      <style:table-column-properties style:column-width="12.303cm"/>
    </style:style>
    <style:style style:family="table-column" style:name="Tableau12.C">
      <style:table-column-properties style:column-width="4.895cm"/>
    </style:style>
    <style:style style:family="table-cell" style:name="Tableau12.A1">
      <style:table-cell-properties fo:border-bottom="0.05pt solid #000000" fo:border-left="0.05pt solid #000000" fo:border-right="none" fo:border-top="0.05pt solid #000000" fo:padding="0.097cm"/>
    </style:style>
    <style:style style:family="table-cell" style:name="Tableau12.C1">
      <style:table-cell-properties fo:border="0.05pt solid #000000" fo:padding="0.097cm"/>
    </style:style>
    <style:style style:family="table-cell" style:name="Tableau12.A2">
      <style:table-cell-properties fo:border-bottom="0.05pt solid #000000" fo:border-left="0.05pt solid #000000" fo:border-right="none" fo:border-top="none" fo:padding="0.097cm"/>
    </style:style>
    <style:style style:family="table-cell" style:name="Tableau12.C2">
      <style:table-cell-properties fo:border-bottom="0.05pt solid #000000" fo:border-left="0.05pt solid #000000" fo:border-right="0.05pt solid #000000" fo:border-top="none" fo:padding="0.097cm"/>
    </style:style>
    <style:style style:family="table" style:name="Tableau13">
      <style:table-properties fo:margin-left="0cm" style:width="18.203cm" table:align="left"/>
    </style:style>
    <style:style style:family="table-column" style:name="Tableau13.A">
      <style:table-column-properties style:column-width="1.005cm"/>
    </style:style>
    <style:style style:family="table-column" style:name="Tableau13.B">
      <style:table-column-properties style:column-width="12.303cm"/>
    </style:style>
    <style:style style:family="table-column" style:name="Tableau13.C">
      <style:table-column-properties style:column-width="4.895cm"/>
    </style:style>
    <style:style style:family="table-cell" style:name="Tableau13.A1">
      <style:table-cell-properties fo:border-bottom="0.05pt solid #000000" fo:border-left="0.05pt solid #000000" fo:border-right="none" fo:border-top="0.05pt solid #000000" fo:padding="0.097cm"/>
    </style:style>
    <style:style style:family="table-cell" style:name="Tableau13.C1">
      <style:table-cell-properties fo:border="0.05pt solid #000000" fo:padding="0.097cm"/>
    </style:style>
    <style:style style:family="table-cell" style:name="Tableau13.A2">
      <style:table-cell-properties fo:border-bottom="0.05pt solid #000000" fo:border-left="0.05pt solid #000000" fo:border-right="none" fo:border-top="none" fo:padding="0.097cm"/>
    </style:style>
    <style:style style:family="table-cell" style:name="Tableau13.C2">
      <style:table-cell-properties fo:border-bottom="0.05pt solid #000000" fo:border-left="0.05pt solid #000000" fo:border-right="0.05pt solid #000000" fo:border-top="none" fo:padding="0.097cm"/>
    </style:style>
    <style:style style:family="table" style:name="Tableau14">
      <style:table-properties fo:margin-left="-0.095cm" style:width="18.309cm" table:align="left"/>
    </style:style>
    <style:style style:family="table-column" style:name="Tableau14.A">
      <style:table-column-properties style:column-width="1.111cm"/>
    </style:style>
    <style:style style:family="table-column" style:name="Tableau14.B">
      <style:table-column-properties style:column-width="1.005cm"/>
    </style:style>
    <style:style style:family="table-column" style:name="Tableau14.C">
      <style:table-column-properties style:column-width="0.185cm"/>
    </style:style>
    <style:style style:family="table-column" style:name="Tableau14.D">
      <style:table-column-properties style:column-width="16.007cm"/>
    </style:style>
    <style:style style:family="table-cell" style:name="Tableau14.A1">
      <style:table-cell-properties fo:border="0.05pt solid #000000" fo:padding="0.097cm"/>
    </style:style>
    <style:style style:family="table-cell" style:name="Tableau14.A2">
      <style:table-cell-properties fo:border-bottom="0.05pt solid #000000" fo:border-left="0.05pt solid #000000" fo:border-right="0.05pt solid #000000" fo:border-top="none" fo:padding="0.097cm"/>
    </style:style>
    <style:style style:family="table-cell" style:name="Tableau14.A3">
      <style:table-cell-properties fo:border-bottom="0.05pt solid #000000" fo:border-left="0.05pt solid #000000" fo:border-right="none" fo:border-top="none" fo:padding="0.097cm"/>
    </style:style>
    <style:style style:family="table" style:name="Tableau2">
      <style:table-properties fo:margin-left="-0.226cm" style:width="18.454cm" style:writing-mode="lr-tb" table:align="left"/>
    </style:style>
    <style:style style:family="table-column" style:name="Tableau2.A">
      <style:table-column-properties style:column-width="18.454cm"/>
    </style:style>
    <style:style style:family="table-row" style:name="Tableau2.1">
      <style:table-row-properties fo:keep-together="auto"/>
    </style:style>
    <style:style style:family="table-cell" style:name="Tableau2.A1">
      <style:table-cell-properties fo:border="none" fo:padding="0cm" style:vertical-align="top" style:writing-mode="lr-tb"/>
    </style:style>
    <style:style style:family="table" style:name="Tableau22">
      <style:table-properties fo:margin-left="-0.226cm" style:width="18.454cm" style:writing-mode="lr-tb" table:align="left"/>
    </style:style>
    <style:style style:family="table-column" style:name="Tableau22.A">
      <style:table-column-properties style:column-width="6.787cm"/>
    </style:style>
    <style:style style:family="table-column" style:name="Tableau22.B">
      <style:table-column-properties style:column-width="8.925cm"/>
    </style:style>
    <style:style style:family="table-column" style:name="Tableau22.C">
      <style:table-column-properties style:column-width="1.164cm"/>
    </style:style>
    <style:style style:family="table-column" style:name="Tableau22.D">
      <style:table-column-properties style:column-width="1.577cm"/>
    </style:style>
    <style:style style:family="table-row" style:name="Tableau22.1">
      <style:table-row-properties fo:keep-together="auto"/>
    </style:style>
    <style:style style:family="table-cell" style:name="Tableau22.A1">
      <style:table-cell-properties fo:border="0.5pt solid #000000" fo:padding-bottom="0cm" fo:padding-left="0.191cm" fo:padding-right="0.191cm" fo:padding-top="0cm" style:vertical-align="top" style:writing-mode="lr-tb"/>
    </style:style>
    <style:style style:family="table-cell" style:name="Tableau22.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3">
      <style:table-properties fo:margin-left="-0.226cm" style:width="18.454cm" style:writing-mode="lr-tb" table:align="left"/>
    </style:style>
    <style:style style:family="table-column" style:name="Tableau23.A">
      <style:table-column-properties style:column-width="6.787cm"/>
    </style:style>
    <style:style style:family="table-column" style:name="Tableau23.B">
      <style:table-column-properties style:column-width="8.925cm"/>
    </style:style>
    <style:style style:family="table-column" style:name="Tableau23.C">
      <style:table-column-properties style:column-width="1.164cm"/>
    </style:style>
    <style:style style:family="table-column" style:name="Tableau23.D">
      <style:table-column-properties style:column-width="1.577cm"/>
    </style:style>
    <style:style style:family="table-row" style:name="Tableau23.1">
      <style:table-row-properties fo:keep-together="auto"/>
    </style:style>
    <style:style style:family="table-cell" style:name="Tableau23.A1">
      <style:table-cell-properties fo:border="0.5pt solid #000000" fo:padding-bottom="0cm" fo:padding-left="0.191cm" fo:padding-right="0.191cm" fo:padding-top="0cm" style:vertical-align="top" style:writing-mode="lr-tb"/>
    </style:style>
    <style:style style:family="table-cell" style:name="Tableau23.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4">
      <style:table-properties fo:margin-left="-0.226cm" style:width="18.454cm" style:writing-mode="lr-tb" table:align="left"/>
    </style:style>
    <style:style style:family="table-column" style:name="Tableau24.A">
      <style:table-column-properties style:column-width="7.758cm"/>
    </style:style>
    <style:style style:family="table-column" style:name="Tableau24.B">
      <style:table-column-properties style:column-width="7.955cm"/>
    </style:style>
    <style:style style:family="table-column" style:name="Tableau24.C">
      <style:table-column-properties style:column-width="1.164cm"/>
    </style:style>
    <style:style style:family="table-column" style:name="Tableau24.D">
      <style:table-column-properties style:column-width="1.577cm"/>
    </style:style>
    <style:style style:family="table-row" style:name="Tableau24.1">
      <style:table-row-properties fo:keep-together="auto"/>
    </style:style>
    <style:style style:family="table-cell" style:name="Tableau24.A1">
      <style:table-cell-properties fo:border="0.5pt solid #000000" fo:padding-bottom="0cm" fo:padding-left="0.191cm" fo:padding-right="0.191cm" fo:padding-top="0cm" style:vertical-align="top" style:writing-mode="lr-tb"/>
    </style:style>
    <style:style style:family="table-cell" style:name="Tableau24.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5">
      <style:table-properties fo:margin-left="-0.226cm" style:width="18.454cm" style:writing-mode="lr-tb" table:align="left"/>
    </style:style>
    <style:style style:family="table-column" style:name="Tableau25.A">
      <style:table-column-properties style:column-width="5.429cm"/>
    </style:style>
    <style:style style:family="table-column" style:name="Tableau25.B">
      <style:table-column-properties style:column-width="10.283cm"/>
    </style:style>
    <style:style style:family="table-column" style:name="Tableau25.C">
      <style:table-column-properties style:column-width="1.164cm"/>
    </style:style>
    <style:style style:family="table-column" style:name="Tableau25.D">
      <style:table-column-properties style:column-width="1.577cm"/>
    </style:style>
    <style:style style:family="table-row" style:name="Tableau25.1">
      <style:table-row-properties fo:keep-together="auto"/>
    </style:style>
    <style:style style:family="table-cell" style:name="Tableau25.A1">
      <style:table-cell-properties fo:border="0.5pt solid #000000" fo:padding-bottom="0cm" fo:padding-left="0.191cm" fo:padding-right="0.191cm" fo:padding-top="0cm" style:vertical-align="top" style:writing-mode="lr-tb"/>
    </style:style>
    <style:style style:family="table-cell" style:name="Tableau25.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6">
      <style:table-properties fo:margin-left="-0.226cm" style:width="18.454cm" style:writing-mode="lr-tb" table:align="left"/>
    </style:style>
    <style:style style:family="table-column" style:name="Tableau26.A">
      <style:table-column-properties style:column-width="5.429cm"/>
    </style:style>
    <style:style style:family="table-column" style:name="Tableau26.B">
      <style:table-column-properties style:column-width="10.283cm"/>
    </style:style>
    <style:style style:family="table-column" style:name="Tableau26.C">
      <style:table-column-properties style:column-width="1.164cm"/>
    </style:style>
    <style:style style:family="table-column" style:name="Tableau26.D">
      <style:table-column-properties style:column-width="1.577cm"/>
    </style:style>
    <style:style style:family="table-row" style:name="Tableau26.1">
      <style:table-row-properties fo:keep-together="auto"/>
    </style:style>
    <style:style style:family="table-cell" style:name="Tableau26.A1">
      <style:table-cell-properties fo:border="0.5pt solid #000000" fo:padding-bottom="0cm" fo:padding-left="0.191cm" fo:padding-right="0.191cm" fo:padding-top="0cm" style:vertical-align="top" style:writing-mode="lr-tb"/>
    </style:style>
    <style:style style:family="table-cell" style:name="Tableau26.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7">
      <style:table-properties fo:margin-left="-0.226cm" style:width="18.454cm" style:writing-mode="lr-tb" table:align="left"/>
    </style:style>
    <style:style style:family="table-column" style:name="Tableau27.A">
      <style:table-column-properties style:column-width="5.429cm"/>
    </style:style>
    <style:style style:family="table-column" style:name="Tableau27.B">
      <style:table-column-properties style:column-width="10.283cm"/>
    </style:style>
    <style:style style:family="table-column" style:name="Tableau27.C">
      <style:table-column-properties style:column-width="1.164cm"/>
    </style:style>
    <style:style style:family="table-column" style:name="Tableau27.D">
      <style:table-column-properties style:column-width="1.577cm"/>
    </style:style>
    <style:style style:family="table-row" style:name="Tableau27.1">
      <style:table-row-properties fo:keep-together="auto"/>
    </style:style>
    <style:style style:family="table-cell" style:name="Tableau27.A1">
      <style:table-cell-properties fo:border="0.5pt solid #000000" fo:padding-bottom="0cm" fo:padding-left="0.191cm" fo:padding-right="0.191cm" fo:padding-top="0cm" style:vertical-align="top" style:writing-mode="lr-tb"/>
    </style:style>
    <style:style style:family="table-cell" style:name="Tableau27.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15">
      <style:table-properties fo:margin-left="-0.201cm" style:width="18.494cm" table:align="left"/>
    </style:style>
    <style:style style:family="table-column" style:name="Tableau15.A">
      <style:table-column-properties style:column-width="1.217cm"/>
    </style:style>
    <style:style style:family="table-column" style:name="Tableau15.B">
      <style:table-column-properties style:column-width="17.277cm"/>
    </style:style>
    <style:style style:family="table-row" style:name="Tableau15.1">
      <style:table-row-properties style:min-row-height="1.111cm"/>
    </style:style>
    <style:style style:family="table-cell" style:name="Tableau15.A1">
      <style:table-cell-properties fo:border-bottom="0.05pt solid #000000" fo:border-left="0.05pt solid #000000" fo:border-right="none" fo:border-top="0.05pt solid #000000" fo:padding="0.097cm"/>
    </style:style>
    <style:style style:family="table-cell" style:name="Tableau15.B1">
      <style:table-cell-properties fo:border="0.05pt solid #000000" fo:padding="0.097cm"/>
    </style:style>
    <style:style style:family="table-cell" style:name="Tableau15.A2">
      <style:table-cell-properties fo:border-bottom="0.05pt solid #000000" fo:border-left="0.05pt solid #000000" fo:border-right="none" fo:border-top="none" fo:padding="0.097cm"/>
    </style:style>
    <style:style style:family="table-cell" style:name="Tableau15.B2">
      <style:table-cell-properties fo:border-bottom="0.05pt solid #000000" fo:border-left="0.05pt solid #000000" fo:border-right="0.05pt solid #000000" fo:border-top="none" fo:padding="0.097cm"/>
    </style:style>
    <style:style style:family="table" style:name="Tableau18">
      <style:table-properties fo:margin-left="-0.095cm" style:width="18.389cm" table:align="left"/>
    </style:style>
    <style:style style:family="table-column" style:name="Tableau18.A">
      <style:table-column-properties style:column-width="1.111cm"/>
    </style:style>
    <style:style style:family="table-column" style:name="Tableau18.B">
      <style:table-column-properties style:column-width="17.277cm"/>
    </style:style>
    <style:style style:family="table-cell" style:name="Tableau18.A1">
      <style:table-cell-properties fo:border-bottom="0.05pt solid #000000" fo:border-left="0.05pt solid #000000" fo:border-right="none" fo:border-top="0.05pt solid #000000" fo:padding="0.097cm"/>
    </style:style>
    <style:style style:family="table-cell" style:name="Tableau18.B1">
      <style:table-cell-properties fo:border="0.05pt solid #000000" fo:padding="0.097cm"/>
    </style:style>
    <style:style style:family="table-cell" style:name="Tableau18.A2">
      <style:table-cell-properties fo:border-bottom="0.05pt solid #000000" fo:border-left="0.05pt solid #000000" fo:border-right="none" fo:border-top="none" fo:padding="0.097cm"/>
    </style:style>
    <style:style style:family="table-cell" style:name="Tableau18.B2">
      <style:table-cell-properties fo:border-bottom="0.05pt solid #000000" fo:border-left="0.05pt solid #000000" fo:border-right="0.05pt solid #000000" fo:border-top="none" fo:padding="0.097cm"/>
    </style:style>
    <style:style style:family="table" style:name="Tableau3">
      <style:table-properties fo:margin-left="-0.095cm" style:width="18.389cm" table:align="left"/>
    </style:style>
    <style:style style:family="table-column" style:name="Tableau3.A">
      <style:table-column-properties style:column-width="1.111cm"/>
    </style:style>
    <style:style style:family="table-column" style:name="Tableau3.B">
      <style:table-column-properties style:column-width="17.277cm"/>
    </style:style>
    <style:style style:family="table-cell" style:name="Tableau3.A1">
      <style:table-cell-properties fo:border-bottom="0.05pt solid #000000" fo:border-left="0.05pt solid #000000" fo:border-right="none" fo:border-top="0.05pt solid #000000" fo:padding="0.097cm"/>
    </style:style>
    <style:style style:family="table-cell" style:name="Tableau3.B1">
      <style:table-cell-properties fo:border="0.05pt solid #000000" fo:padding="0.097cm"/>
    </style:style>
    <style:style style:family="table-cell" style:name="Tableau3.A2">
      <style:table-cell-properties fo:border-bottom="0.05pt solid #000000" fo:border-left="0.05pt solid #000000" fo:border-right="none" fo:border-top="none" fo:padding="0.097cm"/>
    </style:style>
    <style:style style:family="table-cell" style:name="Tableau3.B2">
      <style:table-cell-properties fo:border-bottom="0.05pt solid #000000" fo:border-left="0.05pt solid #000000" fo:border-right="0.05pt solid #000000" fo:border-top="none" fo:padding="0.097cm"/>
    </style:style>
    <style:style style:family="table" style:name="Tableau4">
      <style:table-properties fo:margin-left="-0.069cm" style:width="18.389cm" table:align="left"/>
    </style:style>
    <style:style style:family="table-column" style:name="Tableau4.A">
      <style:table-column-properties style:column-width="15.69cm"/>
    </style:style>
    <style:style style:family="table-column" style:name="Tableau4.B">
      <style:table-column-properties style:column-width="1.323cm"/>
    </style:style>
    <style:style style:family="table-column" style:name="Tableau4.C">
      <style:table-column-properties style:column-width="1.376cm"/>
    </style:style>
    <style:style style:family="table-cell" style:name="Tableau4.A1">
      <style:table-cell-properties fo:border-bottom="0.05pt solid #000000" fo:border-left="0.05pt solid #000000" fo:border-right="none" fo:border-top="0.05pt solid #000000" fo:padding="0.097cm"/>
    </style:style>
    <style:style style:family="table-cell" style:name="Tableau4.C1">
      <style:table-cell-properties fo:border="0.05pt solid #000000" fo:padding="0.097cm"/>
    </style:style>
    <style:style style:family="table-cell" style:name="Tableau4.A2">
      <style:table-cell-properties fo:border-bottom="0.05pt solid #000000" fo:border-left="0.05pt solid #000000" fo:border-right="none" fo:border-top="none" fo:padding="0.097cm"/>
    </style:style>
    <style:style style:family="table-cell" style:name="Tableau4.C2">
      <style:table-cell-properties fo:border-bottom="0.05pt solid #000000" fo:border-left="0.05pt solid #000000" fo:border-right="0.05pt solid #000000" fo:border-top="none" fo:padding="0.097cm"/>
    </style:style>
    <style:style style:family="paragraph" style:name="P1" style:parent-style-name="Footer">
      <style:paragraph-properties fo:text-align="end" style:justify-single-word="false"/>
      <style:text-properties fo:font-size="9pt" style:font-name="Arial" style:font-size-asian="9pt" style:font-size-complex="9pt"/>
    </style:style>
    <style:style style:family="paragraph" style:name="P2" style:parent-style-name="UrbanTitle">
      <style:text-properties fo:font-size="10pt" style:font-name="Arial" style:font-size-asian="10pt" style:font-size-complex="10pt"/>
    </style:style>
    <style:style style:family="paragraph" style:name="P3" style:parent-style-name="UrbanBody">
      <style:text-properties fo:font-size="10pt" style:font-name="Arial" style:font-size-asian="10pt" style:font-size-complex="10pt"/>
    </style:style>
    <style:style style:family="paragraph" style:name="P4" style:parent-style-name="UrbanBody">
      <style:text-properties fo:font-size="10pt" officeooo:paragraph-rsid="001181d1" style:font-name="Arial" style:font-size-asian="10pt" style:font-size-complex="10pt"/>
    </style:style>
    <style:style style:family="paragraph" style:name="P5" style:parent-style-name="UrbanBody">
      <style:text-properties fo:font-size="10pt" officeooo:paragraph-rsid="001181d1" style:font-name="Arial" style:font-name-complex="Arial" style:font-size-asian="10pt" style:font-size-complex="10pt"/>
    </style:style>
    <style:style style:family="paragraph" style:name="P6" style:parent-style-name="UrbanBody">
      <style:text-properties fo:font-size="10pt" officeooo:paragraph-rsid="001181d1" style:font-name="Arial" style:font-name-complex="Times" style:font-size-asian="10pt" style:font-size-complex="10pt"/>
    </style:style>
    <style:style style:family="paragraph" style:name="P7" style:parent-style-name="UrbanBody">
      <style:text-properties fo:font-size="10pt" officeooo:paragraph-rsid="001181d1" style:font-name="Arial" style:font-name-asian="Times" style:font-name-complex="Times" style:font-size-asian="10pt" style:font-size-complex="10pt"/>
    </style:style>
    <style:style style:family="paragraph" style:name="P8" style:parent-style-name="UrbanBody">
      <style:text-properties fo:font-size="12pt" style:font-name="Arial" style:font-size-asian="12pt" style:font-size-complex="12pt"/>
    </style:style>
    <style:style style:family="paragraph" style:name="P9" style:parent-style-name="UrbanBody">
      <style:text-properties fo:font-size="12pt" fo:font-weight="bold" officeooo:paragraph-rsid="00110c69" officeooo:rsid="000f0cbe" style:font-name="Arial" style:font-size-asian="12pt" style:font-size-complex="12pt" style:font-weight-asian="bold" style:font-weight-complex="bold"/>
    </style:style>
    <style:style style:family="paragraph" style:name="P10" style:parent-style-name="Standard">
      <style:text-properties fo:font-size="10pt" fo:font-weight="normal" officeooo:paragraph-rsid="00121e65" style:font-name="Arial" style:font-name-complex="Arial" style:font-size-asian="10pt" style:font-size-complex="10pt" style:font-weight-asian="normal" style:text-line-through-style="none" style:text-line-through-type="none" style:text-underline-style="none"/>
    </style:style>
    <style:style style:family="paragraph" style:name="P11" style:parent-style-name="Standard">
      <style:text-properties fo:font-size="10pt" style:font-name="Arial" style:font-name-complex="Arial" style:font-size-asian="10pt" style:font-size-complex="10pt" style:text-line-through-style="none" style:text-line-through-type="none" style:text-underline-style="none"/>
    </style:style>
    <style:style style:family="paragraph" style:name="P12" style:parent-style-name="Standard">
      <style:text-properties fo:font-size="10pt" officeooo:paragraph-rsid="00158ebd" officeooo:rsid="00158ebd" style:font-name="Arial" style:font-name-complex="Arial" style:font-size-asian="10pt" style:font-size-complex="10pt" style:text-line-through-style="none" style:text-line-through-type="none" style:text-underline-style="none"/>
    </style:style>
    <style:style style:family="paragraph" style:name="P13" style:parent-style-name="Standard">
      <style:text-properties fo:font-size="10pt" officeooo:paragraph-rsid="0012d21e" style:font-name="Arial" style:font-name-complex="Arial" style:font-size-asian="10pt" style:font-size-complex="10pt" style:text-line-through-style="none" style:text-line-through-type="none" style:text-underline-style="none"/>
    </style:style>
    <style:style style:family="paragraph" style:name="P14" style:parent-style-name="Standard">
      <style:text-properties fo:font-size="10pt" fo:font-weight="bold" officeooo:paragraph-rsid="0019d9f7" officeooo:rsid="0012d21e" style:font-name="Arial" style:font-name-complex="Arial" style:font-size-asian="10pt" style:font-size-complex="10pt" style:font-weight-asian="bold" style:font-weight-complex="bold" style:text-line-through-style="none" style:text-line-through-type="none" style:text-underline-color="font-color" style:text-underline-style="solid" style:text-underline-width="auto"/>
    </style:style>
    <style:style style:family="paragraph" style:name="P15" style:parent-style-name="Standard">
      <style:text-properties fo:font-size="10pt" fo:font-weight="bold" officeooo:paragraph-rsid="0012d21e" officeooo:rsid="0012d21e" style:font-name="Arial" style:font-name-complex="Arial" style:font-size-asian="10pt" style:font-size-complex="10pt" style:font-weight-asian="bold" style:font-weight-complex="bold" style:text-line-through-style="none" style:text-line-through-type="none" style:text-underline-color="font-color" style:text-underline-style="solid" style:text-underline-width="auto"/>
    </style:style>
    <style:style style:family="paragraph" style:name="P16" style:parent-style-name="Standard">
      <style:text-properties fo:font-size="10pt" officeooo:paragraph-rsid="00110c69" style:font-name="Arial" style:font-name-complex="Arial" style:font-size-asian="10pt" style:font-size-complex="10pt"/>
    </style:style>
    <style:style style:family="paragraph" style:name="P17" style:parent-style-name="Standard">
      <style:text-properties fo:font-size="10pt" officeooo:paragraph-rsid="00110c69" officeooo:rsid="00110c69" style:font-name="Arial" style:font-name-complex="Arial" style:font-size-asian="10pt" style:font-size-complex="10pt"/>
    </style:style>
    <style:style style:family="paragraph" style:name="P18" style:parent-style-name="Standard">
      <style:text-properties fo:font-size="10pt" officeooo:paragraph-rsid="001af979" officeooo:rsid="00110c69" style:font-name="Arial" style:font-name-complex="Arial" style:font-size-asian="10pt" style:font-size-complex="10pt"/>
    </style:style>
    <style:style style:family="paragraph" style:name="P19" style:parent-style-name="Standard">
      <style:text-properties fo:font-size="10pt" officeooo:paragraph-rsid="0012d21e" officeooo:rsid="0012d21e" style:font-name="Arial" style:font-name-complex="Arial" style:font-size-asian="10pt" style:font-size-complex="10pt"/>
    </style:style>
    <style:style style:family="paragraph" style:name="P20" style:parent-style-name="Standard">
      <style:text-properties fo:font-size="10pt" officeooo:paragraph-rsid="001e74ad" officeooo:rsid="001e74ad" style:font-name="Arial" style:font-name-complex="Arial" style:font-size-asian="10pt" style:font-size-complex="10pt"/>
    </style:style>
    <style:style style:family="paragraph" style:name="P21" style:parent-style-name="Standard">
      <style:text-properties fo:font-size="10pt" officeooo:paragraph-rsid="00110c69" style:font-name="Arial" style:font-size-asian="10pt" style:font-size-complex="10pt"/>
    </style:style>
    <style:style style:family="paragraph" style:name="P22" style:parent-style-name="Standard">
      <style:paragraph-properties style:snap-to-layout-grid="false"/>
      <style:text-properties fo:font-size="10pt" officeooo:paragraph-rsid="001af979" style:font-name="Arial" style:font-size-asian="10pt" style:font-size-complex="10pt"/>
    </style:style>
    <style:style style:family="paragraph" style:name="P23" style:parent-style-name="Standard">
      <style:paragraph-properties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24" style:parent-style-name="Standard">
      <style:paragraph-properties fo:text-align="center"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25" style:parent-style-name="Standard">
      <style:paragraph-properties fo:text-align="center" style:justify-single-word="false" style:snap-to-layout-grid="false"/>
      <style:text-properties fo:font-size="10pt" fo:font-weight="bold" officeooo:paragraph-rsid="001af979" officeooo:rsid="001af979" style:font-name="Arial" style:font-name-complex="Arial" style:font-size-asian="10pt" style:font-size-complex="10pt" style:font-weight-asian="bold"/>
    </style:style>
    <style:style style:family="paragraph" style:name="P26" style:parent-style-name="Standard">
      <style:paragraph-properties style:snap-to-layout-grid="false"/>
      <style:text-properties fo:font-size="10pt" fo:font-weight="bold" officeooo:paragraph-rsid="001af979" officeooo:rsid="001af979" style:font-name="Arial" style:font-name-complex="Arial" style:font-size-asian="10pt" style:font-size-complex="10pt" style:font-weight-asian="bold"/>
    </style:style>
    <style:style style:family="paragraph" style:name="P27" style:parent-style-name="Standard">
      <style:text-properties fo:font-size="10pt" fo:font-weight="bold" officeooo:paragraph-rsid="001af979" officeooo:rsid="001af979"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28" style:parent-style-name="Standard">
      <style:text-properties fo:font-size="10pt" fo:font-weight="bold" officeooo:paragraph-rsid="00110c69" officeooo:rsid="00110c69"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29" style:parent-style-name="Standard">
      <style:text-properties fo:font-size="10pt" fo:font-weight="bold" officeooo:paragraph-rsid="0012d21e" officeooo:rsid="0012d21e"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30" style:parent-style-name="Standard">
      <style:text-properties fo:font-size="10pt" fo:font-weight="bold" officeooo:paragraph-rsid="001e74ad" officeooo:rsid="001e74ad"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31" style:parent-style-name="Standard">
      <style:paragraph-properties fo:border="0.51pt solid #000000" fo:padding-bottom="0.035cm" fo:padding-left="0.141cm" fo:padding-right="0.141cm" fo:padding-top="0.035cm"/>
      <style:text-properties fo:font-size="10pt" fo:font-variant="small-caps" fo:font-weight="bold" officeooo:paragraph-rsid="001cc540" style:font-name="Arial" style:font-name-complex="Arial" style:font-size-asian="10pt" style:font-size-complex="10pt" style:font-weight-asian="bold" style:text-underline-color="font-color" style:text-underline-style="solid" style:text-underline-width="auto"/>
    </style:style>
    <style:style style:family="paragraph" style:name="P32" style:parent-style-name="Standard">
      <style:paragraph-properties fo:border="0.51pt solid #000000" fo:padding-bottom="0.035cm" fo:padding-left="0.141cm" fo:padding-right="0.141cm" fo:padding-top="0.035cm"/>
      <style:text-properties fo:font-size="10pt" officeooo:paragraph-rsid="001cc540" style:font-name="Arial" style:font-size-asian="10pt" style:font-size-complex="10pt"/>
    </style:style>
    <style:style style:family="paragraph" style:name="P33" style:parent-style-name="Standard">
      <style:paragraph-properties fo:border="0.51pt solid #000000" fo:padding-bottom="0.035cm" fo:padding-left="0.141cm" fo:padding-right="0.141cm" fo:padding-top="0.035cm"/>
      <style:text-properties fo:font-size="10pt" officeooo:paragraph-rsid="001cc540" style:font-name="Arial" style:font-name-complex="Arial" style:font-size-asian="10pt" style:font-size-complex="10pt"/>
    </style:style>
    <style:style style:family="paragraph" style:name="P34" style:parent-style-name="Standard">
      <style:paragraph-properties fo:border="0.51pt solid #000000" fo:padding-bottom="0.035cm" fo:padding-left="0.141cm" fo:padding-right="0.141cm" fo:padding-top="0.035cm"/>
      <style:text-properties fo:font-size="10pt" fo:font-weight="normal" officeooo:paragraph-rsid="001cc540" style:font-name="Arial" style:font-name-complex="Arial" style:font-size-asian="10pt" style:font-size-complex="10pt" style:font-weight-asian="normal" style:font-weight-complex="normal"/>
    </style:style>
    <style:style style:family="paragraph" style:name="P35" style:parent-style-name="Standard">
      <style:paragraph-properties fo:border="0.51pt solid #000000" fo:padding-bottom="0.035cm" fo:padding-left="0.141cm" fo:padding-right="0.141cm" fo:padding-top="0.035cm" style:snap-to-layout-grid="false"/>
      <style:text-properties fo:font-size="10pt" fo:font-weight="normal" officeooo:paragraph-rsid="001cc540" officeooo:rsid="001af979" style:font-name="Arial" style:font-name-complex="Arial" style:font-size-asian="10pt" style:font-size-complex="10pt" style:font-weight-asian="normal"/>
    </style:style>
    <style:style style:family="paragraph" style:name="P36" style:parent-style-name="Standard">
      <style:paragraph-properties fo:border="0.51pt solid #000000" fo:margin-bottom="0.106cm" fo:margin-top="0cm" fo:padding-bottom="0.035cm" fo:padding-left="0.141cm" fo:padding-right="0.141cm" fo:padding-top="0.035cm" loext:contextual-spacing="false"/>
      <style:text-properties fo:font-size="10pt" fo:font-style="normal" fo:font-weight="normal" officeooo:paragraph-rsid="00110c69" style:font-name="Arial" style:font-size-asian="10pt" style:font-size-complex="10pt" style:font-style-asian="normal" style:font-style-complex="normal" style:font-weight-asian="normal" style:font-weight-complex="normal"/>
    </style:style>
    <style:style style:family="paragraph" style:name="P37" style:parent-style-name="Standard">
      <style:paragraph-properties fo:border="0.51pt solid #000000" fo:margin-bottom="0.106cm" fo:margin-top="0cm" fo:padding-bottom="0.035cm" fo:padding-left="0.141cm" fo:padding-right="0.141cm" fo:padding-top="0.035cm" loext:contextual-spacing="false"/>
      <style:text-properties fo:font-size="10pt" officeooo:paragraph-rsid="00110c69" style:font-name="Arial" style:font-size-asian="10pt" style:font-size-complex="10pt"/>
    </style:style>
    <style:style style:family="paragraph" style:name="P38" style:parent-style-name="Standard">
      <style:paragraph-properties fo:border="0.51pt solid #000000" fo:margin-bottom="0.106cm" fo:margin-top="0cm" fo:padding-bottom="0.035cm" fo:padding-left="0.141cm" fo:padding-right="0.141cm" fo:padding-top="0.035cm" loext:contextual-spacing="false"/>
      <style:text-properties fo:font-size="10pt" officeooo:paragraph-rsid="00242211" officeooo:rsid="00242211" style:font-name="Arial" style:font-name-complex="Arial" style:font-size-asian="10pt" style:font-size-complex="10pt"/>
    </style:style>
    <style:style style:family="paragraph" style:name="P39" style:parent-style-name="Default">
      <style:paragraph-properties fo:break-before="page"/>
      <style:text-properties fo:font-size="10pt" officeooo:paragraph-rsid="0012d21e" officeooo:rsid="00110c69" style:font-name="Arial" style:font-name-complex="Arial" style:font-size-asian="10pt" style:font-size-complex="10pt" style:text-line-through-style="none" style:text-line-through-type="none" style:text-underline-style="none"/>
    </style:style>
    <style:style style:family="paragraph" style:name="P40" style:parent-style-name="Default">
      <style:paragraph-properties fo:break-before="page"/>
      <style:text-properties fo:font-size="10pt" officeooo:paragraph-rsid="00121e65" style:font-name="Arial" style:font-name-complex="Arial" style:font-size-asian="10pt" style:font-size-complex="10pt"/>
    </style:style>
    <style:style style:family="paragraph" style:name="P41" style:parent-style-name="Default">
      <style:paragraph-properties fo:break-before="page"/>
      <style:text-properties fo:font-size="10pt" officeooo:paragraph-rsid="0012d21e" officeooo:rsid="00110c69" style:font-name="Arial" style:font-name-complex="Arial" style:font-size-asian="10pt" style:font-size-complex="10pt"/>
    </style:style>
    <style:style style:family="paragraph" style:name="P42" style:parent-style-name="Standard">
      <style:paragraph-properties fo:break-before="page"/>
      <style:text-properties fo:font-size="10pt" officeooo:paragraph-rsid="0012d21e" officeooo:rsid="00110c69" style:font-name="Arial" style:font-name-complex="Arial" style:font-size-asian="10pt" style:font-size-complex="10pt" style:text-line-through-style="none" style:text-line-through-type="none" style:text-underline-style="none"/>
    </style:style>
    <style:style style:family="paragraph" style:name="P43" style:parent-style-name="Standard">
      <style:paragraph-properties fo:margin-bottom="0.212cm" fo:margin-top="0cm" loext:contextual-spacing="false" style:snap-to-layout-grid="false"/>
      <style:text-properties fo:font-size="10pt" officeooo:paragraph-rsid="001af979" style:font-name="Arial" style:font-size-asian="10pt" style:font-size-complex="10pt"/>
    </style:style>
    <style:style style:family="paragraph" style:name="P44" style:parent-style-name="Standard">
      <style:paragraph-properties fo:margin-bottom="0.212cm" fo:margin-top="0cm" loext:contextual-spacing="false" style:snap-to-layout-grid="false"/>
      <style:text-properties fo:font-size="10pt" officeooo:paragraph-rsid="001af979" style:font-name="Arial" style:font-name-complex="Arial" style:font-size-asian="10pt" style:font-size-complex="10pt"/>
    </style:style>
    <style:style style:family="paragraph" style:name="P45" style:parent-style-name="Standard">
      <style:paragraph-properties fo:margin-bottom="0.212cm" fo:margin-top="0cm" fo:text-align="center" loext:contextual-spacing="false"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46" style:parent-style-name="Standard">
      <style:paragraph-properties fo:margin-bottom="0.212cm" fo:margin-top="0cm" fo:text-align="center" loext:contextual-spacing="false" style:justify-single-word="false" style:snap-to-layout-grid="false"/>
      <style:text-properties fo:font-size="10pt" fo:font-weight="bold" officeooo:paragraph-rsid="001af979" style:font-name="Arial" style:font-name-asian="Arial" style:font-name-complex="Arial" style:font-size-asian="10pt" style:font-size-complex="10pt" style:font-weight-asian="bold"/>
    </style:style>
    <style:style style:family="paragraph" style:name="P47" style:parent-style-name="Standard">
      <style:paragraph-properties fo:margin-bottom="0.109cm" fo:margin-top="0cm" loext:contextual-spacing="false" style:snap-to-layout-grid="false"/>
      <style:text-properties fo:font-size="10pt" officeooo:paragraph-rsid="001af979" style:font-name="Arial" style:font-name-complex="Arial" style:font-size-asian="10pt" style:font-size-complex="10pt"/>
    </style:style>
    <style:style style:family="paragraph" style:name="P48" style:parent-style-name="Standard">
      <style:paragraph-properties fo:margin-bottom="0.109cm" fo:margin-top="0cm" fo:text-align="center" loext:contextual-spacing="false"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49" style:parent-style-name="Table_20_Contents">
      <style:text-properties fo:font-size="10pt" style:font-name="Arial" style:font-name-complex="Arial" style:font-size-asian="10pt" style:font-size-complex="10pt"/>
    </style:style>
    <style:style style:family="paragraph" style:name="P50" style:parent-style-name="Table_20_Contents">
      <style:text-properties fo:font-size="10pt" officeooo:paragraph-rsid="00110c69" officeooo:rsid="00110c69" style:font-name="Arial" style:font-name-complex="Arial" style:font-size-asian="10pt" style:font-size-complex="10pt"/>
    </style:style>
    <style:style style:family="paragraph" style:name="P51" style:parent-style-name="Table_20_Contents">
      <style:text-properties fo:font-size="10pt" officeooo:paragraph-rsid="0018b8fa" officeooo:rsid="00110c69" style:font-name="Arial" style:font-name-complex="Arial" style:font-size-asian="10pt" style:font-size-complex="10pt"/>
    </style:style>
    <style:style style:family="paragraph" style:name="P52" style:parent-style-name="Table_20_Contents">
      <style:text-properties fo:font-size="10pt" officeooo:paragraph-rsid="0012d21e" officeooo:rsid="0012d21e" style:font-name="Arial" style:font-name-complex="Arial" style:font-size-asian="10pt" style:font-size-complex="10pt"/>
    </style:style>
    <style:style style:family="paragraph" style:name="P53" style:parent-style-name="Table_20_Contents">
      <style:text-properties fo:font-size="10pt" officeooo:paragraph-rsid="0019d9f7" officeooo:rsid="0019d9f7" style:font-name="Arial" style:font-name-complex="Arial" style:font-size-asian="10pt" style:font-size-complex="10pt"/>
    </style:style>
    <style:style style:family="paragraph" style:name="P54" style:parent-style-name="Table_20_Contents">
      <style:text-properties fo:font-size="10pt" officeooo:paragraph-rsid="00158ebd" officeooo:rsid="00158ebd" style:font-name="Arial" style:font-name-complex="Arial" style:font-size-asian="10pt" style:font-size-complex="10pt"/>
    </style:style>
    <style:style style:family="paragraph" style:name="P55" style:parent-style-name="Table_20_Contents">
      <style:text-properties fo:font-size="10pt" officeooo:paragraph-rsid="001af979" officeooo:rsid="001af979" style:font-name="Arial" style:font-name-complex="Arial" style:font-size-asian="10pt" style:font-size-complex="10pt"/>
    </style:style>
    <style:style style:family="paragraph" style:name="P56" style:parent-style-name="Table_20_Contents">
      <style:paragraph-properties fo:text-align="center" style:justify-single-word="false"/>
      <style:text-properties fo:font-size="10pt" officeooo:paragraph-rsid="001af979" officeooo:rsid="001af979" style:font-name="Arial" style:font-name-complex="Arial" style:font-size-asian="10pt" style:font-size-complex="10pt"/>
    </style:style>
    <style:style style:family="paragraph" style:name="P57" style:parent-style-name="Table_20_Contents">
      <style:text-properties fo:font-size="10pt" officeooo:paragraph-rsid="001e74ad" officeooo:rsid="001e74ad" style:font-name="Arial" style:font-name-complex="Arial" style:font-size-asian="10pt" style:font-size-complex="10pt"/>
    </style:style>
    <style:style style:family="paragraph" style:name="P58" style:parent-style-name="Table_20_Contents">
      <style:paragraph-properties fo:text-align="center" style:justify-single-word="false"/>
      <style:text-properties fo:font-size="10pt" officeooo:paragraph-rsid="001e74ad" officeooo:rsid="001e74ad" style:font-name="Arial" style:font-name-complex="Arial" style:font-size-asian="10pt" style:font-size-complex="10pt"/>
    </style:style>
    <style:style style:family="paragraph" style:name="P59" style:parent-style-name="Table_20_Contents">
      <style:text-properties fo:font-size="10pt" officeooo:paragraph-rsid="0020ae16" officeooo:rsid="0020ae16" style:font-name="Arial" style:font-name-complex="Arial" style:font-size-asian="10pt" style:font-size-complex="10pt"/>
    </style:style>
    <style:style style:family="paragraph" style:name="P60" style:parent-style-name="Table_20_Contents">
      <style:text-properties fo:font-size="10pt" officeooo:paragraph-rsid="00232e71" officeooo:rsid="00232e71" style:font-name="Arial" style:font-name-complex="Arial" style:font-size-asian="10pt" style:font-size-complex="10pt"/>
    </style:style>
    <style:style style:family="paragraph" style:name="P61" style:parent-style-name="Table_20_Contents">
      <style:text-properties fo:font-size="10pt" fo:font-weight="bold" officeooo:paragraph-rsid="0019d9f7" officeooo:rsid="0019d9f7" style:font-name="Arial" style:font-name-complex="Arial" style:font-size-asian="10pt" style:font-size-complex="10pt" style:font-weight-asian="bold" style:font-weight-complex="bold"/>
    </style:style>
    <style:style style:family="paragraph" style:name="P62" style:parent-style-name="Table_20_Contents">
      <style:text-properties fo:font-size="10pt" fo:font-weight="bold" officeooo:paragraph-rsid="00200265" officeooo:rsid="00200265" style:font-name="Arial" style:font-name-complex="Arial" style:font-size-asian="10pt" style:font-size-complex="10pt" style:font-weight-asian="bold" style:font-weight-complex="bold"/>
    </style:style>
    <style:style style:family="paragraph" style:name="P63" style:parent-style-name="Table_20_Contents">
      <style:text-properties fo:font-size="8pt" officeooo:paragraph-rsid="001af979" officeooo:rsid="001af979" style:font-name="Arial" style:font-name-complex="Arial" style:font-size-asian="8pt" style:font-size-complex="8pt"/>
    </style:style>
    <style:style style:family="paragraph" style:name="P64" style:parent-style-name="Table_20_Contents">
      <style:text-properties fo:font-size="8pt" officeooo:paragraph-rsid="0020ae16" officeooo:rsid="001af979" style:font-name="Arial" style:font-name-complex="Arial" style:font-size-asian="8pt" style:font-size-complex="8pt"/>
    </style:style>
    <style:style style:family="paragraph" style:name="P65" style:parent-style-name="Table_20_Contents">
      <style:paragraph-properties fo:text-align="start" style:justify-single-word="false"/>
      <style:text-properties fo:font-size="12pt" fo:font-weight="bold" officeooo:paragraph-rsid="00200265" style:font-name="Arial" style:font-size-asian="12pt" style:font-size-complex="12pt" style:font-weight-asian="bold" style:font-weight-complex="bold" style:text-underline-style="none"/>
    </style:style>
    <style:style style:family="paragraph" style:name="P66" style:parent-style-name="UrbanTitle2">
      <style:text-properties fo:font-size="10pt" style:font-name="Arial" style:font-size-asian="10pt" style:font-size-complex="10pt"/>
    </style:style>
    <style:style style:family="paragraph" style:name="P67" style:parent-style-name="UrbanTitle2">
      <style:text-properties fo:country="BE" fo:font-size="10pt" fo:language="fr" style:font-name="Arial" style:font-size-asian="10pt" style:font-size-complex="10pt"/>
    </style:style>
    <style:style style:family="paragraph" style:name="P68" style:parent-style-name="Default">
      <style:text-properties fo:font-size="10pt" fo:font-weight="normal" officeooo:paragraph-rsid="00121e65" style:font-name="Arial" style:font-name-complex="Arial" style:font-size-asian="10pt" style:font-size-complex="10pt" style:font-weight-asian="normal" style:text-line-through-style="none" style:text-line-through-type="none" style:text-underline-style="none"/>
    </style:style>
    <style:style style:family="paragraph" style:name="P69" style:parent-style-name="Default">
      <style:text-properties fo:font-size="10pt" officeooo:paragraph-rsid="00121e65" style:font-name="Arial" style:font-name-complex="Arial" style:font-size-asian="10pt" style:font-size-complex="10pt" style:text-line-through-style="none" style:text-line-through-type="none" style:text-underline-style="none"/>
    </style:style>
    <style:style style:family="paragraph" style:name="P70" style:parent-style-name="Default">
      <style:text-properties fo:font-size="10pt" officeooo:paragraph-rsid="00121e65" style:font-name="Arial" style:font-name-complex="Arial" style:font-size-asian="10pt" style:font-size-complex="10pt"/>
    </style:style>
    <style:style style:family="paragraph" style:name="P71" style:parent-style-name="UrbanTitle">
      <style:text-properties fo:font-size="14pt" style:font-name="Arial" style:font-size-asian="14pt" style:font-size-complex="14pt" style:text-underline-style="none"/>
    </style:style>
    <style:style style:family="paragraph" style:name="P7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fo:font-weight="bold" style:font-name-complex="Arial" style:font-weight-asian="bold"/>
    </style:style>
    <style:style style:family="text" style:name="T3">
      <style:text-properties fo:font-weight="bold" style:font-name-asian="Arial" style:font-name-complex="Arial" style:font-weight-asian="bold"/>
    </style:style>
    <style:style style:family="text" style:name="T4">
      <style:text-properties fo:font-weight="bold" officeooo:rsid="001af979" style:font-name-asian="Arial" style:font-name-complex="Arial" style:font-weight-asian="bold"/>
    </style:style>
    <style:style style:family="text" style:name="T5">
      <style:text-properties fo:font-weight="normal" style:font-weight-asian="normal" style:font-weight-complex="normal"/>
    </style:style>
    <style:style style:family="text" style:name="T6">
      <style:text-properties fo:color="#000000" fo:country="BE" fo:language="fr" style:font-name-asian="Arial" style:font-name-complex="Arial" style:text-underline-style="none"/>
    </style:style>
    <style:style style:family="text" style:name="T7">
      <style:text-properties fo:country="BE" fo:language="fr" officeooo:rsid="0022431e" style:font-name-complex="Arial" style:text-underline-style="none" style:use-window-font-color="true"/>
    </style:style>
    <style:style style:family="text" style:name="T8">
      <style:text-properties officeooo:rsid="000f0cbe"/>
    </style:style>
    <style:style style:family="text" style:name="T9">
      <style:text-properties fo:font-variant="small-caps" fo:font-weight="bold" style:font-name-complex="Arial" style:font-weight-asian="bold" style:text-underline-color="font-color" style:text-underline-style="solid" style:text-underline-width="auto"/>
    </style:style>
    <style:style style:family="text" style:name="T10">
      <style:text-properties fo:font-variant="small-caps" fo:font-weight="bold" officeooo:rsid="001cc540" style:font-name-complex="Arial" style:font-weight-asian="bold" style:text-underline-color="font-color" style:text-underline-style="solid" style:text-underline-width="auto"/>
    </style:style>
    <style:style style:family="text" style:name="T11">
      <style:text-properties fo:font-variant="small-caps" fo:font-weight="bold" style:font-name-asian="Arial" style:font-name-complex="Arial" style:font-weight-asian="bold" style:text-underline-color="font-color" style:text-underline-style="solid" style:text-underline-width="auto"/>
    </style:style>
    <style:style style:family="text" style:name="T12">
      <style:text-properties style:font-name-asian="Times"/>
    </style:style>
    <style:style style:family="text" style:name="T13">
      <style:text-properties style:text-line-through-style="none" style:text-line-through-type="none" style:text-underline-style="none"/>
    </style:style>
    <style:style style:family="text" style:name="T14">
      <style:text-properties officeooo:rsid="0012d21e" style:text-line-through-style="none" style:text-line-through-type="none" style:text-underline-style="none"/>
    </style:style>
    <style:style style:family="text" style:name="T15">
      <style:text-properties officeooo:rsid="0018b8fa"/>
    </style:style>
    <style:style style:family="text" style:name="T16">
      <style:text-properties officeooo:rsid="0019d9f7"/>
    </style:style>
    <style:style style:family="text" style:name="T17">
      <style:text-properties style:font-name-complex="Arial"/>
    </style:style>
    <style:style style:family="text" style:name="T18">
      <style:text-properties officeooo:rsid="00110c69" style:font-name-complex="Arial"/>
    </style:style>
    <style:style style:family="text" style:name="T19">
      <style:text-properties officeooo:rsid="001cc540" style:font-name-complex="Arial"/>
    </style:style>
    <style:style style:family="text" style:name="T20">
      <style:text-properties officeooo:rsid="00200265" style:font-name-complex="Arial"/>
    </style:style>
    <style:style style:family="text" style:name="T21">
      <style:text-properties style:font-name-asian="Arial" style:font-name-complex="Arial"/>
    </style:style>
    <style:style style:family="text" style:name="T22">
      <style:text-properties style:font-name-asian="Arial" style:font-weight-complex="normal"/>
    </style:style>
    <style:style style:family="text" style:name="T23">
      <style:text-properties officeooo:rsid="001cc540"/>
    </style:style>
    <style:style style:family="text" style:name="T24">
      <style:text-properties style:font-weight-complex="normal"/>
    </style:style>
    <style:style style:family="text" style:name="T25">
      <style:text-properties officeooo:rsid="00200265"/>
    </style:style>
    <style:style style:family="text" style:name="T26">
      <style:text-properties officeooo:rsid="0020ae16"/>
    </style:style>
    <style:style style:family="text" style:name="T27">
      <style:text-properties style:text-underline-color="font-color" style:text-underline-style="solid" style:text-underline-width="auto"/>
    </style:style>
    <style:style style:family="text" style:name="T28">
      <style:text-properties officeooo:rsid="0025e37f"/>
    </style:style>
    <style:style style:family="text" style:name="T29">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0">
      <style:text-properties fo:country="BE" fo:font-size="10pt" fo:font-style="normal" fo:font-weight="normal" fo:language="fr" fo:letter-spacing="normal" fo:text-shadow="none" style:country-asian="CN" style:country-complex="IN" style:font-name="Waree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1">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Fiche <text:span text:style-name="T8">d'analyse</text:span> du service urbanisme – <text:span text:style-name="T8">Commune de </text:span><text:span text:style-name="T8"><text:text-input text:description="">tool.getCityName()</text:text-input></text:span></text:p>
      <text:p text:style-name="P2"/>
      <text:p text:style-name="P65"><text:span text:style-name="T28">Référence : </text:span><text:text-input text:description="">self.getReference()</text:text-input></text:p>
      <text:p text:style-name="P8"><office:annotation><dc:creator>Gauthier Bastien</dc:creator><dc:date>2011-02-16T16:12:24</dc:date><text:p text:style-name="P72"><text:span text:style-name="T29">do text if len(self.getApplicants()) &gt; 1</text:span></text:p></office:annotation><text:span text:style-name="T1">Demandeurs :</text:span> <text:text-input text:description="Demandeurs">self.getApplicantsSignaletic()</text:text-input></text:p>
      <text:p text:style-name="P8"><office:annotation><dc:creator>Gauthier Bastien</dc:creator><dc:date>2011-02-16T16:13:21</dc:date><text:p text:style-name="P72"><text:span text:style-name="T31">do text if not len(self.getApplicants()) &gt; 1</text:span></text:p></office:annotation><text:span text:style-name="T1">Demandeur :</text:span> <text:s/><text:text-input text:description="Demandeurs">self.getApplicantsSignaletic()</text:text-input></text:p>
      <text:p text:style-name="P8"><text:span text:style-name="T1">Objet :</text:span> <text:text-input text:description="Objet des travaux">self.getLicenceSubject()</text:text-input></text:p>
      <text:p text:style-name="P8"><text:span text:style-name="T1">Situation : </text:span><text:text-input text:description="Situation des travaux">self.getWorkLocationSignaletic()</text:text-input></text:p>
      <text:p text:style-name="P9">Référence cadastrale : <text:span text:style-name="T5"><text:text-input text:description="Parcelles">licence_view.get_parcels()</text:text-input></text:span></text:p>
      <text:p text:style-name="P3"/>
      <text:p text:style-name="P36"><text:span text:style-name="T17">Plan</text:span><text:span text:style-name="T21"> </text:span><text:span text:style-name="T17">de</text:span><text:span text:style-name="T21"> </text:span><text:span text:style-name="T17">secteur :</text:span><text:span text:style-name="T21"> </text:span><text:span text:style-name="T6"><text:text-input text:description="Bien-Parcelles">self.folderZone</text:text-input></text:span></text:p>
      <text:p text:style-name="P36"><text:span text:style-name="T18">G</text:span><text:span text:style-name="T17">.C.U. :</text:span><text:span text:style-name="T21"> </text:span><text:span text:style-name="T17">aire </text:span><text:span text:style-name="T20">et périmètre</text:span><text:span text:style-name="T21"> </text:span><text:span text:style-name="T17">n°</text:span><text:span text:style-name="T7"><text:text-input text:description="Bien-Parcelles">self.township_guide</text:text-input></text:span></text:p>
      <text:p text:style-name="P36"><text:span text:style-name="T17">S.</text:span><text:span text:style-name="T18">D</text:span><text:span text:style-name="T17">.C. :</text:span><text:span text:style-name="T21"> </text:span><text:span text:style-name="T17">aire </text:span><text:span text:style-name="T20">et périmètre</text:span><text:span text:style-name="T21"> </text:span><text:span text:style-name="T17">n° </text:span><text:span text:style-name="T7"><text:text-input text:description="Bien-Parcelles">self.SDC</text:text-input></text:span></text:p>
      <text:p text:style-name="P37"><text:span text:style-name="T17">Alignement :</text:span><text:span text:style-name="T21">………………………………………………………………………………………………</text:span><text:span text:style-name="T17">..</text:span></text:p>
      <text:p text:style-name="P37"><text:span text:style-name="T17">Superficie</text:span><text:span text:style-name="T21"> </text:span><text:span text:style-name="T17">de</text:span><text:span text:style-name="T21"> </text:span><text:span text:style-name="T17">la</text:span><text:span text:style-name="T21"> </text:span><text:span text:style-name="T17">parcelle :</text:span><text:span text:style-name="T21">…………………………………………………………………………………</text:span><text:span text:style-name="T17">.</text:span></text:p>
      <text:p text:style-name="P38">Lotissement : ……………………………………………………………………………………………….</text:p>
      <text:p text:style-name="P16"/>
      <text:p text:style-name="P4"><office:annotation><dc:creator>sde </dc:creator><dc:date>2012-03-26T14:29:09</dc:date><text:p text:style-name="P72"><text:span text:style-name="T30">do text if not self.getBuildlicencesOfTheParcels()</text:span></text:p></office:annotation>Le bien en cause n'a pas fait l'objet d'un permis de bâtir ou d'urbanisme délivré après le 1er janvier 1977 ;</text:p>
      <text:p text:style-name="P4"><office:annotation><dc:creator>sde </dc:creator><dc:date>2012-03-26T14:29:09</dc:date><text:p text:style-name="P72"><text:span text:style-name="T30">do text if len(self.getBuildlicencesOfTheParcels()) == 1</text:span></text:p></office:annotation>Le bien en cause a fait l'objet du permis de bâtir ou d'urbanisme délivré après le 1er janvier 1977 :</text:p>
      <text:p text:style-name="P7"><office:annotation><dc:creator>sde </dc:creator><dc:date>2012-03-26T14:29:09</dc:date><text:p text:style-name="P72"><text:span text:style-name="T30">do text if len(self.getBuildlicencesOfTheParcels()) &gt; 1</text:span></text:p></office:annotation>Le bien en cause a fait l'objet de <text:span text:style-name="T25">plusieurs</text:span> permis de bâtir ou d'urbanisme délivrés après le 1er janvier 1977:</text:p>
      <text:section text:name="Section7" text:style-name="Sect1">
        <text:p text:style-name="P7"><office:annotation><dc:creator>sde </dc:creator><dc:date>2012-03-26T14:29:09</dc:date><text:p text:style-name="P72"><text:span text:style-name="T30">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4"/>
      <text:p text:style-name="P4"><office:annotation><dc:creator>sde </dc:creator><dc:date>2012-03-26T14:29:09</dc:date><text:p text:style-name="P72"><text:span text:style-name="T30">do text if not self.getParceloutlicenceOfTheParcels()</text:span></text:p></office:annotation>Le bien en cause n'a pas fait l'objet d'un permis de lotir ou d'urbanisation délivré après le 1er janvier 1977 ;</text:p>
      <text:p text:style-name="P7"><office:annotation><dc:creator>sde </dc:creator><dc:date>2012-03-26T14:29:09</dc:date><text:p text:style-name="P72"><text:span text:style-name="T30">do text if self.getParceloutlicenceOfTheParcels()</text:span></text:p></office:annotation>Le bien en cause a fait l'objet du permis de lotir ou d'urbanisation délivré après le 1er janvier 1977 éventuellement périmé:<text:line-break/>- <text:text-input text:description="Cadastre">parceloutlicence.getReference()</text:text-input><text:s/>portant sur la création de <text:text-input text:description="Cadastre">parceloutlicence.getParcelsNumber()</text:text-input><text:s/>lots.<text:line-break/>Ce permis a été modifié par les permis suivants :</text:p>
      <text:p text:style-name="P5"/>
      <text:p text:style-name="P4"><office:annotation><dc:creator>sde </dc:creator><dc:date>2012-03-26T14:29:09</dc:date><text:p text:style-name="P72"><text:span text:style-name="T30">do text if not self.getUrbanCertificateOneOfTheParcels() and <text:s/>not self.getUrbanCertificateTwoOfTheParcels()</text:span></text:p></office:annotation>Le bien en cause n'a pas fait l'objet d'un certificat d'urbanisme datant de moins de deux ans ;</text:p>
      <text:p text:style-name="P4"><office:annotation><dc:creator>sde </dc:creator><dc:date>2012-03-26T14:29:09</dc:date><text:p text:style-name="P72"><text:span text:style-name="T30">do text if len(self.getUrbanCertificateOneOfTheParcels()) == 1</text:span></text:p></office:annotation>Le bien en cause a fait l'objet du certificat d'urbanisme n°1 datant de moins de deux ans:</text:p>
      <text:p text:style-name="P7"><office:annotation><dc:creator>sde </dc:creator><dc:date>2012-03-26T14:29:09</dc:date><text:p text:style-name="P72"><text:span text:style-name="T30">do text if len(self.getUrbanCertificateOneOfTheParcels()) &gt; 1</text:span></text:p></office:annotation>Le bien en cause a fait l'objet des certificats d'urbanisme n°1 datant de moins de deux ans:</text:p>
      <text:section text:name="Section8" text:style-name="Sect1">
        <text:p text:style-name="P7"><office:annotation><dc:creator>sde </dc:creator><dc:date>2012-03-26T14:29:09</dc:date><text:p text:style-name="P72"><text:span text:style-name="T30">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5"/>
      <text:p text:style-name="P4"><office:annotation><dc:creator>sde </dc:creator><dc:date>2012-03-26T14:29:09</dc:date><text:p text:style-name="P72"><text:span text:style-name="T30">do text if len(self.getUrbanCertificateTwoOfTheParcels()) == 1</text:span></text:p></office:annotation>Le bien en cause a fait l'objet du certificat d'urbanisme n°2 datant de moins de deux ans:</text:p>
      <text:p text:style-name="P7"><office:annotation><dc:creator>sde </dc:creator><dc:date>2012-03-26T14:29:09</dc:date><text:p text:style-name="P72"><text:span text:style-name="T30">do text if len(self.getUrbanCertificateTwoOfTheParcels()) &gt; 1</text:span></text:p></office:annotation>Le bien en cause a fait l'objet des certificats d'urbanisme n°2 datant de moins de deux ans:</text:p>
      <text:p text:style-name="P6"><text:span text:style-name="T12"><office:annotation><dc:creator>sde </dc:creator><dc:date>2012-03-26T14:29:09</dc:date><text:p text:style-name="P72"><text:span text:style-name="T30">do section for certificate in self.getUrbanCertificateTwoOfTheParcels()</text:span></text:p></office:annotation></text:span><text:span text:style-name="T12">- </text:span><text:span text:style-name="T12"><text:text-input text:description="Cadastre">certificate.getReference()</text:text-input></text:span><text:span text:style-name="T12"><text:s/>délivré le </text:span><text:span text:style-name="T12"><text:text-input text:description="Cadastre">certificate.getLastTheLicence().getFormattedDate(date='decisionDate')</text:text-input></text:span><text:span text:style-name="T12"><text:s/>en vue de : </text:span><text:span text:style-name="T12"><text:text-input text:description="Cadastre">certificate.getLicenceSubject()</text:text-input></text:span><text:span text:style-name="T12">.</text:span></text:p>
      <text:p text:style-name="P16"/>
      <table:table table:name="Tableau1" table:style-name="Tableau1">
        <table:table-column table:style-name="Tableau1.A"/>
        <table:table-column table:style-name="Tableau1.B"/>
        <table:table-row>
          <table:table-cell office:value-type="string" table:style-name="Tableau1.A1">
            <text:p text:style-name="P49"/>
          </table:table-cell>
          <table:table-cell office:value-type="string" table:style-name="Tableau1.B1">
            <text:p text:style-name="P60">Vérification de l'inscription à l'ordre de l'architecte de l'auteur de projet <text:span text:style-name="T27">www.ordredesarchitectes.be</text:span></text:p>
          </table:table-cell>
        </table:table-row>
      </table:table>
      <text:p text:style-name="P27"/>
      <text:p text:style-name="P27"/>
      <text:p text:style-name="P27">Consultations et avis </text:p>
      <text:p text:style-name="P16"/>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office:value-type="string" table:style-name="Tableau21.A1">
            <text:p text:style-name="P49"/>
          </table:table-cell>
          <table:table-cell office:value-type="string" table:style-name="Tableau21.A1">
            <text:p text:style-name="P56">À solliciter</text:p>
          </table:table-cell>
          <table:table-cell office:value-type="string" table:style-name="Tableau21.A1">
            <text:p text:style-name="P56">Demandé le</text:p>
          </table:table-cell>
          <table:table-cell office:value-type="string" table:style-name="Tableau21.A1">
            <text:p text:style-name="P56">Réponse le </text:p>
          </table:table-cell>
          <table:table-cell office:value-type="string" table:style-name="Tableau21.E1">
            <text:p text:style-name="P56">Type d'avis</text:p>
          </table:table-cell>
        </table:table-row>
        <table:table-row>
          <table:table-cell office:value-type="string" table:style-name="Tableau21.A2">
            <text:p text:style-name="P55">DGO1 (MET)</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IL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RESA</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text:soft-page-break/>Défavorable</text:p>
          </table:table-cell>
        </table:table-row>
        <table:table-row>
          <table:table-cell office:value-type="string" table:style-name="Tableau21.A2">
            <text:p text:style-name="P55">I.I.L.E. prévention incendi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ommissaire Voyer</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DNF – <text:span text:style-name="T25">SPW DGO3</text:span></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onduite d'eau Bethane – Seraing</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TGV – Infrabel</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S<text:span text:style-name="T26">TP - </text:span>Cours d'eau non navigabl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Asbl Plain – Pied</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Seveso</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CATM</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9">PROXIMUS</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row>
          <table:table-cell office:value-type="string" table:style-name="Tableau21.A2">
            <text:p text:style-name="P59">CELLULE RAVEL – Infrabel</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row>
          <table:table-cell office:value-type="string" table:style-name="Tableau21.A2">
            <text:p text:style-name="P59">CELLULE RAVEL - DGO4</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
      <text:p text:style-name="P16"/>
      <text:p text:style-name="P28">Composition du dossier</text:p>
      <text:p text:style-name="P17"/>
      <table:table table:name="Tableau12" table:style-name="Tableau12">
        <table:table-column table:style-name="Tableau12.A"/>
        <table:table-column table:style-name="Tableau12.B"/>
        <table:table-column table:style-name="Tableau12.C"/>
        <table:table-row>
          <table:table-cell office:value-type="string" table:style-name="Tableau12.A1">
            <text:p text:style-name="P49"/>
          </table:table-cell>
          <table:table-cell office:value-type="string" table:style-name="Tableau12.A1">
            <text:p text:style-name="P50">Annexe 4 (Demande de permis d'urbanisme avec concours d'un architecte)</text:p>
          </table:table-cell>
          <table:table-cell office:value-type="string" table:style-name="Tableau12.C1">
            <text:p text:style-name="P50">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5 (Demande de permis d'urbanisme portant sur la modification de la destination d'un bien ou sur la modification de la répartition des surfaces de vente et des activités commercial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6 (Demande portant sur la modification sensible du relief du sol, sur le dépôt de véhicules ou déchets ou sur le placement d'installations mobil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7 (Demande portant sur les actes de boisement, déboisement, abatage d'arbr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8 (Demande de permis portant sur des travaux techniqu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9 ( Demande de permis dispensée du concours d'un architecte) <text:span text:style-name="T25">autres que 5 à 8</text:span></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10 (Demande de permis d'urbanisation ou de modification de permis d'urbanisation)</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11 (Demande de permis d'urbanisation ou de modification de permis d'urbanisation avec contenu simplifié)</text:p>
          </table:table-cell>
          <table:table-cell office:value-type="string" table:style-name="Tableau12.C2">
            <text:p text:style-name="P51">2 exemplaires + daté<text:span text:style-name="T15">s</text:span> et signé<text:span text:style-name="T15">s</text:span></text:p>
          </table:table-cell>
        </table:table-row>
      </table:table>
      <text:p text:style-name="P17"/>
      <text:p text:style-name="P17"><text:soft-page-break/></text:p>
      <table:table table:name="Tableau13" table:style-name="Tableau13">
        <table:table-column table:style-name="Tableau13.A"/>
        <table:table-column table:style-name="Tableau13.B"/>
        <table:table-column table:style-name="Tableau13.C"/>
        <table:table-row>
          <table:table-cell office:value-type="string" table:style-name="Tableau13.A1">
            <text:p text:style-name="P49"/>
          </table:table-cell>
          <table:table-cell office:value-type="string" table:style-name="Tableau13.A1">
            <text:p text:style-name="P50">Notice d'évaluation des incidences sur l'environnement (comprenant un extrait du plan de secteur couleur indiquant l'objet de la demande)</text:p>
          </table:table-cell>
          <table:table-cell office:value-type="string" table:style-name="Tableau13.C1">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0">Questionnaire statistique </text:p>
          </table:table-cell>
          <table:table-cell office:value-type="string" table:style-name="Tableau13.C2">
            <text:p text:style-name="P50">1 exemplaire + daté et signé</text:p>
          </table:table-cell>
        </table:table-row>
        <table:table-row>
          <table:table-cell office:value-type="string" table:style-name="Tableau13.A2">
            <text:p text:style-name="P49"/>
          </table:table-cell>
          <table:table-cell office:value-type="string" table:style-name="Tableau13.A2">
            <text:p text:style-name="P52">Le rapport urbanistique motivant les travaux projetés</text:p>
          </table:table-cell>
          <table:table-cell office:value-type="string" table:style-name="Tableau13.C2">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2">Une lettre de motivation pour les écarts au G.C.U. et S.D.C.</text:p>
          </table:table-cell>
          <table:table-cell office:value-type="string" table:style-name="Tableau13.C2">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2">Une vue axonométrique dans le cadre d'une annonce de projet ou d'une enquête publique</text:p>
          </table:table-cell>
          <table:table-cell office:value-type="string" table:style-name="Tableau13.C2">
            <text:p text:style-name="P51"><text:span text:style-name="T15">3</text:span> exemplaires + daté<text:span text:style-name="T15">s</text:span> </text:p>
          </table:table-cell>
        </table:table-row>
        <table:table-row>
          <table:table-cell office:value-type="string" table:style-name="Tableau13.A2">
            <text:p text:style-name="P49"/>
          </table:table-cell>
          <table:table-cell office:value-type="string" table:style-name="Tableau13.A2">
            <text:p text:style-name="P53">Certificat du Patrimoine (pour les biens classés) ex : rue Heid des Chênes</text:p>
          </table:table-cell>
          <table:table-cell office:value-type="string" table:style-name="Tableau13.C2">
            <text:p text:style-name="P51"><text:span text:style-name="T16">3</text:span> exemplaires + daté<text:span text:style-name="T15">s</text:span> et signé<text:span text:style-name="T15">s</text:span></text:p>
          </table:table-cell>
        </table:table-row>
      </table:table>
      <text:p text:style-name="P17"/>
      <text:p text:style-name="P17"/>
      <table:table table:name="Tableau14" table:style-name="Tableau14">
        <table:table-column table:style-name="Tableau14.A"/>
        <table:table-column table:style-name="Tableau14.B"/>
        <table:table-column table:style-name="Tableau14.C"/>
        <table:table-column table:style-name="Tableau14.D"/>
        <table:table-row>
          <table:table-cell office:value-type="string" table:number-columns-spanned="4" table:style-name="Tableau14.A1">
            <text:p text:style-name="P61"><text:span text:style-name="T25">Plans</text:span> à déposer en <text:span text:style-name="T25">6</text:span> exemplaires + datés + signés</text:p>
          </table:table-cell>
          <table:covered-table-cell/>
          <table:covered-table-cell/>
          <table:covered-table-cell/>
        </table:table-row>
        <table:table-row>
          <table:table-cell office:value-type="string" table:number-columns-spanned="4" table:style-name="Tableau14.A2">
            <text:p text:style-name="P62">Annexes à fournir dans une demande de permis :</text:p>
          </table:table-cell>
          <table:covered-table-cell/>
          <table:covered-table-cell/>
          <table:covered-table-cell/>
        </table:table-row>
        <table:table-row>
          <table:table-cell office:value-type="string" table:style-name="Tableau14.A3">
            <text:p text:style-name="P49"/>
          </table:table-cell>
          <table:table-cell office:value-type="string" table:number-columns-spanned="3" table:style-name="Tableau14.A2">
            <text:p text:style-name="P68">un plan de situation du bien concerné dressé à l'échelle de 1/10. 000e ou de 1/5.000e, qui figure dans un rayon de 500 mètres de celui-ci : </text:p>
          </table:table-cell>
          <table:covered-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orientation ; </text:p>
          </table: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a localisation du bien concerné par le projet par rapport au noyau central de la localité; </text:p>
          </table: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es voies de desserte et leur dénomination ;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68">un plan qui figure le contexte urbanistique et paysager établi à l'échelle de 1/1.000e ou de 1/500e et qui figure : </text:p>
          </table:table-cell>
          <table:covered-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orientation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a voirie de desserte cotée avec indication de son statut juridique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implantation, le gabarit, la nature ou l'affectation des constructions existantes sur le bien concerné et dans un rayon de 50 mètres de celui-ci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orsque le projet implique l'application des articles D.IV.5 à D.IV.13 du CoDT, 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10">l'indication numérotée des prises de vues du reportage photographique visé ci-dessous;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70">un reportage photographique en couleurs qui permet la prise en compte du contexte urbanistique et paysager dans lequel s'insère le projet et qui contient au minimum : </text:p>
          </table:table-cell>
          <table:covered-table-cell/>
          <table:covered-table-cell/>
        </table:table-row>
        <table:table-row>
          <table:table-cell office:value-type="string" table:number-rows-spanned="4" table:style-name="Tableau14.A3">
            <text:p text:style-name="P49"/>
          </table:table-cell>
          <table:table-cell office:value-type="string" table:style-name="Tableau14.A3">
            <text:p text:style-name="P69"/>
          </table:table-cell>
          <table:table-cell office:value-type="string" table:number-columns-spanned="2" table:style-name="Tableau14.A2">
            <text:p text:style-name="P69">deux prises de vues, l'une à front de voirie, montrant la parcelle et les immeubles la jouxtant, l'autre montrant la ou les parcelles en vis-à-vis de l'autre côté de la voirie ; </text:p>
          </table:table-cell>
          <table:covered-table-cell/>
        </table:table-row>
        <table:table-row>
          <table:covered-table-cell/>
          <table:table-cell office:value-type="string" table:style-name="Tableau14.A3">
            <text:p text:style-name="P69"/>
          </table:table-cell>
          <table:table-cell office:value-type="string" table:number-columns-spanned="2" table:style-name="Tableau14.A2">
            <text:p text:style-name="P69">au moins trois prises de vues différentes afin de visualiser les limites du bien concerné, les constructions voisines et l’environnement général ; </text:p>
          </table:table-cell>
          <table:covered-table-cell/>
        </table:table-row>
        <table:table-row>
          <table:covered-table-cell/>
          <table:table-cell office:value-type="string" table:style-name="Tableau14.A3">
            <text:p text:style-name="P40"/>
          </table:table-cell>
          <table:table-cell office:value-type="string" table:number-columns-spanned="2" table:style-name="Tableau14.A2">
            <text:p text:style-name="P40">lorsqu'il s'agit d'une nouvelle construction ou 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 </text:p>
          </table:table-cell>
          <table:covered-table-cell/>
        </table:table-row>
        <table:table-row>
          <table:covered-table-cell/>
          <table:table-cell office:value-type="string" table:number-columns-spanned="3" table:style-name="Tableau14.A2">
            <text:p text:style-name="P41">un plan d’implantation représentant l'occupation de la parcelle, dressé à l'échelle de 1/500e ,de 1/250e ou de 1/200eet qui figure : </text:p>
          </table:table-cell>
          <table:covered-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s limites cotées de la parcelle concernée et les courbes de niveau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orsqu’elle porte sur la construction groupée d’habitations à diviser ultérieurement en lots sans que le permis d’urbanisation soit requis au préalable, les limites des lots ; </text:p>
          </table:table-cell>
          <table:covered-table-cell/>
        </table:table-row>
        <text:soft-page-break/>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au moins deux coupes significatives longitudinale et transversale cotées du relief ainsi que, le cas échéant, les modifications projetées et cotées qui s'y rapportent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41"><text:span text:style-name="T14">L</text:span><text:span text:style-name="T13">e cas échéant, l'implantation et le gabarit cotés des constructions existantes sur la parcelle, à maintenir ou à démolir ; </text:span></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implantation et le gabarit cotés des constructions projetées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s servitudes du fait de l'homme sur le terrain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 cas échéant, le tracé des infrastructures de transport de fluide et d’énergie qui traversent le ou les biens concernés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41">la visualisation du projet reprenant les constructions à maintenir, à démolir ou à construire, dressée à l'échelle de 1/100e ou 1/50e, qui figure : </text:p>
          </table:table-cell>
          <table:covered-table-cell/>
          <table:covered-table-cell/>
        </table:table-row>
        <table:table-row>
          <table:table-cell office:value-type="string" table:style-name="Tableau14.A3">
            <text:p text:style-name="P49"/>
          </table:table-cell>
          <table:table-cell office:value-type="string" table:number-columns-spanned="2" table:style-name="Tableau14.A3">
            <text:p text:style-name="P39"/>
          </table:table-cell>
          <table:covered-table-cell/>
          <table:table-cell office:value-type="string" table:style-name="Tableau14.A2">
            <text:p text:style-name="P39">la vue en plan de chaque niveau ainsi que l'affectation actuelle et future des locaux ;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39">les élévations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41">la légende des matériaux de parement des élévations et de couverture des toitures ainsi que leurs tonalités ;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42">les coupes transversales et longitudinales cotées qui comportent le niveau d'implantation du rez-de-chaussée, les niveaux du relief du sol existant et projeté et le profil des constructions contiguës ; </text:p>
          </table:table-cell>
        </table:table-row>
      </table:table>
      <text:p text:style-name="P17"/>
      <text:p text:style-name="P14">Analyse du dossier urbanisme</text:p>
      <text:p text:style-name="P17"/>
      <table:table table:name="Tableau2" table:style-name="Tableau2">
        <table:table-column table:style-name="Tableau2.A"/>
        <table:table-row table:style-name="Tableau2.1">
          <table:table-cell office:value-type="string" table:style-name="Tableau2.A1">
            <text:p text:style-name="P32"><text:span text:style-name="T9">Schéma</text:span><text:span text:style-name="T11"> </text:span><text:span text:style-name="T9">d</text:span><text:span text:style-name="T10">e Développement</text:span><text:span text:style-name="T11"> </text:span><text:span text:style-name="T9">Communal :</text:span></text:p>
            <text:p text:style-name="P31"/>
            <text:p text:style-name="P32"><text:span text:style-name="T17">Densité</text:span><text:span text:style-name="T21"> </text:span><text:span text:style-name="T17">prévue</text:span><text:span text:style-name="T21"> </text:span><text:span text:style-name="T17">au</text:span><text:span text:style-name="T21"> </text:span><text:span text:style-name="T17">S</text:span><text:span text:style-name="T19">D</text:span><text:span text:style-name="T17">C :</text:span><text:span text:style-name="T21"> …………………</text:span><text:span text:style-name="T17">logements</text:span><text:span text:style-name="T21"> </text:span><text:span text:style-name="T17">par</text:span><text:span text:style-name="T21"> </text:span><text:span text:style-name="T17">hectare</text:span><text:span text:style-name="T21"> </text:span><text:span text:style-name="T17">soit</text:span><text:span text:style-name="T21"> </text:span><text:span text:style-name="T17">1</text:span><text:span text:style-name="T21"> </text:span><text:span text:style-name="T17">logement</text:span><text:span text:style-name="T21"> </text:span><text:span text:style-name="T17">/</text:span><text:span text:style-name="T21"> <text:s text:c="2"/>…… <text:s text:c="2"/></text:span><text:span text:style-name="T17">m²</text:span></text:p>
            <text:p text:style-name="P33"/>
            <text:p text:style-name="P32"><text:span text:style-name="T17">La</text:span><text:span text:style-name="T21"> </text:span><text:span text:style-name="T17">parcelle</text:span><text:span text:style-name="T21"> </text:span><text:span text:style-name="T17">peut</text:span><text:span text:style-name="T21"> </text:span><text:span text:style-name="T17">contenir</text:span><text:span text:style-name="T21"> </text:span><text:span text:style-name="T17">maximum</text:span><text:span text:style-name="T21"> </text:span><text:span text:style-name="T17">/</text:span><text:span text:style-name="T21"> </text:span><text:span text:style-name="T17">minimum</text:span><text:span text:style-name="T21"> ……</text:span><text:span text:style-name="T17">.</text:span><text:span text:style-name="T21"> </text:span><text:span text:style-name="T17">logements</text:span></text:p>
            <text:p text:style-name="P34"/>
            <text:p text:style-name="P35"><text:span text:style-name="T24">Destination</text:span><text:span text:style-name="T22"> </text:span><text:span text:style-name="T24">de</text:span><text:span text:style-name="T22"> </text:span><text:span text:style-name="T24">la</text:span><text:span text:style-name="T22"> </text:span><text:span text:style-name="T24">zone :</text:span><text:span text:style-name="T22"> </text:span><text:span text:style-name="T24">habitat</text:span><text:span text:style-name="T22"> </text:span><text:span text:style-name="T24">/</text:span><text:span text:style-name="T22"> </text:span><text:span text:style-name="T24">commerce</text:span><text:span text:style-name="T22"> </text:span><text:span text:style-name="T24">/</text:span><text:span text:style-name="T22"> </text:span><text:span text:style-name="T24">communautaire</text:span><text:span text:style-name="T22"> </text:span><text:span text:style-name="T24">/</text:span><text:span text:style-name="T22"> </text:span><text:span text:style-name="T24">mixte</text:span><text:span text:style-name="T22"> </text:span><text:span text:style-name="T24">habitat</text:span><text:span text:style-name="T22"> </text:span><text:span text:style-name="T24">et</text:span><text:span text:style-name="T22"> </text:span><text:span text:style-name="T24">commerce</text:span><text:span text:style-name="T22"> </text:span><text:span text:style-name="T24">/</text:span><text:span text:style-name="T22"> …………………</text:span></text:p>
          </table:table-cell>
        </table:table-row>
      </table:table>
      <text:p text:style-name="P18"/>
      <table:table table:name="Tableau22" table:style-name="Tableau22">
        <table:table-column table:style-name="Tableau22.A"/>
        <table:table-column table:style-name="Tableau22.B"/>
        <table:table-column table:style-name="Tableau22.C"/>
        <table:table-column table:style-name="Tableau22.D"/>
        <table:table-row table:style-name="Tableau22.1">
          <table:table-cell office:value-type="string" table:number-columns-spanned="4" table:style-name="Tableau22.A1">
            <text:p text:style-name="P23">PARCELLE</text:p>
          </table:table-cell>
          <table:covered-table-cell/>
          <table:covered-table-cell/>
          <table:covered-table-cell/>
        </table:table-row>
        <table:table-row table:style-name="Tableau22.1">
          <table:table-cell office:value-type="string" table:style-name="Tableau22.A2">
            <text:p text:style-name="P23"/>
          </table:table-cell>
          <table:table-cell office:value-type="string" table:style-name="Tableau22.A2">
            <text:p text:style-name="P24">Remarques</text:p>
          </table:table-cell>
          <table:table-cell office:value-type="string" table:style-name="Tableau22.A2">
            <text:p text:style-name="P24">OK</text:p>
          </table:table-cell>
          <table:table-cell office:value-type="string" table:style-name="Tableau22.A1">
            <text:p text:style-name="P25">Écart</text:p>
          </table:table-cell>
        </table:table-row>
        <table:table-row table:style-name="Tableau22.1">
          <table:table-cell office:value-type="string" table:style-name="Tableau22.A2">
            <text:p text:style-name="P43"><text:span text:style-name="T17">Nouvelle</text:span><text:span text:style-name="T21"> </text:span><text:span text:style-name="T17">parcelle</text:span><text:span text:style-name="T21"> </text:span><text:span text:style-name="T17">minimum</text:span><text:span text:style-name="T21"> </text:span><text:span text:style-name="T17">300m²</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oiture</text:span><text:span text:style-name="T21"> </text:span><text:span text:style-name="T17">+</text:span><text:span text:style-name="T21"> </text:span><text:span text:style-name="T17">matériaux </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Accessibilité</text:span><text:span text:style-name="T21"> </text:span><text:span text:style-name="T17">PMR </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élos</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
      <text:p text:style-name="P18"/>
      <table:table table:name="Tableau23" table:style-name="Tableau23">
        <table:table-column table:style-name="Tableau23.A"/>
        <table:table-column table:style-name="Tableau23.B"/>
        <table:table-column table:style-name="Tableau23.C"/>
        <table:table-column table:style-name="Tableau23.D"/>
        <table:table-row table:style-name="Tableau23.1">
          <table:table-cell office:value-type="string" table:number-columns-spanned="4" table:style-name="Tableau23.A1">
            <text:p text:style-name="P26">BÂTIMENT</text:p>
          </table:table-cell>
          <table:covered-table-cell/>
          <table:covered-table-cell/>
          <table:covered-table-cell/>
        </table:table-row>
        <table:table-row table:style-name="Tableau23.1">
          <table:table-cell office:value-type="string" table:style-name="Tableau23.A2">
            <text:p text:style-name="P23"/>
          </table:table-cell>
          <table:table-cell office:value-type="string" table:style-name="Tableau23.A2">
            <text:p text:style-name="P24">Remarques</text:p>
          </table:table-cell>
          <table:table-cell office:value-type="string" table:style-name="Tableau23.A2">
            <text:p text:style-name="P24">OK</text:p>
          </table:table-cell>
          <table:table-cell office:value-type="string" table:style-name="Tableau23.A1">
            <text:p text:style-name="P25">Écart</text:p>
          </table:table-cell>
        </table:table-row>
        <table:table-row table:style-name="Tableau23.1">
          <table:table-cell office:value-type="string" table:style-name="Tableau23.A2">
            <text:p text:style-name="P43"><text:span text:style-name="T17">Modification</text:span><text:span text:style-name="T21"> </text:span><text:span text:style-name="T17">du</text:span><text:span text:style-name="T21"> </text:span><text:span text:style-name="T17">relief</text:span><text:span text:style-name="T21"> </text:span><text:span text:style-name="T17">du</text:span><text:span text:style-name="T21"> </text:span><text:span text:style-name="T17">sol</text:span></text:p>
          </table:table-cell>
          <table:table-cell office:value-type="string" table:style-name="Tableau23.A2">
            <text:p text:style-name="P45"/>
          </table:table-cell>
          <table:table-cell office:value-type="string" table:style-name="Tableau23.A2">
            <text:p text:style-name="P45"/>
          </table:table-cell>
          <table:table-cell office:value-type="string" table:style-name="Tableau23.A1">
            <text:p text:style-name="P45"/>
          </table:table-cell>
        </table:table-row>
        <table:table-row table:style-name="Tableau23.1">
          <table:table-cell office:value-type="string" table:style-name="Tableau23.A2">
            <text:p text:style-name="P43"><text:span text:style-name="T17">Enseigne</text:span><text:span text:style-name="T21"> </text:span><text:span text:style-name="T17">et</text:span><text:span text:style-name="T21"> </text:span><text:span text:style-name="T17">publicité </text:span></text:p>
          </table:table-cell>
          <table:table-cell office:value-type="string" table:style-name="Tableau23.A2">
            <text:p text:style-name="P45"/>
          </table:table-cell>
          <table:table-cell office:value-type="string" table:style-name="Tableau23.A2">
            <text:p text:style-name="P45"/>
          </table:table-cell>
          <table:table-cell office:value-type="string" table:style-name="Tableau23.A1">
            <text:p text:style-name="P45"/>
          </table:table-cell>
        </table:table-row>
      </table:table>
      <text:p text:style-name="P18"/>
      <table:table table:name="Tableau24" table:style-name="Tableau24">
        <table:table-column table:style-name="Tableau24.A"/>
        <table:table-column table:style-name="Tableau24.B"/>
        <table:table-column table:style-name="Tableau24.C"/>
        <table:table-column table:style-name="Tableau24.D"/>
        <table:table-row table:style-name="Tableau24.1">
          <table:table-cell office:value-type="string" table:number-columns-spanned="4" table:style-name="Tableau24.A1">
            <text:p text:style-name="P22"><text:span text:style-name="T2">COEFFICIENT</text:span><text:span text:style-name="T3"> </text:span><text:span text:style-name="T2">DE</text:span><text:span text:style-name="T3"> </text:span><text:span text:style-name="T4">BÂTISSE</text:span></text:p>
          </table:table-cell>
          <table:covered-table-cell/>
          <table:covered-table-cell/>
          <table:covered-table-cell/>
        </table:table-row>
        <table:table-row table:style-name="Tableau24.1">
          <table:table-cell office:value-type="string" table:style-name="Tableau24.A2">
            <text:p text:style-name="P23"/>
          </table:table-cell>
          <table:table-cell office:value-type="string" table:style-name="Tableau24.A2">
            <text:p text:style-name="P24">Remarques</text:p>
          </table:table-cell>
          <table:table-cell office:value-type="string" table:style-name="Tableau24.A2">
            <text:p text:style-name="P24">OK</text:p>
          </table:table-cell>
          <table:table-cell office:value-type="string" table:style-name="Tableau24.A1">
            <text:p text:style-name="P25">Écart</text:p>
          </table:table-cell>
        </table:table-row>
        <table:table-row table:style-name="Tableau24.1">
          <table:table-cell office:value-type="string" table:style-name="Tableau24.A2">
            <text:p text:style-name="P43"><text:span text:style-name="T17">%</text:span><text:span text:style-name="T21"> </text:span><text:span text:style-name="T17">Volumes</text:span><text:span text:style-name="T21"> </text:span><text:span text:style-name="T17">bâtis</text:span></text:p>
          </table:table-cell>
          <table:table-cell office:value-type="string" table:style-name="Tableau24.A2">
            <text:p text:style-name="P45"/>
          </table:table-cell>
          <table:table-cell office:value-type="string" table:style-name="Tableau24.A2">
            <text:p text:style-name="P45"/>
          </table:table-cell>
          <table:table-cell office:value-type="string" table:style-name="Tableau24.A1">
            <text:p text:style-name="P45"/>
          </table:table-cell>
        </table:table-row>
        <text:soft-page-break/>
        <table:table-row table:style-name="Tableau24.1">
          <table:table-cell office:value-type="string" table:style-name="Tableau24.A2">
            <text:p text:style-name="P43"><text:span text:style-name="T17">%</text:span><text:span text:style-name="T21"> </text:span><text:span text:style-name="T17">Zones</text:span><text:span text:style-name="T21"> </text:span><text:span text:style-name="T17">de</text:span><text:span text:style-name="T21"> </text:span><text:span text:style-name="T17">stationnement</text:span><text:span text:style-name="T21"> – </text:span><text:span text:style-name="T17">terrasse</text:span><text:span text:style-name="T21"> </text:span><text:span text:style-name="T17">-</text:span><text:span text:style-name="T21"> </text:span><text:span text:style-name="T17">allée</text:span></text:p>
          </table:table-cell>
          <table:table-cell office:value-type="string" table:style-name="Tableau24.A2">
            <text:p text:style-name="P45"/>
          </table:table-cell>
          <table:table-cell office:value-type="string" table:style-name="Tableau24.A2">
            <text:p text:style-name="P45"/>
          </table:table-cell>
          <table:table-cell office:value-type="string" table:style-name="Tableau24.A1">
            <text:p text:style-name="P45"/>
          </table:table-cell>
        </table:table-row>
      </table:table>
      <text:p text:style-name="P18"/>
      <table:table table:name="Tableau25" table:style-name="Tableau25">
        <table:table-column table:style-name="Tableau25.A"/>
        <table:table-column table:style-name="Tableau25.B"/>
        <table:table-column table:style-name="Tableau25.C"/>
        <table:table-column table:style-name="Tableau25.D"/>
        <table:table-row table:style-name="Tableau25.1">
          <table:table-cell office:value-type="string" table:number-columns-spanned="4" table:style-name="Tableau25.A1">
            <text:p text:style-name="P22"><text:span text:style-name="T2">VOLUME</text:span><text:span text:style-name="T3"> </text:span><text:span text:style-name="T2">PRINCIPAL</text:span></text:p>
          </table:table-cell>
          <table:covered-table-cell/>
          <table:covered-table-cell/>
          <table:covered-table-cell/>
        </table:table-row>
        <table:table-row table:style-name="Tableau25.1">
          <table:table-cell office:value-type="string" table:style-name="Tableau25.A2">
            <text:p text:style-name="P23"/>
          </table:table-cell>
          <table:table-cell office:value-type="string" table:style-name="Tableau25.A2">
            <text:p text:style-name="P24">Remarques</text:p>
          </table:table-cell>
          <table:table-cell office:value-type="string" table:style-name="Tableau25.A2">
            <text:p text:style-name="P24">OK</text:p>
          </table:table-cell>
          <table:table-cell office:value-type="string" table:style-name="Tableau25.A1">
            <text:p text:style-name="P25">Écart</text:p>
          </table:table-cell>
        </table:table-row>
        <table:table-row table:style-name="Tableau25.1">
          <table:table-cell office:value-type="string" table:style-name="Tableau25.A2">
            <text:p text:style-name="P43"><text:span text:style-name="T17">Alignement</text:span><text:span text:style-name="T21"> </text:span><text:span text:style-name="T17">voiri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Recul</text:span><text:span text:style-name="T21"> </text:span><text:span text:style-name="T17">latéral</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Profondeur</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Garage</text:span><text:span text:style-name="T21"> </text:span><text:span text:style-name="T17">à</text:span><text:span text:style-name="T21"> </text:span><text:span text:style-name="T17">ru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Décrochement</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Enseignes</text:span><text:span text:style-name="T21"> </text:span><text:span text:style-name="T17">et</text:span><text:span text:style-name="T21"> </text:span><text:span text:style-name="T17">publicité</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Composition</text:span><text:span text:style-name="T21"> </text:span><text:span text:style-name="T17">façad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Dominance</text:span><text:span text:style-name="T21"> </text:span><text:span text:style-name="T17">verticale</text:span><text:span text:style-name="T21"> </text:span><text:span text:style-name="T17">des</text:span><text:span text:style-name="T21"> </text:span><text:span text:style-name="T17">baies</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number-columns-spanned="4" table:style-name="Tableau25.A1">
            <text:p text:style-name="P22"><text:span text:style-name="T2">VOLUME</text:span><text:span text:style-name="T3"> </text:span><text:span text:style-name="T2">SECONDAIRE</text:span></text:p>
          </table:table-cell>
          <table:covered-table-cell/>
          <table:covered-table-cell/>
          <table:covered-table-cell/>
        </table:table-row>
        <table:table-row table:style-name="Tableau25.1">
          <table:table-cell office:value-type="string" table:style-name="Tableau25.A2">
            <text:p text:style-name="P23"/>
          </table:table-cell>
          <table:table-cell office:value-type="string" table:style-name="Tableau25.A2">
            <text:p text:style-name="P24">Remarques</text:p>
          </table:table-cell>
          <table:table-cell office:value-type="string" table:style-name="Tableau25.A2">
            <text:p text:style-name="P24">OK</text:p>
          </table:table-cell>
          <table:table-cell office:value-type="string" table:style-name="Tableau25.A1">
            <text:p text:style-name="P25">Écart</text:p>
          </table:table-cell>
        </table:table-row>
        <table:table-row table:style-name="Tableau25.1">
          <table:table-cell office:value-type="string" table:style-name="Tableau25.A2">
            <text:p text:style-name="P43"><text:span text:style-name="T17">Alignement</text:span><text:span text:style-name="T21"> </text:span></text:p>
          </table:table-cell>
          <table:table-cell office:value-type="string" table:style-name="Tableau25.A2">
            <text:p text:style-name="P46"/>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Recul</text:span><text:span text:style-name="T21"> </text:span><text:span text:style-name="T17">latéral</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Profondeur</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
      <table:table table:name="Tableau26" table:style-name="Tableau26">
        <table:table-column table:style-name="Tableau26.A"/>
        <table:table-column table:style-name="Tableau26.B"/>
        <table:table-column table:style-name="Tableau26.C"/>
        <table:table-column table:style-name="Tableau26.D"/>
        <table:table-row table:style-name="Tableau26.1">
          <table:table-cell office:value-type="string" table:number-columns-spanned="4" table:style-name="Tableau26.A1">
            <text:p text:style-name="P22"><text:span text:style-name="T2">VOLUME</text:span><text:span text:style-name="T3"> </text:span><text:span text:style-name="T2">ANNEXE</text:span></text:p>
          </table:table-cell>
          <table:covered-table-cell/>
          <table:covered-table-cell/>
          <table:covered-table-cell/>
        </table:table-row>
        <table:table-row table:style-name="Tableau26.1">
          <table:table-cell office:value-type="string" table:style-name="Tableau26.A2">
            <text:p text:style-name="P23"/>
          </table:table-cell>
          <table:table-cell office:value-type="string" table:style-name="Tableau26.A2">
            <text:p text:style-name="P24">Remarques</text:p>
          </table:table-cell>
          <table:table-cell office:value-type="string" table:style-name="Tableau26.A2">
            <text:p text:style-name="P24">OK</text:p>
          </table:table-cell>
          <table:table-cell office:value-type="string" table:style-name="Tableau26.A1">
            <text:p text:style-name="P25">Écart</text:p>
          </table:table-cell>
        </table:table-row>
        <table:table-row table:style-name="Tableau26.1">
          <table:table-cell office:value-type="string" table:style-name="Tableau26.A2">
            <text:p text:style-name="P43"><text:span text:style-name="T17">Alignement</text:span><text:span text:style-name="T21"> </text:span></text:p>
          </table:table-cell>
          <table:table-cell office:value-type="string" table:style-name="Tableau26.A2">
            <text:p text:style-name="P46"/>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Recul</text:span><text:span text:style-name="T21"> </text:span><text:span text:style-name="T17">latéral</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4">Profondeur</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
      <text:p text:style-name="P18"/>
      <table:table table:name="Tableau27" table:style-name="Tableau27">
        <table:table-column table:style-name="Tableau27.A"/>
        <table:table-column table:style-name="Tableau27.B"/>
        <table:table-column table:style-name="Tableau27.C"/>
        <table:table-column table:style-name="Tableau27.D"/>
        <table:table-row table:style-name="Tableau27.1">
          <table:table-cell office:value-type="string" table:number-columns-spanned="4" table:style-name="Tableau27.A1">
            <text:p text:style-name="P26">MATÉRIAUX</text:p>
          </table:table-cell>
          <table:covered-table-cell/>
          <table:covered-table-cell/>
          <table:covered-table-cell/>
        </table:table-row>
        <table:table-row table:style-name="Tableau27.1">
          <table:table-cell office:value-type="string" table:style-name="Tableau27.A2">
            <text:p text:style-name="P23"/>
          </table:table-cell>
          <table:table-cell office:value-type="string" table:style-name="Tableau27.A2">
            <text:p text:style-name="P24">Remarques</text:p>
          </table:table-cell>
          <table:table-cell office:value-type="string" table:style-name="Tableau27.A2">
            <text:p text:style-name="P24">OK</text:p>
          </table:table-cell>
          <table:table-cell office:value-type="string" table:style-name="Tableau27.A1">
            <text:p text:style-name="P25">Écart</text:p>
          </table:table-cell>
        </table:table-row>
        <table:table-row table:style-name="Tableau27.1">
          <table:table-cell office:value-type="string" table:style-name="Tableau27.A2">
            <text:p text:style-name="P47">Parement</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row table:style-name="Tableau27.1">
          <table:table-cell office:value-type="string" table:style-name="Tableau27.A2">
            <text:p text:style-name="P47">Toiture</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row table:style-name="Tableau27.1">
          <table:table-cell office:value-type="string" table:style-name="Tableau27.A2">
            <text:p text:style-name="P47">Menuiserie</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
      <text:p text:style-name="P18"/>
      <text:p text:style-name="P15">Analyse du dossier logement</text:p>
      <text:p text:style-name="P11"/>
      <table:table table:name="Tableau15" table:style-name="Tableau15">
        <table:table-column table:style-name="Tableau15.A"/>
        <table:table-column table:style-name="Tableau15.B"/>
        <table:table-row table:style-name="Tableau15.1">
          <table:table-cell office:value-type="string" table:style-name="Tableau15.A1">
            <text:p text:style-name="P49"/>
          </table:table-cell>
          <table:table-cell office:value-type="string" table:style-name="Tableau15.B1">
            <text:p text:style-name="P12">Critères de salubrité……………………………………………………………………………………………………….<text:soft-page-break/>…………………………………………………………………………………………………………………………………………………………………………..……………………………………….</text:p>
            <text:p text:style-name="P12"/>
            <text:p text:style-name="P12"/>
          </table:table-cell>
        </table:table-row>
        <table:table-row>
          <table:table-cell office:value-type="string" table:style-name="Tableau15.A2">
            <text:p text:style-name="P49"/>
          </table:table-cell>
          <table:table-cell office:value-type="string" table:style-name="Tableau15.B2">
            <text:p text:style-name="P13">le cas échéant, une note de calcul justifiant le respect du critère de salubrité visé à l'article 3. 5° du Code wallon du logement et de l'habitat durable et portant sur l'éclairage naturel </text:p>
            <text:p text:style-name="P13"/>
          </table:table-cell>
        </table:table-row>
        <table:table-row>
          <table:table-cell office:value-type="string" table:style-name="Tableau15.A2">
            <text:p text:style-name="P49"/>
          </table:table-cell>
          <table:table-cell office:value-type="string" table:style-name="Tableau15.B2">
            <text:p text:style-name="P54">Immeuble inoccupé </text:p>
            <text:p text:style-name="P54"/>
          </table:table-cell>
        </table:table-row>
        <table:table-row>
          <table:table-cell office:value-type="string" table:style-name="Tableau15.A2">
            <text:p text:style-name="P49"/>
          </table:table-cell>
          <table:table-cell office:value-type="string" table:style-name="Tableau15.B2">
            <text:p text:style-name="P53">Dossier d'insalubrité</text:p>
            <text:p text:style-name="P53"/>
          </table:table-cell>
        </table:table-row>
        <table:table-row>
          <table:table-cell office:value-type="string" table:style-name="Tableau15.A2">
            <text:p text:style-name="P49"/>
          </table:table-cell>
          <table:table-cell office:value-type="string" table:style-name="Tableau15.B2">
            <text:p text:style-name="P54">Permis de location</text:p>
            <text:p text:style-name="P54"/>
          </table:table-cell>
        </table:table-row>
      </table:table>
      <text:p text:style-name="P11"/>
      <text:p text:style-name="P29">Analyse du dossier énergie</text:p>
      <text:p text:style-name="P19"/>
      <table:table table:name="Tableau18" table:style-name="Tableau18">
        <table:table-column table:style-name="Tableau18.A"/>
        <table:table-column table:style-name="Tableau18.B"/>
        <table:table-row>
          <table:table-cell office:value-type="string" table:style-name="Tableau18.A1">
            <text:p text:style-name="P49"/>
          </table:table-cell>
          <table:table-cell office:value-type="string" table:style-name="Tableau18.B1">
            <text:p text:style-name="P52">Déclaration PEB simplifiée <text:span text:style-name="T16">(2 exemplaires + datés + signés)</text:span></text:p>
          </table:table-cell>
        </table:table-row>
        <table:table-row>
          <table:table-cell office:value-type="string" table:style-name="Tableau18.A2">
            <text:p text:style-name="P49"/>
          </table:table-cell>
          <table:table-cell office:value-type="string" table:style-name="Tableau18.B2">
            <text:p text:style-name="P53">Déclaration PEB initiale (1exemplaire + daté + signé) – pas d'envoi au FD sur site internet</text:p>
          </table:table-cell>
        </table:table-row>
        <table:table-row>
          <table:table-cell office:value-type="string" table:style-name="Tableau18.A2">
            <text:p text:style-name="P49"/>
          </table:table-cell>
          <table:table-cell office:value-type="string" table:style-name="Tableau18.B2">
            <text:p text:style-name="P53">Étude de faisabilité (1exemplaire + daté + signé) – pas d'envoi au FD sur site internet</text:p>
          </table:table-cell>
        </table:table-row>
        <table:table-row>
          <table:table-cell office:value-type="string" table:style-name="Tableau18.A2">
            <text:p text:style-name="P49"/>
          </table:table-cell>
          <table:table-cell office:value-type="string" table:style-name="Tableau18.B2">
            <text:p text:style-name="P53">Remarques : …………………………………………………………………………………………………………………………………………………………………………………………………………………………………………..………………………………………………………………………………………………………………………………………………………………………………………<text:span text:style-name="T23">..</text:span></text:p>
          </table:table-cell>
        </table:table-row>
      </table:table>
      <text:p text:style-name="P16"/>
      <text:p text:style-name="P30">Procédure</text:p>
      <text:p text:style-name="P20"/>
      <table:table table:name="Tableau3" table:style-name="Tableau3">
        <table:table-column table:style-name="Tableau3.A"/>
        <table:table-column table:style-name="Tableau3.B"/>
        <table:table-row>
          <table:table-cell office:value-type="string" table:style-name="Tableau3.A1">
            <text:p text:style-name="P49"/>
          </table:table-cell>
          <table:table-cell office:value-type="string" table:style-name="Tableau3.B1">
            <text:p text:style-name="P57">Permis 30 jours</text:p>
          </table:table-cell>
        </table:table-row>
        <table:table-row>
          <table:table-cell office:value-type="string" table:style-name="Tableau3.A2">
            <text:p text:style-name="P49"/>
          </table:table-cell>
          <table:table-cell office:value-type="string" table:style-name="Tableau3.B2">
            <text:p text:style-name="P57">Permis 75 jours</text:p>
          </table:table-cell>
        </table:table-row>
        <table:table-row>
          <table:table-cell office:value-type="string" table:style-name="Tableau3.A2">
            <text:p text:style-name="P49"/>
          </table:table-cell>
          <table:table-cell office:value-type="string" table:style-name="Tableau3.B2">
            <text:p text:style-name="P57">Permis 115 jours</text:p>
          </table:table-cell>
        </table:table-row>
        <table:table-row>
          <table:table-cell office:value-type="string" table:style-name="Tableau3.A2">
            <text:p text:style-name="P49"/>
          </table:table-cell>
          <table:table-cell office:value-type="string" table:style-name="Tableau3.B2">
            <text:p text:style-name="P57">Procédure décret voirie </text:p>
          </table:table-cell>
        </table:table-row>
      </table:table>
      <text:p text:style-name="P20"/>
      <text:p text:style-name="P30">Enquête publique ou annonce de projet</text:p>
      <text:p text:style-name="P16"/>
      <table:table table:name="Tableau4" table:style-name="Tableau4">
        <table:table-column table:style-name="Tableau4.A"/>
        <table:table-column table:style-name="Tableau4.B"/>
        <table:table-column table:style-name="Tableau4.C"/>
        <table:table-row>
          <table:table-cell office:value-type="string" table:style-name="Tableau4.A1">
            <text:p text:style-name="P49"/>
          </table:table-cell>
          <table:table-cell office:value-type="string" table:style-name="Tableau4.A1">
            <text:p text:style-name="P58">Oui</text:p>
          </table:table-cell>
          <table:table-cell office:value-type="string" table:style-name="Tableau4.C1">
            <text:p text:style-name="P58">Non</text:p>
          </table:table-cell>
        </table:table-row>
        <table:table-row>
          <table:table-cell office:value-type="string" table:style-name="Tableau4.A2">
            <text:p text:style-name="P57">Enquête publique</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style-name="Tableau4.A2">
            <text:p text:style-name="P57">Annonce de projet</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style-name="Tableau4.A2">
            <text:p text:style-name="P57">Lettre de motivation pour les écarts</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number-columns-spanned="3" table:style-name="Tableau4.C2">
            <text:p text:style-name="P57">Écarts :</text:p>
            <text:p text:style-name="P57"/>
            <text:p text:style-name="P57"/>
            <text:p text:style-name="P57"/>
            <text:p text:style-name="P57"/>
            <text:p text:style-name="P57"/>
            <text:p text:style-name="P57"/>
            <text:p text:style-name="P57"/>
            <text:p text:style-name="P57"/>
            <text:p text:style-name="P57"/>
            <text:p text:style-name="P57"/>
            <text:p text:style-name="P57"/>
          </table:table-cell>
          <table:covered-table-cell/>
          <table:covered-table-cell/>
        </table:table-row>
      </table:table>
      <text:p text:style-name="P16"/>
      <text:p text:style-name="P16"/>
      <text:p text:style-name="P21"><text:soft-page-break/></text:p>
      <text:p text:style-name="P66"/>
      <text:p text:style-name="P66"/>
      <text:p text:style-name="P66"/>
      <text:p text:style-name="P66"/>
      <text:p text:style-name="P66"/>
      <text:p text:style-name="P67"/>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font-pitch="variable" style:name="Wingdings" svg:font-family="Wingdings"/>
    <style:font-face style:font-charset="x-symbol" style:font-family-generic="roman" style:font-pitch="variable" style:name="Symbol" svg:font-family="Symbol"/>
    <style:font-face style:font-charset="x-symbol" style:font-family-generic="roman" style:font-pitch="variable" style:name="Webdings" svg:font-family="Webdings"/>
    <style:font-face style:name="Lohit Hindi1" svg:font-family="'Lohit Hindi'"/>
    <style:font-face style:name="OpenSymbol" svg:font-family="OpenSymbol"/>
    <style:font-face style:name="StarSymbol" svg:font-family="StarSymbol"/>
    <style:font-face style:font-family-generic="modern" style:name="Courier New" svg:font-family="'Courier New'"/>
    <style:font-face style:font-family-generic="swiss" style:name="DejaVu Sans2" svg:font-family="'DejaVu Sans'"/>
    <style:font-face style:font-family-generic="swiss" style:name="Waree1" svg:font-family="Waree"/>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 svg:font-family="Waree"/>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1.693cm"/>
    </style:style>
    <style:style style:family="table-column" style:name="Tableau1.B">
      <style:table-column-properties style:column-width="15.319cm"/>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 style:name="Tableau21">
      <style:table-properties fo:margin-left="0cm" style:width="18.203cm" table:align="left"/>
    </style:style>
    <style:style style:family="table-column" style:name="Tableau21.A">
      <style:table-column-properties style:column-width="6.297cm"/>
    </style:style>
    <style:style style:family="table-column" style:name="Tableau21.B">
      <style:table-column-properties style:column-width="1.905cm"/>
    </style:style>
    <style:style style:family="table-column" style:name="Tableau21.C">
      <style:table-column-properties style:column-width="2.408cm"/>
    </style:style>
    <style:style style:family="table-column" style:name="Tableau21.D">
      <style:table-column-properties style:column-width="2.381cm"/>
    </style:style>
    <style:style style:family="table-column" style:name="Tableau21.E">
      <style:table-column-properties style:column-width="5.212cm"/>
    </style:style>
    <style:style style:family="table-cell" style:name="Tableau21.A1">
      <style:table-cell-properties fo:border-bottom="0.05pt solid #000000" fo:border-left="0.05pt solid #000000" fo:border-right="none" fo:border-top="0.05pt solid #000000" fo:padding="0.097cm"/>
    </style:style>
    <style:style style:family="table-cell" style:name="Tableau21.E1">
      <style:table-cell-properties fo:border="0.05pt solid #000000" fo:padding="0.097cm"/>
    </style:style>
    <style:style style:family="table-cell" style:name="Tableau21.A2">
      <style:table-cell-properties fo:border-bottom="0.05pt solid #000000" fo:border-left="0.05pt solid #000000" fo:border-right="none" fo:border-top="none" fo:padding="0.097cm"/>
    </style:style>
    <style:style style:family="table-cell" style:name="Tableau21.E2">
      <style:table-cell-properties fo:border-bottom="0.05pt solid #000000" fo:border-left="0.05pt solid #000000" fo:border-right="0.05pt solid #000000" fo:border-top="none" fo:padding="0.097cm"/>
    </style:style>
    <style:style style:family="table" style:name="Tableau12">
      <style:table-properties fo:margin-left="0cm" style:width="18.203cm" table:align="left"/>
    </style:style>
    <style:style style:family="table-column" style:name="Tableau12.A">
      <style:table-column-properties style:column-width="1.005cm"/>
    </style:style>
    <style:style style:family="table-column" style:name="Tableau12.B">
      <style:table-column-properties style:column-width="12.303cm"/>
    </style:style>
    <style:style style:family="table-column" style:name="Tableau12.C">
      <style:table-column-properties style:column-width="4.895cm"/>
    </style:style>
    <style:style style:family="table-cell" style:name="Tableau12.A1">
      <style:table-cell-properties fo:border-bottom="0.05pt solid #000000" fo:border-left="0.05pt solid #000000" fo:border-right="none" fo:border-top="0.05pt solid #000000" fo:padding="0.097cm"/>
    </style:style>
    <style:style style:family="table-cell" style:name="Tableau12.C1">
      <style:table-cell-properties fo:border="0.05pt solid #000000" fo:padding="0.097cm"/>
    </style:style>
    <style:style style:family="table-cell" style:name="Tableau12.A2">
      <style:table-cell-properties fo:border-bottom="0.05pt solid #000000" fo:border-left="0.05pt solid #000000" fo:border-right="none" fo:border-top="none" fo:padding="0.097cm"/>
    </style:style>
    <style:style style:family="table-cell" style:name="Tableau12.C2">
      <style:table-cell-properties fo:border-bottom="0.05pt solid #000000" fo:border-left="0.05pt solid #000000" fo:border-right="0.05pt solid #000000" fo:border-top="none" fo:padding="0.097cm"/>
    </style:style>
    <style:style style:family="table" style:name="Tableau13">
      <style:table-properties fo:margin-left="0cm" style:width="18.203cm" table:align="left"/>
    </style:style>
    <style:style style:family="table-column" style:name="Tableau13.A">
      <style:table-column-properties style:column-width="1.005cm"/>
    </style:style>
    <style:style style:family="table-column" style:name="Tableau13.B">
      <style:table-column-properties style:column-width="12.303cm"/>
    </style:style>
    <style:style style:family="table-column" style:name="Tableau13.C">
      <style:table-column-properties style:column-width="4.895cm"/>
    </style:style>
    <style:style style:family="table-cell" style:name="Tableau13.A1">
      <style:table-cell-properties fo:border-bottom="0.05pt solid #000000" fo:border-left="0.05pt solid #000000" fo:border-right="none" fo:border-top="0.05pt solid #000000" fo:padding="0.097cm"/>
    </style:style>
    <style:style style:family="table-cell" style:name="Tableau13.C1">
      <style:table-cell-properties fo:border="0.05pt solid #000000" fo:padding="0.097cm"/>
    </style:style>
    <style:style style:family="table-cell" style:name="Tableau13.A2">
      <style:table-cell-properties fo:border-bottom="0.05pt solid #000000" fo:border-left="0.05pt solid #000000" fo:border-right="none" fo:border-top="none" fo:padding="0.097cm"/>
    </style:style>
    <style:style style:family="table-cell" style:name="Tableau13.C2">
      <style:table-cell-properties fo:border-bottom="0.05pt solid #000000" fo:border-left="0.05pt solid #000000" fo:border-right="0.05pt solid #000000" fo:border-top="none" fo:padding="0.097cm"/>
    </style:style>
    <style:style style:family="table" style:name="Tableau14">
      <style:table-properties fo:margin-left="-0.095cm" style:width="18.309cm" table:align="left"/>
    </style:style>
    <style:style style:family="table-column" style:name="Tableau14.A">
      <style:table-column-properties style:column-width="1.111cm"/>
    </style:style>
    <style:style style:family="table-column" style:name="Tableau14.B">
      <style:table-column-properties style:column-width="1.005cm"/>
    </style:style>
    <style:style style:family="table-column" style:name="Tableau14.C">
      <style:table-column-properties style:column-width="0.185cm"/>
    </style:style>
    <style:style style:family="table-column" style:name="Tableau14.D">
      <style:table-column-properties style:column-width="16.007cm"/>
    </style:style>
    <style:style style:family="table-cell" style:name="Tableau14.A1">
      <style:table-cell-properties fo:border="0.05pt solid #000000" fo:padding="0.097cm"/>
    </style:style>
    <style:style style:family="table-cell" style:name="Tableau14.A2">
      <style:table-cell-properties fo:border-bottom="0.05pt solid #000000" fo:border-left="0.05pt solid #000000" fo:border-right="0.05pt solid #000000" fo:border-top="none" fo:padding="0.097cm"/>
    </style:style>
    <style:style style:family="table-cell" style:name="Tableau14.A3">
      <style:table-cell-properties fo:border-bottom="0.05pt solid #000000" fo:border-left="0.05pt solid #000000" fo:border-right="none" fo:border-top="none" fo:padding="0.097cm"/>
    </style:style>
    <style:style style:family="table" style:name="Tableau2">
      <style:table-properties fo:margin-left="-0.226cm" style:width="18.454cm" style:writing-mode="lr-tb" table:align="left"/>
    </style:style>
    <style:style style:family="table-column" style:name="Tableau2.A">
      <style:table-column-properties style:column-width="18.454cm"/>
    </style:style>
    <style:style style:family="table-row" style:name="Tableau2.1">
      <style:table-row-properties fo:keep-together="auto"/>
    </style:style>
    <style:style style:family="table-cell" style:name="Tableau2.A1">
      <style:table-cell-properties fo:border="none" fo:padding="0cm" style:vertical-align="top" style:writing-mode="lr-tb"/>
    </style:style>
    <style:style style:family="table" style:name="Tableau22">
      <style:table-properties fo:margin-left="-0.226cm" style:width="18.454cm" style:writing-mode="lr-tb" table:align="left"/>
    </style:style>
    <style:style style:family="table-column" style:name="Tableau22.A">
      <style:table-column-properties style:column-width="6.787cm"/>
    </style:style>
    <style:style style:family="table-column" style:name="Tableau22.B">
      <style:table-column-properties style:column-width="8.925cm"/>
    </style:style>
    <style:style style:family="table-column" style:name="Tableau22.C">
      <style:table-column-properties style:column-width="1.164cm"/>
    </style:style>
    <style:style style:family="table-column" style:name="Tableau22.D">
      <style:table-column-properties style:column-width="1.577cm"/>
    </style:style>
    <style:style style:family="table-row" style:name="Tableau22.1">
      <style:table-row-properties fo:keep-together="auto"/>
    </style:style>
    <style:style style:family="table-cell" style:name="Tableau22.A1">
      <style:table-cell-properties fo:border="0.5pt solid #000000" fo:padding-bottom="0cm" fo:padding-left="0.191cm" fo:padding-right="0.191cm" fo:padding-top="0cm" style:vertical-align="top" style:writing-mode="lr-tb"/>
    </style:style>
    <style:style style:family="table-cell" style:name="Tableau22.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3">
      <style:table-properties fo:margin-left="-0.226cm" style:width="18.454cm" style:writing-mode="lr-tb" table:align="left"/>
    </style:style>
    <style:style style:family="table-column" style:name="Tableau23.A">
      <style:table-column-properties style:column-width="6.787cm"/>
    </style:style>
    <style:style style:family="table-column" style:name="Tableau23.B">
      <style:table-column-properties style:column-width="8.925cm"/>
    </style:style>
    <style:style style:family="table-column" style:name="Tableau23.C">
      <style:table-column-properties style:column-width="1.164cm"/>
    </style:style>
    <style:style style:family="table-column" style:name="Tableau23.D">
      <style:table-column-properties style:column-width="1.577cm"/>
    </style:style>
    <style:style style:family="table-row" style:name="Tableau23.1">
      <style:table-row-properties fo:keep-together="auto"/>
    </style:style>
    <style:style style:family="table-cell" style:name="Tableau23.A1">
      <style:table-cell-properties fo:border="0.5pt solid #000000" fo:padding-bottom="0cm" fo:padding-left="0.191cm" fo:padding-right="0.191cm" fo:padding-top="0cm" style:vertical-align="top" style:writing-mode="lr-tb"/>
    </style:style>
    <style:style style:family="table-cell" style:name="Tableau23.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4">
      <style:table-properties fo:margin-left="-0.226cm" style:width="18.454cm" style:writing-mode="lr-tb" table:align="left"/>
    </style:style>
    <style:style style:family="table-column" style:name="Tableau24.A">
      <style:table-column-properties style:column-width="7.758cm"/>
    </style:style>
    <style:style style:family="table-column" style:name="Tableau24.B">
      <style:table-column-properties style:column-width="7.955cm"/>
    </style:style>
    <style:style style:family="table-column" style:name="Tableau24.C">
      <style:table-column-properties style:column-width="1.164cm"/>
    </style:style>
    <style:style style:family="table-column" style:name="Tableau24.D">
      <style:table-column-properties style:column-width="1.577cm"/>
    </style:style>
    <style:style style:family="table-row" style:name="Tableau24.1">
      <style:table-row-properties fo:keep-together="auto"/>
    </style:style>
    <style:style style:family="table-cell" style:name="Tableau24.A1">
      <style:table-cell-properties fo:border="0.5pt solid #000000" fo:padding-bottom="0cm" fo:padding-left="0.191cm" fo:padding-right="0.191cm" fo:padding-top="0cm" style:vertical-align="top" style:writing-mode="lr-tb"/>
    </style:style>
    <style:style style:family="table-cell" style:name="Tableau24.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5">
      <style:table-properties fo:margin-left="-0.226cm" style:width="18.454cm" style:writing-mode="lr-tb" table:align="left"/>
    </style:style>
    <style:style style:family="table-column" style:name="Tableau25.A">
      <style:table-column-properties style:column-width="5.429cm"/>
    </style:style>
    <style:style style:family="table-column" style:name="Tableau25.B">
      <style:table-column-properties style:column-width="10.283cm"/>
    </style:style>
    <style:style style:family="table-column" style:name="Tableau25.C">
      <style:table-column-properties style:column-width="1.164cm"/>
    </style:style>
    <style:style style:family="table-column" style:name="Tableau25.D">
      <style:table-column-properties style:column-width="1.577cm"/>
    </style:style>
    <style:style style:family="table-row" style:name="Tableau25.1">
      <style:table-row-properties fo:keep-together="auto"/>
    </style:style>
    <style:style style:family="table-cell" style:name="Tableau25.A1">
      <style:table-cell-properties fo:border="0.5pt solid #000000" fo:padding-bottom="0cm" fo:padding-left="0.191cm" fo:padding-right="0.191cm" fo:padding-top="0cm" style:vertical-align="top" style:writing-mode="lr-tb"/>
    </style:style>
    <style:style style:family="table-cell" style:name="Tableau25.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6">
      <style:table-properties fo:margin-left="-0.226cm" style:width="18.454cm" style:writing-mode="lr-tb" table:align="left"/>
    </style:style>
    <style:style style:family="table-column" style:name="Tableau26.A">
      <style:table-column-properties style:column-width="5.429cm"/>
    </style:style>
    <style:style style:family="table-column" style:name="Tableau26.B">
      <style:table-column-properties style:column-width="10.283cm"/>
    </style:style>
    <style:style style:family="table-column" style:name="Tableau26.C">
      <style:table-column-properties style:column-width="1.164cm"/>
    </style:style>
    <style:style style:family="table-column" style:name="Tableau26.D">
      <style:table-column-properties style:column-width="1.577cm"/>
    </style:style>
    <style:style style:family="table-row" style:name="Tableau26.1">
      <style:table-row-properties fo:keep-together="auto"/>
    </style:style>
    <style:style style:family="table-cell" style:name="Tableau26.A1">
      <style:table-cell-properties fo:border="0.5pt solid #000000" fo:padding-bottom="0cm" fo:padding-left="0.191cm" fo:padding-right="0.191cm" fo:padding-top="0cm" style:vertical-align="top" style:writing-mode="lr-tb"/>
    </style:style>
    <style:style style:family="table-cell" style:name="Tableau26.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7">
      <style:table-properties fo:margin-left="-0.226cm" style:width="18.454cm" style:writing-mode="lr-tb" table:align="left"/>
    </style:style>
    <style:style style:family="table-column" style:name="Tableau27.A">
      <style:table-column-properties style:column-width="5.429cm"/>
    </style:style>
    <style:style style:family="table-column" style:name="Tableau27.B">
      <style:table-column-properties style:column-width="10.283cm"/>
    </style:style>
    <style:style style:family="table-column" style:name="Tableau27.C">
      <style:table-column-properties style:column-width="1.164cm"/>
    </style:style>
    <style:style style:family="table-column" style:name="Tableau27.D">
      <style:table-column-properties style:column-width="1.577cm"/>
    </style:style>
    <style:style style:family="table-row" style:name="Tableau27.1">
      <style:table-row-properties fo:keep-together="auto"/>
    </style:style>
    <style:style style:family="table-cell" style:name="Tableau27.A1">
      <style:table-cell-properties fo:border="0.5pt solid #000000" fo:padding-bottom="0cm" fo:padding-left="0.191cm" fo:padding-right="0.191cm" fo:padding-top="0cm" style:vertical-align="top" style:writing-mode="lr-tb"/>
    </style:style>
    <style:style style:family="table-cell" style:name="Tableau27.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15">
      <style:table-properties fo:margin-left="-0.201cm" style:width="18.494cm" table:align="left"/>
    </style:style>
    <style:style style:family="table-column" style:name="Tableau15.A">
      <style:table-column-properties style:column-width="1.217cm"/>
    </style:style>
    <style:style style:family="table-column" style:name="Tableau15.B">
      <style:table-column-properties style:column-width="17.277cm"/>
    </style:style>
    <style:style style:family="table-row" style:name="Tableau15.1">
      <style:table-row-properties style:min-row-height="1.111cm"/>
    </style:style>
    <style:style style:family="table-cell" style:name="Tableau15.A1">
      <style:table-cell-properties fo:border-bottom="0.05pt solid #000000" fo:border-left="0.05pt solid #000000" fo:border-right="none" fo:border-top="0.05pt solid #000000" fo:padding="0.097cm"/>
    </style:style>
    <style:style style:family="table-cell" style:name="Tableau15.B1">
      <style:table-cell-properties fo:border="0.05pt solid #000000" fo:padding="0.097cm"/>
    </style:style>
    <style:style style:family="table-cell" style:name="Tableau15.A2">
      <style:table-cell-properties fo:border-bottom="0.05pt solid #000000" fo:border-left="0.05pt solid #000000" fo:border-right="none" fo:border-top="none" fo:padding="0.097cm"/>
    </style:style>
    <style:style style:family="table-cell" style:name="Tableau15.B2">
      <style:table-cell-properties fo:border-bottom="0.05pt solid #000000" fo:border-left="0.05pt solid #000000" fo:border-right="0.05pt solid #000000" fo:border-top="none" fo:padding="0.097cm"/>
    </style:style>
    <style:style style:family="table" style:name="Tableau18">
      <style:table-properties fo:margin-left="-0.095cm" style:width="18.389cm" table:align="left"/>
    </style:style>
    <style:style style:family="table-column" style:name="Tableau18.A">
      <style:table-column-properties style:column-width="1.111cm"/>
    </style:style>
    <style:style style:family="table-column" style:name="Tableau18.B">
      <style:table-column-properties style:column-width="17.277cm"/>
    </style:style>
    <style:style style:family="table-cell" style:name="Tableau18.A1">
      <style:table-cell-properties fo:border-bottom="0.05pt solid #000000" fo:border-left="0.05pt solid #000000" fo:border-right="none" fo:border-top="0.05pt solid #000000" fo:padding="0.097cm"/>
    </style:style>
    <style:style style:family="table-cell" style:name="Tableau18.B1">
      <style:table-cell-properties fo:border="0.05pt solid #000000" fo:padding="0.097cm"/>
    </style:style>
    <style:style style:family="table-cell" style:name="Tableau18.A2">
      <style:table-cell-properties fo:border-bottom="0.05pt solid #000000" fo:border-left="0.05pt solid #000000" fo:border-right="none" fo:border-top="none" fo:padding="0.097cm"/>
    </style:style>
    <style:style style:family="table-cell" style:name="Tableau18.B2">
      <style:table-cell-properties fo:border-bottom="0.05pt solid #000000" fo:border-left="0.05pt solid #000000" fo:border-right="0.05pt solid #000000" fo:border-top="none" fo:padding="0.097cm"/>
    </style:style>
    <style:style style:family="table" style:name="Tableau3">
      <style:table-properties fo:margin-left="-0.095cm" style:width="18.389cm" table:align="left"/>
    </style:style>
    <style:style style:family="table-column" style:name="Tableau3.A">
      <style:table-column-properties style:column-width="1.111cm"/>
    </style:style>
    <style:style style:family="table-column" style:name="Tableau3.B">
      <style:table-column-properties style:column-width="17.277cm"/>
    </style:style>
    <style:style style:family="table-cell" style:name="Tableau3.A1">
      <style:table-cell-properties fo:border-bottom="0.05pt solid #000000" fo:border-left="0.05pt solid #000000" fo:border-right="none" fo:border-top="0.05pt solid #000000" fo:padding="0.097cm"/>
    </style:style>
    <style:style style:family="table-cell" style:name="Tableau3.B1">
      <style:table-cell-properties fo:border="0.05pt solid #000000" fo:padding="0.097cm"/>
    </style:style>
    <style:style style:family="table-cell" style:name="Tableau3.A2">
      <style:table-cell-properties fo:border-bottom="0.05pt solid #000000" fo:border-left="0.05pt solid #000000" fo:border-right="none" fo:border-top="none" fo:padding="0.097cm"/>
    </style:style>
    <style:style style:family="table-cell" style:name="Tableau3.B2">
      <style:table-cell-properties fo:border-bottom="0.05pt solid #000000" fo:border-left="0.05pt solid #000000" fo:border-right="0.05pt solid #000000" fo:border-top="none" fo:padding="0.097cm"/>
    </style:style>
    <style:style style:family="table" style:name="Tableau4">
      <style:table-properties fo:margin-left="-0.069cm" style:width="18.389cm" table:align="left"/>
    </style:style>
    <style:style style:family="table-column" style:name="Tableau4.A">
      <style:table-column-properties style:column-width="15.69cm"/>
    </style:style>
    <style:style style:family="table-column" style:name="Tableau4.B">
      <style:table-column-properties style:column-width="1.323cm"/>
    </style:style>
    <style:style style:family="table-column" style:name="Tableau4.C">
      <style:table-column-properties style:column-width="1.376cm"/>
    </style:style>
    <style:style style:family="table-cell" style:name="Tableau4.A1">
      <style:table-cell-properties fo:border-bottom="0.05pt solid #000000" fo:border-left="0.05pt solid #000000" fo:border-right="none" fo:border-top="0.05pt solid #000000" fo:padding="0.097cm"/>
    </style:style>
    <style:style style:family="table-cell" style:name="Tableau4.C1">
      <style:table-cell-properties fo:border="0.05pt solid #000000" fo:padding="0.097cm"/>
    </style:style>
    <style:style style:family="table-cell" style:name="Tableau4.A2">
      <style:table-cell-properties fo:border-bottom="0.05pt solid #000000" fo:border-left="0.05pt solid #000000" fo:border-right="none" fo:border-top="none" fo:padding="0.097cm"/>
    </style:style>
    <style:style style:family="table-cell" style:name="Tableau4.C2">
      <style:table-cell-properties fo:border-bottom="0.05pt solid #000000" fo:border-left="0.05pt solid #000000" fo:border-right="0.05pt solid #000000" fo:border-top="none" fo:padding="0.097cm"/>
    </style:style>
    <style:style style:family="paragraph" style:name="P1" style:parent-style-name="Footer">
      <style:paragraph-properties fo:text-align="end" style:justify-single-word="false"/>
      <style:text-properties fo:font-size="9pt" style:font-name="Arial" style:font-size-asian="9pt" style:font-size-complex="9pt"/>
    </style:style>
    <style:style style:family="paragraph" style:name="P2" style:parent-style-name="UrbanTitle">
      <style:text-properties fo:font-size="10pt" style:font-name="Arial" style:font-size-asian="10pt" style:font-size-complex="10pt"/>
    </style:style>
    <style:style style:family="paragraph" style:name="P3" style:parent-style-name="UrbanBody">
      <style:text-properties fo:font-size="10pt" style:font-name="Arial" style:font-size-asian="10pt" style:font-size-complex="10pt"/>
    </style:style>
    <style:style style:family="paragraph" style:name="P4" style:parent-style-name="UrbanBody">
      <style:text-properties fo:font-size="10pt" officeooo:paragraph-rsid="001181d1" style:font-name="Arial" style:font-size-asian="10pt" style:font-size-complex="10pt"/>
    </style:style>
    <style:style style:family="paragraph" style:name="P5" style:parent-style-name="UrbanBody">
      <style:text-properties fo:font-size="10pt" officeooo:paragraph-rsid="001181d1" style:font-name="Arial" style:font-name-complex="Arial" style:font-size-asian="10pt" style:font-size-complex="10pt"/>
    </style:style>
    <style:style style:family="paragraph" style:name="P6" style:parent-style-name="UrbanBody">
      <style:text-properties fo:font-size="10pt" officeooo:paragraph-rsid="001181d1" style:font-name="Arial" style:font-name-complex="Times" style:font-size-asian="10pt" style:font-size-complex="10pt"/>
    </style:style>
    <style:style style:family="paragraph" style:name="P7" style:parent-style-name="UrbanBody">
      <style:text-properties fo:font-size="10pt" officeooo:paragraph-rsid="001181d1" style:font-name="Arial" style:font-name-asian="Times" style:font-name-complex="Times" style:font-size-asian="10pt" style:font-size-complex="10pt"/>
    </style:style>
    <style:style style:family="paragraph" style:name="P8" style:parent-style-name="UrbanBody">
      <style:text-properties fo:font-size="12pt" style:font-name="Arial" style:font-size-asian="12pt" style:font-size-complex="12pt"/>
    </style:style>
    <style:style style:family="paragraph" style:name="P9" style:parent-style-name="UrbanBody">
      <style:text-properties fo:font-size="12pt" fo:font-weight="bold" officeooo:paragraph-rsid="00110c69" officeooo:rsid="000f0cbe" style:font-name="Arial" style:font-size-asian="12pt" style:font-size-complex="12pt" style:font-weight-asian="bold" style:font-weight-complex="bold"/>
    </style:style>
    <style:style style:family="paragraph" style:name="P10" style:parent-style-name="Standard">
      <style:text-properties fo:font-size="10pt" fo:font-weight="normal" officeooo:paragraph-rsid="00121e65" style:font-name="Arial" style:font-name-complex="Arial" style:font-size-asian="10pt" style:font-size-complex="10pt" style:font-weight-asian="normal" style:text-line-through-style="none" style:text-line-through-type="none" style:text-underline-style="none"/>
    </style:style>
    <style:style style:family="paragraph" style:name="P11" style:parent-style-name="Standard">
      <style:text-properties fo:font-size="10pt" style:font-name="Arial" style:font-name-complex="Arial" style:font-size-asian="10pt" style:font-size-complex="10pt" style:text-line-through-style="none" style:text-line-through-type="none" style:text-underline-style="none"/>
    </style:style>
    <style:style style:family="paragraph" style:name="P12" style:parent-style-name="Standard">
      <style:text-properties fo:font-size="10pt" officeooo:paragraph-rsid="00158ebd" officeooo:rsid="00158ebd" style:font-name="Arial" style:font-name-complex="Arial" style:font-size-asian="10pt" style:font-size-complex="10pt" style:text-line-through-style="none" style:text-line-through-type="none" style:text-underline-style="none"/>
    </style:style>
    <style:style style:family="paragraph" style:name="P13" style:parent-style-name="Standard">
      <style:text-properties fo:font-size="10pt" officeooo:paragraph-rsid="0012d21e" style:font-name="Arial" style:font-name-complex="Arial" style:font-size-asian="10pt" style:font-size-complex="10pt" style:text-line-through-style="none" style:text-line-through-type="none" style:text-underline-style="none"/>
    </style:style>
    <style:style style:family="paragraph" style:name="P14" style:parent-style-name="Standard">
      <style:text-properties fo:font-size="10pt" fo:font-weight="bold" officeooo:paragraph-rsid="0019d9f7" officeooo:rsid="0012d21e" style:font-name="Arial" style:font-name-complex="Arial" style:font-size-asian="10pt" style:font-size-complex="10pt" style:font-weight-asian="bold" style:font-weight-complex="bold" style:text-line-through-style="none" style:text-line-through-type="none" style:text-underline-color="font-color" style:text-underline-style="solid" style:text-underline-width="auto"/>
    </style:style>
    <style:style style:family="paragraph" style:name="P15" style:parent-style-name="Standard">
      <style:text-properties fo:font-size="10pt" fo:font-weight="bold" officeooo:paragraph-rsid="0012d21e" officeooo:rsid="0012d21e" style:font-name="Arial" style:font-name-complex="Arial" style:font-size-asian="10pt" style:font-size-complex="10pt" style:font-weight-asian="bold" style:font-weight-complex="bold" style:text-line-through-style="none" style:text-line-through-type="none" style:text-underline-color="font-color" style:text-underline-style="solid" style:text-underline-width="auto"/>
    </style:style>
    <style:style style:family="paragraph" style:name="P16" style:parent-style-name="Standard">
      <style:text-properties fo:font-size="10pt" officeooo:paragraph-rsid="00110c69" style:font-name="Arial" style:font-name-complex="Arial" style:font-size-asian="10pt" style:font-size-complex="10pt"/>
    </style:style>
    <style:style style:family="paragraph" style:name="P17" style:parent-style-name="Standard">
      <style:text-properties fo:font-size="10pt" officeooo:paragraph-rsid="00110c69" officeooo:rsid="00110c69" style:font-name="Arial" style:font-name-complex="Arial" style:font-size-asian="10pt" style:font-size-complex="10pt"/>
    </style:style>
    <style:style style:family="paragraph" style:name="P18" style:parent-style-name="Standard">
      <style:text-properties fo:font-size="10pt" officeooo:paragraph-rsid="001af979" officeooo:rsid="00110c69" style:font-name="Arial" style:font-name-complex="Arial" style:font-size-asian="10pt" style:font-size-complex="10pt"/>
    </style:style>
    <style:style style:family="paragraph" style:name="P19" style:parent-style-name="Standard">
      <style:text-properties fo:font-size="10pt" officeooo:paragraph-rsid="0012d21e" officeooo:rsid="0012d21e" style:font-name="Arial" style:font-name-complex="Arial" style:font-size-asian="10pt" style:font-size-complex="10pt"/>
    </style:style>
    <style:style style:family="paragraph" style:name="P20" style:parent-style-name="Standard">
      <style:text-properties fo:font-size="10pt" officeooo:paragraph-rsid="001e74ad" officeooo:rsid="001e74ad" style:font-name="Arial" style:font-name-complex="Arial" style:font-size-asian="10pt" style:font-size-complex="10pt"/>
    </style:style>
    <style:style style:family="paragraph" style:name="P21" style:parent-style-name="Standard">
      <style:text-properties fo:font-size="10pt" officeooo:paragraph-rsid="00110c69" style:font-name="Arial" style:font-size-asian="10pt" style:font-size-complex="10pt"/>
    </style:style>
    <style:style style:family="paragraph" style:name="P22" style:parent-style-name="Standard">
      <style:paragraph-properties style:snap-to-layout-grid="false"/>
      <style:text-properties fo:font-size="10pt" officeooo:paragraph-rsid="001af979" style:font-name="Arial" style:font-size-asian="10pt" style:font-size-complex="10pt"/>
    </style:style>
    <style:style style:family="paragraph" style:name="P23" style:parent-style-name="Standard">
      <style:paragraph-properties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24" style:parent-style-name="Standard">
      <style:paragraph-properties fo:text-align="center"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25" style:parent-style-name="Standard">
      <style:paragraph-properties fo:text-align="center" style:justify-single-word="false" style:snap-to-layout-grid="false"/>
      <style:text-properties fo:font-size="10pt" fo:font-weight="bold" officeooo:paragraph-rsid="001af979" officeooo:rsid="001af979" style:font-name="Arial" style:font-name-complex="Arial" style:font-size-asian="10pt" style:font-size-complex="10pt" style:font-weight-asian="bold"/>
    </style:style>
    <style:style style:family="paragraph" style:name="P26" style:parent-style-name="Standard">
      <style:paragraph-properties style:snap-to-layout-grid="false"/>
      <style:text-properties fo:font-size="10pt" fo:font-weight="bold" officeooo:paragraph-rsid="001af979" officeooo:rsid="001af979" style:font-name="Arial" style:font-name-complex="Arial" style:font-size-asian="10pt" style:font-size-complex="10pt" style:font-weight-asian="bold"/>
    </style:style>
    <style:style style:family="paragraph" style:name="P27" style:parent-style-name="Standard">
      <style:text-properties fo:font-size="10pt" fo:font-weight="bold" officeooo:paragraph-rsid="001af979" officeooo:rsid="001af979"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28" style:parent-style-name="Standard">
      <style:text-properties fo:font-size="10pt" fo:font-weight="bold" officeooo:paragraph-rsid="00110c69" officeooo:rsid="00110c69"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29" style:parent-style-name="Standard">
      <style:text-properties fo:font-size="10pt" fo:font-weight="bold" officeooo:paragraph-rsid="0012d21e" officeooo:rsid="0012d21e"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30" style:parent-style-name="Standard">
      <style:text-properties fo:font-size="10pt" fo:font-weight="bold" officeooo:paragraph-rsid="001e74ad" officeooo:rsid="001e74ad"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31" style:parent-style-name="Standard">
      <style:paragraph-properties fo:border="0.51pt solid #000000" fo:padding-bottom="0.035cm" fo:padding-left="0.141cm" fo:padding-right="0.141cm" fo:padding-top="0.035cm"/>
      <style:text-properties fo:font-size="10pt" fo:font-variant="small-caps" fo:font-weight="bold" officeooo:paragraph-rsid="001cc540" style:font-name="Arial" style:font-name-complex="Arial" style:font-size-asian="10pt" style:font-size-complex="10pt" style:font-weight-asian="bold" style:text-underline-color="font-color" style:text-underline-style="solid" style:text-underline-width="auto"/>
    </style:style>
    <style:style style:family="paragraph" style:name="P32" style:parent-style-name="Standard">
      <style:paragraph-properties fo:border="0.51pt solid #000000" fo:padding-bottom="0.035cm" fo:padding-left="0.141cm" fo:padding-right="0.141cm" fo:padding-top="0.035cm"/>
      <style:text-properties fo:font-size="10pt" officeooo:paragraph-rsid="001cc540" style:font-name="Arial" style:font-size-asian="10pt" style:font-size-complex="10pt"/>
    </style:style>
    <style:style style:family="paragraph" style:name="P33" style:parent-style-name="Standard">
      <style:paragraph-properties fo:border="0.51pt solid #000000" fo:padding-bottom="0.035cm" fo:padding-left="0.141cm" fo:padding-right="0.141cm" fo:padding-top="0.035cm"/>
      <style:text-properties fo:font-size="10pt" officeooo:paragraph-rsid="001cc540" style:font-name="Arial" style:font-name-complex="Arial" style:font-size-asian="10pt" style:font-size-complex="10pt"/>
    </style:style>
    <style:style style:family="paragraph" style:name="P34" style:parent-style-name="Standard">
      <style:paragraph-properties fo:border="0.51pt solid #000000" fo:padding-bottom="0.035cm" fo:padding-left="0.141cm" fo:padding-right="0.141cm" fo:padding-top="0.035cm"/>
      <style:text-properties fo:font-size="10pt" fo:font-weight="normal" officeooo:paragraph-rsid="001cc540" style:font-name="Arial" style:font-name-complex="Arial" style:font-size-asian="10pt" style:font-size-complex="10pt" style:font-weight-asian="normal" style:font-weight-complex="normal"/>
    </style:style>
    <style:style style:family="paragraph" style:name="P35" style:parent-style-name="Standard">
      <style:paragraph-properties fo:border="0.51pt solid #000000" fo:padding-bottom="0.035cm" fo:padding-left="0.141cm" fo:padding-right="0.141cm" fo:padding-top="0.035cm" style:snap-to-layout-grid="false"/>
      <style:text-properties fo:font-size="10pt" fo:font-weight="normal" officeooo:paragraph-rsid="001cc540" officeooo:rsid="001af979" style:font-name="Arial" style:font-name-complex="Arial" style:font-size-asian="10pt" style:font-size-complex="10pt" style:font-weight-asian="normal"/>
    </style:style>
    <style:style style:family="paragraph" style:name="P36" style:parent-style-name="Standard">
      <style:paragraph-properties fo:border="0.51pt solid #000000" fo:margin-bottom="0.106cm" fo:margin-top="0cm" fo:padding-bottom="0.035cm" fo:padding-left="0.141cm" fo:padding-right="0.141cm" fo:padding-top="0.035cm" loext:contextual-spacing="false"/>
      <style:text-properties fo:font-size="10pt" fo:font-style="normal" fo:font-weight="normal" officeooo:paragraph-rsid="00110c69" style:font-name="Arial" style:font-size-asian="10pt" style:font-size-complex="10pt" style:font-style-asian="normal" style:font-style-complex="normal" style:font-weight-asian="normal" style:font-weight-complex="normal"/>
    </style:style>
    <style:style style:family="paragraph" style:name="P37" style:parent-style-name="Standard">
      <style:paragraph-properties fo:border="0.51pt solid #000000" fo:margin-bottom="0.106cm" fo:margin-top="0cm" fo:padding-bottom="0.035cm" fo:padding-left="0.141cm" fo:padding-right="0.141cm" fo:padding-top="0.035cm" loext:contextual-spacing="false"/>
      <style:text-properties fo:font-size="10pt" officeooo:paragraph-rsid="00110c69" style:font-name="Arial" style:font-size-asian="10pt" style:font-size-complex="10pt"/>
    </style:style>
    <style:style style:family="paragraph" style:name="P38" style:parent-style-name="Standard">
      <style:paragraph-properties fo:border="0.51pt solid #000000" fo:margin-bottom="0.106cm" fo:margin-top="0cm" fo:padding-bottom="0.035cm" fo:padding-left="0.141cm" fo:padding-right="0.141cm" fo:padding-top="0.035cm" loext:contextual-spacing="false"/>
      <style:text-properties fo:font-size="10pt" officeooo:paragraph-rsid="00242211" officeooo:rsid="00242211" style:font-name="Arial" style:font-name-complex="Arial" style:font-size-asian="10pt" style:font-size-complex="10pt"/>
    </style:style>
    <style:style style:family="paragraph" style:name="P39" style:parent-style-name="Default">
      <style:paragraph-properties fo:break-before="page"/>
      <style:text-properties fo:font-size="10pt" officeooo:paragraph-rsid="0012d21e" officeooo:rsid="00110c69" style:font-name="Arial" style:font-name-complex="Arial" style:font-size-asian="10pt" style:font-size-complex="10pt" style:text-line-through-style="none" style:text-line-through-type="none" style:text-underline-style="none"/>
    </style:style>
    <style:style style:family="paragraph" style:name="P40" style:parent-style-name="Default">
      <style:paragraph-properties fo:break-before="page"/>
      <style:text-properties fo:font-size="10pt" officeooo:paragraph-rsid="00121e65" style:font-name="Arial" style:font-name-complex="Arial" style:font-size-asian="10pt" style:font-size-complex="10pt"/>
    </style:style>
    <style:style style:family="paragraph" style:name="P41" style:parent-style-name="Default">
      <style:paragraph-properties fo:break-before="page"/>
      <style:text-properties fo:font-size="10pt" officeooo:paragraph-rsid="0012d21e" officeooo:rsid="00110c69" style:font-name="Arial" style:font-name-complex="Arial" style:font-size-asian="10pt" style:font-size-complex="10pt"/>
    </style:style>
    <style:style style:family="paragraph" style:name="P42" style:parent-style-name="Standard">
      <style:paragraph-properties fo:break-before="page"/>
      <style:text-properties fo:font-size="10pt" officeooo:paragraph-rsid="0012d21e" officeooo:rsid="00110c69" style:font-name="Arial" style:font-name-complex="Arial" style:font-size-asian="10pt" style:font-size-complex="10pt" style:text-line-through-style="none" style:text-line-through-type="none" style:text-underline-style="none"/>
    </style:style>
    <style:style style:family="paragraph" style:name="P43" style:parent-style-name="Standard">
      <style:paragraph-properties fo:margin-bottom="0.212cm" fo:margin-top="0cm" loext:contextual-spacing="false" style:snap-to-layout-grid="false"/>
      <style:text-properties fo:font-size="10pt" officeooo:paragraph-rsid="001af979" style:font-name="Arial" style:font-size-asian="10pt" style:font-size-complex="10pt"/>
    </style:style>
    <style:style style:family="paragraph" style:name="P44" style:parent-style-name="Standard">
      <style:paragraph-properties fo:margin-bottom="0.212cm" fo:margin-top="0cm" loext:contextual-spacing="false" style:snap-to-layout-grid="false"/>
      <style:text-properties fo:font-size="10pt" officeooo:paragraph-rsid="001af979" style:font-name="Arial" style:font-name-complex="Arial" style:font-size-asian="10pt" style:font-size-complex="10pt"/>
    </style:style>
    <style:style style:family="paragraph" style:name="P45" style:parent-style-name="Standard">
      <style:paragraph-properties fo:margin-bottom="0.212cm" fo:margin-top="0cm" fo:text-align="center" loext:contextual-spacing="false"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46" style:parent-style-name="Standard">
      <style:paragraph-properties fo:margin-bottom="0.212cm" fo:margin-top="0cm" fo:text-align="center" loext:contextual-spacing="false" style:justify-single-word="false" style:snap-to-layout-grid="false"/>
      <style:text-properties fo:font-size="10pt" fo:font-weight="bold" officeooo:paragraph-rsid="001af979" style:font-name="Arial" style:font-name-asian="Arial" style:font-name-complex="Arial" style:font-size-asian="10pt" style:font-size-complex="10pt" style:font-weight-asian="bold"/>
    </style:style>
    <style:style style:family="paragraph" style:name="P47" style:parent-style-name="Standard">
      <style:paragraph-properties fo:margin-bottom="0.109cm" fo:margin-top="0cm" loext:contextual-spacing="false" style:snap-to-layout-grid="false"/>
      <style:text-properties fo:font-size="10pt" officeooo:paragraph-rsid="001af979" style:font-name="Arial" style:font-name-complex="Arial" style:font-size-asian="10pt" style:font-size-complex="10pt"/>
    </style:style>
    <style:style style:family="paragraph" style:name="P48" style:parent-style-name="Standard">
      <style:paragraph-properties fo:margin-bottom="0.109cm" fo:margin-top="0cm" fo:text-align="center" loext:contextual-spacing="false"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49" style:parent-style-name="Table_20_Contents">
      <style:text-properties fo:font-size="10pt" style:font-name="Arial" style:font-name-complex="Arial" style:font-size-asian="10pt" style:font-size-complex="10pt"/>
    </style:style>
    <style:style style:family="paragraph" style:name="P50" style:parent-style-name="Table_20_Contents">
      <style:text-properties fo:font-size="10pt" officeooo:paragraph-rsid="00110c69" officeooo:rsid="00110c69" style:font-name="Arial" style:font-name-complex="Arial" style:font-size-asian="10pt" style:font-size-complex="10pt"/>
    </style:style>
    <style:style style:family="paragraph" style:name="P51" style:parent-style-name="Table_20_Contents">
      <style:text-properties fo:font-size="10pt" officeooo:paragraph-rsid="0018b8fa" officeooo:rsid="00110c69" style:font-name="Arial" style:font-name-complex="Arial" style:font-size-asian="10pt" style:font-size-complex="10pt"/>
    </style:style>
    <style:style style:family="paragraph" style:name="P52" style:parent-style-name="Table_20_Contents">
      <style:text-properties fo:font-size="10pt" officeooo:paragraph-rsid="0012d21e" officeooo:rsid="0012d21e" style:font-name="Arial" style:font-name-complex="Arial" style:font-size-asian="10pt" style:font-size-complex="10pt"/>
    </style:style>
    <style:style style:family="paragraph" style:name="P53" style:parent-style-name="Table_20_Contents">
      <style:text-properties fo:font-size="10pt" officeooo:paragraph-rsid="0019d9f7" officeooo:rsid="0019d9f7" style:font-name="Arial" style:font-name-complex="Arial" style:font-size-asian="10pt" style:font-size-complex="10pt"/>
    </style:style>
    <style:style style:family="paragraph" style:name="P54" style:parent-style-name="Table_20_Contents">
      <style:text-properties fo:font-size="10pt" officeooo:paragraph-rsid="00158ebd" officeooo:rsid="00158ebd" style:font-name="Arial" style:font-name-complex="Arial" style:font-size-asian="10pt" style:font-size-complex="10pt"/>
    </style:style>
    <style:style style:family="paragraph" style:name="P55" style:parent-style-name="Table_20_Contents">
      <style:text-properties fo:font-size="10pt" officeooo:paragraph-rsid="001af979" officeooo:rsid="001af979" style:font-name="Arial" style:font-name-complex="Arial" style:font-size-asian="10pt" style:font-size-complex="10pt"/>
    </style:style>
    <style:style style:family="paragraph" style:name="P56" style:parent-style-name="Table_20_Contents">
      <style:paragraph-properties fo:text-align="center" style:justify-single-word="false"/>
      <style:text-properties fo:font-size="10pt" officeooo:paragraph-rsid="001af979" officeooo:rsid="001af979" style:font-name="Arial" style:font-name-complex="Arial" style:font-size-asian="10pt" style:font-size-complex="10pt"/>
    </style:style>
    <style:style style:family="paragraph" style:name="P57" style:parent-style-name="Table_20_Contents">
      <style:text-properties fo:font-size="10pt" officeooo:paragraph-rsid="001e74ad" officeooo:rsid="001e74ad" style:font-name="Arial" style:font-name-complex="Arial" style:font-size-asian="10pt" style:font-size-complex="10pt"/>
    </style:style>
    <style:style style:family="paragraph" style:name="P58" style:parent-style-name="Table_20_Contents">
      <style:paragraph-properties fo:text-align="center" style:justify-single-word="false"/>
      <style:text-properties fo:font-size="10pt" officeooo:paragraph-rsid="001e74ad" officeooo:rsid="001e74ad" style:font-name="Arial" style:font-name-complex="Arial" style:font-size-asian="10pt" style:font-size-complex="10pt"/>
    </style:style>
    <style:style style:family="paragraph" style:name="P59" style:parent-style-name="Table_20_Contents">
      <style:text-properties fo:font-size="10pt" officeooo:paragraph-rsid="0020ae16" officeooo:rsid="0020ae16" style:font-name="Arial" style:font-name-complex="Arial" style:font-size-asian="10pt" style:font-size-complex="10pt"/>
    </style:style>
    <style:style style:family="paragraph" style:name="P60" style:parent-style-name="Table_20_Contents">
      <style:text-properties fo:font-size="10pt" officeooo:paragraph-rsid="00232e71" officeooo:rsid="00232e71" style:font-name="Arial" style:font-name-complex="Arial" style:font-size-asian="10pt" style:font-size-complex="10pt"/>
    </style:style>
    <style:style style:family="paragraph" style:name="P61" style:parent-style-name="Table_20_Contents">
      <style:text-properties fo:font-size="10pt" fo:font-weight="bold" officeooo:paragraph-rsid="0019d9f7" officeooo:rsid="0019d9f7" style:font-name="Arial" style:font-name-complex="Arial" style:font-size-asian="10pt" style:font-size-complex="10pt" style:font-weight-asian="bold" style:font-weight-complex="bold"/>
    </style:style>
    <style:style style:family="paragraph" style:name="P62" style:parent-style-name="Table_20_Contents">
      <style:text-properties fo:font-size="10pt" fo:font-weight="bold" officeooo:paragraph-rsid="00200265" officeooo:rsid="00200265" style:font-name="Arial" style:font-name-complex="Arial" style:font-size-asian="10pt" style:font-size-complex="10pt" style:font-weight-asian="bold" style:font-weight-complex="bold"/>
    </style:style>
    <style:style style:family="paragraph" style:name="P63" style:parent-style-name="Table_20_Contents">
      <style:text-properties fo:font-size="8pt" officeooo:paragraph-rsid="001af979" officeooo:rsid="001af979" style:font-name="Arial" style:font-name-complex="Arial" style:font-size-asian="8pt" style:font-size-complex="8pt"/>
    </style:style>
    <style:style style:family="paragraph" style:name="P64" style:parent-style-name="Table_20_Contents">
      <style:text-properties fo:font-size="8pt" officeooo:paragraph-rsid="0020ae16" officeooo:rsid="001af979" style:font-name="Arial" style:font-name-complex="Arial" style:font-size-asian="8pt" style:font-size-complex="8pt"/>
    </style:style>
    <style:style style:family="paragraph" style:name="P65" style:parent-style-name="Table_20_Contents">
      <style:paragraph-properties fo:text-align="start" style:justify-single-word="false"/>
      <style:text-properties fo:font-size="12pt" fo:font-weight="bold" officeooo:paragraph-rsid="00200265" style:font-name="Arial" style:font-size-asian="12pt" style:font-size-complex="12pt" style:font-weight-asian="bold" style:font-weight-complex="bold" style:text-underline-style="none"/>
    </style:style>
    <style:style style:family="paragraph" style:name="P66" style:parent-style-name="UrbanTitle2">
      <style:text-properties fo:font-size="10pt" style:font-name="Arial" style:font-size-asian="10pt" style:font-size-complex="10pt"/>
    </style:style>
    <style:style style:family="paragraph" style:name="P67" style:parent-style-name="UrbanTitle2">
      <style:text-properties fo:country="BE" fo:font-size="10pt" fo:language="fr" style:font-name="Arial" style:font-size-asian="10pt" style:font-size-complex="10pt"/>
    </style:style>
    <style:style style:family="paragraph" style:name="P68" style:parent-style-name="Default">
      <style:text-properties fo:font-size="10pt" fo:font-weight="normal" officeooo:paragraph-rsid="00121e65" style:font-name="Arial" style:font-name-complex="Arial" style:font-size-asian="10pt" style:font-size-complex="10pt" style:font-weight-asian="normal" style:text-line-through-style="none" style:text-line-through-type="none" style:text-underline-style="none"/>
    </style:style>
    <style:style style:family="paragraph" style:name="P69" style:parent-style-name="Default">
      <style:text-properties fo:font-size="10pt" officeooo:paragraph-rsid="00121e65" style:font-name="Arial" style:font-name-complex="Arial" style:font-size-asian="10pt" style:font-size-complex="10pt" style:text-line-through-style="none" style:text-line-through-type="none" style:text-underline-style="none"/>
    </style:style>
    <style:style style:family="paragraph" style:name="P70" style:parent-style-name="Default">
      <style:text-properties fo:font-size="10pt" officeooo:paragraph-rsid="00121e65" style:font-name="Arial" style:font-name-complex="Arial" style:font-size-asian="10pt" style:font-size-complex="10pt"/>
    </style:style>
    <style:style style:family="paragraph" style:name="P71" style:parent-style-name="UrbanTitle">
      <style:text-properties fo:font-size="14pt" style:font-name="Arial" style:font-size-asian="14pt" style:font-size-complex="14pt" style:text-underline-style="none"/>
    </style:style>
    <style:style style:family="paragraph" style:name="P7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fo:font-weight="bold" style:font-name-complex="Arial" style:font-weight-asian="bold"/>
    </style:style>
    <style:style style:family="text" style:name="T3">
      <style:text-properties fo:font-weight="bold" style:font-name-asian="Arial" style:font-name-complex="Arial" style:font-weight-asian="bold"/>
    </style:style>
    <style:style style:family="text" style:name="T4">
      <style:text-properties fo:font-weight="bold" officeooo:rsid="001af979" style:font-name-asian="Arial" style:font-name-complex="Arial" style:font-weight-asian="bold"/>
    </style:style>
    <style:style style:family="text" style:name="T5">
      <style:text-properties fo:font-weight="normal" style:font-weight-asian="normal" style:font-weight-complex="normal"/>
    </style:style>
    <style:style style:family="text" style:name="T6">
      <style:text-properties fo:color="#000000" fo:country="BE" fo:language="fr" style:font-name-asian="Arial" style:font-name-complex="Arial" style:text-underline-style="none"/>
    </style:style>
    <style:style style:family="text" style:name="T7">
      <style:text-properties fo:country="BE" fo:language="fr" officeooo:rsid="0022431e" style:font-name-complex="Arial" style:text-underline-style="none" style:use-window-font-color="true"/>
    </style:style>
    <style:style style:family="text" style:name="T8">
      <style:text-properties officeooo:rsid="000f0cbe"/>
    </style:style>
    <style:style style:family="text" style:name="T9">
      <style:text-properties fo:font-variant="small-caps" fo:font-weight="bold" style:font-name-complex="Arial" style:font-weight-asian="bold" style:text-underline-color="font-color" style:text-underline-style="solid" style:text-underline-width="auto"/>
    </style:style>
    <style:style style:family="text" style:name="T10">
      <style:text-properties fo:font-variant="small-caps" fo:font-weight="bold" officeooo:rsid="001cc540" style:font-name-complex="Arial" style:font-weight-asian="bold" style:text-underline-color="font-color" style:text-underline-style="solid" style:text-underline-width="auto"/>
    </style:style>
    <style:style style:family="text" style:name="T11">
      <style:text-properties fo:font-variant="small-caps" fo:font-weight="bold" style:font-name-asian="Arial" style:font-name-complex="Arial" style:font-weight-asian="bold" style:text-underline-color="font-color" style:text-underline-style="solid" style:text-underline-width="auto"/>
    </style:style>
    <style:style style:family="text" style:name="T12">
      <style:text-properties style:font-name-asian="Times"/>
    </style:style>
    <style:style style:family="text" style:name="T13">
      <style:text-properties style:text-line-through-style="none" style:text-line-through-type="none" style:text-underline-style="none"/>
    </style:style>
    <style:style style:family="text" style:name="T14">
      <style:text-properties officeooo:rsid="0012d21e" style:text-line-through-style="none" style:text-line-through-type="none" style:text-underline-style="none"/>
    </style:style>
    <style:style style:family="text" style:name="T15">
      <style:text-properties officeooo:rsid="0018b8fa"/>
    </style:style>
    <style:style style:family="text" style:name="T16">
      <style:text-properties officeooo:rsid="0019d9f7"/>
    </style:style>
    <style:style style:family="text" style:name="T17">
      <style:text-properties style:font-name-complex="Arial"/>
    </style:style>
    <style:style style:family="text" style:name="T18">
      <style:text-properties officeooo:rsid="00110c69" style:font-name-complex="Arial"/>
    </style:style>
    <style:style style:family="text" style:name="T19">
      <style:text-properties officeooo:rsid="001cc540" style:font-name-complex="Arial"/>
    </style:style>
    <style:style style:family="text" style:name="T20">
      <style:text-properties officeooo:rsid="00200265" style:font-name-complex="Arial"/>
    </style:style>
    <style:style style:family="text" style:name="T21">
      <style:text-properties style:font-name-asian="Arial" style:font-name-complex="Arial"/>
    </style:style>
    <style:style style:family="text" style:name="T22">
      <style:text-properties style:font-name-asian="Arial" style:font-weight-complex="normal"/>
    </style:style>
    <style:style style:family="text" style:name="T23">
      <style:text-properties officeooo:rsid="001cc540"/>
    </style:style>
    <style:style style:family="text" style:name="T24">
      <style:text-properties style:font-weight-complex="normal"/>
    </style:style>
    <style:style style:family="text" style:name="T25">
      <style:text-properties officeooo:rsid="00200265"/>
    </style:style>
    <style:style style:family="text" style:name="T26">
      <style:text-properties officeooo:rsid="0020ae16"/>
    </style:style>
    <style:style style:family="text" style:name="T27">
      <style:text-properties style:text-underline-color="font-color" style:text-underline-style="solid" style:text-underline-width="auto"/>
    </style:style>
    <style:style style:family="text" style:name="T28">
      <style:text-properties officeooo:rsid="0025e37f"/>
    </style:style>
    <style:style style:family="text" style:name="T29">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0">
      <style:text-properties fo:country="BE" fo:font-size="10pt" fo:font-style="normal" fo:font-weight="normal" fo:language="fr" fo:letter-spacing="normal" fo:text-shadow="none" style:country-asian="CN" style:country-complex="IN" style:font-name="Waree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1">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Fiche <text:span text:style-name="T8">d'analyse</text:span> du service urbanisme – <text:span text:style-name="T8">Commune de </text:span><text:span text:style-name="T8"><text:text-input text:description="">tool.getCityName()</text:text-input></text:span></text:p>
      <text:p text:style-name="P2"/>
      <text:p text:style-name="P65"><text:span text:style-name="T28">Référence : </text:span><text:text-input text:description="">self.getReference()</text:text-input></text:p>
      <text:p text:style-name="P8"><office:annotation><dc:creator>Gauthier Bastien</dc:creator><dc:date>2011-02-16T16:12:24</dc:date><text:p text:style-name="P72"><text:span text:style-name="T29">do text if len(self.getApplicants()) &gt; 1</text:span></text:p></office:annotation><text:span text:style-name="T1">Demandeurs :</text:span> <text:text-input text:description="Demandeurs">self.getApplicantsSignaletic()</text:text-input></text:p>
      <text:p text:style-name="P8"><office:annotation><dc:creator>Gauthier Bastien</dc:creator><dc:date>2011-02-16T16:13:21</dc:date><text:p text:style-name="P72"><text:span text:style-name="T31">do text if not len(self.getApplicants()) &gt; 1</text:span></text:p></office:annotation><text:span text:style-name="T1">Demandeur :</text:span> <text:s/><text:text-input text:description="Demandeurs">self.getApplicantsSignaletic()</text:text-input></text:p>
      <text:p text:style-name="P8"><text:span text:style-name="T1">Objet :</text:span> <text:text-input text:description="Objet des travaux">self.getLicenceSubject()</text:text-input></text:p>
      <text:p text:style-name="P8"><text:span text:style-name="T1">Situation : </text:span><text:text-input text:description="Situation des travaux">self.getWorkLocationSignaletic()</text:text-input></text:p>
      <text:p text:style-name="P9">Référence cadastrale : <text:span text:style-name="T5"><text:text-input text:description="Parcelles">licence_view.get_parcels()</text:text-input></text:span></text:p>
      <text:p text:style-name="P3"/>
      <text:p text:style-name="P36"><text:span text:style-name="T17">Plan</text:span><text:span text:style-name="T21"> </text:span><text:span text:style-name="T17">de</text:span><text:span text:style-name="T21"> </text:span><text:span text:style-name="T17">secteur :</text:span><text:span text:style-name="T21"> </text:span><text:span text:style-name="T6"><text:text-input text:description="Bien-Parcelles">self.folderZone</text:text-input></text:span></text:p>
      <text:p text:style-name="P36"><text:span text:style-name="T18">G</text:span><text:span text:style-name="T17">.C.U. :</text:span><text:span text:style-name="T21"> </text:span><text:span text:style-name="T17">aire </text:span><text:span text:style-name="T20">et périmètre</text:span><text:span text:style-name="T21"> </text:span><text:span text:style-name="T17">n°</text:span><text:span text:style-name="T7"><text:text-input text:description="Bien-Parcelles">self.township_guide</text:text-input></text:span></text:p>
      <text:p text:style-name="P36"><text:span text:style-name="T17">S.</text:span><text:span text:style-name="T18">D</text:span><text:span text:style-name="T17">.C. :</text:span><text:span text:style-name="T21"> </text:span><text:span text:style-name="T17">aire </text:span><text:span text:style-name="T20">et périmètre</text:span><text:span text:style-name="T21"> </text:span><text:span text:style-name="T17">n° </text:span><text:span text:style-name="T7"><text:text-input text:description="Bien-Parcelles">self.SDC</text:text-input></text:span></text:p>
      <text:p text:style-name="P37"><text:span text:style-name="T17">Alignement :</text:span><text:span text:style-name="T21">………………………………………………………………………………………………</text:span><text:span text:style-name="T17">..</text:span></text:p>
      <text:p text:style-name="P37"><text:span text:style-name="T17">Superficie</text:span><text:span text:style-name="T21"> </text:span><text:span text:style-name="T17">de</text:span><text:span text:style-name="T21"> </text:span><text:span text:style-name="T17">la</text:span><text:span text:style-name="T21"> </text:span><text:span text:style-name="T17">parcelle :</text:span><text:span text:style-name="T21">…………………………………………………………………………………</text:span><text:span text:style-name="T17">.</text:span></text:p>
      <text:p text:style-name="P38">Lotissement : ……………………………………………………………………………………………….</text:p>
      <text:p text:style-name="P16"/>
      <text:p text:style-name="P4"><office:annotation><dc:creator>sde </dc:creator><dc:date>2012-03-26T14:29:09</dc:date><text:p text:style-name="P72"><text:span text:style-name="T30">do text if not self.getBuildlicencesOfTheParcels()</text:span></text:p></office:annotation>Le bien en cause n'a pas fait l'objet d'un permis de bâtir ou d'urbanisme délivré après le 1er janvier 1977 ;</text:p>
      <text:p text:style-name="P4"><office:annotation><dc:creator>sde </dc:creator><dc:date>2012-03-26T14:29:09</dc:date><text:p text:style-name="P72"><text:span text:style-name="T30">do text if len(self.getBuildlicencesOfTheParcels()) == 1</text:span></text:p></office:annotation>Le bien en cause a fait l'objet du permis de bâtir ou d'urbanisme délivré après le 1er janvier 1977 :</text:p>
      <text:p text:style-name="P7"><office:annotation><dc:creator>sde </dc:creator><dc:date>2012-03-26T14:29:09</dc:date><text:p text:style-name="P72"><text:span text:style-name="T30">do text if len(self.getBuildlicencesOfTheParcels()) &gt; 1</text:span></text:p></office:annotation>Le bien en cause a fait l'objet de <text:span text:style-name="T25">plusieurs</text:span> permis de bâtir ou d'urbanisme délivrés après le 1er janvier 1977:</text:p>
      <text:section text:name="Section7" text:style-name="Sect1">
        <text:p text:style-name="P7"><office:annotation><dc:creator>sde </dc:creator><dc:date>2012-03-26T14:29:09</dc:date><text:p text:style-name="P72"><text:span text:style-name="T30">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4"/>
      <text:p text:style-name="P4"><office:annotation><dc:creator>sde </dc:creator><dc:date>2012-03-26T14:29:09</dc:date><text:p text:style-name="P72"><text:span text:style-name="T30">do text if not self.getParceloutlicenceOfTheParcels()</text:span></text:p></office:annotation>Le bien en cause n'a pas fait l'objet d'un permis de lotir ou d'urbanisation délivré après le 1er janvier 1977 ;</text:p>
      <text:p text:style-name="P7"><office:annotation><dc:creator>sde </dc:creator><dc:date>2012-03-26T14:29:09</dc:date><text:p text:style-name="P72"><text:span text:style-name="T30">do text if self.getParceloutlicenceOfTheParcels()</text:span></text:p></office:annotation>Le bien en cause a fait l'objet du permis de lotir ou d'urbanisation délivré après le 1er janvier 1977 éventuellement périmé:<text:line-break/>- <text:text-input text:description="Cadastre">parceloutlicence.getReference()</text:text-input><text:s/>portant sur la création de <text:text-input text:description="Cadastre">parceloutlicence.getParcelsNumber()</text:text-input><text:s/>lots.<text:line-break/>Ce permis a été modifié par les permis suivants :</text:p>
      <text:p text:style-name="P5"/>
      <text:p text:style-name="P4"><office:annotation><dc:creator>sde </dc:creator><dc:date>2012-03-26T14:29:09</dc:date><text:p text:style-name="P72"><text:span text:style-name="T30">do text if not self.getUrbanCertificateOneOfTheParcels() and <text:s/>not self.getUrbanCertificateTwoOfTheParcels()</text:span></text:p></office:annotation>Le bien en cause n'a pas fait l'objet d'un certificat d'urbanisme datant de moins de deux ans ;</text:p>
      <text:p text:style-name="P4"><office:annotation><dc:creator>sde </dc:creator><dc:date>2012-03-26T14:29:09</dc:date><text:p text:style-name="P72"><text:span text:style-name="T30">do text if len(self.getUrbanCertificateOneOfTheParcels()) == 1</text:span></text:p></office:annotation>Le bien en cause a fait l'objet du certificat d'urbanisme n°1 datant de moins de deux ans:</text:p>
      <text:p text:style-name="P7"><office:annotation><dc:creator>sde </dc:creator><dc:date>2012-03-26T14:29:09</dc:date><text:p text:style-name="P72"><text:span text:style-name="T30">do text if len(self.getUrbanCertificateOneOfTheParcels()) &gt; 1</text:span></text:p></office:annotation>Le bien en cause a fait l'objet des certificats d'urbanisme n°1 datant de moins de deux ans:</text:p>
      <text:section text:name="Section8" text:style-name="Sect1">
        <text:p text:style-name="P7"><office:annotation><dc:creator>sde </dc:creator><dc:date>2012-03-26T14:29:09</dc:date><text:p text:style-name="P72"><text:span text:style-name="T30">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5"/>
      <text:p text:style-name="P4"><office:annotation><dc:creator>sde </dc:creator><dc:date>2012-03-26T14:29:09</dc:date><text:p text:style-name="P72"><text:span text:style-name="T30">do text if len(self.getUrbanCertificateTwoOfTheParcels()) == 1</text:span></text:p></office:annotation>Le bien en cause a fait l'objet du certificat d'urbanisme n°2 datant de moins de deux ans:</text:p>
      <text:p text:style-name="P7"><office:annotation><dc:creator>sde </dc:creator><dc:date>2012-03-26T14:29:09</dc:date><text:p text:style-name="P72"><text:span text:style-name="T30">do text if len(self.getUrbanCertificateTwoOfTheParcels()) &gt; 1</text:span></text:p></office:annotation>Le bien en cause a fait l'objet des certificats d'urbanisme n°2 datant de moins de deux ans:</text:p>
      <text:p text:style-name="P6"><text:span text:style-name="T12"><office:annotation><dc:creator>sde </dc:creator><dc:date>2012-03-26T14:29:09</dc:date><text:p text:style-name="P72"><text:span text:style-name="T30">do section for certificate in self.getUrbanCertificateTwoOfTheParcels()</text:span></text:p></office:annotation></text:span><text:span text:style-name="T12">- </text:span><text:span text:style-name="T12"><text:text-input text:description="Cadastre">certificate.getReference()</text:text-input></text:span><text:span text:style-name="T12"><text:s/>délivré le </text:span><text:span text:style-name="T12"><text:text-input text:description="Cadastre">certificate.getLastTheLicence().getFormattedDate(date='decisionDate')</text:text-input></text:span><text:span text:style-name="T12"><text:s/>en vue de : </text:span><text:span text:style-name="T12"><text:text-input text:description="Cadastre">certificate.getLicenceSubject()</text:text-input></text:span><text:span text:style-name="T12">.</text:span></text:p>
      <text:p text:style-name="P16"/>
      <table:table table:name="Tableau1" table:style-name="Tableau1">
        <table:table-column table:style-name="Tableau1.A"/>
        <table:table-column table:style-name="Tableau1.B"/>
        <table:table-row>
          <table:table-cell office:value-type="string" table:style-name="Tableau1.A1">
            <text:p text:style-name="P49"/>
          </table:table-cell>
          <table:table-cell office:value-type="string" table:style-name="Tableau1.B1">
            <text:p text:style-name="P60">Vérification de l'inscription à l'ordre de l'architecte de l'auteur de projet <text:span text:style-name="T27">www.ordredesarchitectes.be</text:span></text:p>
          </table:table-cell>
        </table:table-row>
      </table:table>
      <text:p text:style-name="P27"/>
      <text:p text:style-name="P27"/>
      <text:p text:style-name="P27">Consultations et avis </text:p>
      <text:p text:style-name="P16"/>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office:value-type="string" table:style-name="Tableau21.A1">
            <text:p text:style-name="P49"/>
          </table:table-cell>
          <table:table-cell office:value-type="string" table:style-name="Tableau21.A1">
            <text:p text:style-name="P56">À solliciter</text:p>
          </table:table-cell>
          <table:table-cell office:value-type="string" table:style-name="Tableau21.A1">
            <text:p text:style-name="P56">Demandé le</text:p>
          </table:table-cell>
          <table:table-cell office:value-type="string" table:style-name="Tableau21.A1">
            <text:p text:style-name="P56">Réponse le </text:p>
          </table:table-cell>
          <table:table-cell office:value-type="string" table:style-name="Tableau21.E1">
            <text:p text:style-name="P56">Type d'avis</text:p>
          </table:table-cell>
        </table:table-row>
        <table:table-row>
          <table:table-cell office:value-type="string" table:style-name="Tableau21.A2">
            <text:p text:style-name="P55">DGO1 (MET)</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IL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RESA</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text:soft-page-break/>Défavorable</text:p>
          </table:table-cell>
        </table:table-row>
        <table:table-row>
          <table:table-cell office:value-type="string" table:style-name="Tableau21.A2">
            <text:p text:style-name="P55">I.I.L.E. prévention incendi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ommissaire Voyer</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DNF – <text:span text:style-name="T25">SPW DGO3</text:span></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onduite d'eau Bethane – Seraing</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TGV – Infrabel</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S<text:span text:style-name="T26">TP - </text:span>Cours d'eau non navigabl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Asbl Plain – Pied</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Seveso</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CATM</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9">PROXIMUS</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row>
          <table:table-cell office:value-type="string" table:style-name="Tableau21.A2">
            <text:p text:style-name="P59">CELLULE RAVEL – Infrabel</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row>
          <table:table-cell office:value-type="string" table:style-name="Tableau21.A2">
            <text:p text:style-name="P59">CELLULE RAVEL - DGO4</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
      <text:p text:style-name="P16"/>
      <text:p text:style-name="P28">Composition du dossier</text:p>
      <text:p text:style-name="P17"/>
      <table:table table:name="Tableau12" table:style-name="Tableau12">
        <table:table-column table:style-name="Tableau12.A"/>
        <table:table-column table:style-name="Tableau12.B"/>
        <table:table-column table:style-name="Tableau12.C"/>
        <table:table-row>
          <table:table-cell office:value-type="string" table:style-name="Tableau12.A1">
            <text:p text:style-name="P49"/>
          </table:table-cell>
          <table:table-cell office:value-type="string" table:style-name="Tableau12.A1">
            <text:p text:style-name="P50">Annexe 4 (Demande de permis d'urbanisme avec concours d'un architecte)</text:p>
          </table:table-cell>
          <table:table-cell office:value-type="string" table:style-name="Tableau12.C1">
            <text:p text:style-name="P50">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5 (Demande de permis d'urbanisme portant sur la modification de la destination d'un bien ou sur la modification de la répartition des surfaces de vente et des activités commercial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6 (Demande portant sur la modification sensible du relief du sol, sur le dépôt de véhicules ou déchets ou sur le placement d'installations mobil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7 (Demande portant sur les actes de boisement, déboisement, abatage d'arbr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8 (Demande de permis portant sur des travaux techniqu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9 ( Demande de permis dispensée du concours d'un architecte) <text:span text:style-name="T25">autres que 5 à 8</text:span></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10 (Demande de permis d'urbanisation ou de modification de permis d'urbanisation)</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11 (Demande de permis d'urbanisation ou de modification de permis d'urbanisation avec contenu simplifié)</text:p>
          </table:table-cell>
          <table:table-cell office:value-type="string" table:style-name="Tableau12.C2">
            <text:p text:style-name="P51">2 exemplaires + daté<text:span text:style-name="T15">s</text:span> et signé<text:span text:style-name="T15">s</text:span></text:p>
          </table:table-cell>
        </table:table-row>
      </table:table>
      <text:p text:style-name="P17"/>
      <text:p text:style-name="P17"><text:soft-page-break/></text:p>
      <table:table table:name="Tableau13" table:style-name="Tableau13">
        <table:table-column table:style-name="Tableau13.A"/>
        <table:table-column table:style-name="Tableau13.B"/>
        <table:table-column table:style-name="Tableau13.C"/>
        <table:table-row>
          <table:table-cell office:value-type="string" table:style-name="Tableau13.A1">
            <text:p text:style-name="P49"/>
          </table:table-cell>
          <table:table-cell office:value-type="string" table:style-name="Tableau13.A1">
            <text:p text:style-name="P50">Notice d'évaluation des incidences sur l'environnement (comprenant un extrait du plan de secteur couleur indiquant l'objet de la demande)</text:p>
          </table:table-cell>
          <table:table-cell office:value-type="string" table:style-name="Tableau13.C1">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0">Questionnaire statistique </text:p>
          </table:table-cell>
          <table:table-cell office:value-type="string" table:style-name="Tableau13.C2">
            <text:p text:style-name="P50">1 exemplaire + daté et signé</text:p>
          </table:table-cell>
        </table:table-row>
        <table:table-row>
          <table:table-cell office:value-type="string" table:style-name="Tableau13.A2">
            <text:p text:style-name="P49"/>
          </table:table-cell>
          <table:table-cell office:value-type="string" table:style-name="Tableau13.A2">
            <text:p text:style-name="P52">Le rapport urbanistique motivant les travaux projetés</text:p>
          </table:table-cell>
          <table:table-cell office:value-type="string" table:style-name="Tableau13.C2">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2">Une lettre de motivation pour les écarts au G.C.U. et S.D.C.</text:p>
          </table:table-cell>
          <table:table-cell office:value-type="string" table:style-name="Tableau13.C2">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2">Une vue axonométrique dans le cadre d'une annonce de projet ou d'une enquête publique</text:p>
          </table:table-cell>
          <table:table-cell office:value-type="string" table:style-name="Tableau13.C2">
            <text:p text:style-name="P51"><text:span text:style-name="T15">3</text:span> exemplaires + daté<text:span text:style-name="T15">s</text:span> </text:p>
          </table:table-cell>
        </table:table-row>
        <table:table-row>
          <table:table-cell office:value-type="string" table:style-name="Tableau13.A2">
            <text:p text:style-name="P49"/>
          </table:table-cell>
          <table:table-cell office:value-type="string" table:style-name="Tableau13.A2">
            <text:p text:style-name="P53">Certificat du Patrimoine (pour les biens classés) ex : rue Heid des Chênes</text:p>
          </table:table-cell>
          <table:table-cell office:value-type="string" table:style-name="Tableau13.C2">
            <text:p text:style-name="P51"><text:span text:style-name="T16">3</text:span> exemplaires + daté<text:span text:style-name="T15">s</text:span> et signé<text:span text:style-name="T15">s</text:span></text:p>
          </table:table-cell>
        </table:table-row>
      </table:table>
      <text:p text:style-name="P17"/>
      <text:p text:style-name="P17"/>
      <table:table table:name="Tableau14" table:style-name="Tableau14">
        <table:table-column table:style-name="Tableau14.A"/>
        <table:table-column table:style-name="Tableau14.B"/>
        <table:table-column table:style-name="Tableau14.C"/>
        <table:table-column table:style-name="Tableau14.D"/>
        <table:table-row>
          <table:table-cell office:value-type="string" table:number-columns-spanned="4" table:style-name="Tableau14.A1">
            <text:p text:style-name="P61"><text:span text:style-name="T25">Plans</text:span> à déposer en <text:span text:style-name="T25">6</text:span> exemplaires + datés + signés</text:p>
          </table:table-cell>
          <table:covered-table-cell/>
          <table:covered-table-cell/>
          <table:covered-table-cell/>
        </table:table-row>
        <table:table-row>
          <table:table-cell office:value-type="string" table:number-columns-spanned="4" table:style-name="Tableau14.A2">
            <text:p text:style-name="P62">Annexes à fournir dans une demande de permis :</text:p>
          </table:table-cell>
          <table:covered-table-cell/>
          <table:covered-table-cell/>
          <table:covered-table-cell/>
        </table:table-row>
        <table:table-row>
          <table:table-cell office:value-type="string" table:style-name="Tableau14.A3">
            <text:p text:style-name="P49"/>
          </table:table-cell>
          <table:table-cell office:value-type="string" table:number-columns-spanned="3" table:style-name="Tableau14.A2">
            <text:p text:style-name="P68">un plan de situation du bien concerné dressé à l'échelle de 1/10. 000e ou de 1/5.000e, qui figure dans un rayon de 500 mètres de celui-ci : </text:p>
          </table:table-cell>
          <table:covered-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orientation ; </text:p>
          </table: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a localisation du bien concerné par le projet par rapport au noyau central de la localité; </text:p>
          </table: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es voies de desserte et leur dénomination ;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68">un plan qui figure le contexte urbanistique et paysager établi à l'échelle de 1/1.000e ou de 1/500e et qui figure : </text:p>
          </table:table-cell>
          <table:covered-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orientation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a voirie de desserte cotée avec indication de son statut juridique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implantation, le gabarit, la nature ou l'affectation des constructions existantes sur le bien concerné et dans un rayon de 50 mètres de celui-ci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orsque le projet implique l'application des articles D.IV.5 à D.IV.13 du CoDT, 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10">l'indication numérotée des prises de vues du reportage photographique visé ci-dessous;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70">un reportage photographique en couleurs qui permet la prise en compte du contexte urbanistique et paysager dans lequel s'insère le projet et qui contient au minimum : </text:p>
          </table:table-cell>
          <table:covered-table-cell/>
          <table:covered-table-cell/>
        </table:table-row>
        <table:table-row>
          <table:table-cell office:value-type="string" table:number-rows-spanned="4" table:style-name="Tableau14.A3">
            <text:p text:style-name="P49"/>
          </table:table-cell>
          <table:table-cell office:value-type="string" table:style-name="Tableau14.A3">
            <text:p text:style-name="P69"/>
          </table:table-cell>
          <table:table-cell office:value-type="string" table:number-columns-spanned="2" table:style-name="Tableau14.A2">
            <text:p text:style-name="P69">deux prises de vues, l'une à front de voirie, montrant la parcelle et les immeubles la jouxtant, l'autre montrant la ou les parcelles en vis-à-vis de l'autre côté de la voirie ; </text:p>
          </table:table-cell>
          <table:covered-table-cell/>
        </table:table-row>
        <table:table-row>
          <table:covered-table-cell/>
          <table:table-cell office:value-type="string" table:style-name="Tableau14.A3">
            <text:p text:style-name="P69"/>
          </table:table-cell>
          <table:table-cell office:value-type="string" table:number-columns-spanned="2" table:style-name="Tableau14.A2">
            <text:p text:style-name="P69">au moins trois prises de vues différentes afin de visualiser les limites du bien concerné, les constructions voisines et l’environnement général ; </text:p>
          </table:table-cell>
          <table:covered-table-cell/>
        </table:table-row>
        <table:table-row>
          <table:covered-table-cell/>
          <table:table-cell office:value-type="string" table:style-name="Tableau14.A3">
            <text:p text:style-name="P40"/>
          </table:table-cell>
          <table:table-cell office:value-type="string" table:number-columns-spanned="2" table:style-name="Tableau14.A2">
            <text:p text:style-name="P40">lorsqu'il s'agit d'une nouvelle construction ou 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 </text:p>
          </table:table-cell>
          <table:covered-table-cell/>
        </table:table-row>
        <table:table-row>
          <table:covered-table-cell/>
          <table:table-cell office:value-type="string" table:number-columns-spanned="3" table:style-name="Tableau14.A2">
            <text:p text:style-name="P41">un plan d’implantation représentant l'occupation de la parcelle, dressé à l'échelle de 1/500e ,de 1/250e ou de 1/200eet qui figure : </text:p>
          </table:table-cell>
          <table:covered-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s limites cotées de la parcelle concernée et les courbes de niveau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orsqu’elle porte sur la construction groupée d’habitations à diviser ultérieurement en lots sans que le permis d’urbanisation soit requis au préalable, les limites des lots ; </text:p>
          </table:table-cell>
          <table:covered-table-cell/>
        </table:table-row>
        <text:soft-page-break/>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au moins deux coupes significatives longitudinale et transversale cotées du relief ainsi que, le cas échéant, les modifications projetées et cotées qui s'y rapportent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41"><text:span text:style-name="T14">L</text:span><text:span text:style-name="T13">e cas échéant, l'implantation et le gabarit cotés des constructions existantes sur la parcelle, à maintenir ou à démolir ; </text:span></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implantation et le gabarit cotés des constructions projetées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s servitudes du fait de l'homme sur le terrain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 cas échéant, le tracé des infrastructures de transport de fluide et d’énergie qui traversent le ou les biens concernés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41">la visualisation du projet reprenant les constructions à maintenir, à démolir ou à construire, dressée à l'échelle de 1/100e ou 1/50e, qui figure : </text:p>
          </table:table-cell>
          <table:covered-table-cell/>
          <table:covered-table-cell/>
        </table:table-row>
        <table:table-row>
          <table:table-cell office:value-type="string" table:style-name="Tableau14.A3">
            <text:p text:style-name="P49"/>
          </table:table-cell>
          <table:table-cell office:value-type="string" table:number-columns-spanned="2" table:style-name="Tableau14.A3">
            <text:p text:style-name="P39"/>
          </table:table-cell>
          <table:covered-table-cell/>
          <table:table-cell office:value-type="string" table:style-name="Tableau14.A2">
            <text:p text:style-name="P39">la vue en plan de chaque niveau ainsi que l'affectation actuelle et future des locaux ;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39">les élévations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41">la légende des matériaux de parement des élévations et de couverture des toitures ainsi que leurs tonalités ;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42">les coupes transversales et longitudinales cotées qui comportent le niveau d'implantation du rez-de-chaussée, les niveaux du relief du sol existant et projeté et le profil des constructions contiguës ; </text:p>
          </table:table-cell>
        </table:table-row>
      </table:table>
      <text:p text:style-name="P17"/>
      <text:p text:style-name="P14">Analyse du dossier urbanisme</text:p>
      <text:p text:style-name="P17"/>
      <table:table table:name="Tableau2" table:style-name="Tableau2">
        <table:table-column table:style-name="Tableau2.A"/>
        <table:table-row table:style-name="Tableau2.1">
          <table:table-cell office:value-type="string" table:style-name="Tableau2.A1">
            <text:p text:style-name="P32"><text:span text:style-name="T9">Schéma</text:span><text:span text:style-name="T11"> </text:span><text:span text:style-name="T9">d</text:span><text:span text:style-name="T10">e Développement</text:span><text:span text:style-name="T11"> </text:span><text:span text:style-name="T9">Communal :</text:span></text:p>
            <text:p text:style-name="P31"/>
            <text:p text:style-name="P32"><text:span text:style-name="T17">Densité</text:span><text:span text:style-name="T21"> </text:span><text:span text:style-name="T17">prévue</text:span><text:span text:style-name="T21"> </text:span><text:span text:style-name="T17">au</text:span><text:span text:style-name="T21"> </text:span><text:span text:style-name="T17">S</text:span><text:span text:style-name="T19">D</text:span><text:span text:style-name="T17">C :</text:span><text:span text:style-name="T21"> …………………</text:span><text:span text:style-name="T17">logements</text:span><text:span text:style-name="T21"> </text:span><text:span text:style-name="T17">par</text:span><text:span text:style-name="T21"> </text:span><text:span text:style-name="T17">hectare</text:span><text:span text:style-name="T21"> </text:span><text:span text:style-name="T17">soit</text:span><text:span text:style-name="T21"> </text:span><text:span text:style-name="T17">1</text:span><text:span text:style-name="T21"> </text:span><text:span text:style-name="T17">logement</text:span><text:span text:style-name="T21"> </text:span><text:span text:style-name="T17">/</text:span><text:span text:style-name="T21"> <text:s text:c="2"/>…… <text:s text:c="2"/></text:span><text:span text:style-name="T17">m²</text:span></text:p>
            <text:p text:style-name="P33"/>
            <text:p text:style-name="P32"><text:span text:style-name="T17">La</text:span><text:span text:style-name="T21"> </text:span><text:span text:style-name="T17">parcelle</text:span><text:span text:style-name="T21"> </text:span><text:span text:style-name="T17">peut</text:span><text:span text:style-name="T21"> </text:span><text:span text:style-name="T17">contenir</text:span><text:span text:style-name="T21"> </text:span><text:span text:style-name="T17">maximum</text:span><text:span text:style-name="T21"> </text:span><text:span text:style-name="T17">/</text:span><text:span text:style-name="T21"> </text:span><text:span text:style-name="T17">minimum</text:span><text:span text:style-name="T21"> ……</text:span><text:span text:style-name="T17">.</text:span><text:span text:style-name="T21"> </text:span><text:span text:style-name="T17">logements</text:span></text:p>
            <text:p text:style-name="P34"/>
            <text:p text:style-name="P35"><text:span text:style-name="T24">Destination</text:span><text:span text:style-name="T22"> </text:span><text:span text:style-name="T24">de</text:span><text:span text:style-name="T22"> </text:span><text:span text:style-name="T24">la</text:span><text:span text:style-name="T22"> </text:span><text:span text:style-name="T24">zone :</text:span><text:span text:style-name="T22"> </text:span><text:span text:style-name="T24">habitat</text:span><text:span text:style-name="T22"> </text:span><text:span text:style-name="T24">/</text:span><text:span text:style-name="T22"> </text:span><text:span text:style-name="T24">commerce</text:span><text:span text:style-name="T22"> </text:span><text:span text:style-name="T24">/</text:span><text:span text:style-name="T22"> </text:span><text:span text:style-name="T24">communautaire</text:span><text:span text:style-name="T22"> </text:span><text:span text:style-name="T24">/</text:span><text:span text:style-name="T22"> </text:span><text:span text:style-name="T24">mixte</text:span><text:span text:style-name="T22"> </text:span><text:span text:style-name="T24">habitat</text:span><text:span text:style-name="T22"> </text:span><text:span text:style-name="T24">et</text:span><text:span text:style-name="T22"> </text:span><text:span text:style-name="T24">commerce</text:span><text:span text:style-name="T22"> </text:span><text:span text:style-name="T24">/</text:span><text:span text:style-name="T22"> …………………</text:span></text:p>
          </table:table-cell>
        </table:table-row>
      </table:table>
      <text:p text:style-name="P18"/>
      <table:table table:name="Tableau22" table:style-name="Tableau22">
        <table:table-column table:style-name="Tableau22.A"/>
        <table:table-column table:style-name="Tableau22.B"/>
        <table:table-column table:style-name="Tableau22.C"/>
        <table:table-column table:style-name="Tableau22.D"/>
        <table:table-row table:style-name="Tableau22.1">
          <table:table-cell office:value-type="string" table:number-columns-spanned="4" table:style-name="Tableau22.A1">
            <text:p text:style-name="P23">PARCELLE</text:p>
          </table:table-cell>
          <table:covered-table-cell/>
          <table:covered-table-cell/>
          <table:covered-table-cell/>
        </table:table-row>
        <table:table-row table:style-name="Tableau22.1">
          <table:table-cell office:value-type="string" table:style-name="Tableau22.A2">
            <text:p text:style-name="P23"/>
          </table:table-cell>
          <table:table-cell office:value-type="string" table:style-name="Tableau22.A2">
            <text:p text:style-name="P24">Remarques</text:p>
          </table:table-cell>
          <table:table-cell office:value-type="string" table:style-name="Tableau22.A2">
            <text:p text:style-name="P24">OK</text:p>
          </table:table-cell>
          <table:table-cell office:value-type="string" table:style-name="Tableau22.A1">
            <text:p text:style-name="P25">Écart</text:p>
          </table:table-cell>
        </table:table-row>
        <table:table-row table:style-name="Tableau22.1">
          <table:table-cell office:value-type="string" table:style-name="Tableau22.A2">
            <text:p text:style-name="P43"><text:span text:style-name="T17">Nouvelle</text:span><text:span text:style-name="T21"> </text:span><text:span text:style-name="T17">parcelle</text:span><text:span text:style-name="T21"> </text:span><text:span text:style-name="T17">minimum</text:span><text:span text:style-name="T21"> </text:span><text:span text:style-name="T17">300m²</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oiture</text:span><text:span text:style-name="T21"> </text:span><text:span text:style-name="T17">+</text:span><text:span text:style-name="T21"> </text:span><text:span text:style-name="T17">matériaux </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Accessibilité</text:span><text:span text:style-name="T21"> </text:span><text:span text:style-name="T17">PMR </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élos</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
      <text:p text:style-name="P18"/>
      <table:table table:name="Tableau23" table:style-name="Tableau23">
        <table:table-column table:style-name="Tableau23.A"/>
        <table:table-column table:style-name="Tableau23.B"/>
        <table:table-column table:style-name="Tableau23.C"/>
        <table:table-column table:style-name="Tableau23.D"/>
        <table:table-row table:style-name="Tableau23.1">
          <table:table-cell office:value-type="string" table:number-columns-spanned="4" table:style-name="Tableau23.A1">
            <text:p text:style-name="P26">BÂTIMENT</text:p>
          </table:table-cell>
          <table:covered-table-cell/>
          <table:covered-table-cell/>
          <table:covered-table-cell/>
        </table:table-row>
        <table:table-row table:style-name="Tableau23.1">
          <table:table-cell office:value-type="string" table:style-name="Tableau23.A2">
            <text:p text:style-name="P23"/>
          </table:table-cell>
          <table:table-cell office:value-type="string" table:style-name="Tableau23.A2">
            <text:p text:style-name="P24">Remarques</text:p>
          </table:table-cell>
          <table:table-cell office:value-type="string" table:style-name="Tableau23.A2">
            <text:p text:style-name="P24">OK</text:p>
          </table:table-cell>
          <table:table-cell office:value-type="string" table:style-name="Tableau23.A1">
            <text:p text:style-name="P25">Écart</text:p>
          </table:table-cell>
        </table:table-row>
        <table:table-row table:style-name="Tableau23.1">
          <table:table-cell office:value-type="string" table:style-name="Tableau23.A2">
            <text:p text:style-name="P43"><text:span text:style-name="T17">Modification</text:span><text:span text:style-name="T21"> </text:span><text:span text:style-name="T17">du</text:span><text:span text:style-name="T21"> </text:span><text:span text:style-name="T17">relief</text:span><text:span text:style-name="T21"> </text:span><text:span text:style-name="T17">du</text:span><text:span text:style-name="T21"> </text:span><text:span text:style-name="T17">sol</text:span></text:p>
          </table:table-cell>
          <table:table-cell office:value-type="string" table:style-name="Tableau23.A2">
            <text:p text:style-name="P45"/>
          </table:table-cell>
          <table:table-cell office:value-type="string" table:style-name="Tableau23.A2">
            <text:p text:style-name="P45"/>
          </table:table-cell>
          <table:table-cell office:value-type="string" table:style-name="Tableau23.A1">
            <text:p text:style-name="P45"/>
          </table:table-cell>
        </table:table-row>
        <table:table-row table:style-name="Tableau23.1">
          <table:table-cell office:value-type="string" table:style-name="Tableau23.A2">
            <text:p text:style-name="P43"><text:span text:style-name="T17">Enseigne</text:span><text:span text:style-name="T21"> </text:span><text:span text:style-name="T17">et</text:span><text:span text:style-name="T21"> </text:span><text:span text:style-name="T17">publicité </text:span></text:p>
          </table:table-cell>
          <table:table-cell office:value-type="string" table:style-name="Tableau23.A2">
            <text:p text:style-name="P45"/>
          </table:table-cell>
          <table:table-cell office:value-type="string" table:style-name="Tableau23.A2">
            <text:p text:style-name="P45"/>
          </table:table-cell>
          <table:table-cell office:value-type="string" table:style-name="Tableau23.A1">
            <text:p text:style-name="P45"/>
          </table:table-cell>
        </table:table-row>
      </table:table>
      <text:p text:style-name="P18"/>
      <table:table table:name="Tableau24" table:style-name="Tableau24">
        <table:table-column table:style-name="Tableau24.A"/>
        <table:table-column table:style-name="Tableau24.B"/>
        <table:table-column table:style-name="Tableau24.C"/>
        <table:table-column table:style-name="Tableau24.D"/>
        <table:table-row table:style-name="Tableau24.1">
          <table:table-cell office:value-type="string" table:number-columns-spanned="4" table:style-name="Tableau24.A1">
            <text:p text:style-name="P22"><text:span text:style-name="T2">COEFFICIENT</text:span><text:span text:style-name="T3"> </text:span><text:span text:style-name="T2">DE</text:span><text:span text:style-name="T3"> </text:span><text:span text:style-name="T4">BÂTISSE</text:span></text:p>
          </table:table-cell>
          <table:covered-table-cell/>
          <table:covered-table-cell/>
          <table:covered-table-cell/>
        </table:table-row>
        <table:table-row table:style-name="Tableau24.1">
          <table:table-cell office:value-type="string" table:style-name="Tableau24.A2">
            <text:p text:style-name="P23"/>
          </table:table-cell>
          <table:table-cell office:value-type="string" table:style-name="Tableau24.A2">
            <text:p text:style-name="P24">Remarques</text:p>
          </table:table-cell>
          <table:table-cell office:value-type="string" table:style-name="Tableau24.A2">
            <text:p text:style-name="P24">OK</text:p>
          </table:table-cell>
          <table:table-cell office:value-type="string" table:style-name="Tableau24.A1">
            <text:p text:style-name="P25">Écart</text:p>
          </table:table-cell>
        </table:table-row>
        <table:table-row table:style-name="Tableau24.1">
          <table:table-cell office:value-type="string" table:style-name="Tableau24.A2">
            <text:p text:style-name="P43"><text:span text:style-name="T17">%</text:span><text:span text:style-name="T21"> </text:span><text:span text:style-name="T17">Volumes</text:span><text:span text:style-name="T21"> </text:span><text:span text:style-name="T17">bâtis</text:span></text:p>
          </table:table-cell>
          <table:table-cell office:value-type="string" table:style-name="Tableau24.A2">
            <text:p text:style-name="P45"/>
          </table:table-cell>
          <table:table-cell office:value-type="string" table:style-name="Tableau24.A2">
            <text:p text:style-name="P45"/>
          </table:table-cell>
          <table:table-cell office:value-type="string" table:style-name="Tableau24.A1">
            <text:p text:style-name="P45"/>
          </table:table-cell>
        </table:table-row>
        <text:soft-page-break/>
        <table:table-row table:style-name="Tableau24.1">
          <table:table-cell office:value-type="string" table:style-name="Tableau24.A2">
            <text:p text:style-name="P43"><text:span text:style-name="T17">%</text:span><text:span text:style-name="T21"> </text:span><text:span text:style-name="T17">Zones</text:span><text:span text:style-name="T21"> </text:span><text:span text:style-name="T17">de</text:span><text:span text:style-name="T21"> </text:span><text:span text:style-name="T17">stationnement</text:span><text:span text:style-name="T21"> – </text:span><text:span text:style-name="T17">terrasse</text:span><text:span text:style-name="T21"> </text:span><text:span text:style-name="T17">-</text:span><text:span text:style-name="T21"> </text:span><text:span text:style-name="T17">allée</text:span></text:p>
          </table:table-cell>
          <table:table-cell office:value-type="string" table:style-name="Tableau24.A2">
            <text:p text:style-name="P45"/>
          </table:table-cell>
          <table:table-cell office:value-type="string" table:style-name="Tableau24.A2">
            <text:p text:style-name="P45"/>
          </table:table-cell>
          <table:table-cell office:value-type="string" table:style-name="Tableau24.A1">
            <text:p text:style-name="P45"/>
          </table:table-cell>
        </table:table-row>
      </table:table>
      <text:p text:style-name="P18"/>
      <table:table table:name="Tableau25" table:style-name="Tableau25">
        <table:table-column table:style-name="Tableau25.A"/>
        <table:table-column table:style-name="Tableau25.B"/>
        <table:table-column table:style-name="Tableau25.C"/>
        <table:table-column table:style-name="Tableau25.D"/>
        <table:table-row table:style-name="Tableau25.1">
          <table:table-cell office:value-type="string" table:number-columns-spanned="4" table:style-name="Tableau25.A1">
            <text:p text:style-name="P22"><text:span text:style-name="T2">VOLUME</text:span><text:span text:style-name="T3"> </text:span><text:span text:style-name="T2">PRINCIPAL</text:span></text:p>
          </table:table-cell>
          <table:covered-table-cell/>
          <table:covered-table-cell/>
          <table:covered-table-cell/>
        </table:table-row>
        <table:table-row table:style-name="Tableau25.1">
          <table:table-cell office:value-type="string" table:style-name="Tableau25.A2">
            <text:p text:style-name="P23"/>
          </table:table-cell>
          <table:table-cell office:value-type="string" table:style-name="Tableau25.A2">
            <text:p text:style-name="P24">Remarques</text:p>
          </table:table-cell>
          <table:table-cell office:value-type="string" table:style-name="Tableau25.A2">
            <text:p text:style-name="P24">OK</text:p>
          </table:table-cell>
          <table:table-cell office:value-type="string" table:style-name="Tableau25.A1">
            <text:p text:style-name="P25">Écart</text:p>
          </table:table-cell>
        </table:table-row>
        <table:table-row table:style-name="Tableau25.1">
          <table:table-cell office:value-type="string" table:style-name="Tableau25.A2">
            <text:p text:style-name="P43"><text:span text:style-name="T17">Alignement</text:span><text:span text:style-name="T21"> </text:span><text:span text:style-name="T17">voiri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Recul</text:span><text:span text:style-name="T21"> </text:span><text:span text:style-name="T17">latéral</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Profondeur</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Garage</text:span><text:span text:style-name="T21"> </text:span><text:span text:style-name="T17">à</text:span><text:span text:style-name="T21"> </text:span><text:span text:style-name="T17">ru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Décrochement</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Enseignes</text:span><text:span text:style-name="T21"> </text:span><text:span text:style-name="T17">et</text:span><text:span text:style-name="T21"> </text:span><text:span text:style-name="T17">publicité</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Composition</text:span><text:span text:style-name="T21"> </text:span><text:span text:style-name="T17">façad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Dominance</text:span><text:span text:style-name="T21"> </text:span><text:span text:style-name="T17">verticale</text:span><text:span text:style-name="T21"> </text:span><text:span text:style-name="T17">des</text:span><text:span text:style-name="T21"> </text:span><text:span text:style-name="T17">baies</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number-columns-spanned="4" table:style-name="Tableau25.A1">
            <text:p text:style-name="P22"><text:span text:style-name="T2">VOLUME</text:span><text:span text:style-name="T3"> </text:span><text:span text:style-name="T2">SECONDAIRE</text:span></text:p>
          </table:table-cell>
          <table:covered-table-cell/>
          <table:covered-table-cell/>
          <table:covered-table-cell/>
        </table:table-row>
        <table:table-row table:style-name="Tableau25.1">
          <table:table-cell office:value-type="string" table:style-name="Tableau25.A2">
            <text:p text:style-name="P23"/>
          </table:table-cell>
          <table:table-cell office:value-type="string" table:style-name="Tableau25.A2">
            <text:p text:style-name="P24">Remarques</text:p>
          </table:table-cell>
          <table:table-cell office:value-type="string" table:style-name="Tableau25.A2">
            <text:p text:style-name="P24">OK</text:p>
          </table:table-cell>
          <table:table-cell office:value-type="string" table:style-name="Tableau25.A1">
            <text:p text:style-name="P25">Écart</text:p>
          </table:table-cell>
        </table:table-row>
        <table:table-row table:style-name="Tableau25.1">
          <table:table-cell office:value-type="string" table:style-name="Tableau25.A2">
            <text:p text:style-name="P43"><text:span text:style-name="T17">Alignement</text:span><text:span text:style-name="T21"> </text:span></text:p>
          </table:table-cell>
          <table:table-cell office:value-type="string" table:style-name="Tableau25.A2">
            <text:p text:style-name="P46"/>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Recul</text:span><text:span text:style-name="T21"> </text:span><text:span text:style-name="T17">latéral</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Profondeur</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
      <table:table table:name="Tableau26" table:style-name="Tableau26">
        <table:table-column table:style-name="Tableau26.A"/>
        <table:table-column table:style-name="Tableau26.B"/>
        <table:table-column table:style-name="Tableau26.C"/>
        <table:table-column table:style-name="Tableau26.D"/>
        <table:table-row table:style-name="Tableau26.1">
          <table:table-cell office:value-type="string" table:number-columns-spanned="4" table:style-name="Tableau26.A1">
            <text:p text:style-name="P22"><text:span text:style-name="T2">VOLUME</text:span><text:span text:style-name="T3"> </text:span><text:span text:style-name="T2">ANNEXE</text:span></text:p>
          </table:table-cell>
          <table:covered-table-cell/>
          <table:covered-table-cell/>
          <table:covered-table-cell/>
        </table:table-row>
        <table:table-row table:style-name="Tableau26.1">
          <table:table-cell office:value-type="string" table:style-name="Tableau26.A2">
            <text:p text:style-name="P23"/>
          </table:table-cell>
          <table:table-cell office:value-type="string" table:style-name="Tableau26.A2">
            <text:p text:style-name="P24">Remarques</text:p>
          </table:table-cell>
          <table:table-cell office:value-type="string" table:style-name="Tableau26.A2">
            <text:p text:style-name="P24">OK</text:p>
          </table:table-cell>
          <table:table-cell office:value-type="string" table:style-name="Tableau26.A1">
            <text:p text:style-name="P25">Écart</text:p>
          </table:table-cell>
        </table:table-row>
        <table:table-row table:style-name="Tableau26.1">
          <table:table-cell office:value-type="string" table:style-name="Tableau26.A2">
            <text:p text:style-name="P43"><text:span text:style-name="T17">Alignement</text:span><text:span text:style-name="T21"> </text:span></text:p>
          </table:table-cell>
          <table:table-cell office:value-type="string" table:style-name="Tableau26.A2">
            <text:p text:style-name="P46"/>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Recul</text:span><text:span text:style-name="T21"> </text:span><text:span text:style-name="T17">latéral</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4">Profondeur</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
      <text:p text:style-name="P18"/>
      <table:table table:name="Tableau27" table:style-name="Tableau27">
        <table:table-column table:style-name="Tableau27.A"/>
        <table:table-column table:style-name="Tableau27.B"/>
        <table:table-column table:style-name="Tableau27.C"/>
        <table:table-column table:style-name="Tableau27.D"/>
        <table:table-row table:style-name="Tableau27.1">
          <table:table-cell office:value-type="string" table:number-columns-spanned="4" table:style-name="Tableau27.A1">
            <text:p text:style-name="P26">MATÉRIAUX</text:p>
          </table:table-cell>
          <table:covered-table-cell/>
          <table:covered-table-cell/>
          <table:covered-table-cell/>
        </table:table-row>
        <table:table-row table:style-name="Tableau27.1">
          <table:table-cell office:value-type="string" table:style-name="Tableau27.A2">
            <text:p text:style-name="P23"/>
          </table:table-cell>
          <table:table-cell office:value-type="string" table:style-name="Tableau27.A2">
            <text:p text:style-name="P24">Remarques</text:p>
          </table:table-cell>
          <table:table-cell office:value-type="string" table:style-name="Tableau27.A2">
            <text:p text:style-name="P24">OK</text:p>
          </table:table-cell>
          <table:table-cell office:value-type="string" table:style-name="Tableau27.A1">
            <text:p text:style-name="P25">Écart</text:p>
          </table:table-cell>
        </table:table-row>
        <table:table-row table:style-name="Tableau27.1">
          <table:table-cell office:value-type="string" table:style-name="Tableau27.A2">
            <text:p text:style-name="P47">Parement</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row table:style-name="Tableau27.1">
          <table:table-cell office:value-type="string" table:style-name="Tableau27.A2">
            <text:p text:style-name="P47">Toiture</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row table:style-name="Tableau27.1">
          <table:table-cell office:value-type="string" table:style-name="Tableau27.A2">
            <text:p text:style-name="P47">Menuiserie</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
      <text:p text:style-name="P18"/>
      <text:p text:style-name="P15">Analyse du dossier logement</text:p>
      <text:p text:style-name="P11"/>
      <table:table table:name="Tableau15" table:style-name="Tableau15">
        <table:table-column table:style-name="Tableau15.A"/>
        <table:table-column table:style-name="Tableau15.B"/>
        <table:table-row table:style-name="Tableau15.1">
          <table:table-cell office:value-type="string" table:style-name="Tableau15.A1">
            <text:p text:style-name="P49"/>
          </table:table-cell>
          <table:table-cell office:value-type="string" table:style-name="Tableau15.B1">
            <text:p text:style-name="P12">Critères de salubrité……………………………………………………………………………………………………….<text:soft-page-break/>…………………………………………………………………………………………………………………………………………………………………………..……………………………………….</text:p>
            <text:p text:style-name="P12"/>
            <text:p text:style-name="P12"/>
          </table:table-cell>
        </table:table-row>
        <table:table-row>
          <table:table-cell office:value-type="string" table:style-name="Tableau15.A2">
            <text:p text:style-name="P49"/>
          </table:table-cell>
          <table:table-cell office:value-type="string" table:style-name="Tableau15.B2">
            <text:p text:style-name="P13">le cas échéant, une note de calcul justifiant le respect du critère de salubrité visé à l'article 3. 5° du Code wallon du logement et de l'habitat durable et portant sur l'éclairage naturel </text:p>
            <text:p text:style-name="P13"/>
          </table:table-cell>
        </table:table-row>
        <table:table-row>
          <table:table-cell office:value-type="string" table:style-name="Tableau15.A2">
            <text:p text:style-name="P49"/>
          </table:table-cell>
          <table:table-cell office:value-type="string" table:style-name="Tableau15.B2">
            <text:p text:style-name="P54">Immeuble inoccupé </text:p>
            <text:p text:style-name="P54"/>
          </table:table-cell>
        </table:table-row>
        <table:table-row>
          <table:table-cell office:value-type="string" table:style-name="Tableau15.A2">
            <text:p text:style-name="P49"/>
          </table:table-cell>
          <table:table-cell office:value-type="string" table:style-name="Tableau15.B2">
            <text:p text:style-name="P53">Dossier d'insalubrité</text:p>
            <text:p text:style-name="P53"/>
          </table:table-cell>
        </table:table-row>
        <table:table-row>
          <table:table-cell office:value-type="string" table:style-name="Tableau15.A2">
            <text:p text:style-name="P49"/>
          </table:table-cell>
          <table:table-cell office:value-type="string" table:style-name="Tableau15.B2">
            <text:p text:style-name="P54">Permis de location</text:p>
            <text:p text:style-name="P54"/>
          </table:table-cell>
        </table:table-row>
      </table:table>
      <text:p text:style-name="P11"/>
      <text:p text:style-name="P29">Analyse du dossier énergie</text:p>
      <text:p text:style-name="P19"/>
      <table:table table:name="Tableau18" table:style-name="Tableau18">
        <table:table-column table:style-name="Tableau18.A"/>
        <table:table-column table:style-name="Tableau18.B"/>
        <table:table-row>
          <table:table-cell office:value-type="string" table:style-name="Tableau18.A1">
            <text:p text:style-name="P49"/>
          </table:table-cell>
          <table:table-cell office:value-type="string" table:style-name="Tableau18.B1">
            <text:p text:style-name="P52">Déclaration PEB simplifiée <text:span text:style-name="T16">(2 exemplaires + datés + signés)</text:span></text:p>
          </table:table-cell>
        </table:table-row>
        <table:table-row>
          <table:table-cell office:value-type="string" table:style-name="Tableau18.A2">
            <text:p text:style-name="P49"/>
          </table:table-cell>
          <table:table-cell office:value-type="string" table:style-name="Tableau18.B2">
            <text:p text:style-name="P53">Déclaration PEB initiale (1exemplaire + daté + signé) – pas d'envoi au FD sur site internet</text:p>
          </table:table-cell>
        </table:table-row>
        <table:table-row>
          <table:table-cell office:value-type="string" table:style-name="Tableau18.A2">
            <text:p text:style-name="P49"/>
          </table:table-cell>
          <table:table-cell office:value-type="string" table:style-name="Tableau18.B2">
            <text:p text:style-name="P53">Étude de faisabilité (1exemplaire + daté + signé) – pas d'envoi au FD sur site internet</text:p>
          </table:table-cell>
        </table:table-row>
        <table:table-row>
          <table:table-cell office:value-type="string" table:style-name="Tableau18.A2">
            <text:p text:style-name="P49"/>
          </table:table-cell>
          <table:table-cell office:value-type="string" table:style-name="Tableau18.B2">
            <text:p text:style-name="P53">Remarques : …………………………………………………………………………………………………………………………………………………………………………………………………………………………………………..………………………………………………………………………………………………………………………………………………………………………………………<text:span text:style-name="T23">..</text:span></text:p>
          </table:table-cell>
        </table:table-row>
      </table:table>
      <text:p text:style-name="P16"/>
      <text:p text:style-name="P30">Procédure</text:p>
      <text:p text:style-name="P20"/>
      <table:table table:name="Tableau3" table:style-name="Tableau3">
        <table:table-column table:style-name="Tableau3.A"/>
        <table:table-column table:style-name="Tableau3.B"/>
        <table:table-row>
          <table:table-cell office:value-type="string" table:style-name="Tableau3.A1">
            <text:p text:style-name="P49"/>
          </table:table-cell>
          <table:table-cell office:value-type="string" table:style-name="Tableau3.B1">
            <text:p text:style-name="P57">Permis 30 jours</text:p>
          </table:table-cell>
        </table:table-row>
        <table:table-row>
          <table:table-cell office:value-type="string" table:style-name="Tableau3.A2">
            <text:p text:style-name="P49"/>
          </table:table-cell>
          <table:table-cell office:value-type="string" table:style-name="Tableau3.B2">
            <text:p text:style-name="P57">Permis 75 jours</text:p>
          </table:table-cell>
        </table:table-row>
        <table:table-row>
          <table:table-cell office:value-type="string" table:style-name="Tableau3.A2">
            <text:p text:style-name="P49"/>
          </table:table-cell>
          <table:table-cell office:value-type="string" table:style-name="Tableau3.B2">
            <text:p text:style-name="P57">Permis 115 jours</text:p>
          </table:table-cell>
        </table:table-row>
        <table:table-row>
          <table:table-cell office:value-type="string" table:style-name="Tableau3.A2">
            <text:p text:style-name="P49"/>
          </table:table-cell>
          <table:table-cell office:value-type="string" table:style-name="Tableau3.B2">
            <text:p text:style-name="P57">Procédure décret voirie </text:p>
          </table:table-cell>
        </table:table-row>
      </table:table>
      <text:p text:style-name="P20"/>
      <text:p text:style-name="P30">Enquête publique ou annonce de projet</text:p>
      <text:p text:style-name="P16"/>
      <table:table table:name="Tableau4" table:style-name="Tableau4">
        <table:table-column table:style-name="Tableau4.A"/>
        <table:table-column table:style-name="Tableau4.B"/>
        <table:table-column table:style-name="Tableau4.C"/>
        <table:table-row>
          <table:table-cell office:value-type="string" table:style-name="Tableau4.A1">
            <text:p text:style-name="P49"/>
          </table:table-cell>
          <table:table-cell office:value-type="string" table:style-name="Tableau4.A1">
            <text:p text:style-name="P58">Oui</text:p>
          </table:table-cell>
          <table:table-cell office:value-type="string" table:style-name="Tableau4.C1">
            <text:p text:style-name="P58">Non</text:p>
          </table:table-cell>
        </table:table-row>
        <table:table-row>
          <table:table-cell office:value-type="string" table:style-name="Tableau4.A2">
            <text:p text:style-name="P57">Enquête publique</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style-name="Tableau4.A2">
            <text:p text:style-name="P57">Annonce de projet</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style-name="Tableau4.A2">
            <text:p text:style-name="P57">Lettre de motivation pour les écarts</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number-columns-spanned="3" table:style-name="Tableau4.C2">
            <text:p text:style-name="P57">Écarts :</text:p>
            <text:p text:style-name="P57"/>
            <text:p text:style-name="P57"/>
            <text:p text:style-name="P57"/>
            <text:p text:style-name="P57"/>
            <text:p text:style-name="P57"/>
            <text:p text:style-name="P57"/>
            <text:p text:style-name="P57"/>
            <text:p text:style-name="P57"/>
            <text:p text:style-name="P57"/>
            <text:p text:style-name="P57"/>
            <text:p text:style-name="P57"/>
          </table:table-cell>
          <table:covered-table-cell/>
          <table:covered-table-cell/>
        </table:table-row>
      </table:table>
      <text:p text:style-name="P16"/>
      <text:p text:style-name="P16"/>
      <text:p text:style-name="P21"><text:soft-page-break/></text:p>
      <text:p text:style-name="P66"/>
      <text:p text:style-name="P66"/>
      <text:p text:style-name="P66"/>
      <text:p text:style-name="P66"/>
      <text:p text:style-name="P66"/>
      <text:p text:style-name="P67"/>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font-pitch="variable" style:name="Wingdings" svg:font-family="Wingdings"/>
    <style:font-face style:font-charset="x-symbol" style:font-family-generic="roman" style:font-pitch="variable" style:name="Symbol" svg:font-family="Symbol"/>
    <style:font-face style:font-charset="x-symbol" style:font-family-generic="roman" style:font-pitch="variable" style:name="Webdings" svg:font-family="Webdings"/>
    <style:font-face style:name="Lohit Hindi1" svg:font-family="'Lohit Hindi'"/>
    <style:font-face style:name="OpenSymbol" svg:font-family="OpenSymbol"/>
    <style:font-face style:name="StarSymbol" svg:font-family="StarSymbol"/>
    <style:font-face style:font-family-generic="modern" style:name="Courier New" svg:font-family="'Courier New'"/>
    <style:font-face style:font-family-generic="swiss" style:name="DejaVu Sans2" svg:font-family="'DejaVu Sans'"/>
    <style:font-face style:font-family-generic="swiss" style:name="Waree1" svg:font-family="Waree"/>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 svg:font-family="Waree"/>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1.693cm"/>
    </style:style>
    <style:style style:family="table-column" style:name="Tableau1.B">
      <style:table-column-properties style:column-width="15.319cm"/>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 style:name="Tableau21">
      <style:table-properties fo:margin-left="0cm" style:width="18.203cm" table:align="left"/>
    </style:style>
    <style:style style:family="table-column" style:name="Tableau21.A">
      <style:table-column-properties style:column-width="6.297cm"/>
    </style:style>
    <style:style style:family="table-column" style:name="Tableau21.B">
      <style:table-column-properties style:column-width="1.905cm"/>
    </style:style>
    <style:style style:family="table-column" style:name="Tableau21.C">
      <style:table-column-properties style:column-width="2.408cm"/>
    </style:style>
    <style:style style:family="table-column" style:name="Tableau21.D">
      <style:table-column-properties style:column-width="2.381cm"/>
    </style:style>
    <style:style style:family="table-column" style:name="Tableau21.E">
      <style:table-column-properties style:column-width="5.212cm"/>
    </style:style>
    <style:style style:family="table-cell" style:name="Tableau21.A1">
      <style:table-cell-properties fo:border-bottom="0.05pt solid #000000" fo:border-left="0.05pt solid #000000" fo:border-right="none" fo:border-top="0.05pt solid #000000" fo:padding="0.097cm"/>
    </style:style>
    <style:style style:family="table-cell" style:name="Tableau21.E1">
      <style:table-cell-properties fo:border="0.05pt solid #000000" fo:padding="0.097cm"/>
    </style:style>
    <style:style style:family="table-cell" style:name="Tableau21.A2">
      <style:table-cell-properties fo:border-bottom="0.05pt solid #000000" fo:border-left="0.05pt solid #000000" fo:border-right="none" fo:border-top="none" fo:padding="0.097cm"/>
    </style:style>
    <style:style style:family="table-cell" style:name="Tableau21.E2">
      <style:table-cell-properties fo:border-bottom="0.05pt solid #000000" fo:border-left="0.05pt solid #000000" fo:border-right="0.05pt solid #000000" fo:border-top="none" fo:padding="0.097cm"/>
    </style:style>
    <style:style style:family="table" style:name="Tableau12">
      <style:table-properties fo:margin-left="0cm" style:width="18.203cm" table:align="left"/>
    </style:style>
    <style:style style:family="table-column" style:name="Tableau12.A">
      <style:table-column-properties style:column-width="1.005cm"/>
    </style:style>
    <style:style style:family="table-column" style:name="Tableau12.B">
      <style:table-column-properties style:column-width="12.303cm"/>
    </style:style>
    <style:style style:family="table-column" style:name="Tableau12.C">
      <style:table-column-properties style:column-width="4.895cm"/>
    </style:style>
    <style:style style:family="table-cell" style:name="Tableau12.A1">
      <style:table-cell-properties fo:border-bottom="0.05pt solid #000000" fo:border-left="0.05pt solid #000000" fo:border-right="none" fo:border-top="0.05pt solid #000000" fo:padding="0.097cm"/>
    </style:style>
    <style:style style:family="table-cell" style:name="Tableau12.C1">
      <style:table-cell-properties fo:border="0.05pt solid #000000" fo:padding="0.097cm"/>
    </style:style>
    <style:style style:family="table-cell" style:name="Tableau12.A2">
      <style:table-cell-properties fo:border-bottom="0.05pt solid #000000" fo:border-left="0.05pt solid #000000" fo:border-right="none" fo:border-top="none" fo:padding="0.097cm"/>
    </style:style>
    <style:style style:family="table-cell" style:name="Tableau12.C2">
      <style:table-cell-properties fo:border-bottom="0.05pt solid #000000" fo:border-left="0.05pt solid #000000" fo:border-right="0.05pt solid #000000" fo:border-top="none" fo:padding="0.097cm"/>
    </style:style>
    <style:style style:family="table" style:name="Tableau13">
      <style:table-properties fo:margin-left="0cm" style:width="18.203cm" table:align="left"/>
    </style:style>
    <style:style style:family="table-column" style:name="Tableau13.A">
      <style:table-column-properties style:column-width="1.005cm"/>
    </style:style>
    <style:style style:family="table-column" style:name="Tableau13.B">
      <style:table-column-properties style:column-width="12.303cm"/>
    </style:style>
    <style:style style:family="table-column" style:name="Tableau13.C">
      <style:table-column-properties style:column-width="4.895cm"/>
    </style:style>
    <style:style style:family="table-cell" style:name="Tableau13.A1">
      <style:table-cell-properties fo:border-bottom="0.05pt solid #000000" fo:border-left="0.05pt solid #000000" fo:border-right="none" fo:border-top="0.05pt solid #000000" fo:padding="0.097cm"/>
    </style:style>
    <style:style style:family="table-cell" style:name="Tableau13.C1">
      <style:table-cell-properties fo:border="0.05pt solid #000000" fo:padding="0.097cm"/>
    </style:style>
    <style:style style:family="table-cell" style:name="Tableau13.A2">
      <style:table-cell-properties fo:border-bottom="0.05pt solid #000000" fo:border-left="0.05pt solid #000000" fo:border-right="none" fo:border-top="none" fo:padding="0.097cm"/>
    </style:style>
    <style:style style:family="table-cell" style:name="Tableau13.C2">
      <style:table-cell-properties fo:border-bottom="0.05pt solid #000000" fo:border-left="0.05pt solid #000000" fo:border-right="0.05pt solid #000000" fo:border-top="none" fo:padding="0.097cm"/>
    </style:style>
    <style:style style:family="table" style:name="Tableau14">
      <style:table-properties fo:margin-left="-0.095cm" style:width="18.309cm" table:align="left"/>
    </style:style>
    <style:style style:family="table-column" style:name="Tableau14.A">
      <style:table-column-properties style:column-width="1.111cm"/>
    </style:style>
    <style:style style:family="table-column" style:name="Tableau14.B">
      <style:table-column-properties style:column-width="1.005cm"/>
    </style:style>
    <style:style style:family="table-column" style:name="Tableau14.C">
      <style:table-column-properties style:column-width="0.185cm"/>
    </style:style>
    <style:style style:family="table-column" style:name="Tableau14.D">
      <style:table-column-properties style:column-width="16.007cm"/>
    </style:style>
    <style:style style:family="table-cell" style:name="Tableau14.A1">
      <style:table-cell-properties fo:border="0.05pt solid #000000" fo:padding="0.097cm"/>
    </style:style>
    <style:style style:family="table-cell" style:name="Tableau14.A2">
      <style:table-cell-properties fo:border-bottom="0.05pt solid #000000" fo:border-left="0.05pt solid #000000" fo:border-right="0.05pt solid #000000" fo:border-top="none" fo:padding="0.097cm"/>
    </style:style>
    <style:style style:family="table-cell" style:name="Tableau14.A3">
      <style:table-cell-properties fo:border-bottom="0.05pt solid #000000" fo:border-left="0.05pt solid #000000" fo:border-right="none" fo:border-top="none" fo:padding="0.097cm"/>
    </style:style>
    <style:style style:family="table" style:name="Tableau2">
      <style:table-properties fo:margin-left="-0.226cm" style:width="18.454cm" style:writing-mode="lr-tb" table:align="left"/>
    </style:style>
    <style:style style:family="table-column" style:name="Tableau2.A">
      <style:table-column-properties style:column-width="18.454cm"/>
    </style:style>
    <style:style style:family="table-row" style:name="Tableau2.1">
      <style:table-row-properties fo:keep-together="auto"/>
    </style:style>
    <style:style style:family="table-cell" style:name="Tableau2.A1">
      <style:table-cell-properties fo:border="none" fo:padding="0cm" style:vertical-align="top" style:writing-mode="lr-tb"/>
    </style:style>
    <style:style style:family="table" style:name="Tableau22">
      <style:table-properties fo:margin-left="-0.226cm" style:width="18.454cm" style:writing-mode="lr-tb" table:align="left"/>
    </style:style>
    <style:style style:family="table-column" style:name="Tableau22.A">
      <style:table-column-properties style:column-width="6.787cm"/>
    </style:style>
    <style:style style:family="table-column" style:name="Tableau22.B">
      <style:table-column-properties style:column-width="8.925cm"/>
    </style:style>
    <style:style style:family="table-column" style:name="Tableau22.C">
      <style:table-column-properties style:column-width="1.164cm"/>
    </style:style>
    <style:style style:family="table-column" style:name="Tableau22.D">
      <style:table-column-properties style:column-width="1.577cm"/>
    </style:style>
    <style:style style:family="table-row" style:name="Tableau22.1">
      <style:table-row-properties fo:keep-together="auto"/>
    </style:style>
    <style:style style:family="table-cell" style:name="Tableau22.A1">
      <style:table-cell-properties fo:border="0.5pt solid #000000" fo:padding-bottom="0cm" fo:padding-left="0.191cm" fo:padding-right="0.191cm" fo:padding-top="0cm" style:vertical-align="top" style:writing-mode="lr-tb"/>
    </style:style>
    <style:style style:family="table-cell" style:name="Tableau22.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3">
      <style:table-properties fo:margin-left="-0.226cm" style:width="18.454cm" style:writing-mode="lr-tb" table:align="left"/>
    </style:style>
    <style:style style:family="table-column" style:name="Tableau23.A">
      <style:table-column-properties style:column-width="6.787cm"/>
    </style:style>
    <style:style style:family="table-column" style:name="Tableau23.B">
      <style:table-column-properties style:column-width="8.925cm"/>
    </style:style>
    <style:style style:family="table-column" style:name="Tableau23.C">
      <style:table-column-properties style:column-width="1.164cm"/>
    </style:style>
    <style:style style:family="table-column" style:name="Tableau23.D">
      <style:table-column-properties style:column-width="1.577cm"/>
    </style:style>
    <style:style style:family="table-row" style:name="Tableau23.1">
      <style:table-row-properties fo:keep-together="auto"/>
    </style:style>
    <style:style style:family="table-cell" style:name="Tableau23.A1">
      <style:table-cell-properties fo:border="0.5pt solid #000000" fo:padding-bottom="0cm" fo:padding-left="0.191cm" fo:padding-right="0.191cm" fo:padding-top="0cm" style:vertical-align="top" style:writing-mode="lr-tb"/>
    </style:style>
    <style:style style:family="table-cell" style:name="Tableau23.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4">
      <style:table-properties fo:margin-left="-0.226cm" style:width="18.454cm" style:writing-mode="lr-tb" table:align="left"/>
    </style:style>
    <style:style style:family="table-column" style:name="Tableau24.A">
      <style:table-column-properties style:column-width="7.758cm"/>
    </style:style>
    <style:style style:family="table-column" style:name="Tableau24.B">
      <style:table-column-properties style:column-width="7.955cm"/>
    </style:style>
    <style:style style:family="table-column" style:name="Tableau24.C">
      <style:table-column-properties style:column-width="1.164cm"/>
    </style:style>
    <style:style style:family="table-column" style:name="Tableau24.D">
      <style:table-column-properties style:column-width="1.577cm"/>
    </style:style>
    <style:style style:family="table-row" style:name="Tableau24.1">
      <style:table-row-properties fo:keep-together="auto"/>
    </style:style>
    <style:style style:family="table-cell" style:name="Tableau24.A1">
      <style:table-cell-properties fo:border="0.5pt solid #000000" fo:padding-bottom="0cm" fo:padding-left="0.191cm" fo:padding-right="0.191cm" fo:padding-top="0cm" style:vertical-align="top" style:writing-mode="lr-tb"/>
    </style:style>
    <style:style style:family="table-cell" style:name="Tableau24.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5">
      <style:table-properties fo:margin-left="-0.226cm" style:width="18.454cm" style:writing-mode="lr-tb" table:align="left"/>
    </style:style>
    <style:style style:family="table-column" style:name="Tableau25.A">
      <style:table-column-properties style:column-width="5.429cm"/>
    </style:style>
    <style:style style:family="table-column" style:name="Tableau25.B">
      <style:table-column-properties style:column-width="10.283cm"/>
    </style:style>
    <style:style style:family="table-column" style:name="Tableau25.C">
      <style:table-column-properties style:column-width="1.164cm"/>
    </style:style>
    <style:style style:family="table-column" style:name="Tableau25.D">
      <style:table-column-properties style:column-width="1.577cm"/>
    </style:style>
    <style:style style:family="table-row" style:name="Tableau25.1">
      <style:table-row-properties fo:keep-together="auto"/>
    </style:style>
    <style:style style:family="table-cell" style:name="Tableau25.A1">
      <style:table-cell-properties fo:border="0.5pt solid #000000" fo:padding-bottom="0cm" fo:padding-left="0.191cm" fo:padding-right="0.191cm" fo:padding-top="0cm" style:vertical-align="top" style:writing-mode="lr-tb"/>
    </style:style>
    <style:style style:family="table-cell" style:name="Tableau25.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6">
      <style:table-properties fo:margin-left="-0.226cm" style:width="18.454cm" style:writing-mode="lr-tb" table:align="left"/>
    </style:style>
    <style:style style:family="table-column" style:name="Tableau26.A">
      <style:table-column-properties style:column-width="5.429cm"/>
    </style:style>
    <style:style style:family="table-column" style:name="Tableau26.B">
      <style:table-column-properties style:column-width="10.283cm"/>
    </style:style>
    <style:style style:family="table-column" style:name="Tableau26.C">
      <style:table-column-properties style:column-width="1.164cm"/>
    </style:style>
    <style:style style:family="table-column" style:name="Tableau26.D">
      <style:table-column-properties style:column-width="1.577cm"/>
    </style:style>
    <style:style style:family="table-row" style:name="Tableau26.1">
      <style:table-row-properties fo:keep-together="auto"/>
    </style:style>
    <style:style style:family="table-cell" style:name="Tableau26.A1">
      <style:table-cell-properties fo:border="0.5pt solid #000000" fo:padding-bottom="0cm" fo:padding-left="0.191cm" fo:padding-right="0.191cm" fo:padding-top="0cm" style:vertical-align="top" style:writing-mode="lr-tb"/>
    </style:style>
    <style:style style:family="table-cell" style:name="Tableau26.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7">
      <style:table-properties fo:margin-left="-0.226cm" style:width="18.454cm" style:writing-mode="lr-tb" table:align="left"/>
    </style:style>
    <style:style style:family="table-column" style:name="Tableau27.A">
      <style:table-column-properties style:column-width="5.429cm"/>
    </style:style>
    <style:style style:family="table-column" style:name="Tableau27.B">
      <style:table-column-properties style:column-width="10.283cm"/>
    </style:style>
    <style:style style:family="table-column" style:name="Tableau27.C">
      <style:table-column-properties style:column-width="1.164cm"/>
    </style:style>
    <style:style style:family="table-column" style:name="Tableau27.D">
      <style:table-column-properties style:column-width="1.577cm"/>
    </style:style>
    <style:style style:family="table-row" style:name="Tableau27.1">
      <style:table-row-properties fo:keep-together="auto"/>
    </style:style>
    <style:style style:family="table-cell" style:name="Tableau27.A1">
      <style:table-cell-properties fo:border="0.5pt solid #000000" fo:padding-bottom="0cm" fo:padding-left="0.191cm" fo:padding-right="0.191cm" fo:padding-top="0cm" style:vertical-align="top" style:writing-mode="lr-tb"/>
    </style:style>
    <style:style style:family="table-cell" style:name="Tableau27.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15">
      <style:table-properties fo:margin-left="-0.201cm" style:width="18.494cm" table:align="left"/>
    </style:style>
    <style:style style:family="table-column" style:name="Tableau15.A">
      <style:table-column-properties style:column-width="1.217cm"/>
    </style:style>
    <style:style style:family="table-column" style:name="Tableau15.B">
      <style:table-column-properties style:column-width="17.277cm"/>
    </style:style>
    <style:style style:family="table-row" style:name="Tableau15.1">
      <style:table-row-properties style:min-row-height="1.111cm"/>
    </style:style>
    <style:style style:family="table-cell" style:name="Tableau15.A1">
      <style:table-cell-properties fo:border-bottom="0.05pt solid #000000" fo:border-left="0.05pt solid #000000" fo:border-right="none" fo:border-top="0.05pt solid #000000" fo:padding="0.097cm"/>
    </style:style>
    <style:style style:family="table-cell" style:name="Tableau15.B1">
      <style:table-cell-properties fo:border="0.05pt solid #000000" fo:padding="0.097cm"/>
    </style:style>
    <style:style style:family="table-cell" style:name="Tableau15.A2">
      <style:table-cell-properties fo:border-bottom="0.05pt solid #000000" fo:border-left="0.05pt solid #000000" fo:border-right="none" fo:border-top="none" fo:padding="0.097cm"/>
    </style:style>
    <style:style style:family="table-cell" style:name="Tableau15.B2">
      <style:table-cell-properties fo:border-bottom="0.05pt solid #000000" fo:border-left="0.05pt solid #000000" fo:border-right="0.05pt solid #000000" fo:border-top="none" fo:padding="0.097cm"/>
    </style:style>
    <style:style style:family="table" style:name="Tableau18">
      <style:table-properties fo:margin-left="-0.095cm" style:width="18.389cm" table:align="left"/>
    </style:style>
    <style:style style:family="table-column" style:name="Tableau18.A">
      <style:table-column-properties style:column-width="1.111cm"/>
    </style:style>
    <style:style style:family="table-column" style:name="Tableau18.B">
      <style:table-column-properties style:column-width="17.277cm"/>
    </style:style>
    <style:style style:family="table-cell" style:name="Tableau18.A1">
      <style:table-cell-properties fo:border-bottom="0.05pt solid #000000" fo:border-left="0.05pt solid #000000" fo:border-right="none" fo:border-top="0.05pt solid #000000" fo:padding="0.097cm"/>
    </style:style>
    <style:style style:family="table-cell" style:name="Tableau18.B1">
      <style:table-cell-properties fo:border="0.05pt solid #000000" fo:padding="0.097cm"/>
    </style:style>
    <style:style style:family="table-cell" style:name="Tableau18.A2">
      <style:table-cell-properties fo:border-bottom="0.05pt solid #000000" fo:border-left="0.05pt solid #000000" fo:border-right="none" fo:border-top="none" fo:padding="0.097cm"/>
    </style:style>
    <style:style style:family="table-cell" style:name="Tableau18.B2">
      <style:table-cell-properties fo:border-bottom="0.05pt solid #000000" fo:border-left="0.05pt solid #000000" fo:border-right="0.05pt solid #000000" fo:border-top="none" fo:padding="0.097cm"/>
    </style:style>
    <style:style style:family="table" style:name="Tableau3">
      <style:table-properties fo:margin-left="-0.095cm" style:width="18.389cm" table:align="left"/>
    </style:style>
    <style:style style:family="table-column" style:name="Tableau3.A">
      <style:table-column-properties style:column-width="1.111cm"/>
    </style:style>
    <style:style style:family="table-column" style:name="Tableau3.B">
      <style:table-column-properties style:column-width="17.277cm"/>
    </style:style>
    <style:style style:family="table-cell" style:name="Tableau3.A1">
      <style:table-cell-properties fo:border-bottom="0.05pt solid #000000" fo:border-left="0.05pt solid #000000" fo:border-right="none" fo:border-top="0.05pt solid #000000" fo:padding="0.097cm"/>
    </style:style>
    <style:style style:family="table-cell" style:name="Tableau3.B1">
      <style:table-cell-properties fo:border="0.05pt solid #000000" fo:padding="0.097cm"/>
    </style:style>
    <style:style style:family="table-cell" style:name="Tableau3.A2">
      <style:table-cell-properties fo:border-bottom="0.05pt solid #000000" fo:border-left="0.05pt solid #000000" fo:border-right="none" fo:border-top="none" fo:padding="0.097cm"/>
    </style:style>
    <style:style style:family="table-cell" style:name="Tableau3.B2">
      <style:table-cell-properties fo:border-bottom="0.05pt solid #000000" fo:border-left="0.05pt solid #000000" fo:border-right="0.05pt solid #000000" fo:border-top="none" fo:padding="0.097cm"/>
    </style:style>
    <style:style style:family="table" style:name="Tableau4">
      <style:table-properties fo:margin-left="-0.069cm" style:width="18.389cm" table:align="left"/>
    </style:style>
    <style:style style:family="table-column" style:name="Tableau4.A">
      <style:table-column-properties style:column-width="15.69cm"/>
    </style:style>
    <style:style style:family="table-column" style:name="Tableau4.B">
      <style:table-column-properties style:column-width="1.323cm"/>
    </style:style>
    <style:style style:family="table-column" style:name="Tableau4.C">
      <style:table-column-properties style:column-width="1.376cm"/>
    </style:style>
    <style:style style:family="table-cell" style:name="Tableau4.A1">
      <style:table-cell-properties fo:border-bottom="0.05pt solid #000000" fo:border-left="0.05pt solid #000000" fo:border-right="none" fo:border-top="0.05pt solid #000000" fo:padding="0.097cm"/>
    </style:style>
    <style:style style:family="table-cell" style:name="Tableau4.C1">
      <style:table-cell-properties fo:border="0.05pt solid #000000" fo:padding="0.097cm"/>
    </style:style>
    <style:style style:family="table-cell" style:name="Tableau4.A2">
      <style:table-cell-properties fo:border-bottom="0.05pt solid #000000" fo:border-left="0.05pt solid #000000" fo:border-right="none" fo:border-top="none" fo:padding="0.097cm"/>
    </style:style>
    <style:style style:family="table-cell" style:name="Tableau4.C2">
      <style:table-cell-properties fo:border-bottom="0.05pt solid #000000" fo:border-left="0.05pt solid #000000" fo:border-right="0.05pt solid #000000" fo:border-top="none" fo:padding="0.097cm"/>
    </style:style>
    <style:style style:family="paragraph" style:name="P1" style:parent-style-name="Footer">
      <style:paragraph-properties fo:text-align="end" style:justify-single-word="false"/>
      <style:text-properties fo:font-size="9pt" style:font-name="Arial" style:font-size-asian="9pt" style:font-size-complex="9pt"/>
    </style:style>
    <style:style style:family="paragraph" style:name="P2" style:parent-style-name="UrbanTitle">
      <style:text-properties fo:font-size="10pt" style:font-name="Arial" style:font-size-asian="10pt" style:font-size-complex="10pt"/>
    </style:style>
    <style:style style:family="paragraph" style:name="P3" style:parent-style-name="UrbanBody">
      <style:text-properties fo:font-size="10pt" style:font-name="Arial" style:font-size-asian="10pt" style:font-size-complex="10pt"/>
    </style:style>
    <style:style style:family="paragraph" style:name="P4" style:parent-style-name="UrbanBody">
      <style:text-properties fo:font-size="10pt" officeooo:paragraph-rsid="001181d1" style:font-name="Arial" style:font-size-asian="10pt" style:font-size-complex="10pt"/>
    </style:style>
    <style:style style:family="paragraph" style:name="P5" style:parent-style-name="UrbanBody">
      <style:text-properties fo:font-size="10pt" officeooo:paragraph-rsid="001181d1" style:font-name="Arial" style:font-name-complex="Arial" style:font-size-asian="10pt" style:font-size-complex="10pt"/>
    </style:style>
    <style:style style:family="paragraph" style:name="P6" style:parent-style-name="UrbanBody">
      <style:text-properties fo:font-size="10pt" officeooo:paragraph-rsid="001181d1" style:font-name="Arial" style:font-name-complex="Times" style:font-size-asian="10pt" style:font-size-complex="10pt"/>
    </style:style>
    <style:style style:family="paragraph" style:name="P7" style:parent-style-name="UrbanBody">
      <style:text-properties fo:font-size="10pt" officeooo:paragraph-rsid="001181d1" style:font-name="Arial" style:font-name-asian="Times" style:font-name-complex="Times" style:font-size-asian="10pt" style:font-size-complex="10pt"/>
    </style:style>
    <style:style style:family="paragraph" style:name="P8" style:parent-style-name="UrbanBody">
      <style:text-properties fo:font-size="12pt" style:font-name="Arial" style:font-size-asian="12pt" style:font-size-complex="12pt"/>
    </style:style>
    <style:style style:family="paragraph" style:name="P9" style:parent-style-name="UrbanBody">
      <style:text-properties fo:font-size="12pt" fo:font-weight="bold" officeooo:paragraph-rsid="00110c69" officeooo:rsid="000f0cbe" style:font-name="Arial" style:font-size-asian="12pt" style:font-size-complex="12pt" style:font-weight-asian="bold" style:font-weight-complex="bold"/>
    </style:style>
    <style:style style:family="paragraph" style:name="P10" style:parent-style-name="Standard">
      <style:text-properties fo:font-size="10pt" fo:font-weight="normal" officeooo:paragraph-rsid="00121e65" style:font-name="Arial" style:font-name-complex="Arial" style:font-size-asian="10pt" style:font-size-complex="10pt" style:font-weight-asian="normal" style:text-line-through-style="none" style:text-line-through-type="none" style:text-underline-style="none"/>
    </style:style>
    <style:style style:family="paragraph" style:name="P11" style:parent-style-name="Standard">
      <style:text-properties fo:font-size="10pt" style:font-name="Arial" style:font-name-complex="Arial" style:font-size-asian="10pt" style:font-size-complex="10pt" style:text-line-through-style="none" style:text-line-through-type="none" style:text-underline-style="none"/>
    </style:style>
    <style:style style:family="paragraph" style:name="P12" style:parent-style-name="Standard">
      <style:text-properties fo:font-size="10pt" officeooo:paragraph-rsid="00158ebd" officeooo:rsid="00158ebd" style:font-name="Arial" style:font-name-complex="Arial" style:font-size-asian="10pt" style:font-size-complex="10pt" style:text-line-through-style="none" style:text-line-through-type="none" style:text-underline-style="none"/>
    </style:style>
    <style:style style:family="paragraph" style:name="P13" style:parent-style-name="Standard">
      <style:text-properties fo:font-size="10pt" officeooo:paragraph-rsid="0012d21e" style:font-name="Arial" style:font-name-complex="Arial" style:font-size-asian="10pt" style:font-size-complex="10pt" style:text-line-through-style="none" style:text-line-through-type="none" style:text-underline-style="none"/>
    </style:style>
    <style:style style:family="paragraph" style:name="P14" style:parent-style-name="Standard">
      <style:text-properties fo:font-size="10pt" fo:font-weight="bold" officeooo:paragraph-rsid="0019d9f7" officeooo:rsid="0012d21e" style:font-name="Arial" style:font-name-complex="Arial" style:font-size-asian="10pt" style:font-size-complex="10pt" style:font-weight-asian="bold" style:font-weight-complex="bold" style:text-line-through-style="none" style:text-line-through-type="none" style:text-underline-color="font-color" style:text-underline-style="solid" style:text-underline-width="auto"/>
    </style:style>
    <style:style style:family="paragraph" style:name="P15" style:parent-style-name="Standard">
      <style:text-properties fo:font-size="10pt" fo:font-weight="bold" officeooo:paragraph-rsid="0012d21e" officeooo:rsid="0012d21e" style:font-name="Arial" style:font-name-complex="Arial" style:font-size-asian="10pt" style:font-size-complex="10pt" style:font-weight-asian="bold" style:font-weight-complex="bold" style:text-line-through-style="none" style:text-line-through-type="none" style:text-underline-color="font-color" style:text-underline-style="solid" style:text-underline-width="auto"/>
    </style:style>
    <style:style style:family="paragraph" style:name="P16" style:parent-style-name="Standard">
      <style:text-properties fo:font-size="10pt" officeooo:paragraph-rsid="00110c69" style:font-name="Arial" style:font-name-complex="Arial" style:font-size-asian="10pt" style:font-size-complex="10pt"/>
    </style:style>
    <style:style style:family="paragraph" style:name="P17" style:parent-style-name="Standard">
      <style:text-properties fo:font-size="10pt" officeooo:paragraph-rsid="00110c69" officeooo:rsid="00110c69" style:font-name="Arial" style:font-name-complex="Arial" style:font-size-asian="10pt" style:font-size-complex="10pt"/>
    </style:style>
    <style:style style:family="paragraph" style:name="P18" style:parent-style-name="Standard">
      <style:text-properties fo:font-size="10pt" officeooo:paragraph-rsid="001af979" officeooo:rsid="00110c69" style:font-name="Arial" style:font-name-complex="Arial" style:font-size-asian="10pt" style:font-size-complex="10pt"/>
    </style:style>
    <style:style style:family="paragraph" style:name="P19" style:parent-style-name="Standard">
      <style:text-properties fo:font-size="10pt" officeooo:paragraph-rsid="0012d21e" officeooo:rsid="0012d21e" style:font-name="Arial" style:font-name-complex="Arial" style:font-size-asian="10pt" style:font-size-complex="10pt"/>
    </style:style>
    <style:style style:family="paragraph" style:name="P20" style:parent-style-name="Standard">
      <style:text-properties fo:font-size="10pt" officeooo:paragraph-rsid="001e74ad" officeooo:rsid="001e74ad" style:font-name="Arial" style:font-name-complex="Arial" style:font-size-asian="10pt" style:font-size-complex="10pt"/>
    </style:style>
    <style:style style:family="paragraph" style:name="P21" style:parent-style-name="Standard">
      <style:text-properties fo:font-size="10pt" officeooo:paragraph-rsid="00110c69" style:font-name="Arial" style:font-size-asian="10pt" style:font-size-complex="10pt"/>
    </style:style>
    <style:style style:family="paragraph" style:name="P22" style:parent-style-name="Standard">
      <style:paragraph-properties style:snap-to-layout-grid="false"/>
      <style:text-properties fo:font-size="10pt" officeooo:paragraph-rsid="001af979" style:font-name="Arial" style:font-size-asian="10pt" style:font-size-complex="10pt"/>
    </style:style>
    <style:style style:family="paragraph" style:name="P23" style:parent-style-name="Standard">
      <style:paragraph-properties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24" style:parent-style-name="Standard">
      <style:paragraph-properties fo:text-align="center"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25" style:parent-style-name="Standard">
      <style:paragraph-properties fo:text-align="center" style:justify-single-word="false" style:snap-to-layout-grid="false"/>
      <style:text-properties fo:font-size="10pt" fo:font-weight="bold" officeooo:paragraph-rsid="001af979" officeooo:rsid="001af979" style:font-name="Arial" style:font-name-complex="Arial" style:font-size-asian="10pt" style:font-size-complex="10pt" style:font-weight-asian="bold"/>
    </style:style>
    <style:style style:family="paragraph" style:name="P26" style:parent-style-name="Standard">
      <style:paragraph-properties style:snap-to-layout-grid="false"/>
      <style:text-properties fo:font-size="10pt" fo:font-weight="bold" officeooo:paragraph-rsid="001af979" officeooo:rsid="001af979" style:font-name="Arial" style:font-name-complex="Arial" style:font-size-asian="10pt" style:font-size-complex="10pt" style:font-weight-asian="bold"/>
    </style:style>
    <style:style style:family="paragraph" style:name="P27" style:parent-style-name="Standard">
      <style:text-properties fo:font-size="10pt" fo:font-weight="bold" officeooo:paragraph-rsid="001af979" officeooo:rsid="001af979"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28" style:parent-style-name="Standard">
      <style:text-properties fo:font-size="10pt" fo:font-weight="bold" officeooo:paragraph-rsid="00110c69" officeooo:rsid="00110c69"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29" style:parent-style-name="Standard">
      <style:text-properties fo:font-size="10pt" fo:font-weight="bold" officeooo:paragraph-rsid="0012d21e" officeooo:rsid="0012d21e"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30" style:parent-style-name="Standard">
      <style:text-properties fo:font-size="10pt" fo:font-weight="bold" officeooo:paragraph-rsid="001e74ad" officeooo:rsid="001e74ad"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31" style:parent-style-name="Standard">
      <style:paragraph-properties fo:border="0.51pt solid #000000" fo:padding-bottom="0.035cm" fo:padding-left="0.141cm" fo:padding-right="0.141cm" fo:padding-top="0.035cm"/>
      <style:text-properties fo:font-size="10pt" fo:font-variant="small-caps" fo:font-weight="bold" officeooo:paragraph-rsid="001cc540" style:font-name="Arial" style:font-name-complex="Arial" style:font-size-asian="10pt" style:font-size-complex="10pt" style:font-weight-asian="bold" style:text-underline-color="font-color" style:text-underline-style="solid" style:text-underline-width="auto"/>
    </style:style>
    <style:style style:family="paragraph" style:name="P32" style:parent-style-name="Standard">
      <style:paragraph-properties fo:border="0.51pt solid #000000" fo:padding-bottom="0.035cm" fo:padding-left="0.141cm" fo:padding-right="0.141cm" fo:padding-top="0.035cm"/>
      <style:text-properties fo:font-size="10pt" officeooo:paragraph-rsid="001cc540" style:font-name="Arial" style:font-size-asian="10pt" style:font-size-complex="10pt"/>
    </style:style>
    <style:style style:family="paragraph" style:name="P33" style:parent-style-name="Standard">
      <style:paragraph-properties fo:border="0.51pt solid #000000" fo:padding-bottom="0.035cm" fo:padding-left="0.141cm" fo:padding-right="0.141cm" fo:padding-top="0.035cm"/>
      <style:text-properties fo:font-size="10pt" officeooo:paragraph-rsid="001cc540" style:font-name="Arial" style:font-name-complex="Arial" style:font-size-asian="10pt" style:font-size-complex="10pt"/>
    </style:style>
    <style:style style:family="paragraph" style:name="P34" style:parent-style-name="Standard">
      <style:paragraph-properties fo:border="0.51pt solid #000000" fo:padding-bottom="0.035cm" fo:padding-left="0.141cm" fo:padding-right="0.141cm" fo:padding-top="0.035cm"/>
      <style:text-properties fo:font-size="10pt" fo:font-weight="normal" officeooo:paragraph-rsid="001cc540" style:font-name="Arial" style:font-name-complex="Arial" style:font-size-asian="10pt" style:font-size-complex="10pt" style:font-weight-asian="normal" style:font-weight-complex="normal"/>
    </style:style>
    <style:style style:family="paragraph" style:name="P35" style:parent-style-name="Standard">
      <style:paragraph-properties fo:border="0.51pt solid #000000" fo:padding-bottom="0.035cm" fo:padding-left="0.141cm" fo:padding-right="0.141cm" fo:padding-top="0.035cm" style:snap-to-layout-grid="false"/>
      <style:text-properties fo:font-size="10pt" fo:font-weight="normal" officeooo:paragraph-rsid="001cc540" officeooo:rsid="001af979" style:font-name="Arial" style:font-name-complex="Arial" style:font-size-asian="10pt" style:font-size-complex="10pt" style:font-weight-asian="normal"/>
    </style:style>
    <style:style style:family="paragraph" style:name="P36" style:parent-style-name="Standard">
      <style:paragraph-properties fo:border="0.51pt solid #000000" fo:margin-bottom="0.106cm" fo:margin-top="0cm" fo:padding-bottom="0.035cm" fo:padding-left="0.141cm" fo:padding-right="0.141cm" fo:padding-top="0.035cm" loext:contextual-spacing="false"/>
      <style:text-properties fo:font-size="10pt" fo:font-style="normal" fo:font-weight="normal" officeooo:paragraph-rsid="00110c69" style:font-name="Arial" style:font-size-asian="10pt" style:font-size-complex="10pt" style:font-style-asian="normal" style:font-style-complex="normal" style:font-weight-asian="normal" style:font-weight-complex="normal"/>
    </style:style>
    <style:style style:family="paragraph" style:name="P37" style:parent-style-name="Standard">
      <style:paragraph-properties fo:border="0.51pt solid #000000" fo:margin-bottom="0.106cm" fo:margin-top="0cm" fo:padding-bottom="0.035cm" fo:padding-left="0.141cm" fo:padding-right="0.141cm" fo:padding-top="0.035cm" loext:contextual-spacing="false"/>
      <style:text-properties fo:font-size="10pt" officeooo:paragraph-rsid="00110c69" style:font-name="Arial" style:font-size-asian="10pt" style:font-size-complex="10pt"/>
    </style:style>
    <style:style style:family="paragraph" style:name="P38" style:parent-style-name="Standard">
      <style:paragraph-properties fo:border="0.51pt solid #000000" fo:margin-bottom="0.106cm" fo:margin-top="0cm" fo:padding-bottom="0.035cm" fo:padding-left="0.141cm" fo:padding-right="0.141cm" fo:padding-top="0.035cm" loext:contextual-spacing="false"/>
      <style:text-properties fo:font-size="10pt" officeooo:paragraph-rsid="00242211" officeooo:rsid="00242211" style:font-name="Arial" style:font-name-complex="Arial" style:font-size-asian="10pt" style:font-size-complex="10pt"/>
    </style:style>
    <style:style style:family="paragraph" style:name="P39" style:parent-style-name="Default">
      <style:paragraph-properties fo:break-before="page"/>
      <style:text-properties fo:font-size="10pt" officeooo:paragraph-rsid="0012d21e" officeooo:rsid="00110c69" style:font-name="Arial" style:font-name-complex="Arial" style:font-size-asian="10pt" style:font-size-complex="10pt" style:text-line-through-style="none" style:text-line-through-type="none" style:text-underline-style="none"/>
    </style:style>
    <style:style style:family="paragraph" style:name="P40" style:parent-style-name="Default">
      <style:paragraph-properties fo:break-before="page"/>
      <style:text-properties fo:font-size="10pt" officeooo:paragraph-rsid="00121e65" style:font-name="Arial" style:font-name-complex="Arial" style:font-size-asian="10pt" style:font-size-complex="10pt"/>
    </style:style>
    <style:style style:family="paragraph" style:name="P41" style:parent-style-name="Default">
      <style:paragraph-properties fo:break-before="page"/>
      <style:text-properties fo:font-size="10pt" officeooo:paragraph-rsid="0012d21e" officeooo:rsid="00110c69" style:font-name="Arial" style:font-name-complex="Arial" style:font-size-asian="10pt" style:font-size-complex="10pt"/>
    </style:style>
    <style:style style:family="paragraph" style:name="P42" style:parent-style-name="Standard">
      <style:paragraph-properties fo:break-before="page"/>
      <style:text-properties fo:font-size="10pt" officeooo:paragraph-rsid="0012d21e" officeooo:rsid="00110c69" style:font-name="Arial" style:font-name-complex="Arial" style:font-size-asian="10pt" style:font-size-complex="10pt" style:text-line-through-style="none" style:text-line-through-type="none" style:text-underline-style="none"/>
    </style:style>
    <style:style style:family="paragraph" style:name="P43" style:parent-style-name="Standard">
      <style:paragraph-properties fo:margin-bottom="0.212cm" fo:margin-top="0cm" loext:contextual-spacing="false" style:snap-to-layout-grid="false"/>
      <style:text-properties fo:font-size="10pt" officeooo:paragraph-rsid="001af979" style:font-name="Arial" style:font-size-asian="10pt" style:font-size-complex="10pt"/>
    </style:style>
    <style:style style:family="paragraph" style:name="P44" style:parent-style-name="Standard">
      <style:paragraph-properties fo:margin-bottom="0.212cm" fo:margin-top="0cm" loext:contextual-spacing="false" style:snap-to-layout-grid="false"/>
      <style:text-properties fo:font-size="10pt" officeooo:paragraph-rsid="001af979" style:font-name="Arial" style:font-name-complex="Arial" style:font-size-asian="10pt" style:font-size-complex="10pt"/>
    </style:style>
    <style:style style:family="paragraph" style:name="P45" style:parent-style-name="Standard">
      <style:paragraph-properties fo:margin-bottom="0.212cm" fo:margin-top="0cm" fo:text-align="center" loext:contextual-spacing="false"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46" style:parent-style-name="Standard">
      <style:paragraph-properties fo:margin-bottom="0.212cm" fo:margin-top="0cm" fo:text-align="center" loext:contextual-spacing="false" style:justify-single-word="false" style:snap-to-layout-grid="false"/>
      <style:text-properties fo:font-size="10pt" fo:font-weight="bold" officeooo:paragraph-rsid="001af979" style:font-name="Arial" style:font-name-asian="Arial" style:font-name-complex="Arial" style:font-size-asian="10pt" style:font-size-complex="10pt" style:font-weight-asian="bold"/>
    </style:style>
    <style:style style:family="paragraph" style:name="P47" style:parent-style-name="Standard">
      <style:paragraph-properties fo:margin-bottom="0.109cm" fo:margin-top="0cm" loext:contextual-spacing="false" style:snap-to-layout-grid="false"/>
      <style:text-properties fo:font-size="10pt" officeooo:paragraph-rsid="001af979" style:font-name="Arial" style:font-name-complex="Arial" style:font-size-asian="10pt" style:font-size-complex="10pt"/>
    </style:style>
    <style:style style:family="paragraph" style:name="P48" style:parent-style-name="Standard">
      <style:paragraph-properties fo:margin-bottom="0.109cm" fo:margin-top="0cm" fo:text-align="center" loext:contextual-spacing="false"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49" style:parent-style-name="Table_20_Contents">
      <style:text-properties fo:font-size="10pt" style:font-name="Arial" style:font-name-complex="Arial" style:font-size-asian="10pt" style:font-size-complex="10pt"/>
    </style:style>
    <style:style style:family="paragraph" style:name="P50" style:parent-style-name="Table_20_Contents">
      <style:text-properties fo:font-size="10pt" officeooo:paragraph-rsid="00110c69" officeooo:rsid="00110c69" style:font-name="Arial" style:font-name-complex="Arial" style:font-size-asian="10pt" style:font-size-complex="10pt"/>
    </style:style>
    <style:style style:family="paragraph" style:name="P51" style:parent-style-name="Table_20_Contents">
      <style:text-properties fo:font-size="10pt" officeooo:paragraph-rsid="0018b8fa" officeooo:rsid="00110c69" style:font-name="Arial" style:font-name-complex="Arial" style:font-size-asian="10pt" style:font-size-complex="10pt"/>
    </style:style>
    <style:style style:family="paragraph" style:name="P52" style:parent-style-name="Table_20_Contents">
      <style:text-properties fo:font-size="10pt" officeooo:paragraph-rsid="0012d21e" officeooo:rsid="0012d21e" style:font-name="Arial" style:font-name-complex="Arial" style:font-size-asian="10pt" style:font-size-complex="10pt"/>
    </style:style>
    <style:style style:family="paragraph" style:name="P53" style:parent-style-name="Table_20_Contents">
      <style:text-properties fo:font-size="10pt" officeooo:paragraph-rsid="0019d9f7" officeooo:rsid="0019d9f7" style:font-name="Arial" style:font-name-complex="Arial" style:font-size-asian="10pt" style:font-size-complex="10pt"/>
    </style:style>
    <style:style style:family="paragraph" style:name="P54" style:parent-style-name="Table_20_Contents">
      <style:text-properties fo:font-size="10pt" officeooo:paragraph-rsid="00158ebd" officeooo:rsid="00158ebd" style:font-name="Arial" style:font-name-complex="Arial" style:font-size-asian="10pt" style:font-size-complex="10pt"/>
    </style:style>
    <style:style style:family="paragraph" style:name="P55" style:parent-style-name="Table_20_Contents">
      <style:text-properties fo:font-size="10pt" officeooo:paragraph-rsid="001af979" officeooo:rsid="001af979" style:font-name="Arial" style:font-name-complex="Arial" style:font-size-asian="10pt" style:font-size-complex="10pt"/>
    </style:style>
    <style:style style:family="paragraph" style:name="P56" style:parent-style-name="Table_20_Contents">
      <style:paragraph-properties fo:text-align="center" style:justify-single-word="false"/>
      <style:text-properties fo:font-size="10pt" officeooo:paragraph-rsid="001af979" officeooo:rsid="001af979" style:font-name="Arial" style:font-name-complex="Arial" style:font-size-asian="10pt" style:font-size-complex="10pt"/>
    </style:style>
    <style:style style:family="paragraph" style:name="P57" style:parent-style-name="Table_20_Contents">
      <style:text-properties fo:font-size="10pt" officeooo:paragraph-rsid="001e74ad" officeooo:rsid="001e74ad" style:font-name="Arial" style:font-name-complex="Arial" style:font-size-asian="10pt" style:font-size-complex="10pt"/>
    </style:style>
    <style:style style:family="paragraph" style:name="P58" style:parent-style-name="Table_20_Contents">
      <style:paragraph-properties fo:text-align="center" style:justify-single-word="false"/>
      <style:text-properties fo:font-size="10pt" officeooo:paragraph-rsid="001e74ad" officeooo:rsid="001e74ad" style:font-name="Arial" style:font-name-complex="Arial" style:font-size-asian="10pt" style:font-size-complex="10pt"/>
    </style:style>
    <style:style style:family="paragraph" style:name="P59" style:parent-style-name="Table_20_Contents">
      <style:text-properties fo:font-size="10pt" officeooo:paragraph-rsid="0020ae16" officeooo:rsid="0020ae16" style:font-name="Arial" style:font-name-complex="Arial" style:font-size-asian="10pt" style:font-size-complex="10pt"/>
    </style:style>
    <style:style style:family="paragraph" style:name="P60" style:parent-style-name="Table_20_Contents">
      <style:text-properties fo:font-size="10pt" officeooo:paragraph-rsid="00232e71" officeooo:rsid="00232e71" style:font-name="Arial" style:font-name-complex="Arial" style:font-size-asian="10pt" style:font-size-complex="10pt"/>
    </style:style>
    <style:style style:family="paragraph" style:name="P61" style:parent-style-name="Table_20_Contents">
      <style:text-properties fo:font-size="10pt" fo:font-weight="bold" officeooo:paragraph-rsid="0019d9f7" officeooo:rsid="0019d9f7" style:font-name="Arial" style:font-name-complex="Arial" style:font-size-asian="10pt" style:font-size-complex="10pt" style:font-weight-asian="bold" style:font-weight-complex="bold"/>
    </style:style>
    <style:style style:family="paragraph" style:name="P62" style:parent-style-name="Table_20_Contents">
      <style:text-properties fo:font-size="10pt" fo:font-weight="bold" officeooo:paragraph-rsid="00200265" officeooo:rsid="00200265" style:font-name="Arial" style:font-name-complex="Arial" style:font-size-asian="10pt" style:font-size-complex="10pt" style:font-weight-asian="bold" style:font-weight-complex="bold"/>
    </style:style>
    <style:style style:family="paragraph" style:name="P63" style:parent-style-name="Table_20_Contents">
      <style:text-properties fo:font-size="8pt" officeooo:paragraph-rsid="001af979" officeooo:rsid="001af979" style:font-name="Arial" style:font-name-complex="Arial" style:font-size-asian="8pt" style:font-size-complex="8pt"/>
    </style:style>
    <style:style style:family="paragraph" style:name="P64" style:parent-style-name="Table_20_Contents">
      <style:text-properties fo:font-size="8pt" officeooo:paragraph-rsid="0020ae16" officeooo:rsid="001af979" style:font-name="Arial" style:font-name-complex="Arial" style:font-size-asian="8pt" style:font-size-complex="8pt"/>
    </style:style>
    <style:style style:family="paragraph" style:name="P65" style:parent-style-name="Table_20_Contents">
      <style:paragraph-properties fo:text-align="start" style:justify-single-word="false"/>
      <style:text-properties fo:font-size="12pt" fo:font-weight="bold" officeooo:paragraph-rsid="00200265" style:font-name="Arial" style:font-size-asian="12pt" style:font-size-complex="12pt" style:font-weight-asian="bold" style:font-weight-complex="bold" style:text-underline-style="none"/>
    </style:style>
    <style:style style:family="paragraph" style:name="P66" style:parent-style-name="UrbanTitle2">
      <style:text-properties fo:font-size="10pt" style:font-name="Arial" style:font-size-asian="10pt" style:font-size-complex="10pt"/>
    </style:style>
    <style:style style:family="paragraph" style:name="P67" style:parent-style-name="UrbanTitle2">
      <style:text-properties fo:country="BE" fo:font-size="10pt" fo:language="fr" style:font-name="Arial" style:font-size-asian="10pt" style:font-size-complex="10pt"/>
    </style:style>
    <style:style style:family="paragraph" style:name="P68" style:parent-style-name="Default">
      <style:text-properties fo:font-size="10pt" fo:font-weight="normal" officeooo:paragraph-rsid="00121e65" style:font-name="Arial" style:font-name-complex="Arial" style:font-size-asian="10pt" style:font-size-complex="10pt" style:font-weight-asian="normal" style:text-line-through-style="none" style:text-line-through-type="none" style:text-underline-style="none"/>
    </style:style>
    <style:style style:family="paragraph" style:name="P69" style:parent-style-name="Default">
      <style:text-properties fo:font-size="10pt" officeooo:paragraph-rsid="00121e65" style:font-name="Arial" style:font-name-complex="Arial" style:font-size-asian="10pt" style:font-size-complex="10pt" style:text-line-through-style="none" style:text-line-through-type="none" style:text-underline-style="none"/>
    </style:style>
    <style:style style:family="paragraph" style:name="P70" style:parent-style-name="Default">
      <style:text-properties fo:font-size="10pt" officeooo:paragraph-rsid="00121e65" style:font-name="Arial" style:font-name-complex="Arial" style:font-size-asian="10pt" style:font-size-complex="10pt"/>
    </style:style>
    <style:style style:family="paragraph" style:name="P71" style:parent-style-name="UrbanTitle">
      <style:text-properties fo:font-size="14pt" style:font-name="Arial" style:font-size-asian="14pt" style:font-size-complex="14pt" style:text-underline-style="none"/>
    </style:style>
    <style:style style:family="paragraph" style:name="P7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fo:font-weight="bold" style:font-name-complex="Arial" style:font-weight-asian="bold"/>
    </style:style>
    <style:style style:family="text" style:name="T3">
      <style:text-properties fo:font-weight="bold" style:font-name-asian="Arial" style:font-name-complex="Arial" style:font-weight-asian="bold"/>
    </style:style>
    <style:style style:family="text" style:name="T4">
      <style:text-properties fo:font-weight="bold" officeooo:rsid="001af979" style:font-name-asian="Arial" style:font-name-complex="Arial" style:font-weight-asian="bold"/>
    </style:style>
    <style:style style:family="text" style:name="T5">
      <style:text-properties fo:font-weight="normal" style:font-weight-asian="normal" style:font-weight-complex="normal"/>
    </style:style>
    <style:style style:family="text" style:name="T6">
      <style:text-properties fo:color="#000000" fo:country="BE" fo:language="fr" style:font-name-asian="Arial" style:font-name-complex="Arial" style:text-underline-style="none"/>
    </style:style>
    <style:style style:family="text" style:name="T7">
      <style:text-properties fo:country="BE" fo:language="fr" officeooo:rsid="0022431e" style:font-name-complex="Arial" style:text-underline-style="none" style:use-window-font-color="true"/>
    </style:style>
    <style:style style:family="text" style:name="T8">
      <style:text-properties officeooo:rsid="000f0cbe"/>
    </style:style>
    <style:style style:family="text" style:name="T9">
      <style:text-properties fo:font-variant="small-caps" fo:font-weight="bold" style:font-name-complex="Arial" style:font-weight-asian="bold" style:text-underline-color="font-color" style:text-underline-style="solid" style:text-underline-width="auto"/>
    </style:style>
    <style:style style:family="text" style:name="T10">
      <style:text-properties fo:font-variant="small-caps" fo:font-weight="bold" officeooo:rsid="001cc540" style:font-name-complex="Arial" style:font-weight-asian="bold" style:text-underline-color="font-color" style:text-underline-style="solid" style:text-underline-width="auto"/>
    </style:style>
    <style:style style:family="text" style:name="T11">
      <style:text-properties fo:font-variant="small-caps" fo:font-weight="bold" style:font-name-asian="Arial" style:font-name-complex="Arial" style:font-weight-asian="bold" style:text-underline-color="font-color" style:text-underline-style="solid" style:text-underline-width="auto"/>
    </style:style>
    <style:style style:family="text" style:name="T12">
      <style:text-properties style:font-name-asian="Times"/>
    </style:style>
    <style:style style:family="text" style:name="T13">
      <style:text-properties style:text-line-through-style="none" style:text-line-through-type="none" style:text-underline-style="none"/>
    </style:style>
    <style:style style:family="text" style:name="T14">
      <style:text-properties officeooo:rsid="0012d21e" style:text-line-through-style="none" style:text-line-through-type="none" style:text-underline-style="none"/>
    </style:style>
    <style:style style:family="text" style:name="T15">
      <style:text-properties officeooo:rsid="0018b8fa"/>
    </style:style>
    <style:style style:family="text" style:name="T16">
      <style:text-properties officeooo:rsid="0019d9f7"/>
    </style:style>
    <style:style style:family="text" style:name="T17">
      <style:text-properties style:font-name-complex="Arial"/>
    </style:style>
    <style:style style:family="text" style:name="T18">
      <style:text-properties officeooo:rsid="00110c69" style:font-name-complex="Arial"/>
    </style:style>
    <style:style style:family="text" style:name="T19">
      <style:text-properties officeooo:rsid="001cc540" style:font-name-complex="Arial"/>
    </style:style>
    <style:style style:family="text" style:name="T20">
      <style:text-properties officeooo:rsid="00200265" style:font-name-complex="Arial"/>
    </style:style>
    <style:style style:family="text" style:name="T21">
      <style:text-properties style:font-name-asian="Arial" style:font-name-complex="Arial"/>
    </style:style>
    <style:style style:family="text" style:name="T22">
      <style:text-properties style:font-name-asian="Arial" style:font-weight-complex="normal"/>
    </style:style>
    <style:style style:family="text" style:name="T23">
      <style:text-properties officeooo:rsid="001cc540"/>
    </style:style>
    <style:style style:family="text" style:name="T24">
      <style:text-properties style:font-weight-complex="normal"/>
    </style:style>
    <style:style style:family="text" style:name="T25">
      <style:text-properties officeooo:rsid="00200265"/>
    </style:style>
    <style:style style:family="text" style:name="T26">
      <style:text-properties officeooo:rsid="0020ae16"/>
    </style:style>
    <style:style style:family="text" style:name="T27">
      <style:text-properties style:text-underline-color="font-color" style:text-underline-style="solid" style:text-underline-width="auto"/>
    </style:style>
    <style:style style:family="text" style:name="T28">
      <style:text-properties officeooo:rsid="0025e37f"/>
    </style:style>
    <style:style style:family="text" style:name="T29">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0">
      <style:text-properties fo:country="BE" fo:font-size="10pt" fo:font-style="normal" fo:font-weight="normal" fo:language="fr" fo:letter-spacing="normal" fo:text-shadow="none" style:country-asian="CN" style:country-complex="IN" style:font-name="Waree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1">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Fiche <text:span text:style-name="T8">d'analyse</text:span> du service urbanisme – <text:span text:style-name="T8">Commune de </text:span><text:span text:style-name="T8"><text:text-input text:description="">tool.getCityName()</text:text-input></text:span></text:p>
      <text:p text:style-name="P2"/>
      <text:p text:style-name="P65"><text:span text:style-name="T28">Référence : </text:span><text:text-input text:description="">self.getReference()</text:text-input></text:p>
      <text:p text:style-name="P8"><office:annotation><dc:creator>Gauthier Bastien</dc:creator><dc:date>2011-02-16T16:12:24</dc:date><text:p text:style-name="P72"><text:span text:style-name="T29">do text if len(self.getApplicants()) &gt; 1</text:span></text:p></office:annotation><text:span text:style-name="T1">Demandeurs :</text:span> <text:text-input text:description="Demandeurs">self.getApplicantsSignaletic()</text:text-input></text:p>
      <text:p text:style-name="P8"><office:annotation><dc:creator>Gauthier Bastien</dc:creator><dc:date>2011-02-16T16:13:21</dc:date><text:p text:style-name="P72"><text:span text:style-name="T31">do text if not len(self.getApplicants()) &gt; 1</text:span></text:p></office:annotation><text:span text:style-name="T1">Demandeur :</text:span> <text:s/><text:text-input text:description="Demandeurs">self.getApplicantsSignaletic()</text:text-input></text:p>
      <text:p text:style-name="P8"><text:span text:style-name="T1">Objet :</text:span> <text:text-input text:description="Objet des travaux">self.getLicenceSubject()</text:text-input></text:p>
      <text:p text:style-name="P8"><text:span text:style-name="T1">Situation : </text:span><text:text-input text:description="Situation des travaux">self.getWorkLocationSignaletic()</text:text-input></text:p>
      <text:p text:style-name="P9">Référence cadastrale : <text:span text:style-name="T5"><text:text-input text:description="Parcelles">licence_view.get_parcels()</text:text-input></text:span></text:p>
      <text:p text:style-name="P3"/>
      <text:p text:style-name="P36"><text:span text:style-name="T17">Plan</text:span><text:span text:style-name="T21"> </text:span><text:span text:style-name="T17">de</text:span><text:span text:style-name="T21"> </text:span><text:span text:style-name="T17">secteur :</text:span><text:span text:style-name="T21"> </text:span><text:span text:style-name="T6"><text:text-input text:description="Bien-Parcelles">self.folderZone</text:text-input></text:span></text:p>
      <text:p text:style-name="P36"><text:span text:style-name="T18">G</text:span><text:span text:style-name="T17">.C.U. :</text:span><text:span text:style-name="T21"> </text:span><text:span text:style-name="T17">aire </text:span><text:span text:style-name="T20">et périmètre</text:span><text:span text:style-name="T21"> </text:span><text:span text:style-name="T17">n°</text:span><text:span text:style-name="T7"><text:text-input text:description="Bien-Parcelles">self.township_guide</text:text-input></text:span></text:p>
      <text:p text:style-name="P36"><text:span text:style-name="T17">S.</text:span><text:span text:style-name="T18">D</text:span><text:span text:style-name="T17">.C. :</text:span><text:span text:style-name="T21"> </text:span><text:span text:style-name="T17">aire </text:span><text:span text:style-name="T20">et périmètre</text:span><text:span text:style-name="T21"> </text:span><text:span text:style-name="T17">n° </text:span><text:span text:style-name="T7"><text:text-input text:description="Bien-Parcelles">self.SDC</text:text-input></text:span></text:p>
      <text:p text:style-name="P37"><text:span text:style-name="T17">Alignement :</text:span><text:span text:style-name="T21">………………………………………………………………………………………………</text:span><text:span text:style-name="T17">..</text:span></text:p>
      <text:p text:style-name="P37"><text:span text:style-name="T17">Superficie</text:span><text:span text:style-name="T21"> </text:span><text:span text:style-name="T17">de</text:span><text:span text:style-name="T21"> </text:span><text:span text:style-name="T17">la</text:span><text:span text:style-name="T21"> </text:span><text:span text:style-name="T17">parcelle :</text:span><text:span text:style-name="T21">…………………………………………………………………………………</text:span><text:span text:style-name="T17">.</text:span></text:p>
      <text:p text:style-name="P38">Lotissement : ……………………………………………………………………………………………….</text:p>
      <text:p text:style-name="P16"/>
      <text:p text:style-name="P4"><office:annotation><dc:creator>sde </dc:creator><dc:date>2012-03-26T14:29:09</dc:date><text:p text:style-name="P72"><text:span text:style-name="T30">do text if not self.getBuildlicencesOfTheParcels()</text:span></text:p></office:annotation>Le bien en cause n'a pas fait l'objet d'un permis de bâtir ou d'urbanisme délivré après le 1er janvier 1977 ;</text:p>
      <text:p text:style-name="P4"><office:annotation><dc:creator>sde </dc:creator><dc:date>2012-03-26T14:29:09</dc:date><text:p text:style-name="P72"><text:span text:style-name="T30">do text if len(self.getBuildlicencesOfTheParcels()) == 1</text:span></text:p></office:annotation>Le bien en cause a fait l'objet du permis de bâtir ou d'urbanisme délivré après le 1er janvier 1977 :</text:p>
      <text:p text:style-name="P7"><office:annotation><dc:creator>sde </dc:creator><dc:date>2012-03-26T14:29:09</dc:date><text:p text:style-name="P72"><text:span text:style-name="T30">do text if len(self.getBuildlicencesOfTheParcels()) &gt; 1</text:span></text:p></office:annotation>Le bien en cause a fait l'objet de <text:span text:style-name="T25">plusieurs</text:span> permis de bâtir ou d'urbanisme délivrés après le 1er janvier 1977:</text:p>
      <text:section text:name="Section7" text:style-name="Sect1">
        <text:p text:style-name="P7"><office:annotation><dc:creator>sde </dc:creator><dc:date>2012-03-26T14:29:09</dc:date><text:p text:style-name="P72"><text:span text:style-name="T30">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4"/>
      <text:p text:style-name="P4"><office:annotation><dc:creator>sde </dc:creator><dc:date>2012-03-26T14:29:09</dc:date><text:p text:style-name="P72"><text:span text:style-name="T30">do text if not self.getParceloutlicenceOfTheParcels()</text:span></text:p></office:annotation>Le bien en cause n'a pas fait l'objet d'un permis de lotir ou d'urbanisation délivré après le 1er janvier 1977 ;</text:p>
      <text:p text:style-name="P7"><office:annotation><dc:creator>sde </dc:creator><dc:date>2012-03-26T14:29:09</dc:date><text:p text:style-name="P72"><text:span text:style-name="T30">do text if self.getParceloutlicenceOfTheParcels()</text:span></text:p></office:annotation>Le bien en cause a fait l'objet du permis de lotir ou d'urbanisation délivré après le 1er janvier 1977 éventuellement périmé:<text:line-break/>- <text:text-input text:description="Cadastre">parceloutlicence.getReference()</text:text-input><text:s/>portant sur la création de <text:text-input text:description="Cadastre">parceloutlicence.getParcelsNumber()</text:text-input><text:s/>lots.<text:line-break/>Ce permis a été modifié par les permis suivants :</text:p>
      <text:p text:style-name="P5"/>
      <text:p text:style-name="P4"><office:annotation><dc:creator>sde </dc:creator><dc:date>2012-03-26T14:29:09</dc:date><text:p text:style-name="P72"><text:span text:style-name="T30">do text if not self.getUrbanCertificateOneOfTheParcels() and <text:s/>not self.getUrbanCertificateTwoOfTheParcels()</text:span></text:p></office:annotation>Le bien en cause n'a pas fait l'objet d'un certificat d'urbanisme datant de moins de deux ans ;</text:p>
      <text:p text:style-name="P4"><office:annotation><dc:creator>sde </dc:creator><dc:date>2012-03-26T14:29:09</dc:date><text:p text:style-name="P72"><text:span text:style-name="T30">do text if len(self.getUrbanCertificateOneOfTheParcels()) == 1</text:span></text:p></office:annotation>Le bien en cause a fait l'objet du certificat d'urbanisme n°1 datant de moins de deux ans:</text:p>
      <text:p text:style-name="P7"><office:annotation><dc:creator>sde </dc:creator><dc:date>2012-03-26T14:29:09</dc:date><text:p text:style-name="P72"><text:span text:style-name="T30">do text if len(self.getUrbanCertificateOneOfTheParcels()) &gt; 1</text:span></text:p></office:annotation>Le bien en cause a fait l'objet des certificats d'urbanisme n°1 datant de moins de deux ans:</text:p>
      <text:section text:name="Section8" text:style-name="Sect1">
        <text:p text:style-name="P7"><office:annotation><dc:creator>sde </dc:creator><dc:date>2012-03-26T14:29:09</dc:date><text:p text:style-name="P72"><text:span text:style-name="T30">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5"/>
      <text:p text:style-name="P4"><office:annotation><dc:creator>sde </dc:creator><dc:date>2012-03-26T14:29:09</dc:date><text:p text:style-name="P72"><text:span text:style-name="T30">do text if len(self.getUrbanCertificateTwoOfTheParcels()) == 1</text:span></text:p></office:annotation>Le bien en cause a fait l'objet du certificat d'urbanisme n°2 datant de moins de deux ans:</text:p>
      <text:p text:style-name="P7"><office:annotation><dc:creator>sde </dc:creator><dc:date>2012-03-26T14:29:09</dc:date><text:p text:style-name="P72"><text:span text:style-name="T30">do text if len(self.getUrbanCertificateTwoOfTheParcels()) &gt; 1</text:span></text:p></office:annotation>Le bien en cause a fait l'objet des certificats d'urbanisme n°2 datant de moins de deux ans:</text:p>
      <text:p text:style-name="P6"><text:span text:style-name="T12"><office:annotation><dc:creator>sde </dc:creator><dc:date>2012-03-26T14:29:09</dc:date><text:p text:style-name="P72"><text:span text:style-name="T30">do section for certificate in self.getUrbanCertificateTwoOfTheParcels()</text:span></text:p></office:annotation></text:span><text:span text:style-name="T12">- </text:span><text:span text:style-name="T12"><text:text-input text:description="Cadastre">certificate.getReference()</text:text-input></text:span><text:span text:style-name="T12"><text:s/>délivré le </text:span><text:span text:style-name="T12"><text:text-input text:description="Cadastre">certificate.getLastTheLicence().getFormattedDate(date='decisionDate')</text:text-input></text:span><text:span text:style-name="T12"><text:s/>en vue de : </text:span><text:span text:style-name="T12"><text:text-input text:description="Cadastre">certificate.getLicenceSubject()</text:text-input></text:span><text:span text:style-name="T12">.</text:span></text:p>
      <text:p text:style-name="P16"/>
      <table:table table:name="Tableau1" table:style-name="Tableau1">
        <table:table-column table:style-name="Tableau1.A"/>
        <table:table-column table:style-name="Tableau1.B"/>
        <table:table-row>
          <table:table-cell office:value-type="string" table:style-name="Tableau1.A1">
            <text:p text:style-name="P49"/>
          </table:table-cell>
          <table:table-cell office:value-type="string" table:style-name="Tableau1.B1">
            <text:p text:style-name="P60">Vérification de l'inscription à l'ordre de l'architecte de l'auteur de projet <text:span text:style-name="T27">www.ordredesarchitectes.be</text:span></text:p>
          </table:table-cell>
        </table:table-row>
      </table:table>
      <text:p text:style-name="P27"/>
      <text:p text:style-name="P27"/>
      <text:p text:style-name="P27">Consultations et avis </text:p>
      <text:p text:style-name="P16"/>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office:value-type="string" table:style-name="Tableau21.A1">
            <text:p text:style-name="P49"/>
          </table:table-cell>
          <table:table-cell office:value-type="string" table:style-name="Tableau21.A1">
            <text:p text:style-name="P56">À solliciter</text:p>
          </table:table-cell>
          <table:table-cell office:value-type="string" table:style-name="Tableau21.A1">
            <text:p text:style-name="P56">Demandé le</text:p>
          </table:table-cell>
          <table:table-cell office:value-type="string" table:style-name="Tableau21.A1">
            <text:p text:style-name="P56">Réponse le </text:p>
          </table:table-cell>
          <table:table-cell office:value-type="string" table:style-name="Tableau21.E1">
            <text:p text:style-name="P56">Type d'avis</text:p>
          </table:table-cell>
        </table:table-row>
        <table:table-row>
          <table:table-cell office:value-type="string" table:style-name="Tableau21.A2">
            <text:p text:style-name="P55">DGO1 (MET)</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IL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RESA</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text:soft-page-break/>Défavorable</text:p>
          </table:table-cell>
        </table:table-row>
        <table:table-row>
          <table:table-cell office:value-type="string" table:style-name="Tableau21.A2">
            <text:p text:style-name="P55">I.I.L.E. prévention incendi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ommissaire Voyer</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DNF – <text:span text:style-name="T25">SPW DGO3</text:span></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onduite d'eau Bethane – Seraing</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TGV – Infrabel</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S<text:span text:style-name="T26">TP - </text:span>Cours d'eau non navigabl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Asbl Plain – Pied</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Seveso</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CATM</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9">PROXIMUS</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row>
          <table:table-cell office:value-type="string" table:style-name="Tableau21.A2">
            <text:p text:style-name="P59">CELLULE RAVEL – Infrabel</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row>
          <table:table-cell office:value-type="string" table:style-name="Tableau21.A2">
            <text:p text:style-name="P59">CELLULE RAVEL - DGO4</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
      <text:p text:style-name="P16"/>
      <text:p text:style-name="P28">Composition du dossier</text:p>
      <text:p text:style-name="P17"/>
      <table:table table:name="Tableau12" table:style-name="Tableau12">
        <table:table-column table:style-name="Tableau12.A"/>
        <table:table-column table:style-name="Tableau12.B"/>
        <table:table-column table:style-name="Tableau12.C"/>
        <table:table-row>
          <table:table-cell office:value-type="string" table:style-name="Tableau12.A1">
            <text:p text:style-name="P49"/>
          </table:table-cell>
          <table:table-cell office:value-type="string" table:style-name="Tableau12.A1">
            <text:p text:style-name="P50">Annexe 4 (Demande de permis d'urbanisme avec concours d'un architecte)</text:p>
          </table:table-cell>
          <table:table-cell office:value-type="string" table:style-name="Tableau12.C1">
            <text:p text:style-name="P50">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5 (Demande de permis d'urbanisme portant sur la modification de la destination d'un bien ou sur la modification de la répartition des surfaces de vente et des activités commercial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6 (Demande portant sur la modification sensible du relief du sol, sur le dépôt de véhicules ou déchets ou sur le placement d'installations mobil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7 (Demande portant sur les actes de boisement, déboisement, abatage d'arbr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8 (Demande de permis portant sur des travaux techniqu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9 ( Demande de permis dispensée du concours d'un architecte) <text:span text:style-name="T25">autres que 5 à 8</text:span></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10 (Demande de permis d'urbanisation ou de modification de permis d'urbanisation)</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11 (Demande de permis d'urbanisation ou de modification de permis d'urbanisation avec contenu simplifié)</text:p>
          </table:table-cell>
          <table:table-cell office:value-type="string" table:style-name="Tableau12.C2">
            <text:p text:style-name="P51">2 exemplaires + daté<text:span text:style-name="T15">s</text:span> et signé<text:span text:style-name="T15">s</text:span></text:p>
          </table:table-cell>
        </table:table-row>
      </table:table>
      <text:p text:style-name="P17"/>
      <text:p text:style-name="P17"><text:soft-page-break/></text:p>
      <table:table table:name="Tableau13" table:style-name="Tableau13">
        <table:table-column table:style-name="Tableau13.A"/>
        <table:table-column table:style-name="Tableau13.B"/>
        <table:table-column table:style-name="Tableau13.C"/>
        <table:table-row>
          <table:table-cell office:value-type="string" table:style-name="Tableau13.A1">
            <text:p text:style-name="P49"/>
          </table:table-cell>
          <table:table-cell office:value-type="string" table:style-name="Tableau13.A1">
            <text:p text:style-name="P50">Notice d'évaluation des incidences sur l'environnement (comprenant un extrait du plan de secteur couleur indiquant l'objet de la demande)</text:p>
          </table:table-cell>
          <table:table-cell office:value-type="string" table:style-name="Tableau13.C1">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0">Questionnaire statistique </text:p>
          </table:table-cell>
          <table:table-cell office:value-type="string" table:style-name="Tableau13.C2">
            <text:p text:style-name="P50">1 exemplaire + daté et signé</text:p>
          </table:table-cell>
        </table:table-row>
        <table:table-row>
          <table:table-cell office:value-type="string" table:style-name="Tableau13.A2">
            <text:p text:style-name="P49"/>
          </table:table-cell>
          <table:table-cell office:value-type="string" table:style-name="Tableau13.A2">
            <text:p text:style-name="P52">Le rapport urbanistique motivant les travaux projetés</text:p>
          </table:table-cell>
          <table:table-cell office:value-type="string" table:style-name="Tableau13.C2">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2">Une lettre de motivation pour les écarts au G.C.U. et S.D.C.</text:p>
          </table:table-cell>
          <table:table-cell office:value-type="string" table:style-name="Tableau13.C2">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2">Une vue axonométrique dans le cadre d'une annonce de projet ou d'une enquête publique</text:p>
          </table:table-cell>
          <table:table-cell office:value-type="string" table:style-name="Tableau13.C2">
            <text:p text:style-name="P51"><text:span text:style-name="T15">3</text:span> exemplaires + daté<text:span text:style-name="T15">s</text:span> </text:p>
          </table:table-cell>
        </table:table-row>
        <table:table-row>
          <table:table-cell office:value-type="string" table:style-name="Tableau13.A2">
            <text:p text:style-name="P49"/>
          </table:table-cell>
          <table:table-cell office:value-type="string" table:style-name="Tableau13.A2">
            <text:p text:style-name="P53">Certificat du Patrimoine (pour les biens classés) ex : rue Heid des Chênes</text:p>
          </table:table-cell>
          <table:table-cell office:value-type="string" table:style-name="Tableau13.C2">
            <text:p text:style-name="P51"><text:span text:style-name="T16">3</text:span> exemplaires + daté<text:span text:style-name="T15">s</text:span> et signé<text:span text:style-name="T15">s</text:span></text:p>
          </table:table-cell>
        </table:table-row>
      </table:table>
      <text:p text:style-name="P17"/>
      <text:p text:style-name="P17"/>
      <table:table table:name="Tableau14" table:style-name="Tableau14">
        <table:table-column table:style-name="Tableau14.A"/>
        <table:table-column table:style-name="Tableau14.B"/>
        <table:table-column table:style-name="Tableau14.C"/>
        <table:table-column table:style-name="Tableau14.D"/>
        <table:table-row>
          <table:table-cell office:value-type="string" table:number-columns-spanned="4" table:style-name="Tableau14.A1">
            <text:p text:style-name="P61"><text:span text:style-name="T25">Plans</text:span> à déposer en <text:span text:style-name="T25">6</text:span> exemplaires + datés + signés</text:p>
          </table:table-cell>
          <table:covered-table-cell/>
          <table:covered-table-cell/>
          <table:covered-table-cell/>
        </table:table-row>
        <table:table-row>
          <table:table-cell office:value-type="string" table:number-columns-spanned="4" table:style-name="Tableau14.A2">
            <text:p text:style-name="P62">Annexes à fournir dans une demande de permis :</text:p>
          </table:table-cell>
          <table:covered-table-cell/>
          <table:covered-table-cell/>
          <table:covered-table-cell/>
        </table:table-row>
        <table:table-row>
          <table:table-cell office:value-type="string" table:style-name="Tableau14.A3">
            <text:p text:style-name="P49"/>
          </table:table-cell>
          <table:table-cell office:value-type="string" table:number-columns-spanned="3" table:style-name="Tableau14.A2">
            <text:p text:style-name="P68">un plan de situation du bien concerné dressé à l'échelle de 1/10. 000e ou de 1/5.000e, qui figure dans un rayon de 500 mètres de celui-ci : </text:p>
          </table:table-cell>
          <table:covered-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orientation ; </text:p>
          </table: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a localisation du bien concerné par le projet par rapport au noyau central de la localité; </text:p>
          </table: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es voies de desserte et leur dénomination ;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68">un plan qui figure le contexte urbanistique et paysager établi à l'échelle de 1/1.000e ou de 1/500e et qui figure : </text:p>
          </table:table-cell>
          <table:covered-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orientation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a voirie de desserte cotée avec indication de son statut juridique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implantation, le gabarit, la nature ou l'affectation des constructions existantes sur le bien concerné et dans un rayon de 50 mètres de celui-ci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orsque le projet implique l'application des articles D.IV.5 à D.IV.13 du CoDT, 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10">l'indication numérotée des prises de vues du reportage photographique visé ci-dessous;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70">un reportage photographique en couleurs qui permet la prise en compte du contexte urbanistique et paysager dans lequel s'insère le projet et qui contient au minimum : </text:p>
          </table:table-cell>
          <table:covered-table-cell/>
          <table:covered-table-cell/>
        </table:table-row>
        <table:table-row>
          <table:table-cell office:value-type="string" table:number-rows-spanned="4" table:style-name="Tableau14.A3">
            <text:p text:style-name="P49"/>
          </table:table-cell>
          <table:table-cell office:value-type="string" table:style-name="Tableau14.A3">
            <text:p text:style-name="P69"/>
          </table:table-cell>
          <table:table-cell office:value-type="string" table:number-columns-spanned="2" table:style-name="Tableau14.A2">
            <text:p text:style-name="P69">deux prises de vues, l'une à front de voirie, montrant la parcelle et les immeubles la jouxtant, l'autre montrant la ou les parcelles en vis-à-vis de l'autre côté de la voirie ; </text:p>
          </table:table-cell>
          <table:covered-table-cell/>
        </table:table-row>
        <table:table-row>
          <table:covered-table-cell/>
          <table:table-cell office:value-type="string" table:style-name="Tableau14.A3">
            <text:p text:style-name="P69"/>
          </table:table-cell>
          <table:table-cell office:value-type="string" table:number-columns-spanned="2" table:style-name="Tableau14.A2">
            <text:p text:style-name="P69">au moins trois prises de vues différentes afin de visualiser les limites du bien concerné, les constructions voisines et l’environnement général ; </text:p>
          </table:table-cell>
          <table:covered-table-cell/>
        </table:table-row>
        <table:table-row>
          <table:covered-table-cell/>
          <table:table-cell office:value-type="string" table:style-name="Tableau14.A3">
            <text:p text:style-name="P40"/>
          </table:table-cell>
          <table:table-cell office:value-type="string" table:number-columns-spanned="2" table:style-name="Tableau14.A2">
            <text:p text:style-name="P40">lorsqu'il s'agit d'une nouvelle construction ou 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 </text:p>
          </table:table-cell>
          <table:covered-table-cell/>
        </table:table-row>
        <table:table-row>
          <table:covered-table-cell/>
          <table:table-cell office:value-type="string" table:number-columns-spanned="3" table:style-name="Tableau14.A2">
            <text:p text:style-name="P41">un plan d’implantation représentant l'occupation de la parcelle, dressé à l'échelle de 1/500e ,de 1/250e ou de 1/200eet qui figure : </text:p>
          </table:table-cell>
          <table:covered-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s limites cotées de la parcelle concernée et les courbes de niveau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orsqu’elle porte sur la construction groupée d’habitations à diviser ultérieurement en lots sans que le permis d’urbanisation soit requis au préalable, les limites des lots ; </text:p>
          </table:table-cell>
          <table:covered-table-cell/>
        </table:table-row>
        <text:soft-page-break/>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au moins deux coupes significatives longitudinale et transversale cotées du relief ainsi que, le cas échéant, les modifications projetées et cotées qui s'y rapportent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41"><text:span text:style-name="T14">L</text:span><text:span text:style-name="T13">e cas échéant, l'implantation et le gabarit cotés des constructions existantes sur la parcelle, à maintenir ou à démolir ; </text:span></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implantation et le gabarit cotés des constructions projetées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s servitudes du fait de l'homme sur le terrain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 cas échéant, le tracé des infrastructures de transport de fluide et d’énergie qui traversent le ou les biens concernés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41">la visualisation du projet reprenant les constructions à maintenir, à démolir ou à construire, dressée à l'échelle de 1/100e ou 1/50e, qui figure : </text:p>
          </table:table-cell>
          <table:covered-table-cell/>
          <table:covered-table-cell/>
        </table:table-row>
        <table:table-row>
          <table:table-cell office:value-type="string" table:style-name="Tableau14.A3">
            <text:p text:style-name="P49"/>
          </table:table-cell>
          <table:table-cell office:value-type="string" table:number-columns-spanned="2" table:style-name="Tableau14.A3">
            <text:p text:style-name="P39"/>
          </table:table-cell>
          <table:covered-table-cell/>
          <table:table-cell office:value-type="string" table:style-name="Tableau14.A2">
            <text:p text:style-name="P39">la vue en plan de chaque niveau ainsi que l'affectation actuelle et future des locaux ;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39">les élévations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41">la légende des matériaux de parement des élévations et de couverture des toitures ainsi que leurs tonalités ;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42">les coupes transversales et longitudinales cotées qui comportent le niveau d'implantation du rez-de-chaussée, les niveaux du relief du sol existant et projeté et le profil des constructions contiguës ; </text:p>
          </table:table-cell>
        </table:table-row>
      </table:table>
      <text:p text:style-name="P17"/>
      <text:p text:style-name="P14">Analyse du dossier urbanisme</text:p>
      <text:p text:style-name="P17"/>
      <table:table table:name="Tableau2" table:style-name="Tableau2">
        <table:table-column table:style-name="Tableau2.A"/>
        <table:table-row table:style-name="Tableau2.1">
          <table:table-cell office:value-type="string" table:style-name="Tableau2.A1">
            <text:p text:style-name="P32"><text:span text:style-name="T9">Schéma</text:span><text:span text:style-name="T11"> </text:span><text:span text:style-name="T9">d</text:span><text:span text:style-name="T10">e Développement</text:span><text:span text:style-name="T11"> </text:span><text:span text:style-name="T9">Communal :</text:span></text:p>
            <text:p text:style-name="P31"/>
            <text:p text:style-name="P32"><text:span text:style-name="T17">Densité</text:span><text:span text:style-name="T21"> </text:span><text:span text:style-name="T17">prévue</text:span><text:span text:style-name="T21"> </text:span><text:span text:style-name="T17">au</text:span><text:span text:style-name="T21"> </text:span><text:span text:style-name="T17">S</text:span><text:span text:style-name="T19">D</text:span><text:span text:style-name="T17">C :</text:span><text:span text:style-name="T21"> …………………</text:span><text:span text:style-name="T17">logements</text:span><text:span text:style-name="T21"> </text:span><text:span text:style-name="T17">par</text:span><text:span text:style-name="T21"> </text:span><text:span text:style-name="T17">hectare</text:span><text:span text:style-name="T21"> </text:span><text:span text:style-name="T17">soit</text:span><text:span text:style-name="T21"> </text:span><text:span text:style-name="T17">1</text:span><text:span text:style-name="T21"> </text:span><text:span text:style-name="T17">logement</text:span><text:span text:style-name="T21"> </text:span><text:span text:style-name="T17">/</text:span><text:span text:style-name="T21"> <text:s text:c="2"/>…… <text:s text:c="2"/></text:span><text:span text:style-name="T17">m²</text:span></text:p>
            <text:p text:style-name="P33"/>
            <text:p text:style-name="P32"><text:span text:style-name="T17">La</text:span><text:span text:style-name="T21"> </text:span><text:span text:style-name="T17">parcelle</text:span><text:span text:style-name="T21"> </text:span><text:span text:style-name="T17">peut</text:span><text:span text:style-name="T21"> </text:span><text:span text:style-name="T17">contenir</text:span><text:span text:style-name="T21"> </text:span><text:span text:style-name="T17">maximum</text:span><text:span text:style-name="T21"> </text:span><text:span text:style-name="T17">/</text:span><text:span text:style-name="T21"> </text:span><text:span text:style-name="T17">minimum</text:span><text:span text:style-name="T21"> ……</text:span><text:span text:style-name="T17">.</text:span><text:span text:style-name="T21"> </text:span><text:span text:style-name="T17">logements</text:span></text:p>
            <text:p text:style-name="P34"/>
            <text:p text:style-name="P35"><text:span text:style-name="T24">Destination</text:span><text:span text:style-name="T22"> </text:span><text:span text:style-name="T24">de</text:span><text:span text:style-name="T22"> </text:span><text:span text:style-name="T24">la</text:span><text:span text:style-name="T22"> </text:span><text:span text:style-name="T24">zone :</text:span><text:span text:style-name="T22"> </text:span><text:span text:style-name="T24">habitat</text:span><text:span text:style-name="T22"> </text:span><text:span text:style-name="T24">/</text:span><text:span text:style-name="T22"> </text:span><text:span text:style-name="T24">commerce</text:span><text:span text:style-name="T22"> </text:span><text:span text:style-name="T24">/</text:span><text:span text:style-name="T22"> </text:span><text:span text:style-name="T24">communautaire</text:span><text:span text:style-name="T22"> </text:span><text:span text:style-name="T24">/</text:span><text:span text:style-name="T22"> </text:span><text:span text:style-name="T24">mixte</text:span><text:span text:style-name="T22"> </text:span><text:span text:style-name="T24">habitat</text:span><text:span text:style-name="T22"> </text:span><text:span text:style-name="T24">et</text:span><text:span text:style-name="T22"> </text:span><text:span text:style-name="T24">commerce</text:span><text:span text:style-name="T22"> </text:span><text:span text:style-name="T24">/</text:span><text:span text:style-name="T22"> …………………</text:span></text:p>
          </table:table-cell>
        </table:table-row>
      </table:table>
      <text:p text:style-name="P18"/>
      <table:table table:name="Tableau22" table:style-name="Tableau22">
        <table:table-column table:style-name="Tableau22.A"/>
        <table:table-column table:style-name="Tableau22.B"/>
        <table:table-column table:style-name="Tableau22.C"/>
        <table:table-column table:style-name="Tableau22.D"/>
        <table:table-row table:style-name="Tableau22.1">
          <table:table-cell office:value-type="string" table:number-columns-spanned="4" table:style-name="Tableau22.A1">
            <text:p text:style-name="P23">PARCELLE</text:p>
          </table:table-cell>
          <table:covered-table-cell/>
          <table:covered-table-cell/>
          <table:covered-table-cell/>
        </table:table-row>
        <table:table-row table:style-name="Tableau22.1">
          <table:table-cell office:value-type="string" table:style-name="Tableau22.A2">
            <text:p text:style-name="P23"/>
          </table:table-cell>
          <table:table-cell office:value-type="string" table:style-name="Tableau22.A2">
            <text:p text:style-name="P24">Remarques</text:p>
          </table:table-cell>
          <table:table-cell office:value-type="string" table:style-name="Tableau22.A2">
            <text:p text:style-name="P24">OK</text:p>
          </table:table-cell>
          <table:table-cell office:value-type="string" table:style-name="Tableau22.A1">
            <text:p text:style-name="P25">Écart</text:p>
          </table:table-cell>
        </table:table-row>
        <table:table-row table:style-name="Tableau22.1">
          <table:table-cell office:value-type="string" table:style-name="Tableau22.A2">
            <text:p text:style-name="P43"><text:span text:style-name="T17">Nouvelle</text:span><text:span text:style-name="T21"> </text:span><text:span text:style-name="T17">parcelle</text:span><text:span text:style-name="T21"> </text:span><text:span text:style-name="T17">minimum</text:span><text:span text:style-name="T21"> </text:span><text:span text:style-name="T17">300m²</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oiture</text:span><text:span text:style-name="T21"> </text:span><text:span text:style-name="T17">+</text:span><text:span text:style-name="T21"> </text:span><text:span text:style-name="T17">matériaux </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Accessibilité</text:span><text:span text:style-name="T21"> </text:span><text:span text:style-name="T17">PMR </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élos</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
      <text:p text:style-name="P18"/>
      <table:table table:name="Tableau23" table:style-name="Tableau23">
        <table:table-column table:style-name="Tableau23.A"/>
        <table:table-column table:style-name="Tableau23.B"/>
        <table:table-column table:style-name="Tableau23.C"/>
        <table:table-column table:style-name="Tableau23.D"/>
        <table:table-row table:style-name="Tableau23.1">
          <table:table-cell office:value-type="string" table:number-columns-spanned="4" table:style-name="Tableau23.A1">
            <text:p text:style-name="P26">BÂTIMENT</text:p>
          </table:table-cell>
          <table:covered-table-cell/>
          <table:covered-table-cell/>
          <table:covered-table-cell/>
        </table:table-row>
        <table:table-row table:style-name="Tableau23.1">
          <table:table-cell office:value-type="string" table:style-name="Tableau23.A2">
            <text:p text:style-name="P23"/>
          </table:table-cell>
          <table:table-cell office:value-type="string" table:style-name="Tableau23.A2">
            <text:p text:style-name="P24">Remarques</text:p>
          </table:table-cell>
          <table:table-cell office:value-type="string" table:style-name="Tableau23.A2">
            <text:p text:style-name="P24">OK</text:p>
          </table:table-cell>
          <table:table-cell office:value-type="string" table:style-name="Tableau23.A1">
            <text:p text:style-name="P25">Écart</text:p>
          </table:table-cell>
        </table:table-row>
        <table:table-row table:style-name="Tableau23.1">
          <table:table-cell office:value-type="string" table:style-name="Tableau23.A2">
            <text:p text:style-name="P43"><text:span text:style-name="T17">Modification</text:span><text:span text:style-name="T21"> </text:span><text:span text:style-name="T17">du</text:span><text:span text:style-name="T21"> </text:span><text:span text:style-name="T17">relief</text:span><text:span text:style-name="T21"> </text:span><text:span text:style-name="T17">du</text:span><text:span text:style-name="T21"> </text:span><text:span text:style-name="T17">sol</text:span></text:p>
          </table:table-cell>
          <table:table-cell office:value-type="string" table:style-name="Tableau23.A2">
            <text:p text:style-name="P45"/>
          </table:table-cell>
          <table:table-cell office:value-type="string" table:style-name="Tableau23.A2">
            <text:p text:style-name="P45"/>
          </table:table-cell>
          <table:table-cell office:value-type="string" table:style-name="Tableau23.A1">
            <text:p text:style-name="P45"/>
          </table:table-cell>
        </table:table-row>
        <table:table-row table:style-name="Tableau23.1">
          <table:table-cell office:value-type="string" table:style-name="Tableau23.A2">
            <text:p text:style-name="P43"><text:span text:style-name="T17">Enseigne</text:span><text:span text:style-name="T21"> </text:span><text:span text:style-name="T17">et</text:span><text:span text:style-name="T21"> </text:span><text:span text:style-name="T17">publicité </text:span></text:p>
          </table:table-cell>
          <table:table-cell office:value-type="string" table:style-name="Tableau23.A2">
            <text:p text:style-name="P45"/>
          </table:table-cell>
          <table:table-cell office:value-type="string" table:style-name="Tableau23.A2">
            <text:p text:style-name="P45"/>
          </table:table-cell>
          <table:table-cell office:value-type="string" table:style-name="Tableau23.A1">
            <text:p text:style-name="P45"/>
          </table:table-cell>
        </table:table-row>
      </table:table>
      <text:p text:style-name="P18"/>
      <table:table table:name="Tableau24" table:style-name="Tableau24">
        <table:table-column table:style-name="Tableau24.A"/>
        <table:table-column table:style-name="Tableau24.B"/>
        <table:table-column table:style-name="Tableau24.C"/>
        <table:table-column table:style-name="Tableau24.D"/>
        <table:table-row table:style-name="Tableau24.1">
          <table:table-cell office:value-type="string" table:number-columns-spanned="4" table:style-name="Tableau24.A1">
            <text:p text:style-name="P22"><text:span text:style-name="T2">COEFFICIENT</text:span><text:span text:style-name="T3"> </text:span><text:span text:style-name="T2">DE</text:span><text:span text:style-name="T3"> </text:span><text:span text:style-name="T4">BÂTISSE</text:span></text:p>
          </table:table-cell>
          <table:covered-table-cell/>
          <table:covered-table-cell/>
          <table:covered-table-cell/>
        </table:table-row>
        <table:table-row table:style-name="Tableau24.1">
          <table:table-cell office:value-type="string" table:style-name="Tableau24.A2">
            <text:p text:style-name="P23"/>
          </table:table-cell>
          <table:table-cell office:value-type="string" table:style-name="Tableau24.A2">
            <text:p text:style-name="P24">Remarques</text:p>
          </table:table-cell>
          <table:table-cell office:value-type="string" table:style-name="Tableau24.A2">
            <text:p text:style-name="P24">OK</text:p>
          </table:table-cell>
          <table:table-cell office:value-type="string" table:style-name="Tableau24.A1">
            <text:p text:style-name="P25">Écart</text:p>
          </table:table-cell>
        </table:table-row>
        <table:table-row table:style-name="Tableau24.1">
          <table:table-cell office:value-type="string" table:style-name="Tableau24.A2">
            <text:p text:style-name="P43"><text:span text:style-name="T17">%</text:span><text:span text:style-name="T21"> </text:span><text:span text:style-name="T17">Volumes</text:span><text:span text:style-name="T21"> </text:span><text:span text:style-name="T17">bâtis</text:span></text:p>
          </table:table-cell>
          <table:table-cell office:value-type="string" table:style-name="Tableau24.A2">
            <text:p text:style-name="P45"/>
          </table:table-cell>
          <table:table-cell office:value-type="string" table:style-name="Tableau24.A2">
            <text:p text:style-name="P45"/>
          </table:table-cell>
          <table:table-cell office:value-type="string" table:style-name="Tableau24.A1">
            <text:p text:style-name="P45"/>
          </table:table-cell>
        </table:table-row>
        <text:soft-page-break/>
        <table:table-row table:style-name="Tableau24.1">
          <table:table-cell office:value-type="string" table:style-name="Tableau24.A2">
            <text:p text:style-name="P43"><text:span text:style-name="T17">%</text:span><text:span text:style-name="T21"> </text:span><text:span text:style-name="T17">Zones</text:span><text:span text:style-name="T21"> </text:span><text:span text:style-name="T17">de</text:span><text:span text:style-name="T21"> </text:span><text:span text:style-name="T17">stationnement</text:span><text:span text:style-name="T21"> – </text:span><text:span text:style-name="T17">terrasse</text:span><text:span text:style-name="T21"> </text:span><text:span text:style-name="T17">-</text:span><text:span text:style-name="T21"> </text:span><text:span text:style-name="T17">allée</text:span></text:p>
          </table:table-cell>
          <table:table-cell office:value-type="string" table:style-name="Tableau24.A2">
            <text:p text:style-name="P45"/>
          </table:table-cell>
          <table:table-cell office:value-type="string" table:style-name="Tableau24.A2">
            <text:p text:style-name="P45"/>
          </table:table-cell>
          <table:table-cell office:value-type="string" table:style-name="Tableau24.A1">
            <text:p text:style-name="P45"/>
          </table:table-cell>
        </table:table-row>
      </table:table>
      <text:p text:style-name="P18"/>
      <table:table table:name="Tableau25" table:style-name="Tableau25">
        <table:table-column table:style-name="Tableau25.A"/>
        <table:table-column table:style-name="Tableau25.B"/>
        <table:table-column table:style-name="Tableau25.C"/>
        <table:table-column table:style-name="Tableau25.D"/>
        <table:table-row table:style-name="Tableau25.1">
          <table:table-cell office:value-type="string" table:number-columns-spanned="4" table:style-name="Tableau25.A1">
            <text:p text:style-name="P22"><text:span text:style-name="T2">VOLUME</text:span><text:span text:style-name="T3"> </text:span><text:span text:style-name="T2">PRINCIPAL</text:span></text:p>
          </table:table-cell>
          <table:covered-table-cell/>
          <table:covered-table-cell/>
          <table:covered-table-cell/>
        </table:table-row>
        <table:table-row table:style-name="Tableau25.1">
          <table:table-cell office:value-type="string" table:style-name="Tableau25.A2">
            <text:p text:style-name="P23"/>
          </table:table-cell>
          <table:table-cell office:value-type="string" table:style-name="Tableau25.A2">
            <text:p text:style-name="P24">Remarques</text:p>
          </table:table-cell>
          <table:table-cell office:value-type="string" table:style-name="Tableau25.A2">
            <text:p text:style-name="P24">OK</text:p>
          </table:table-cell>
          <table:table-cell office:value-type="string" table:style-name="Tableau25.A1">
            <text:p text:style-name="P25">Écart</text:p>
          </table:table-cell>
        </table:table-row>
        <table:table-row table:style-name="Tableau25.1">
          <table:table-cell office:value-type="string" table:style-name="Tableau25.A2">
            <text:p text:style-name="P43"><text:span text:style-name="T17">Alignement</text:span><text:span text:style-name="T21"> </text:span><text:span text:style-name="T17">voiri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Recul</text:span><text:span text:style-name="T21"> </text:span><text:span text:style-name="T17">latéral</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Profondeur</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Garage</text:span><text:span text:style-name="T21"> </text:span><text:span text:style-name="T17">à</text:span><text:span text:style-name="T21"> </text:span><text:span text:style-name="T17">ru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Décrochement</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Enseignes</text:span><text:span text:style-name="T21"> </text:span><text:span text:style-name="T17">et</text:span><text:span text:style-name="T21"> </text:span><text:span text:style-name="T17">publicité</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Composition</text:span><text:span text:style-name="T21"> </text:span><text:span text:style-name="T17">façad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Dominance</text:span><text:span text:style-name="T21"> </text:span><text:span text:style-name="T17">verticale</text:span><text:span text:style-name="T21"> </text:span><text:span text:style-name="T17">des</text:span><text:span text:style-name="T21"> </text:span><text:span text:style-name="T17">baies</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number-columns-spanned="4" table:style-name="Tableau25.A1">
            <text:p text:style-name="P22"><text:span text:style-name="T2">VOLUME</text:span><text:span text:style-name="T3"> </text:span><text:span text:style-name="T2">SECONDAIRE</text:span></text:p>
          </table:table-cell>
          <table:covered-table-cell/>
          <table:covered-table-cell/>
          <table:covered-table-cell/>
        </table:table-row>
        <table:table-row table:style-name="Tableau25.1">
          <table:table-cell office:value-type="string" table:style-name="Tableau25.A2">
            <text:p text:style-name="P23"/>
          </table:table-cell>
          <table:table-cell office:value-type="string" table:style-name="Tableau25.A2">
            <text:p text:style-name="P24">Remarques</text:p>
          </table:table-cell>
          <table:table-cell office:value-type="string" table:style-name="Tableau25.A2">
            <text:p text:style-name="P24">OK</text:p>
          </table:table-cell>
          <table:table-cell office:value-type="string" table:style-name="Tableau25.A1">
            <text:p text:style-name="P25">Écart</text:p>
          </table:table-cell>
        </table:table-row>
        <table:table-row table:style-name="Tableau25.1">
          <table:table-cell office:value-type="string" table:style-name="Tableau25.A2">
            <text:p text:style-name="P43"><text:span text:style-name="T17">Alignement</text:span><text:span text:style-name="T21"> </text:span></text:p>
          </table:table-cell>
          <table:table-cell office:value-type="string" table:style-name="Tableau25.A2">
            <text:p text:style-name="P46"/>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Recul</text:span><text:span text:style-name="T21"> </text:span><text:span text:style-name="T17">latéral</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Profondeur</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
      <table:table table:name="Tableau26" table:style-name="Tableau26">
        <table:table-column table:style-name="Tableau26.A"/>
        <table:table-column table:style-name="Tableau26.B"/>
        <table:table-column table:style-name="Tableau26.C"/>
        <table:table-column table:style-name="Tableau26.D"/>
        <table:table-row table:style-name="Tableau26.1">
          <table:table-cell office:value-type="string" table:number-columns-spanned="4" table:style-name="Tableau26.A1">
            <text:p text:style-name="P22"><text:span text:style-name="T2">VOLUME</text:span><text:span text:style-name="T3"> </text:span><text:span text:style-name="T2">ANNEXE</text:span></text:p>
          </table:table-cell>
          <table:covered-table-cell/>
          <table:covered-table-cell/>
          <table:covered-table-cell/>
        </table:table-row>
        <table:table-row table:style-name="Tableau26.1">
          <table:table-cell office:value-type="string" table:style-name="Tableau26.A2">
            <text:p text:style-name="P23"/>
          </table:table-cell>
          <table:table-cell office:value-type="string" table:style-name="Tableau26.A2">
            <text:p text:style-name="P24">Remarques</text:p>
          </table:table-cell>
          <table:table-cell office:value-type="string" table:style-name="Tableau26.A2">
            <text:p text:style-name="P24">OK</text:p>
          </table:table-cell>
          <table:table-cell office:value-type="string" table:style-name="Tableau26.A1">
            <text:p text:style-name="P25">Écart</text:p>
          </table:table-cell>
        </table:table-row>
        <table:table-row table:style-name="Tableau26.1">
          <table:table-cell office:value-type="string" table:style-name="Tableau26.A2">
            <text:p text:style-name="P43"><text:span text:style-name="T17">Alignement</text:span><text:span text:style-name="T21"> </text:span></text:p>
          </table:table-cell>
          <table:table-cell office:value-type="string" table:style-name="Tableau26.A2">
            <text:p text:style-name="P46"/>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Recul</text:span><text:span text:style-name="T21"> </text:span><text:span text:style-name="T17">latéral</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4">Profondeur</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
      <text:p text:style-name="P18"/>
      <table:table table:name="Tableau27" table:style-name="Tableau27">
        <table:table-column table:style-name="Tableau27.A"/>
        <table:table-column table:style-name="Tableau27.B"/>
        <table:table-column table:style-name="Tableau27.C"/>
        <table:table-column table:style-name="Tableau27.D"/>
        <table:table-row table:style-name="Tableau27.1">
          <table:table-cell office:value-type="string" table:number-columns-spanned="4" table:style-name="Tableau27.A1">
            <text:p text:style-name="P26">MATÉRIAUX</text:p>
          </table:table-cell>
          <table:covered-table-cell/>
          <table:covered-table-cell/>
          <table:covered-table-cell/>
        </table:table-row>
        <table:table-row table:style-name="Tableau27.1">
          <table:table-cell office:value-type="string" table:style-name="Tableau27.A2">
            <text:p text:style-name="P23"/>
          </table:table-cell>
          <table:table-cell office:value-type="string" table:style-name="Tableau27.A2">
            <text:p text:style-name="P24">Remarques</text:p>
          </table:table-cell>
          <table:table-cell office:value-type="string" table:style-name="Tableau27.A2">
            <text:p text:style-name="P24">OK</text:p>
          </table:table-cell>
          <table:table-cell office:value-type="string" table:style-name="Tableau27.A1">
            <text:p text:style-name="P25">Écart</text:p>
          </table:table-cell>
        </table:table-row>
        <table:table-row table:style-name="Tableau27.1">
          <table:table-cell office:value-type="string" table:style-name="Tableau27.A2">
            <text:p text:style-name="P47">Parement</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row table:style-name="Tableau27.1">
          <table:table-cell office:value-type="string" table:style-name="Tableau27.A2">
            <text:p text:style-name="P47">Toiture</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row table:style-name="Tableau27.1">
          <table:table-cell office:value-type="string" table:style-name="Tableau27.A2">
            <text:p text:style-name="P47">Menuiserie</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
      <text:p text:style-name="P18"/>
      <text:p text:style-name="P15">Analyse du dossier logement</text:p>
      <text:p text:style-name="P11"/>
      <table:table table:name="Tableau15" table:style-name="Tableau15">
        <table:table-column table:style-name="Tableau15.A"/>
        <table:table-column table:style-name="Tableau15.B"/>
        <table:table-row table:style-name="Tableau15.1">
          <table:table-cell office:value-type="string" table:style-name="Tableau15.A1">
            <text:p text:style-name="P49"/>
          </table:table-cell>
          <table:table-cell office:value-type="string" table:style-name="Tableau15.B1">
            <text:p text:style-name="P12">Critères de salubrité……………………………………………………………………………………………………….<text:soft-page-break/>…………………………………………………………………………………………………………………………………………………………………………..……………………………………….</text:p>
            <text:p text:style-name="P12"/>
            <text:p text:style-name="P12"/>
          </table:table-cell>
        </table:table-row>
        <table:table-row>
          <table:table-cell office:value-type="string" table:style-name="Tableau15.A2">
            <text:p text:style-name="P49"/>
          </table:table-cell>
          <table:table-cell office:value-type="string" table:style-name="Tableau15.B2">
            <text:p text:style-name="P13">le cas échéant, une note de calcul justifiant le respect du critère de salubrité visé à l'article 3. 5° du Code wallon du logement et de l'habitat durable et portant sur l'éclairage naturel </text:p>
            <text:p text:style-name="P13"/>
          </table:table-cell>
        </table:table-row>
        <table:table-row>
          <table:table-cell office:value-type="string" table:style-name="Tableau15.A2">
            <text:p text:style-name="P49"/>
          </table:table-cell>
          <table:table-cell office:value-type="string" table:style-name="Tableau15.B2">
            <text:p text:style-name="P54">Immeuble inoccupé </text:p>
            <text:p text:style-name="P54"/>
          </table:table-cell>
        </table:table-row>
        <table:table-row>
          <table:table-cell office:value-type="string" table:style-name="Tableau15.A2">
            <text:p text:style-name="P49"/>
          </table:table-cell>
          <table:table-cell office:value-type="string" table:style-name="Tableau15.B2">
            <text:p text:style-name="P53">Dossier d'insalubrité</text:p>
            <text:p text:style-name="P53"/>
          </table:table-cell>
        </table:table-row>
        <table:table-row>
          <table:table-cell office:value-type="string" table:style-name="Tableau15.A2">
            <text:p text:style-name="P49"/>
          </table:table-cell>
          <table:table-cell office:value-type="string" table:style-name="Tableau15.B2">
            <text:p text:style-name="P54">Permis de location</text:p>
            <text:p text:style-name="P54"/>
          </table:table-cell>
        </table:table-row>
      </table:table>
      <text:p text:style-name="P11"/>
      <text:p text:style-name="P29">Analyse du dossier énergie</text:p>
      <text:p text:style-name="P19"/>
      <table:table table:name="Tableau18" table:style-name="Tableau18">
        <table:table-column table:style-name="Tableau18.A"/>
        <table:table-column table:style-name="Tableau18.B"/>
        <table:table-row>
          <table:table-cell office:value-type="string" table:style-name="Tableau18.A1">
            <text:p text:style-name="P49"/>
          </table:table-cell>
          <table:table-cell office:value-type="string" table:style-name="Tableau18.B1">
            <text:p text:style-name="P52">Déclaration PEB simplifiée <text:span text:style-name="T16">(2 exemplaires + datés + signés)</text:span></text:p>
          </table:table-cell>
        </table:table-row>
        <table:table-row>
          <table:table-cell office:value-type="string" table:style-name="Tableau18.A2">
            <text:p text:style-name="P49"/>
          </table:table-cell>
          <table:table-cell office:value-type="string" table:style-name="Tableau18.B2">
            <text:p text:style-name="P53">Déclaration PEB initiale (1exemplaire + daté + signé) – pas d'envoi au FD sur site internet</text:p>
          </table:table-cell>
        </table:table-row>
        <table:table-row>
          <table:table-cell office:value-type="string" table:style-name="Tableau18.A2">
            <text:p text:style-name="P49"/>
          </table:table-cell>
          <table:table-cell office:value-type="string" table:style-name="Tableau18.B2">
            <text:p text:style-name="P53">Étude de faisabilité (1exemplaire + daté + signé) – pas d'envoi au FD sur site internet</text:p>
          </table:table-cell>
        </table:table-row>
        <table:table-row>
          <table:table-cell office:value-type="string" table:style-name="Tableau18.A2">
            <text:p text:style-name="P49"/>
          </table:table-cell>
          <table:table-cell office:value-type="string" table:style-name="Tableau18.B2">
            <text:p text:style-name="P53">Remarques : …………………………………………………………………………………………………………………………………………………………………………………………………………………………………………..………………………………………………………………………………………………………………………………………………………………………………………<text:span text:style-name="T23">..</text:span></text:p>
          </table:table-cell>
        </table:table-row>
      </table:table>
      <text:p text:style-name="P16"/>
      <text:p text:style-name="P30">Procédure</text:p>
      <text:p text:style-name="P20"/>
      <table:table table:name="Tableau3" table:style-name="Tableau3">
        <table:table-column table:style-name="Tableau3.A"/>
        <table:table-column table:style-name="Tableau3.B"/>
        <table:table-row>
          <table:table-cell office:value-type="string" table:style-name="Tableau3.A1">
            <text:p text:style-name="P49"/>
          </table:table-cell>
          <table:table-cell office:value-type="string" table:style-name="Tableau3.B1">
            <text:p text:style-name="P57">Permis 30 jours</text:p>
          </table:table-cell>
        </table:table-row>
        <table:table-row>
          <table:table-cell office:value-type="string" table:style-name="Tableau3.A2">
            <text:p text:style-name="P49"/>
          </table:table-cell>
          <table:table-cell office:value-type="string" table:style-name="Tableau3.B2">
            <text:p text:style-name="P57">Permis 75 jours</text:p>
          </table:table-cell>
        </table:table-row>
        <table:table-row>
          <table:table-cell office:value-type="string" table:style-name="Tableau3.A2">
            <text:p text:style-name="P49"/>
          </table:table-cell>
          <table:table-cell office:value-type="string" table:style-name="Tableau3.B2">
            <text:p text:style-name="P57">Permis 115 jours</text:p>
          </table:table-cell>
        </table:table-row>
        <table:table-row>
          <table:table-cell office:value-type="string" table:style-name="Tableau3.A2">
            <text:p text:style-name="P49"/>
          </table:table-cell>
          <table:table-cell office:value-type="string" table:style-name="Tableau3.B2">
            <text:p text:style-name="P57">Procédure décret voirie </text:p>
          </table:table-cell>
        </table:table-row>
      </table:table>
      <text:p text:style-name="P20"/>
      <text:p text:style-name="P30">Enquête publique ou annonce de projet</text:p>
      <text:p text:style-name="P16"/>
      <table:table table:name="Tableau4" table:style-name="Tableau4">
        <table:table-column table:style-name="Tableau4.A"/>
        <table:table-column table:style-name="Tableau4.B"/>
        <table:table-column table:style-name="Tableau4.C"/>
        <table:table-row>
          <table:table-cell office:value-type="string" table:style-name="Tableau4.A1">
            <text:p text:style-name="P49"/>
          </table:table-cell>
          <table:table-cell office:value-type="string" table:style-name="Tableau4.A1">
            <text:p text:style-name="P58">Oui</text:p>
          </table:table-cell>
          <table:table-cell office:value-type="string" table:style-name="Tableau4.C1">
            <text:p text:style-name="P58">Non</text:p>
          </table:table-cell>
        </table:table-row>
        <table:table-row>
          <table:table-cell office:value-type="string" table:style-name="Tableau4.A2">
            <text:p text:style-name="P57">Enquête publique</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style-name="Tableau4.A2">
            <text:p text:style-name="P57">Annonce de projet</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style-name="Tableau4.A2">
            <text:p text:style-name="P57">Lettre de motivation pour les écarts</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number-columns-spanned="3" table:style-name="Tableau4.C2">
            <text:p text:style-name="P57">Écarts :</text:p>
            <text:p text:style-name="P57"/>
            <text:p text:style-name="P57"/>
            <text:p text:style-name="P57"/>
            <text:p text:style-name="P57"/>
            <text:p text:style-name="P57"/>
            <text:p text:style-name="P57"/>
            <text:p text:style-name="P57"/>
            <text:p text:style-name="P57"/>
            <text:p text:style-name="P57"/>
            <text:p text:style-name="P57"/>
            <text:p text:style-name="P57"/>
          </table:table-cell>
          <table:covered-table-cell/>
          <table:covered-table-cell/>
        </table:table-row>
      </table:table>
      <text:p text:style-name="P16"/>
      <text:p text:style-name="P16"/>
      <text:p text:style-name="P21"><text:soft-page-break/></text:p>
      <text:p text:style-name="P66"/>
      <text:p text:style-name="P66"/>
      <text:p text:style-name="P66"/>
      <text:p text:style-name="P66"/>
      <text:p text:style-name="P66"/>
      <text:p text:style-name="P67"/>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font-pitch="variable" style:name="Wingdings" svg:font-family="Wingdings"/>
    <style:font-face style:font-charset="x-symbol" style:font-family-generic="roman" style:font-pitch="variable" style:name="Symbol" svg:font-family="Symbol"/>
    <style:font-face style:font-charset="x-symbol" style:font-family-generic="roman" style:font-pitch="variable" style:name="Webdings" svg:font-family="Webdings"/>
    <style:font-face style:name="Lohit Hindi1" svg:font-family="'Lohit Hindi'"/>
    <style:font-face style:name="OpenSymbol" svg:font-family="OpenSymbol"/>
    <style:font-face style:name="StarSymbol" svg:font-family="StarSymbol"/>
    <style:font-face style:font-family-generic="modern" style:name="Courier New" svg:font-family="'Courier New'"/>
    <style:font-face style:font-family-generic="swiss" style:name="DejaVu Sans2" svg:font-family="'DejaVu Sans'"/>
    <style:font-face style:font-family-generic="swiss" style:name="Waree1" svg:font-family="Waree"/>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 svg:font-family="Waree"/>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1.693cm"/>
    </style:style>
    <style:style style:family="table-column" style:name="Tableau1.B">
      <style:table-column-properties style:column-width="15.319cm"/>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 style:name="Tableau21">
      <style:table-properties fo:margin-left="0cm" style:width="18.203cm" table:align="left"/>
    </style:style>
    <style:style style:family="table-column" style:name="Tableau21.A">
      <style:table-column-properties style:column-width="6.297cm"/>
    </style:style>
    <style:style style:family="table-column" style:name="Tableau21.B">
      <style:table-column-properties style:column-width="1.905cm"/>
    </style:style>
    <style:style style:family="table-column" style:name="Tableau21.C">
      <style:table-column-properties style:column-width="2.408cm"/>
    </style:style>
    <style:style style:family="table-column" style:name="Tableau21.D">
      <style:table-column-properties style:column-width="2.381cm"/>
    </style:style>
    <style:style style:family="table-column" style:name="Tableau21.E">
      <style:table-column-properties style:column-width="5.212cm"/>
    </style:style>
    <style:style style:family="table-cell" style:name="Tableau21.A1">
      <style:table-cell-properties fo:border-bottom="0.05pt solid #000000" fo:border-left="0.05pt solid #000000" fo:border-right="none" fo:border-top="0.05pt solid #000000" fo:padding="0.097cm"/>
    </style:style>
    <style:style style:family="table-cell" style:name="Tableau21.E1">
      <style:table-cell-properties fo:border="0.05pt solid #000000" fo:padding="0.097cm"/>
    </style:style>
    <style:style style:family="table-cell" style:name="Tableau21.A2">
      <style:table-cell-properties fo:border-bottom="0.05pt solid #000000" fo:border-left="0.05pt solid #000000" fo:border-right="none" fo:border-top="none" fo:padding="0.097cm"/>
    </style:style>
    <style:style style:family="table-cell" style:name="Tableau21.E2">
      <style:table-cell-properties fo:border-bottom="0.05pt solid #000000" fo:border-left="0.05pt solid #000000" fo:border-right="0.05pt solid #000000" fo:border-top="none" fo:padding="0.097cm"/>
    </style:style>
    <style:style style:family="table" style:name="Tableau12">
      <style:table-properties fo:margin-left="0cm" style:width="18.203cm" table:align="left"/>
    </style:style>
    <style:style style:family="table-column" style:name="Tableau12.A">
      <style:table-column-properties style:column-width="1.005cm"/>
    </style:style>
    <style:style style:family="table-column" style:name="Tableau12.B">
      <style:table-column-properties style:column-width="12.303cm"/>
    </style:style>
    <style:style style:family="table-column" style:name="Tableau12.C">
      <style:table-column-properties style:column-width="4.895cm"/>
    </style:style>
    <style:style style:family="table-cell" style:name="Tableau12.A1">
      <style:table-cell-properties fo:border-bottom="0.05pt solid #000000" fo:border-left="0.05pt solid #000000" fo:border-right="none" fo:border-top="0.05pt solid #000000" fo:padding="0.097cm"/>
    </style:style>
    <style:style style:family="table-cell" style:name="Tableau12.C1">
      <style:table-cell-properties fo:border="0.05pt solid #000000" fo:padding="0.097cm"/>
    </style:style>
    <style:style style:family="table-cell" style:name="Tableau12.A2">
      <style:table-cell-properties fo:border-bottom="0.05pt solid #000000" fo:border-left="0.05pt solid #000000" fo:border-right="none" fo:border-top="none" fo:padding="0.097cm"/>
    </style:style>
    <style:style style:family="table-cell" style:name="Tableau12.C2">
      <style:table-cell-properties fo:border-bottom="0.05pt solid #000000" fo:border-left="0.05pt solid #000000" fo:border-right="0.05pt solid #000000" fo:border-top="none" fo:padding="0.097cm"/>
    </style:style>
    <style:style style:family="table" style:name="Tableau13">
      <style:table-properties fo:margin-left="0cm" style:width="18.203cm" table:align="left"/>
    </style:style>
    <style:style style:family="table-column" style:name="Tableau13.A">
      <style:table-column-properties style:column-width="1.005cm"/>
    </style:style>
    <style:style style:family="table-column" style:name="Tableau13.B">
      <style:table-column-properties style:column-width="12.303cm"/>
    </style:style>
    <style:style style:family="table-column" style:name="Tableau13.C">
      <style:table-column-properties style:column-width="4.895cm"/>
    </style:style>
    <style:style style:family="table-cell" style:name="Tableau13.A1">
      <style:table-cell-properties fo:border-bottom="0.05pt solid #000000" fo:border-left="0.05pt solid #000000" fo:border-right="none" fo:border-top="0.05pt solid #000000" fo:padding="0.097cm"/>
    </style:style>
    <style:style style:family="table-cell" style:name="Tableau13.C1">
      <style:table-cell-properties fo:border="0.05pt solid #000000" fo:padding="0.097cm"/>
    </style:style>
    <style:style style:family="table-cell" style:name="Tableau13.A2">
      <style:table-cell-properties fo:border-bottom="0.05pt solid #000000" fo:border-left="0.05pt solid #000000" fo:border-right="none" fo:border-top="none" fo:padding="0.097cm"/>
    </style:style>
    <style:style style:family="table-cell" style:name="Tableau13.C2">
      <style:table-cell-properties fo:border-bottom="0.05pt solid #000000" fo:border-left="0.05pt solid #000000" fo:border-right="0.05pt solid #000000" fo:border-top="none" fo:padding="0.097cm"/>
    </style:style>
    <style:style style:family="table" style:name="Tableau14">
      <style:table-properties fo:margin-left="-0.095cm" style:width="18.309cm" table:align="left"/>
    </style:style>
    <style:style style:family="table-column" style:name="Tableau14.A">
      <style:table-column-properties style:column-width="1.111cm"/>
    </style:style>
    <style:style style:family="table-column" style:name="Tableau14.B">
      <style:table-column-properties style:column-width="1.005cm"/>
    </style:style>
    <style:style style:family="table-column" style:name="Tableau14.C">
      <style:table-column-properties style:column-width="0.185cm"/>
    </style:style>
    <style:style style:family="table-column" style:name="Tableau14.D">
      <style:table-column-properties style:column-width="16.007cm"/>
    </style:style>
    <style:style style:family="table-cell" style:name="Tableau14.A1">
      <style:table-cell-properties fo:border="0.05pt solid #000000" fo:padding="0.097cm"/>
    </style:style>
    <style:style style:family="table-cell" style:name="Tableau14.A2">
      <style:table-cell-properties fo:border-bottom="0.05pt solid #000000" fo:border-left="0.05pt solid #000000" fo:border-right="0.05pt solid #000000" fo:border-top="none" fo:padding="0.097cm"/>
    </style:style>
    <style:style style:family="table-cell" style:name="Tableau14.A3">
      <style:table-cell-properties fo:border-bottom="0.05pt solid #000000" fo:border-left="0.05pt solid #000000" fo:border-right="none" fo:border-top="none" fo:padding="0.097cm"/>
    </style:style>
    <style:style style:family="table" style:name="Tableau2">
      <style:table-properties fo:margin-left="-0.226cm" style:width="18.454cm" style:writing-mode="lr-tb" table:align="left"/>
    </style:style>
    <style:style style:family="table-column" style:name="Tableau2.A">
      <style:table-column-properties style:column-width="18.454cm"/>
    </style:style>
    <style:style style:family="table-row" style:name="Tableau2.1">
      <style:table-row-properties fo:keep-together="auto"/>
    </style:style>
    <style:style style:family="table-cell" style:name="Tableau2.A1">
      <style:table-cell-properties fo:border="none" fo:padding="0cm" style:vertical-align="top" style:writing-mode="lr-tb"/>
    </style:style>
    <style:style style:family="table" style:name="Tableau22">
      <style:table-properties fo:margin-left="-0.226cm" style:width="18.454cm" style:writing-mode="lr-tb" table:align="left"/>
    </style:style>
    <style:style style:family="table-column" style:name="Tableau22.A">
      <style:table-column-properties style:column-width="6.787cm"/>
    </style:style>
    <style:style style:family="table-column" style:name="Tableau22.B">
      <style:table-column-properties style:column-width="8.925cm"/>
    </style:style>
    <style:style style:family="table-column" style:name="Tableau22.C">
      <style:table-column-properties style:column-width="1.164cm"/>
    </style:style>
    <style:style style:family="table-column" style:name="Tableau22.D">
      <style:table-column-properties style:column-width="1.577cm"/>
    </style:style>
    <style:style style:family="table-row" style:name="Tableau22.1">
      <style:table-row-properties fo:keep-together="auto"/>
    </style:style>
    <style:style style:family="table-cell" style:name="Tableau22.A1">
      <style:table-cell-properties fo:border="0.5pt solid #000000" fo:padding-bottom="0cm" fo:padding-left="0.191cm" fo:padding-right="0.191cm" fo:padding-top="0cm" style:vertical-align="top" style:writing-mode="lr-tb"/>
    </style:style>
    <style:style style:family="table-cell" style:name="Tableau22.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3">
      <style:table-properties fo:margin-left="-0.226cm" style:width="18.454cm" style:writing-mode="lr-tb" table:align="left"/>
    </style:style>
    <style:style style:family="table-column" style:name="Tableau23.A">
      <style:table-column-properties style:column-width="6.787cm"/>
    </style:style>
    <style:style style:family="table-column" style:name="Tableau23.B">
      <style:table-column-properties style:column-width="8.925cm"/>
    </style:style>
    <style:style style:family="table-column" style:name="Tableau23.C">
      <style:table-column-properties style:column-width="1.164cm"/>
    </style:style>
    <style:style style:family="table-column" style:name="Tableau23.D">
      <style:table-column-properties style:column-width="1.577cm"/>
    </style:style>
    <style:style style:family="table-row" style:name="Tableau23.1">
      <style:table-row-properties fo:keep-together="auto"/>
    </style:style>
    <style:style style:family="table-cell" style:name="Tableau23.A1">
      <style:table-cell-properties fo:border="0.5pt solid #000000" fo:padding-bottom="0cm" fo:padding-left="0.191cm" fo:padding-right="0.191cm" fo:padding-top="0cm" style:vertical-align="top" style:writing-mode="lr-tb"/>
    </style:style>
    <style:style style:family="table-cell" style:name="Tableau23.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4">
      <style:table-properties fo:margin-left="-0.226cm" style:width="18.454cm" style:writing-mode="lr-tb" table:align="left"/>
    </style:style>
    <style:style style:family="table-column" style:name="Tableau24.A">
      <style:table-column-properties style:column-width="7.758cm"/>
    </style:style>
    <style:style style:family="table-column" style:name="Tableau24.B">
      <style:table-column-properties style:column-width="7.955cm"/>
    </style:style>
    <style:style style:family="table-column" style:name="Tableau24.C">
      <style:table-column-properties style:column-width="1.164cm"/>
    </style:style>
    <style:style style:family="table-column" style:name="Tableau24.D">
      <style:table-column-properties style:column-width="1.577cm"/>
    </style:style>
    <style:style style:family="table-row" style:name="Tableau24.1">
      <style:table-row-properties fo:keep-together="auto"/>
    </style:style>
    <style:style style:family="table-cell" style:name="Tableau24.A1">
      <style:table-cell-properties fo:border="0.5pt solid #000000" fo:padding-bottom="0cm" fo:padding-left="0.191cm" fo:padding-right="0.191cm" fo:padding-top="0cm" style:vertical-align="top" style:writing-mode="lr-tb"/>
    </style:style>
    <style:style style:family="table-cell" style:name="Tableau24.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5">
      <style:table-properties fo:margin-left="-0.226cm" style:width="18.454cm" style:writing-mode="lr-tb" table:align="left"/>
    </style:style>
    <style:style style:family="table-column" style:name="Tableau25.A">
      <style:table-column-properties style:column-width="5.429cm"/>
    </style:style>
    <style:style style:family="table-column" style:name="Tableau25.B">
      <style:table-column-properties style:column-width="10.283cm"/>
    </style:style>
    <style:style style:family="table-column" style:name="Tableau25.C">
      <style:table-column-properties style:column-width="1.164cm"/>
    </style:style>
    <style:style style:family="table-column" style:name="Tableau25.D">
      <style:table-column-properties style:column-width="1.577cm"/>
    </style:style>
    <style:style style:family="table-row" style:name="Tableau25.1">
      <style:table-row-properties fo:keep-together="auto"/>
    </style:style>
    <style:style style:family="table-cell" style:name="Tableau25.A1">
      <style:table-cell-properties fo:border="0.5pt solid #000000" fo:padding-bottom="0cm" fo:padding-left="0.191cm" fo:padding-right="0.191cm" fo:padding-top="0cm" style:vertical-align="top" style:writing-mode="lr-tb"/>
    </style:style>
    <style:style style:family="table-cell" style:name="Tableau25.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6">
      <style:table-properties fo:margin-left="-0.226cm" style:width="18.454cm" style:writing-mode="lr-tb" table:align="left"/>
    </style:style>
    <style:style style:family="table-column" style:name="Tableau26.A">
      <style:table-column-properties style:column-width="5.429cm"/>
    </style:style>
    <style:style style:family="table-column" style:name="Tableau26.B">
      <style:table-column-properties style:column-width="10.283cm"/>
    </style:style>
    <style:style style:family="table-column" style:name="Tableau26.C">
      <style:table-column-properties style:column-width="1.164cm"/>
    </style:style>
    <style:style style:family="table-column" style:name="Tableau26.D">
      <style:table-column-properties style:column-width="1.577cm"/>
    </style:style>
    <style:style style:family="table-row" style:name="Tableau26.1">
      <style:table-row-properties fo:keep-together="auto"/>
    </style:style>
    <style:style style:family="table-cell" style:name="Tableau26.A1">
      <style:table-cell-properties fo:border="0.5pt solid #000000" fo:padding-bottom="0cm" fo:padding-left="0.191cm" fo:padding-right="0.191cm" fo:padding-top="0cm" style:vertical-align="top" style:writing-mode="lr-tb"/>
    </style:style>
    <style:style style:family="table-cell" style:name="Tableau26.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7">
      <style:table-properties fo:margin-left="-0.226cm" style:width="18.454cm" style:writing-mode="lr-tb" table:align="left"/>
    </style:style>
    <style:style style:family="table-column" style:name="Tableau27.A">
      <style:table-column-properties style:column-width="5.429cm"/>
    </style:style>
    <style:style style:family="table-column" style:name="Tableau27.B">
      <style:table-column-properties style:column-width="10.283cm"/>
    </style:style>
    <style:style style:family="table-column" style:name="Tableau27.C">
      <style:table-column-properties style:column-width="1.164cm"/>
    </style:style>
    <style:style style:family="table-column" style:name="Tableau27.D">
      <style:table-column-properties style:column-width="1.577cm"/>
    </style:style>
    <style:style style:family="table-row" style:name="Tableau27.1">
      <style:table-row-properties fo:keep-together="auto"/>
    </style:style>
    <style:style style:family="table-cell" style:name="Tableau27.A1">
      <style:table-cell-properties fo:border="0.5pt solid #000000" fo:padding-bottom="0cm" fo:padding-left="0.191cm" fo:padding-right="0.191cm" fo:padding-top="0cm" style:vertical-align="top" style:writing-mode="lr-tb"/>
    </style:style>
    <style:style style:family="table-cell" style:name="Tableau27.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15">
      <style:table-properties fo:margin-left="-0.201cm" style:width="18.494cm" table:align="left"/>
    </style:style>
    <style:style style:family="table-column" style:name="Tableau15.A">
      <style:table-column-properties style:column-width="1.217cm"/>
    </style:style>
    <style:style style:family="table-column" style:name="Tableau15.B">
      <style:table-column-properties style:column-width="17.277cm"/>
    </style:style>
    <style:style style:family="table-row" style:name="Tableau15.1">
      <style:table-row-properties style:min-row-height="1.111cm"/>
    </style:style>
    <style:style style:family="table-cell" style:name="Tableau15.A1">
      <style:table-cell-properties fo:border-bottom="0.05pt solid #000000" fo:border-left="0.05pt solid #000000" fo:border-right="none" fo:border-top="0.05pt solid #000000" fo:padding="0.097cm"/>
    </style:style>
    <style:style style:family="table-cell" style:name="Tableau15.B1">
      <style:table-cell-properties fo:border="0.05pt solid #000000" fo:padding="0.097cm"/>
    </style:style>
    <style:style style:family="table-cell" style:name="Tableau15.A2">
      <style:table-cell-properties fo:border-bottom="0.05pt solid #000000" fo:border-left="0.05pt solid #000000" fo:border-right="none" fo:border-top="none" fo:padding="0.097cm"/>
    </style:style>
    <style:style style:family="table-cell" style:name="Tableau15.B2">
      <style:table-cell-properties fo:border-bottom="0.05pt solid #000000" fo:border-left="0.05pt solid #000000" fo:border-right="0.05pt solid #000000" fo:border-top="none" fo:padding="0.097cm"/>
    </style:style>
    <style:style style:family="table" style:name="Tableau18">
      <style:table-properties fo:margin-left="-0.095cm" style:width="18.389cm" table:align="left"/>
    </style:style>
    <style:style style:family="table-column" style:name="Tableau18.A">
      <style:table-column-properties style:column-width="1.111cm"/>
    </style:style>
    <style:style style:family="table-column" style:name="Tableau18.B">
      <style:table-column-properties style:column-width="17.277cm"/>
    </style:style>
    <style:style style:family="table-cell" style:name="Tableau18.A1">
      <style:table-cell-properties fo:border-bottom="0.05pt solid #000000" fo:border-left="0.05pt solid #000000" fo:border-right="none" fo:border-top="0.05pt solid #000000" fo:padding="0.097cm"/>
    </style:style>
    <style:style style:family="table-cell" style:name="Tableau18.B1">
      <style:table-cell-properties fo:border="0.05pt solid #000000" fo:padding="0.097cm"/>
    </style:style>
    <style:style style:family="table-cell" style:name="Tableau18.A2">
      <style:table-cell-properties fo:border-bottom="0.05pt solid #000000" fo:border-left="0.05pt solid #000000" fo:border-right="none" fo:border-top="none" fo:padding="0.097cm"/>
    </style:style>
    <style:style style:family="table-cell" style:name="Tableau18.B2">
      <style:table-cell-properties fo:border-bottom="0.05pt solid #000000" fo:border-left="0.05pt solid #000000" fo:border-right="0.05pt solid #000000" fo:border-top="none" fo:padding="0.097cm"/>
    </style:style>
    <style:style style:family="table" style:name="Tableau3">
      <style:table-properties fo:margin-left="-0.095cm" style:width="18.389cm" table:align="left"/>
    </style:style>
    <style:style style:family="table-column" style:name="Tableau3.A">
      <style:table-column-properties style:column-width="1.111cm"/>
    </style:style>
    <style:style style:family="table-column" style:name="Tableau3.B">
      <style:table-column-properties style:column-width="17.277cm"/>
    </style:style>
    <style:style style:family="table-cell" style:name="Tableau3.A1">
      <style:table-cell-properties fo:border-bottom="0.05pt solid #000000" fo:border-left="0.05pt solid #000000" fo:border-right="none" fo:border-top="0.05pt solid #000000" fo:padding="0.097cm"/>
    </style:style>
    <style:style style:family="table-cell" style:name="Tableau3.B1">
      <style:table-cell-properties fo:border="0.05pt solid #000000" fo:padding="0.097cm"/>
    </style:style>
    <style:style style:family="table-cell" style:name="Tableau3.A2">
      <style:table-cell-properties fo:border-bottom="0.05pt solid #000000" fo:border-left="0.05pt solid #000000" fo:border-right="none" fo:border-top="none" fo:padding="0.097cm"/>
    </style:style>
    <style:style style:family="table-cell" style:name="Tableau3.B2">
      <style:table-cell-properties fo:border-bottom="0.05pt solid #000000" fo:border-left="0.05pt solid #000000" fo:border-right="0.05pt solid #000000" fo:border-top="none" fo:padding="0.097cm"/>
    </style:style>
    <style:style style:family="table" style:name="Tableau4">
      <style:table-properties fo:margin-left="-0.069cm" style:width="18.389cm" table:align="left"/>
    </style:style>
    <style:style style:family="table-column" style:name="Tableau4.A">
      <style:table-column-properties style:column-width="15.69cm"/>
    </style:style>
    <style:style style:family="table-column" style:name="Tableau4.B">
      <style:table-column-properties style:column-width="1.323cm"/>
    </style:style>
    <style:style style:family="table-column" style:name="Tableau4.C">
      <style:table-column-properties style:column-width="1.376cm"/>
    </style:style>
    <style:style style:family="table-cell" style:name="Tableau4.A1">
      <style:table-cell-properties fo:border-bottom="0.05pt solid #000000" fo:border-left="0.05pt solid #000000" fo:border-right="none" fo:border-top="0.05pt solid #000000" fo:padding="0.097cm"/>
    </style:style>
    <style:style style:family="table-cell" style:name="Tableau4.C1">
      <style:table-cell-properties fo:border="0.05pt solid #000000" fo:padding="0.097cm"/>
    </style:style>
    <style:style style:family="table-cell" style:name="Tableau4.A2">
      <style:table-cell-properties fo:border-bottom="0.05pt solid #000000" fo:border-left="0.05pt solid #000000" fo:border-right="none" fo:border-top="none" fo:padding="0.097cm"/>
    </style:style>
    <style:style style:family="table-cell" style:name="Tableau4.C2">
      <style:table-cell-properties fo:border-bottom="0.05pt solid #000000" fo:border-left="0.05pt solid #000000" fo:border-right="0.05pt solid #000000" fo:border-top="none" fo:padding="0.097cm"/>
    </style:style>
    <style:style style:family="paragraph" style:name="P1" style:parent-style-name="Footer">
      <style:paragraph-properties fo:text-align="end" style:justify-single-word="false"/>
      <style:text-properties fo:font-size="9pt" style:font-name="Arial" style:font-size-asian="9pt" style:font-size-complex="9pt"/>
    </style:style>
    <style:style style:family="paragraph" style:name="P2" style:parent-style-name="UrbanTitle">
      <style:text-properties fo:font-size="10pt" style:font-name="Arial" style:font-size-asian="10pt" style:font-size-complex="10pt"/>
    </style:style>
    <style:style style:family="paragraph" style:name="P3" style:parent-style-name="UrbanBody">
      <style:text-properties fo:font-size="10pt" style:font-name="Arial" style:font-size-asian="10pt" style:font-size-complex="10pt"/>
    </style:style>
    <style:style style:family="paragraph" style:name="P4" style:parent-style-name="UrbanBody">
      <style:text-properties fo:font-size="10pt" officeooo:paragraph-rsid="001181d1" style:font-name="Arial" style:font-size-asian="10pt" style:font-size-complex="10pt"/>
    </style:style>
    <style:style style:family="paragraph" style:name="P5" style:parent-style-name="UrbanBody">
      <style:text-properties fo:font-size="10pt" officeooo:paragraph-rsid="001181d1" style:font-name="Arial" style:font-name-complex="Arial" style:font-size-asian="10pt" style:font-size-complex="10pt"/>
    </style:style>
    <style:style style:family="paragraph" style:name="P6" style:parent-style-name="UrbanBody">
      <style:text-properties fo:font-size="10pt" officeooo:paragraph-rsid="001181d1" style:font-name="Arial" style:font-name-complex="Times" style:font-size-asian="10pt" style:font-size-complex="10pt"/>
    </style:style>
    <style:style style:family="paragraph" style:name="P7" style:parent-style-name="UrbanBody">
      <style:text-properties fo:font-size="10pt" officeooo:paragraph-rsid="001181d1" style:font-name="Arial" style:font-name-asian="Times" style:font-name-complex="Times" style:font-size-asian="10pt" style:font-size-complex="10pt"/>
    </style:style>
    <style:style style:family="paragraph" style:name="P8" style:parent-style-name="UrbanBody">
      <style:text-properties fo:font-size="12pt" style:font-name="Arial" style:font-size-asian="12pt" style:font-size-complex="12pt"/>
    </style:style>
    <style:style style:family="paragraph" style:name="P9" style:parent-style-name="UrbanBody">
      <style:text-properties fo:font-size="12pt" fo:font-weight="bold" officeooo:paragraph-rsid="00110c69" officeooo:rsid="000f0cbe" style:font-name="Arial" style:font-size-asian="12pt" style:font-size-complex="12pt" style:font-weight-asian="bold" style:font-weight-complex="bold"/>
    </style:style>
    <style:style style:family="paragraph" style:name="P10" style:parent-style-name="Standard">
      <style:text-properties fo:font-size="10pt" fo:font-weight="normal" officeooo:paragraph-rsid="00121e65" style:font-name="Arial" style:font-name-complex="Arial" style:font-size-asian="10pt" style:font-size-complex="10pt" style:font-weight-asian="normal" style:text-line-through-style="none" style:text-line-through-type="none" style:text-underline-style="none"/>
    </style:style>
    <style:style style:family="paragraph" style:name="P11" style:parent-style-name="Standard">
      <style:text-properties fo:font-size="10pt" style:font-name="Arial" style:font-name-complex="Arial" style:font-size-asian="10pt" style:font-size-complex="10pt" style:text-line-through-style="none" style:text-line-through-type="none" style:text-underline-style="none"/>
    </style:style>
    <style:style style:family="paragraph" style:name="P12" style:parent-style-name="Standard">
      <style:text-properties fo:font-size="10pt" officeooo:paragraph-rsid="00158ebd" officeooo:rsid="00158ebd" style:font-name="Arial" style:font-name-complex="Arial" style:font-size-asian="10pt" style:font-size-complex="10pt" style:text-line-through-style="none" style:text-line-through-type="none" style:text-underline-style="none"/>
    </style:style>
    <style:style style:family="paragraph" style:name="P13" style:parent-style-name="Standard">
      <style:text-properties fo:font-size="10pt" officeooo:paragraph-rsid="0012d21e" style:font-name="Arial" style:font-name-complex="Arial" style:font-size-asian="10pt" style:font-size-complex="10pt" style:text-line-through-style="none" style:text-line-through-type="none" style:text-underline-style="none"/>
    </style:style>
    <style:style style:family="paragraph" style:name="P14" style:parent-style-name="Standard">
      <style:text-properties fo:font-size="10pt" fo:font-weight="bold" officeooo:paragraph-rsid="0019d9f7" officeooo:rsid="0012d21e" style:font-name="Arial" style:font-name-complex="Arial" style:font-size-asian="10pt" style:font-size-complex="10pt" style:font-weight-asian="bold" style:font-weight-complex="bold" style:text-line-through-style="none" style:text-line-through-type="none" style:text-underline-color="font-color" style:text-underline-style="solid" style:text-underline-width="auto"/>
    </style:style>
    <style:style style:family="paragraph" style:name="P15" style:parent-style-name="Standard">
      <style:text-properties fo:font-size="10pt" fo:font-weight="bold" officeooo:paragraph-rsid="0012d21e" officeooo:rsid="0012d21e" style:font-name="Arial" style:font-name-complex="Arial" style:font-size-asian="10pt" style:font-size-complex="10pt" style:font-weight-asian="bold" style:font-weight-complex="bold" style:text-line-through-style="none" style:text-line-through-type="none" style:text-underline-color="font-color" style:text-underline-style="solid" style:text-underline-width="auto"/>
    </style:style>
    <style:style style:family="paragraph" style:name="P16" style:parent-style-name="Standard">
      <style:text-properties fo:font-size="10pt" officeooo:paragraph-rsid="00110c69" style:font-name="Arial" style:font-name-complex="Arial" style:font-size-asian="10pt" style:font-size-complex="10pt"/>
    </style:style>
    <style:style style:family="paragraph" style:name="P17" style:parent-style-name="Standard">
      <style:text-properties fo:font-size="10pt" officeooo:paragraph-rsid="00110c69" officeooo:rsid="00110c69" style:font-name="Arial" style:font-name-complex="Arial" style:font-size-asian="10pt" style:font-size-complex="10pt"/>
    </style:style>
    <style:style style:family="paragraph" style:name="P18" style:parent-style-name="Standard">
      <style:text-properties fo:font-size="10pt" officeooo:paragraph-rsid="001af979" officeooo:rsid="00110c69" style:font-name="Arial" style:font-name-complex="Arial" style:font-size-asian="10pt" style:font-size-complex="10pt"/>
    </style:style>
    <style:style style:family="paragraph" style:name="P19" style:parent-style-name="Standard">
      <style:text-properties fo:font-size="10pt" officeooo:paragraph-rsid="0012d21e" officeooo:rsid="0012d21e" style:font-name="Arial" style:font-name-complex="Arial" style:font-size-asian="10pt" style:font-size-complex="10pt"/>
    </style:style>
    <style:style style:family="paragraph" style:name="P20" style:parent-style-name="Standard">
      <style:text-properties fo:font-size="10pt" officeooo:paragraph-rsid="001e74ad" officeooo:rsid="001e74ad" style:font-name="Arial" style:font-name-complex="Arial" style:font-size-asian="10pt" style:font-size-complex="10pt"/>
    </style:style>
    <style:style style:family="paragraph" style:name="P21" style:parent-style-name="Standard">
      <style:text-properties fo:font-size="10pt" officeooo:paragraph-rsid="00110c69" style:font-name="Arial" style:font-size-asian="10pt" style:font-size-complex="10pt"/>
    </style:style>
    <style:style style:family="paragraph" style:name="P22" style:parent-style-name="Standard">
      <style:paragraph-properties style:snap-to-layout-grid="false"/>
      <style:text-properties fo:font-size="10pt" officeooo:paragraph-rsid="001af979" style:font-name="Arial" style:font-size-asian="10pt" style:font-size-complex="10pt"/>
    </style:style>
    <style:style style:family="paragraph" style:name="P23" style:parent-style-name="Standard">
      <style:paragraph-properties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24" style:parent-style-name="Standard">
      <style:paragraph-properties fo:text-align="center"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25" style:parent-style-name="Standard">
      <style:paragraph-properties fo:text-align="center" style:justify-single-word="false" style:snap-to-layout-grid="false"/>
      <style:text-properties fo:font-size="10pt" fo:font-weight="bold" officeooo:paragraph-rsid="001af979" officeooo:rsid="001af979" style:font-name="Arial" style:font-name-complex="Arial" style:font-size-asian="10pt" style:font-size-complex="10pt" style:font-weight-asian="bold"/>
    </style:style>
    <style:style style:family="paragraph" style:name="P26" style:parent-style-name="Standard">
      <style:paragraph-properties style:snap-to-layout-grid="false"/>
      <style:text-properties fo:font-size="10pt" fo:font-weight="bold" officeooo:paragraph-rsid="001af979" officeooo:rsid="001af979" style:font-name="Arial" style:font-name-complex="Arial" style:font-size-asian="10pt" style:font-size-complex="10pt" style:font-weight-asian="bold"/>
    </style:style>
    <style:style style:family="paragraph" style:name="P27" style:parent-style-name="Standard">
      <style:text-properties fo:font-size="10pt" fo:font-weight="bold" officeooo:paragraph-rsid="001af979" officeooo:rsid="001af979"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28" style:parent-style-name="Standard">
      <style:text-properties fo:font-size="10pt" fo:font-weight="bold" officeooo:paragraph-rsid="00110c69" officeooo:rsid="00110c69"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29" style:parent-style-name="Standard">
      <style:text-properties fo:font-size="10pt" fo:font-weight="bold" officeooo:paragraph-rsid="0012d21e" officeooo:rsid="0012d21e"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30" style:parent-style-name="Standard">
      <style:text-properties fo:font-size="10pt" fo:font-weight="bold" officeooo:paragraph-rsid="001e74ad" officeooo:rsid="001e74ad"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31" style:parent-style-name="Standard">
      <style:paragraph-properties fo:border="0.51pt solid #000000" fo:padding-bottom="0.035cm" fo:padding-left="0.141cm" fo:padding-right="0.141cm" fo:padding-top="0.035cm"/>
      <style:text-properties fo:font-size="10pt" fo:font-variant="small-caps" fo:font-weight="bold" officeooo:paragraph-rsid="001cc540" style:font-name="Arial" style:font-name-complex="Arial" style:font-size-asian="10pt" style:font-size-complex="10pt" style:font-weight-asian="bold" style:text-underline-color="font-color" style:text-underline-style="solid" style:text-underline-width="auto"/>
    </style:style>
    <style:style style:family="paragraph" style:name="P32" style:parent-style-name="Standard">
      <style:paragraph-properties fo:border="0.51pt solid #000000" fo:padding-bottom="0.035cm" fo:padding-left="0.141cm" fo:padding-right="0.141cm" fo:padding-top="0.035cm"/>
      <style:text-properties fo:font-size="10pt" officeooo:paragraph-rsid="001cc540" style:font-name="Arial" style:font-size-asian="10pt" style:font-size-complex="10pt"/>
    </style:style>
    <style:style style:family="paragraph" style:name="P33" style:parent-style-name="Standard">
      <style:paragraph-properties fo:border="0.51pt solid #000000" fo:padding-bottom="0.035cm" fo:padding-left="0.141cm" fo:padding-right="0.141cm" fo:padding-top="0.035cm"/>
      <style:text-properties fo:font-size="10pt" officeooo:paragraph-rsid="001cc540" style:font-name="Arial" style:font-name-complex="Arial" style:font-size-asian="10pt" style:font-size-complex="10pt"/>
    </style:style>
    <style:style style:family="paragraph" style:name="P34" style:parent-style-name="Standard">
      <style:paragraph-properties fo:border="0.51pt solid #000000" fo:padding-bottom="0.035cm" fo:padding-left="0.141cm" fo:padding-right="0.141cm" fo:padding-top="0.035cm"/>
      <style:text-properties fo:font-size="10pt" fo:font-weight="normal" officeooo:paragraph-rsid="001cc540" style:font-name="Arial" style:font-name-complex="Arial" style:font-size-asian="10pt" style:font-size-complex="10pt" style:font-weight-asian="normal" style:font-weight-complex="normal"/>
    </style:style>
    <style:style style:family="paragraph" style:name="P35" style:parent-style-name="Standard">
      <style:paragraph-properties fo:border="0.51pt solid #000000" fo:padding-bottom="0.035cm" fo:padding-left="0.141cm" fo:padding-right="0.141cm" fo:padding-top="0.035cm" style:snap-to-layout-grid="false"/>
      <style:text-properties fo:font-size="10pt" fo:font-weight="normal" officeooo:paragraph-rsid="001cc540" officeooo:rsid="001af979" style:font-name="Arial" style:font-name-complex="Arial" style:font-size-asian="10pt" style:font-size-complex="10pt" style:font-weight-asian="normal"/>
    </style:style>
    <style:style style:family="paragraph" style:name="P36" style:parent-style-name="Standard">
      <style:paragraph-properties fo:border="0.51pt solid #000000" fo:margin-bottom="0.106cm" fo:margin-top="0cm" fo:padding-bottom="0.035cm" fo:padding-left="0.141cm" fo:padding-right="0.141cm" fo:padding-top="0.035cm" loext:contextual-spacing="false"/>
      <style:text-properties fo:font-size="10pt" fo:font-style="normal" fo:font-weight="normal" officeooo:paragraph-rsid="00110c69" style:font-name="Arial" style:font-size-asian="10pt" style:font-size-complex="10pt" style:font-style-asian="normal" style:font-style-complex="normal" style:font-weight-asian="normal" style:font-weight-complex="normal"/>
    </style:style>
    <style:style style:family="paragraph" style:name="P37" style:parent-style-name="Standard">
      <style:paragraph-properties fo:border="0.51pt solid #000000" fo:margin-bottom="0.106cm" fo:margin-top="0cm" fo:padding-bottom="0.035cm" fo:padding-left="0.141cm" fo:padding-right="0.141cm" fo:padding-top="0.035cm" loext:contextual-spacing="false"/>
      <style:text-properties fo:font-size="10pt" officeooo:paragraph-rsid="00110c69" style:font-name="Arial" style:font-size-asian="10pt" style:font-size-complex="10pt"/>
    </style:style>
    <style:style style:family="paragraph" style:name="P38" style:parent-style-name="Standard">
      <style:paragraph-properties fo:border="0.51pt solid #000000" fo:margin-bottom="0.106cm" fo:margin-top="0cm" fo:padding-bottom="0.035cm" fo:padding-left="0.141cm" fo:padding-right="0.141cm" fo:padding-top="0.035cm" loext:contextual-spacing="false"/>
      <style:text-properties fo:font-size="10pt" officeooo:paragraph-rsid="00242211" officeooo:rsid="00242211" style:font-name="Arial" style:font-name-complex="Arial" style:font-size-asian="10pt" style:font-size-complex="10pt"/>
    </style:style>
    <style:style style:family="paragraph" style:name="P39" style:parent-style-name="Default">
      <style:paragraph-properties fo:break-before="page"/>
      <style:text-properties fo:font-size="10pt" officeooo:paragraph-rsid="0012d21e" officeooo:rsid="00110c69" style:font-name="Arial" style:font-name-complex="Arial" style:font-size-asian="10pt" style:font-size-complex="10pt" style:text-line-through-style="none" style:text-line-through-type="none" style:text-underline-style="none"/>
    </style:style>
    <style:style style:family="paragraph" style:name="P40" style:parent-style-name="Default">
      <style:paragraph-properties fo:break-before="page"/>
      <style:text-properties fo:font-size="10pt" officeooo:paragraph-rsid="00121e65" style:font-name="Arial" style:font-name-complex="Arial" style:font-size-asian="10pt" style:font-size-complex="10pt"/>
    </style:style>
    <style:style style:family="paragraph" style:name="P41" style:parent-style-name="Default">
      <style:paragraph-properties fo:break-before="page"/>
      <style:text-properties fo:font-size="10pt" officeooo:paragraph-rsid="0012d21e" officeooo:rsid="00110c69" style:font-name="Arial" style:font-name-complex="Arial" style:font-size-asian="10pt" style:font-size-complex="10pt"/>
    </style:style>
    <style:style style:family="paragraph" style:name="P42" style:parent-style-name="Standard">
      <style:paragraph-properties fo:break-before="page"/>
      <style:text-properties fo:font-size="10pt" officeooo:paragraph-rsid="0012d21e" officeooo:rsid="00110c69" style:font-name="Arial" style:font-name-complex="Arial" style:font-size-asian="10pt" style:font-size-complex="10pt" style:text-line-through-style="none" style:text-line-through-type="none" style:text-underline-style="none"/>
    </style:style>
    <style:style style:family="paragraph" style:name="P43" style:parent-style-name="Standard">
      <style:paragraph-properties fo:margin-bottom="0.212cm" fo:margin-top="0cm" loext:contextual-spacing="false" style:snap-to-layout-grid="false"/>
      <style:text-properties fo:font-size="10pt" officeooo:paragraph-rsid="001af979" style:font-name="Arial" style:font-size-asian="10pt" style:font-size-complex="10pt"/>
    </style:style>
    <style:style style:family="paragraph" style:name="P44" style:parent-style-name="Standard">
      <style:paragraph-properties fo:margin-bottom="0.212cm" fo:margin-top="0cm" loext:contextual-spacing="false" style:snap-to-layout-grid="false"/>
      <style:text-properties fo:font-size="10pt" officeooo:paragraph-rsid="001af979" style:font-name="Arial" style:font-name-complex="Arial" style:font-size-asian="10pt" style:font-size-complex="10pt"/>
    </style:style>
    <style:style style:family="paragraph" style:name="P45" style:parent-style-name="Standard">
      <style:paragraph-properties fo:margin-bottom="0.212cm" fo:margin-top="0cm" fo:text-align="center" loext:contextual-spacing="false"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46" style:parent-style-name="Standard">
      <style:paragraph-properties fo:margin-bottom="0.212cm" fo:margin-top="0cm" fo:text-align="center" loext:contextual-spacing="false" style:justify-single-word="false" style:snap-to-layout-grid="false"/>
      <style:text-properties fo:font-size="10pt" fo:font-weight="bold" officeooo:paragraph-rsid="001af979" style:font-name="Arial" style:font-name-asian="Arial" style:font-name-complex="Arial" style:font-size-asian="10pt" style:font-size-complex="10pt" style:font-weight-asian="bold"/>
    </style:style>
    <style:style style:family="paragraph" style:name="P47" style:parent-style-name="Standard">
      <style:paragraph-properties fo:margin-bottom="0.109cm" fo:margin-top="0cm" loext:contextual-spacing="false" style:snap-to-layout-grid="false"/>
      <style:text-properties fo:font-size="10pt" officeooo:paragraph-rsid="001af979" style:font-name="Arial" style:font-name-complex="Arial" style:font-size-asian="10pt" style:font-size-complex="10pt"/>
    </style:style>
    <style:style style:family="paragraph" style:name="P48" style:parent-style-name="Standard">
      <style:paragraph-properties fo:margin-bottom="0.109cm" fo:margin-top="0cm" fo:text-align="center" loext:contextual-spacing="false"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49" style:parent-style-name="Table_20_Contents">
      <style:text-properties fo:font-size="10pt" style:font-name="Arial" style:font-name-complex="Arial" style:font-size-asian="10pt" style:font-size-complex="10pt"/>
    </style:style>
    <style:style style:family="paragraph" style:name="P50" style:parent-style-name="Table_20_Contents">
      <style:text-properties fo:font-size="10pt" officeooo:paragraph-rsid="00110c69" officeooo:rsid="00110c69" style:font-name="Arial" style:font-name-complex="Arial" style:font-size-asian="10pt" style:font-size-complex="10pt"/>
    </style:style>
    <style:style style:family="paragraph" style:name="P51" style:parent-style-name="Table_20_Contents">
      <style:text-properties fo:font-size="10pt" officeooo:paragraph-rsid="0018b8fa" officeooo:rsid="00110c69" style:font-name="Arial" style:font-name-complex="Arial" style:font-size-asian="10pt" style:font-size-complex="10pt"/>
    </style:style>
    <style:style style:family="paragraph" style:name="P52" style:parent-style-name="Table_20_Contents">
      <style:text-properties fo:font-size="10pt" officeooo:paragraph-rsid="0012d21e" officeooo:rsid="0012d21e" style:font-name="Arial" style:font-name-complex="Arial" style:font-size-asian="10pt" style:font-size-complex="10pt"/>
    </style:style>
    <style:style style:family="paragraph" style:name="P53" style:parent-style-name="Table_20_Contents">
      <style:text-properties fo:font-size="10pt" officeooo:paragraph-rsid="0019d9f7" officeooo:rsid="0019d9f7" style:font-name="Arial" style:font-name-complex="Arial" style:font-size-asian="10pt" style:font-size-complex="10pt"/>
    </style:style>
    <style:style style:family="paragraph" style:name="P54" style:parent-style-name="Table_20_Contents">
      <style:text-properties fo:font-size="10pt" officeooo:paragraph-rsid="00158ebd" officeooo:rsid="00158ebd" style:font-name="Arial" style:font-name-complex="Arial" style:font-size-asian="10pt" style:font-size-complex="10pt"/>
    </style:style>
    <style:style style:family="paragraph" style:name="P55" style:parent-style-name="Table_20_Contents">
      <style:text-properties fo:font-size="10pt" officeooo:paragraph-rsid="001af979" officeooo:rsid="001af979" style:font-name="Arial" style:font-name-complex="Arial" style:font-size-asian="10pt" style:font-size-complex="10pt"/>
    </style:style>
    <style:style style:family="paragraph" style:name="P56" style:parent-style-name="Table_20_Contents">
      <style:paragraph-properties fo:text-align="center" style:justify-single-word="false"/>
      <style:text-properties fo:font-size="10pt" officeooo:paragraph-rsid="001af979" officeooo:rsid="001af979" style:font-name="Arial" style:font-name-complex="Arial" style:font-size-asian="10pt" style:font-size-complex="10pt"/>
    </style:style>
    <style:style style:family="paragraph" style:name="P57" style:parent-style-name="Table_20_Contents">
      <style:text-properties fo:font-size="10pt" officeooo:paragraph-rsid="001e74ad" officeooo:rsid="001e74ad" style:font-name="Arial" style:font-name-complex="Arial" style:font-size-asian="10pt" style:font-size-complex="10pt"/>
    </style:style>
    <style:style style:family="paragraph" style:name="P58" style:parent-style-name="Table_20_Contents">
      <style:paragraph-properties fo:text-align="center" style:justify-single-word="false"/>
      <style:text-properties fo:font-size="10pt" officeooo:paragraph-rsid="001e74ad" officeooo:rsid="001e74ad" style:font-name="Arial" style:font-name-complex="Arial" style:font-size-asian="10pt" style:font-size-complex="10pt"/>
    </style:style>
    <style:style style:family="paragraph" style:name="P59" style:parent-style-name="Table_20_Contents">
      <style:text-properties fo:font-size="10pt" officeooo:paragraph-rsid="0020ae16" officeooo:rsid="0020ae16" style:font-name="Arial" style:font-name-complex="Arial" style:font-size-asian="10pt" style:font-size-complex="10pt"/>
    </style:style>
    <style:style style:family="paragraph" style:name="P60" style:parent-style-name="Table_20_Contents">
      <style:text-properties fo:font-size="10pt" officeooo:paragraph-rsid="00232e71" officeooo:rsid="00232e71" style:font-name="Arial" style:font-name-complex="Arial" style:font-size-asian="10pt" style:font-size-complex="10pt"/>
    </style:style>
    <style:style style:family="paragraph" style:name="P61" style:parent-style-name="Table_20_Contents">
      <style:text-properties fo:font-size="10pt" fo:font-weight="bold" officeooo:paragraph-rsid="0019d9f7" officeooo:rsid="0019d9f7" style:font-name="Arial" style:font-name-complex="Arial" style:font-size-asian="10pt" style:font-size-complex="10pt" style:font-weight-asian="bold" style:font-weight-complex="bold"/>
    </style:style>
    <style:style style:family="paragraph" style:name="P62" style:parent-style-name="Table_20_Contents">
      <style:text-properties fo:font-size="10pt" fo:font-weight="bold" officeooo:paragraph-rsid="00200265" officeooo:rsid="00200265" style:font-name="Arial" style:font-name-complex="Arial" style:font-size-asian="10pt" style:font-size-complex="10pt" style:font-weight-asian="bold" style:font-weight-complex="bold"/>
    </style:style>
    <style:style style:family="paragraph" style:name="P63" style:parent-style-name="Table_20_Contents">
      <style:text-properties fo:font-size="8pt" officeooo:paragraph-rsid="001af979" officeooo:rsid="001af979" style:font-name="Arial" style:font-name-complex="Arial" style:font-size-asian="8pt" style:font-size-complex="8pt"/>
    </style:style>
    <style:style style:family="paragraph" style:name="P64" style:parent-style-name="Table_20_Contents">
      <style:text-properties fo:font-size="8pt" officeooo:paragraph-rsid="0020ae16" officeooo:rsid="001af979" style:font-name="Arial" style:font-name-complex="Arial" style:font-size-asian="8pt" style:font-size-complex="8pt"/>
    </style:style>
    <style:style style:family="paragraph" style:name="P65" style:parent-style-name="Table_20_Contents">
      <style:paragraph-properties fo:text-align="start" style:justify-single-word="false"/>
      <style:text-properties fo:font-size="12pt" fo:font-weight="bold" officeooo:paragraph-rsid="00200265" style:font-name="Arial" style:font-size-asian="12pt" style:font-size-complex="12pt" style:font-weight-asian="bold" style:font-weight-complex="bold" style:text-underline-style="none"/>
    </style:style>
    <style:style style:family="paragraph" style:name="P66" style:parent-style-name="UrbanTitle2">
      <style:text-properties fo:font-size="10pt" style:font-name="Arial" style:font-size-asian="10pt" style:font-size-complex="10pt"/>
    </style:style>
    <style:style style:family="paragraph" style:name="P67" style:parent-style-name="UrbanTitle2">
      <style:text-properties fo:country="BE" fo:font-size="10pt" fo:language="fr" style:font-name="Arial" style:font-size-asian="10pt" style:font-size-complex="10pt"/>
    </style:style>
    <style:style style:family="paragraph" style:name="P68" style:parent-style-name="Default">
      <style:text-properties fo:font-size="10pt" fo:font-weight="normal" officeooo:paragraph-rsid="00121e65" style:font-name="Arial" style:font-name-complex="Arial" style:font-size-asian="10pt" style:font-size-complex="10pt" style:font-weight-asian="normal" style:text-line-through-style="none" style:text-line-through-type="none" style:text-underline-style="none"/>
    </style:style>
    <style:style style:family="paragraph" style:name="P69" style:parent-style-name="Default">
      <style:text-properties fo:font-size="10pt" officeooo:paragraph-rsid="00121e65" style:font-name="Arial" style:font-name-complex="Arial" style:font-size-asian="10pt" style:font-size-complex="10pt" style:text-line-through-style="none" style:text-line-through-type="none" style:text-underline-style="none"/>
    </style:style>
    <style:style style:family="paragraph" style:name="P70" style:parent-style-name="Default">
      <style:text-properties fo:font-size="10pt" officeooo:paragraph-rsid="00121e65" style:font-name="Arial" style:font-name-complex="Arial" style:font-size-asian="10pt" style:font-size-complex="10pt"/>
    </style:style>
    <style:style style:family="paragraph" style:name="P71" style:parent-style-name="UrbanTitle">
      <style:text-properties fo:font-size="14pt" style:font-name="Arial" style:font-size-asian="14pt" style:font-size-complex="14pt" style:text-underline-style="none"/>
    </style:style>
    <style:style style:family="paragraph" style:name="P7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fo:font-weight="bold" style:font-name-complex="Arial" style:font-weight-asian="bold"/>
    </style:style>
    <style:style style:family="text" style:name="T3">
      <style:text-properties fo:font-weight="bold" style:font-name-asian="Arial" style:font-name-complex="Arial" style:font-weight-asian="bold"/>
    </style:style>
    <style:style style:family="text" style:name="T4">
      <style:text-properties fo:font-weight="bold" officeooo:rsid="001af979" style:font-name-asian="Arial" style:font-name-complex="Arial" style:font-weight-asian="bold"/>
    </style:style>
    <style:style style:family="text" style:name="T5">
      <style:text-properties fo:font-weight="normal" style:font-weight-asian="normal" style:font-weight-complex="normal"/>
    </style:style>
    <style:style style:family="text" style:name="T6">
      <style:text-properties fo:color="#000000" fo:country="BE" fo:language="fr" style:font-name-asian="Arial" style:font-name-complex="Arial" style:text-underline-style="none"/>
    </style:style>
    <style:style style:family="text" style:name="T7">
      <style:text-properties fo:country="BE" fo:language="fr" officeooo:rsid="0022431e" style:font-name-complex="Arial" style:text-underline-style="none" style:use-window-font-color="true"/>
    </style:style>
    <style:style style:family="text" style:name="T8">
      <style:text-properties officeooo:rsid="000f0cbe"/>
    </style:style>
    <style:style style:family="text" style:name="T9">
      <style:text-properties fo:font-variant="small-caps" fo:font-weight="bold" style:font-name-complex="Arial" style:font-weight-asian="bold" style:text-underline-color="font-color" style:text-underline-style="solid" style:text-underline-width="auto"/>
    </style:style>
    <style:style style:family="text" style:name="T10">
      <style:text-properties fo:font-variant="small-caps" fo:font-weight="bold" officeooo:rsid="001cc540" style:font-name-complex="Arial" style:font-weight-asian="bold" style:text-underline-color="font-color" style:text-underline-style="solid" style:text-underline-width="auto"/>
    </style:style>
    <style:style style:family="text" style:name="T11">
      <style:text-properties fo:font-variant="small-caps" fo:font-weight="bold" style:font-name-asian="Arial" style:font-name-complex="Arial" style:font-weight-asian="bold" style:text-underline-color="font-color" style:text-underline-style="solid" style:text-underline-width="auto"/>
    </style:style>
    <style:style style:family="text" style:name="T12">
      <style:text-properties style:font-name-asian="Times"/>
    </style:style>
    <style:style style:family="text" style:name="T13">
      <style:text-properties style:text-line-through-style="none" style:text-line-through-type="none" style:text-underline-style="none"/>
    </style:style>
    <style:style style:family="text" style:name="T14">
      <style:text-properties officeooo:rsid="0012d21e" style:text-line-through-style="none" style:text-line-through-type="none" style:text-underline-style="none"/>
    </style:style>
    <style:style style:family="text" style:name="T15">
      <style:text-properties officeooo:rsid="0018b8fa"/>
    </style:style>
    <style:style style:family="text" style:name="T16">
      <style:text-properties officeooo:rsid="0019d9f7"/>
    </style:style>
    <style:style style:family="text" style:name="T17">
      <style:text-properties style:font-name-complex="Arial"/>
    </style:style>
    <style:style style:family="text" style:name="T18">
      <style:text-properties officeooo:rsid="00110c69" style:font-name-complex="Arial"/>
    </style:style>
    <style:style style:family="text" style:name="T19">
      <style:text-properties officeooo:rsid="001cc540" style:font-name-complex="Arial"/>
    </style:style>
    <style:style style:family="text" style:name="T20">
      <style:text-properties officeooo:rsid="00200265" style:font-name-complex="Arial"/>
    </style:style>
    <style:style style:family="text" style:name="T21">
      <style:text-properties style:font-name-asian="Arial" style:font-name-complex="Arial"/>
    </style:style>
    <style:style style:family="text" style:name="T22">
      <style:text-properties style:font-name-asian="Arial" style:font-weight-complex="normal"/>
    </style:style>
    <style:style style:family="text" style:name="T23">
      <style:text-properties officeooo:rsid="001cc540"/>
    </style:style>
    <style:style style:family="text" style:name="T24">
      <style:text-properties style:font-weight-complex="normal"/>
    </style:style>
    <style:style style:family="text" style:name="T25">
      <style:text-properties officeooo:rsid="00200265"/>
    </style:style>
    <style:style style:family="text" style:name="T26">
      <style:text-properties officeooo:rsid="0020ae16"/>
    </style:style>
    <style:style style:family="text" style:name="T27">
      <style:text-properties style:text-underline-color="font-color" style:text-underline-style="solid" style:text-underline-width="auto"/>
    </style:style>
    <style:style style:family="text" style:name="T28">
      <style:text-properties officeooo:rsid="0025e37f"/>
    </style:style>
    <style:style style:family="text" style:name="T29">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0">
      <style:text-properties fo:country="BE" fo:font-size="10pt" fo:font-style="normal" fo:font-weight="normal" fo:language="fr" fo:letter-spacing="normal" fo:text-shadow="none" style:country-asian="CN" style:country-complex="IN" style:font-name="Waree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1">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Fiche <text:span text:style-name="T8">d'analyse</text:span> du service urbanisme – <text:span text:style-name="T8">Commune de </text:span><text:span text:style-name="T8"><text:text-input text:description="">tool.getCityName()</text:text-input></text:span></text:p>
      <text:p text:style-name="P2"/>
      <text:p text:style-name="P65"><text:span text:style-name="T28">Référence : </text:span><text:text-input text:description="">self.getReference()</text:text-input></text:p>
      <text:p text:style-name="P8"><office:annotation><dc:creator>Gauthier Bastien</dc:creator><dc:date>2011-02-16T16:12:24</dc:date><text:p text:style-name="P72"><text:span text:style-name="T29">do text if len(self.getApplicants()) &gt; 1</text:span></text:p></office:annotation><text:span text:style-name="T1">Demandeurs :</text:span> <text:text-input text:description="Demandeurs">self.getApplicantsSignaletic()</text:text-input></text:p>
      <text:p text:style-name="P8"><office:annotation><dc:creator>Gauthier Bastien</dc:creator><dc:date>2011-02-16T16:13:21</dc:date><text:p text:style-name="P72"><text:span text:style-name="T31">do text if not len(self.getApplicants()) &gt; 1</text:span></text:p></office:annotation><text:span text:style-name="T1">Demandeur :</text:span> <text:s/><text:text-input text:description="Demandeurs">self.getApplicantsSignaletic()</text:text-input></text:p>
      <text:p text:style-name="P8"><text:span text:style-name="T1">Objet :</text:span> <text:text-input text:description="Objet des travaux">self.getLicenceSubject()</text:text-input></text:p>
      <text:p text:style-name="P8"><text:span text:style-name="T1">Situation : </text:span><text:text-input text:description="Situation des travaux">self.getWorkLocationSignaletic()</text:text-input></text:p>
      <text:p text:style-name="P9">Référence cadastrale : <text:span text:style-name="T5"><text:text-input text:description="Parcelles">licence_view.get_parcels()</text:text-input></text:span></text:p>
      <text:p text:style-name="P3"/>
      <text:p text:style-name="P36"><text:span text:style-name="T17">Plan</text:span><text:span text:style-name="T21"> </text:span><text:span text:style-name="T17">de</text:span><text:span text:style-name="T21"> </text:span><text:span text:style-name="T17">secteur :</text:span><text:span text:style-name="T21"> </text:span><text:span text:style-name="T6"><text:text-input text:description="Bien-Parcelles">self.folderZone</text:text-input></text:span></text:p>
      <text:p text:style-name="P36"><text:span text:style-name="T18">G</text:span><text:span text:style-name="T17">.C.U. :</text:span><text:span text:style-name="T21"> </text:span><text:span text:style-name="T17">aire </text:span><text:span text:style-name="T20">et périmètre</text:span><text:span text:style-name="T21"> </text:span><text:span text:style-name="T17">n°</text:span><text:span text:style-name="T7"><text:text-input text:description="Bien-Parcelles">self.township_guide</text:text-input></text:span></text:p>
      <text:p text:style-name="P36"><text:span text:style-name="T17">S.</text:span><text:span text:style-name="T18">D</text:span><text:span text:style-name="T17">.C. :</text:span><text:span text:style-name="T21"> </text:span><text:span text:style-name="T17">aire </text:span><text:span text:style-name="T20">et périmètre</text:span><text:span text:style-name="T21"> </text:span><text:span text:style-name="T17">n° </text:span><text:span text:style-name="T7"><text:text-input text:description="Bien-Parcelles">self.SDC</text:text-input></text:span></text:p>
      <text:p text:style-name="P37"><text:span text:style-name="T17">Alignement :</text:span><text:span text:style-name="T21">………………………………………………………………………………………………</text:span><text:span text:style-name="T17">..</text:span></text:p>
      <text:p text:style-name="P37"><text:span text:style-name="T17">Superficie</text:span><text:span text:style-name="T21"> </text:span><text:span text:style-name="T17">de</text:span><text:span text:style-name="T21"> </text:span><text:span text:style-name="T17">la</text:span><text:span text:style-name="T21"> </text:span><text:span text:style-name="T17">parcelle :</text:span><text:span text:style-name="T21">…………………………………………………………………………………</text:span><text:span text:style-name="T17">.</text:span></text:p>
      <text:p text:style-name="P38">Lotissement : ……………………………………………………………………………………………….</text:p>
      <text:p text:style-name="P16"/>
      <text:p text:style-name="P4"><office:annotation><dc:creator>sde </dc:creator><dc:date>2012-03-26T14:29:09</dc:date><text:p text:style-name="P72"><text:span text:style-name="T30">do text if not self.getBuildlicencesOfTheParcels()</text:span></text:p></office:annotation>Le bien en cause n'a pas fait l'objet d'un permis de bâtir ou d'urbanisme délivré après le 1er janvier 1977 ;</text:p>
      <text:p text:style-name="P4"><office:annotation><dc:creator>sde </dc:creator><dc:date>2012-03-26T14:29:09</dc:date><text:p text:style-name="P72"><text:span text:style-name="T30">do text if len(self.getBuildlicencesOfTheParcels()) == 1</text:span></text:p></office:annotation>Le bien en cause a fait l'objet du permis de bâtir ou d'urbanisme délivré après le 1er janvier 1977 :</text:p>
      <text:p text:style-name="P7"><office:annotation><dc:creator>sde </dc:creator><dc:date>2012-03-26T14:29:09</dc:date><text:p text:style-name="P72"><text:span text:style-name="T30">do text if len(self.getBuildlicencesOfTheParcels()) &gt; 1</text:span></text:p></office:annotation>Le bien en cause a fait l'objet de <text:span text:style-name="T25">plusieurs</text:span> permis de bâtir ou d'urbanisme délivrés après le 1er janvier 1977:</text:p>
      <text:section text:name="Section7" text:style-name="Sect1">
        <text:p text:style-name="P7"><office:annotation><dc:creator>sde </dc:creator><dc:date>2012-03-26T14:29:09</dc:date><text:p text:style-name="P72"><text:span text:style-name="T30">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4"/>
      <text:p text:style-name="P4"><office:annotation><dc:creator>sde </dc:creator><dc:date>2012-03-26T14:29:09</dc:date><text:p text:style-name="P72"><text:span text:style-name="T30">do text if not self.getParceloutlicenceOfTheParcels()</text:span></text:p></office:annotation>Le bien en cause n'a pas fait l'objet d'un permis de lotir ou d'urbanisation délivré après le 1er janvier 1977 ;</text:p>
      <text:p text:style-name="P7"><office:annotation><dc:creator>sde </dc:creator><dc:date>2012-03-26T14:29:09</dc:date><text:p text:style-name="P72"><text:span text:style-name="T30">do text if self.getParceloutlicenceOfTheParcels()</text:span></text:p></office:annotation>Le bien en cause a fait l'objet du permis de lotir ou d'urbanisation délivré après le 1er janvier 1977 éventuellement périmé:<text:line-break/>- <text:text-input text:description="Cadastre">parceloutlicence.getReference()</text:text-input><text:s/>portant sur la création de <text:text-input text:description="Cadastre">parceloutlicence.getParcelsNumber()</text:text-input><text:s/>lots.<text:line-break/>Ce permis a été modifié par les permis suivants :</text:p>
      <text:p text:style-name="P5"/>
      <text:p text:style-name="P4"><office:annotation><dc:creator>sde </dc:creator><dc:date>2012-03-26T14:29:09</dc:date><text:p text:style-name="P72"><text:span text:style-name="T30">do text if not self.getUrbanCertificateOneOfTheParcels() and <text:s/>not self.getUrbanCertificateTwoOfTheParcels()</text:span></text:p></office:annotation>Le bien en cause n'a pas fait l'objet d'un certificat d'urbanisme datant de moins de deux ans ;</text:p>
      <text:p text:style-name="P4"><office:annotation><dc:creator>sde </dc:creator><dc:date>2012-03-26T14:29:09</dc:date><text:p text:style-name="P72"><text:span text:style-name="T30">do text if len(self.getUrbanCertificateOneOfTheParcels()) == 1</text:span></text:p></office:annotation>Le bien en cause a fait l'objet du certificat d'urbanisme n°1 datant de moins de deux ans:</text:p>
      <text:p text:style-name="P7"><office:annotation><dc:creator>sde </dc:creator><dc:date>2012-03-26T14:29:09</dc:date><text:p text:style-name="P72"><text:span text:style-name="T30">do text if len(self.getUrbanCertificateOneOfTheParcels()) &gt; 1</text:span></text:p></office:annotation>Le bien en cause a fait l'objet des certificats d'urbanisme n°1 datant de moins de deux ans:</text:p>
      <text:section text:name="Section8" text:style-name="Sect1">
        <text:p text:style-name="P7"><office:annotation><dc:creator>sde </dc:creator><dc:date>2012-03-26T14:29:09</dc:date><text:p text:style-name="P72"><text:span text:style-name="T30">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5"/>
      <text:p text:style-name="P4"><office:annotation><dc:creator>sde </dc:creator><dc:date>2012-03-26T14:29:09</dc:date><text:p text:style-name="P72"><text:span text:style-name="T30">do text if len(self.getUrbanCertificateTwoOfTheParcels()) == 1</text:span></text:p></office:annotation>Le bien en cause a fait l'objet du certificat d'urbanisme n°2 datant de moins de deux ans:</text:p>
      <text:p text:style-name="P7"><office:annotation><dc:creator>sde </dc:creator><dc:date>2012-03-26T14:29:09</dc:date><text:p text:style-name="P72"><text:span text:style-name="T30">do text if len(self.getUrbanCertificateTwoOfTheParcels()) &gt; 1</text:span></text:p></office:annotation>Le bien en cause a fait l'objet des certificats d'urbanisme n°2 datant de moins de deux ans:</text:p>
      <text:p text:style-name="P6"><text:span text:style-name="T12"><office:annotation><dc:creator>sde </dc:creator><dc:date>2012-03-26T14:29:09</dc:date><text:p text:style-name="P72"><text:span text:style-name="T30">do section for certificate in self.getUrbanCertificateTwoOfTheParcels()</text:span></text:p></office:annotation></text:span><text:span text:style-name="T12">- </text:span><text:span text:style-name="T12"><text:text-input text:description="Cadastre">certificate.getReference()</text:text-input></text:span><text:span text:style-name="T12"><text:s/>délivré le </text:span><text:span text:style-name="T12"><text:text-input text:description="Cadastre">certificate.getLastTheLicence().getFormattedDate(date='decisionDate')</text:text-input></text:span><text:span text:style-name="T12"><text:s/>en vue de : </text:span><text:span text:style-name="T12"><text:text-input text:description="Cadastre">certificate.getLicenceSubject()</text:text-input></text:span><text:span text:style-name="T12">.</text:span></text:p>
      <text:p text:style-name="P16"/>
      <table:table table:name="Tableau1" table:style-name="Tableau1">
        <table:table-column table:style-name="Tableau1.A"/>
        <table:table-column table:style-name="Tableau1.B"/>
        <table:table-row>
          <table:table-cell office:value-type="string" table:style-name="Tableau1.A1">
            <text:p text:style-name="P49"/>
          </table:table-cell>
          <table:table-cell office:value-type="string" table:style-name="Tableau1.B1">
            <text:p text:style-name="P60">Vérification de l'inscription à l'ordre de l'architecte de l'auteur de projet <text:span text:style-name="T27">www.ordredesarchitectes.be</text:span></text:p>
          </table:table-cell>
        </table:table-row>
      </table:table>
      <text:p text:style-name="P27"/>
      <text:p text:style-name="P27"/>
      <text:p text:style-name="P27">Consultations et avis </text:p>
      <text:p text:style-name="P16"/>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office:value-type="string" table:style-name="Tableau21.A1">
            <text:p text:style-name="P49"/>
          </table:table-cell>
          <table:table-cell office:value-type="string" table:style-name="Tableau21.A1">
            <text:p text:style-name="P56">À solliciter</text:p>
          </table:table-cell>
          <table:table-cell office:value-type="string" table:style-name="Tableau21.A1">
            <text:p text:style-name="P56">Demandé le</text:p>
          </table:table-cell>
          <table:table-cell office:value-type="string" table:style-name="Tableau21.A1">
            <text:p text:style-name="P56">Réponse le </text:p>
          </table:table-cell>
          <table:table-cell office:value-type="string" table:style-name="Tableau21.E1">
            <text:p text:style-name="P56">Type d'avis</text:p>
          </table:table-cell>
        </table:table-row>
        <table:table-row>
          <table:table-cell office:value-type="string" table:style-name="Tableau21.A2">
            <text:p text:style-name="P55">DGO1 (MET)</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IL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RESA</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text:soft-page-break/>Défavorable</text:p>
          </table:table-cell>
        </table:table-row>
        <table:table-row>
          <table:table-cell office:value-type="string" table:style-name="Tableau21.A2">
            <text:p text:style-name="P55">I.I.L.E. prévention incendi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ommissaire Voyer</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DNF – <text:span text:style-name="T25">SPW DGO3</text:span></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onduite d'eau Bethane – Seraing</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TGV – Infrabel</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S<text:span text:style-name="T26">TP - </text:span>Cours d'eau non navigabl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Asbl Plain – Pied</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Seveso</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CATM</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9">PROXIMUS</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row>
          <table:table-cell office:value-type="string" table:style-name="Tableau21.A2">
            <text:p text:style-name="P59">CELLULE RAVEL – Infrabel</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row>
          <table:table-cell office:value-type="string" table:style-name="Tableau21.A2">
            <text:p text:style-name="P59">CELLULE RAVEL - DGO4</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
      <text:p text:style-name="P16"/>
      <text:p text:style-name="P28">Composition du dossier</text:p>
      <text:p text:style-name="P17"/>
      <table:table table:name="Tableau12" table:style-name="Tableau12">
        <table:table-column table:style-name="Tableau12.A"/>
        <table:table-column table:style-name="Tableau12.B"/>
        <table:table-column table:style-name="Tableau12.C"/>
        <table:table-row>
          <table:table-cell office:value-type="string" table:style-name="Tableau12.A1">
            <text:p text:style-name="P49"/>
          </table:table-cell>
          <table:table-cell office:value-type="string" table:style-name="Tableau12.A1">
            <text:p text:style-name="P50">Annexe 4 (Demande de permis d'urbanisme avec concours d'un architecte)</text:p>
          </table:table-cell>
          <table:table-cell office:value-type="string" table:style-name="Tableau12.C1">
            <text:p text:style-name="P50">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5 (Demande de permis d'urbanisme portant sur la modification de la destination d'un bien ou sur la modification de la répartition des surfaces de vente et des activités commercial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6 (Demande portant sur la modification sensible du relief du sol, sur le dépôt de véhicules ou déchets ou sur le placement d'installations mobil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7 (Demande portant sur les actes de boisement, déboisement, abatage d'arbr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8 (Demande de permis portant sur des travaux techniqu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9 ( Demande de permis dispensée du concours d'un architecte) <text:span text:style-name="T25">autres que 5 à 8</text:span></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10 (Demande de permis d'urbanisation ou de modification de permis d'urbanisation)</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11 (Demande de permis d'urbanisation ou de modification de permis d'urbanisation avec contenu simplifié)</text:p>
          </table:table-cell>
          <table:table-cell office:value-type="string" table:style-name="Tableau12.C2">
            <text:p text:style-name="P51">2 exemplaires + daté<text:span text:style-name="T15">s</text:span> et signé<text:span text:style-name="T15">s</text:span></text:p>
          </table:table-cell>
        </table:table-row>
      </table:table>
      <text:p text:style-name="P17"/>
      <text:p text:style-name="P17"><text:soft-page-break/></text:p>
      <table:table table:name="Tableau13" table:style-name="Tableau13">
        <table:table-column table:style-name="Tableau13.A"/>
        <table:table-column table:style-name="Tableau13.B"/>
        <table:table-column table:style-name="Tableau13.C"/>
        <table:table-row>
          <table:table-cell office:value-type="string" table:style-name="Tableau13.A1">
            <text:p text:style-name="P49"/>
          </table:table-cell>
          <table:table-cell office:value-type="string" table:style-name="Tableau13.A1">
            <text:p text:style-name="P50">Notice d'évaluation des incidences sur l'environnement (comprenant un extrait du plan de secteur couleur indiquant l'objet de la demande)</text:p>
          </table:table-cell>
          <table:table-cell office:value-type="string" table:style-name="Tableau13.C1">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0">Questionnaire statistique </text:p>
          </table:table-cell>
          <table:table-cell office:value-type="string" table:style-name="Tableau13.C2">
            <text:p text:style-name="P50">1 exemplaire + daté et signé</text:p>
          </table:table-cell>
        </table:table-row>
        <table:table-row>
          <table:table-cell office:value-type="string" table:style-name="Tableau13.A2">
            <text:p text:style-name="P49"/>
          </table:table-cell>
          <table:table-cell office:value-type="string" table:style-name="Tableau13.A2">
            <text:p text:style-name="P52">Le rapport urbanistique motivant les travaux projetés</text:p>
          </table:table-cell>
          <table:table-cell office:value-type="string" table:style-name="Tableau13.C2">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2">Une lettre de motivation pour les écarts au G.C.U. et S.D.C.</text:p>
          </table:table-cell>
          <table:table-cell office:value-type="string" table:style-name="Tableau13.C2">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2">Une vue axonométrique dans le cadre d'une annonce de projet ou d'une enquête publique</text:p>
          </table:table-cell>
          <table:table-cell office:value-type="string" table:style-name="Tableau13.C2">
            <text:p text:style-name="P51"><text:span text:style-name="T15">3</text:span> exemplaires + daté<text:span text:style-name="T15">s</text:span> </text:p>
          </table:table-cell>
        </table:table-row>
        <table:table-row>
          <table:table-cell office:value-type="string" table:style-name="Tableau13.A2">
            <text:p text:style-name="P49"/>
          </table:table-cell>
          <table:table-cell office:value-type="string" table:style-name="Tableau13.A2">
            <text:p text:style-name="P53">Certificat du Patrimoine (pour les biens classés) ex : rue Heid des Chênes</text:p>
          </table:table-cell>
          <table:table-cell office:value-type="string" table:style-name="Tableau13.C2">
            <text:p text:style-name="P51"><text:span text:style-name="T16">3</text:span> exemplaires + daté<text:span text:style-name="T15">s</text:span> et signé<text:span text:style-name="T15">s</text:span></text:p>
          </table:table-cell>
        </table:table-row>
      </table:table>
      <text:p text:style-name="P17"/>
      <text:p text:style-name="P17"/>
      <table:table table:name="Tableau14" table:style-name="Tableau14">
        <table:table-column table:style-name="Tableau14.A"/>
        <table:table-column table:style-name="Tableau14.B"/>
        <table:table-column table:style-name="Tableau14.C"/>
        <table:table-column table:style-name="Tableau14.D"/>
        <table:table-row>
          <table:table-cell office:value-type="string" table:number-columns-spanned="4" table:style-name="Tableau14.A1">
            <text:p text:style-name="P61"><text:span text:style-name="T25">Plans</text:span> à déposer en <text:span text:style-name="T25">6</text:span> exemplaires + datés + signés</text:p>
          </table:table-cell>
          <table:covered-table-cell/>
          <table:covered-table-cell/>
          <table:covered-table-cell/>
        </table:table-row>
        <table:table-row>
          <table:table-cell office:value-type="string" table:number-columns-spanned="4" table:style-name="Tableau14.A2">
            <text:p text:style-name="P62">Annexes à fournir dans une demande de permis :</text:p>
          </table:table-cell>
          <table:covered-table-cell/>
          <table:covered-table-cell/>
          <table:covered-table-cell/>
        </table:table-row>
        <table:table-row>
          <table:table-cell office:value-type="string" table:style-name="Tableau14.A3">
            <text:p text:style-name="P49"/>
          </table:table-cell>
          <table:table-cell office:value-type="string" table:number-columns-spanned="3" table:style-name="Tableau14.A2">
            <text:p text:style-name="P68">un plan de situation du bien concerné dressé à l'échelle de 1/10. 000e ou de 1/5.000e, qui figure dans un rayon de 500 mètres de celui-ci : </text:p>
          </table:table-cell>
          <table:covered-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orientation ; </text:p>
          </table: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a localisation du bien concerné par le projet par rapport au noyau central de la localité; </text:p>
          </table: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es voies de desserte et leur dénomination ;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68">un plan qui figure le contexte urbanistique et paysager établi à l'échelle de 1/1.000e ou de 1/500e et qui figure : </text:p>
          </table:table-cell>
          <table:covered-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orientation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a voirie de desserte cotée avec indication de son statut juridique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implantation, le gabarit, la nature ou l'affectation des constructions existantes sur le bien concerné et dans un rayon de 50 mètres de celui-ci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orsque le projet implique l'application des articles D.IV.5 à D.IV.13 du CoDT, 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10">l'indication numérotée des prises de vues du reportage photographique visé ci-dessous;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70">un reportage photographique en couleurs qui permet la prise en compte du contexte urbanistique et paysager dans lequel s'insère le projet et qui contient au minimum : </text:p>
          </table:table-cell>
          <table:covered-table-cell/>
          <table:covered-table-cell/>
        </table:table-row>
        <table:table-row>
          <table:table-cell office:value-type="string" table:number-rows-spanned="4" table:style-name="Tableau14.A3">
            <text:p text:style-name="P49"/>
          </table:table-cell>
          <table:table-cell office:value-type="string" table:style-name="Tableau14.A3">
            <text:p text:style-name="P69"/>
          </table:table-cell>
          <table:table-cell office:value-type="string" table:number-columns-spanned="2" table:style-name="Tableau14.A2">
            <text:p text:style-name="P69">deux prises de vues, l'une à front de voirie, montrant la parcelle et les immeubles la jouxtant, l'autre montrant la ou les parcelles en vis-à-vis de l'autre côté de la voirie ; </text:p>
          </table:table-cell>
          <table:covered-table-cell/>
        </table:table-row>
        <table:table-row>
          <table:covered-table-cell/>
          <table:table-cell office:value-type="string" table:style-name="Tableau14.A3">
            <text:p text:style-name="P69"/>
          </table:table-cell>
          <table:table-cell office:value-type="string" table:number-columns-spanned="2" table:style-name="Tableau14.A2">
            <text:p text:style-name="P69">au moins trois prises de vues différentes afin de visualiser les limites du bien concerné, les constructions voisines et l’environnement général ; </text:p>
          </table:table-cell>
          <table:covered-table-cell/>
        </table:table-row>
        <table:table-row>
          <table:covered-table-cell/>
          <table:table-cell office:value-type="string" table:style-name="Tableau14.A3">
            <text:p text:style-name="P40"/>
          </table:table-cell>
          <table:table-cell office:value-type="string" table:number-columns-spanned="2" table:style-name="Tableau14.A2">
            <text:p text:style-name="P40">lorsqu'il s'agit d'une nouvelle construction ou 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 </text:p>
          </table:table-cell>
          <table:covered-table-cell/>
        </table:table-row>
        <table:table-row>
          <table:covered-table-cell/>
          <table:table-cell office:value-type="string" table:number-columns-spanned="3" table:style-name="Tableau14.A2">
            <text:p text:style-name="P41">un plan d’implantation représentant l'occupation de la parcelle, dressé à l'échelle de 1/500e ,de 1/250e ou de 1/200eet qui figure : </text:p>
          </table:table-cell>
          <table:covered-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s limites cotées de la parcelle concernée et les courbes de niveau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orsqu’elle porte sur la construction groupée d’habitations à diviser ultérieurement en lots sans que le permis d’urbanisation soit requis au préalable, les limites des lots ; </text:p>
          </table:table-cell>
          <table:covered-table-cell/>
        </table:table-row>
        <text:soft-page-break/>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au moins deux coupes significatives longitudinale et transversale cotées du relief ainsi que, le cas échéant, les modifications projetées et cotées qui s'y rapportent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41"><text:span text:style-name="T14">L</text:span><text:span text:style-name="T13">e cas échéant, l'implantation et le gabarit cotés des constructions existantes sur la parcelle, à maintenir ou à démolir ; </text:span></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implantation et le gabarit cotés des constructions projetées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s servitudes du fait de l'homme sur le terrain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 cas échéant, le tracé des infrastructures de transport de fluide et d’énergie qui traversent le ou les biens concernés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41">la visualisation du projet reprenant les constructions à maintenir, à démolir ou à construire, dressée à l'échelle de 1/100e ou 1/50e, qui figure : </text:p>
          </table:table-cell>
          <table:covered-table-cell/>
          <table:covered-table-cell/>
        </table:table-row>
        <table:table-row>
          <table:table-cell office:value-type="string" table:style-name="Tableau14.A3">
            <text:p text:style-name="P49"/>
          </table:table-cell>
          <table:table-cell office:value-type="string" table:number-columns-spanned="2" table:style-name="Tableau14.A3">
            <text:p text:style-name="P39"/>
          </table:table-cell>
          <table:covered-table-cell/>
          <table:table-cell office:value-type="string" table:style-name="Tableau14.A2">
            <text:p text:style-name="P39">la vue en plan de chaque niveau ainsi que l'affectation actuelle et future des locaux ;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39">les élévations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41">la légende des matériaux de parement des élévations et de couverture des toitures ainsi que leurs tonalités ;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42">les coupes transversales et longitudinales cotées qui comportent le niveau d'implantation du rez-de-chaussée, les niveaux du relief du sol existant et projeté et le profil des constructions contiguës ; </text:p>
          </table:table-cell>
        </table:table-row>
      </table:table>
      <text:p text:style-name="P17"/>
      <text:p text:style-name="P14">Analyse du dossier urbanisme</text:p>
      <text:p text:style-name="P17"/>
      <table:table table:name="Tableau2" table:style-name="Tableau2">
        <table:table-column table:style-name="Tableau2.A"/>
        <table:table-row table:style-name="Tableau2.1">
          <table:table-cell office:value-type="string" table:style-name="Tableau2.A1">
            <text:p text:style-name="P32"><text:span text:style-name="T9">Schéma</text:span><text:span text:style-name="T11"> </text:span><text:span text:style-name="T9">d</text:span><text:span text:style-name="T10">e Développement</text:span><text:span text:style-name="T11"> </text:span><text:span text:style-name="T9">Communal :</text:span></text:p>
            <text:p text:style-name="P31"/>
            <text:p text:style-name="P32"><text:span text:style-name="T17">Densité</text:span><text:span text:style-name="T21"> </text:span><text:span text:style-name="T17">prévue</text:span><text:span text:style-name="T21"> </text:span><text:span text:style-name="T17">au</text:span><text:span text:style-name="T21"> </text:span><text:span text:style-name="T17">S</text:span><text:span text:style-name="T19">D</text:span><text:span text:style-name="T17">C :</text:span><text:span text:style-name="T21"> …………………</text:span><text:span text:style-name="T17">logements</text:span><text:span text:style-name="T21"> </text:span><text:span text:style-name="T17">par</text:span><text:span text:style-name="T21"> </text:span><text:span text:style-name="T17">hectare</text:span><text:span text:style-name="T21"> </text:span><text:span text:style-name="T17">soit</text:span><text:span text:style-name="T21"> </text:span><text:span text:style-name="T17">1</text:span><text:span text:style-name="T21"> </text:span><text:span text:style-name="T17">logement</text:span><text:span text:style-name="T21"> </text:span><text:span text:style-name="T17">/</text:span><text:span text:style-name="T21"> <text:s text:c="2"/>…… <text:s text:c="2"/></text:span><text:span text:style-name="T17">m²</text:span></text:p>
            <text:p text:style-name="P33"/>
            <text:p text:style-name="P32"><text:span text:style-name="T17">La</text:span><text:span text:style-name="T21"> </text:span><text:span text:style-name="T17">parcelle</text:span><text:span text:style-name="T21"> </text:span><text:span text:style-name="T17">peut</text:span><text:span text:style-name="T21"> </text:span><text:span text:style-name="T17">contenir</text:span><text:span text:style-name="T21"> </text:span><text:span text:style-name="T17">maximum</text:span><text:span text:style-name="T21"> </text:span><text:span text:style-name="T17">/</text:span><text:span text:style-name="T21"> </text:span><text:span text:style-name="T17">minimum</text:span><text:span text:style-name="T21"> ……</text:span><text:span text:style-name="T17">.</text:span><text:span text:style-name="T21"> </text:span><text:span text:style-name="T17">logements</text:span></text:p>
            <text:p text:style-name="P34"/>
            <text:p text:style-name="P35"><text:span text:style-name="T24">Destination</text:span><text:span text:style-name="T22"> </text:span><text:span text:style-name="T24">de</text:span><text:span text:style-name="T22"> </text:span><text:span text:style-name="T24">la</text:span><text:span text:style-name="T22"> </text:span><text:span text:style-name="T24">zone :</text:span><text:span text:style-name="T22"> </text:span><text:span text:style-name="T24">habitat</text:span><text:span text:style-name="T22"> </text:span><text:span text:style-name="T24">/</text:span><text:span text:style-name="T22"> </text:span><text:span text:style-name="T24">commerce</text:span><text:span text:style-name="T22"> </text:span><text:span text:style-name="T24">/</text:span><text:span text:style-name="T22"> </text:span><text:span text:style-name="T24">communautaire</text:span><text:span text:style-name="T22"> </text:span><text:span text:style-name="T24">/</text:span><text:span text:style-name="T22"> </text:span><text:span text:style-name="T24">mixte</text:span><text:span text:style-name="T22"> </text:span><text:span text:style-name="T24">habitat</text:span><text:span text:style-name="T22"> </text:span><text:span text:style-name="T24">et</text:span><text:span text:style-name="T22"> </text:span><text:span text:style-name="T24">commerce</text:span><text:span text:style-name="T22"> </text:span><text:span text:style-name="T24">/</text:span><text:span text:style-name="T22"> …………………</text:span></text:p>
          </table:table-cell>
        </table:table-row>
      </table:table>
      <text:p text:style-name="P18"/>
      <table:table table:name="Tableau22" table:style-name="Tableau22">
        <table:table-column table:style-name="Tableau22.A"/>
        <table:table-column table:style-name="Tableau22.B"/>
        <table:table-column table:style-name="Tableau22.C"/>
        <table:table-column table:style-name="Tableau22.D"/>
        <table:table-row table:style-name="Tableau22.1">
          <table:table-cell office:value-type="string" table:number-columns-spanned="4" table:style-name="Tableau22.A1">
            <text:p text:style-name="P23">PARCELLE</text:p>
          </table:table-cell>
          <table:covered-table-cell/>
          <table:covered-table-cell/>
          <table:covered-table-cell/>
        </table:table-row>
        <table:table-row table:style-name="Tableau22.1">
          <table:table-cell office:value-type="string" table:style-name="Tableau22.A2">
            <text:p text:style-name="P23"/>
          </table:table-cell>
          <table:table-cell office:value-type="string" table:style-name="Tableau22.A2">
            <text:p text:style-name="P24">Remarques</text:p>
          </table:table-cell>
          <table:table-cell office:value-type="string" table:style-name="Tableau22.A2">
            <text:p text:style-name="P24">OK</text:p>
          </table:table-cell>
          <table:table-cell office:value-type="string" table:style-name="Tableau22.A1">
            <text:p text:style-name="P25">Écart</text:p>
          </table:table-cell>
        </table:table-row>
        <table:table-row table:style-name="Tableau22.1">
          <table:table-cell office:value-type="string" table:style-name="Tableau22.A2">
            <text:p text:style-name="P43"><text:span text:style-name="T17">Nouvelle</text:span><text:span text:style-name="T21"> </text:span><text:span text:style-name="T17">parcelle</text:span><text:span text:style-name="T21"> </text:span><text:span text:style-name="T17">minimum</text:span><text:span text:style-name="T21"> </text:span><text:span text:style-name="T17">300m²</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oiture</text:span><text:span text:style-name="T21"> </text:span><text:span text:style-name="T17">+</text:span><text:span text:style-name="T21"> </text:span><text:span text:style-name="T17">matériaux </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Accessibilité</text:span><text:span text:style-name="T21"> </text:span><text:span text:style-name="T17">PMR </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élos</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
      <text:p text:style-name="P18"/>
      <table:table table:name="Tableau23" table:style-name="Tableau23">
        <table:table-column table:style-name="Tableau23.A"/>
        <table:table-column table:style-name="Tableau23.B"/>
        <table:table-column table:style-name="Tableau23.C"/>
        <table:table-column table:style-name="Tableau23.D"/>
        <table:table-row table:style-name="Tableau23.1">
          <table:table-cell office:value-type="string" table:number-columns-spanned="4" table:style-name="Tableau23.A1">
            <text:p text:style-name="P26">BÂTIMENT</text:p>
          </table:table-cell>
          <table:covered-table-cell/>
          <table:covered-table-cell/>
          <table:covered-table-cell/>
        </table:table-row>
        <table:table-row table:style-name="Tableau23.1">
          <table:table-cell office:value-type="string" table:style-name="Tableau23.A2">
            <text:p text:style-name="P23"/>
          </table:table-cell>
          <table:table-cell office:value-type="string" table:style-name="Tableau23.A2">
            <text:p text:style-name="P24">Remarques</text:p>
          </table:table-cell>
          <table:table-cell office:value-type="string" table:style-name="Tableau23.A2">
            <text:p text:style-name="P24">OK</text:p>
          </table:table-cell>
          <table:table-cell office:value-type="string" table:style-name="Tableau23.A1">
            <text:p text:style-name="P25">Écart</text:p>
          </table:table-cell>
        </table:table-row>
        <table:table-row table:style-name="Tableau23.1">
          <table:table-cell office:value-type="string" table:style-name="Tableau23.A2">
            <text:p text:style-name="P43"><text:span text:style-name="T17">Modification</text:span><text:span text:style-name="T21"> </text:span><text:span text:style-name="T17">du</text:span><text:span text:style-name="T21"> </text:span><text:span text:style-name="T17">relief</text:span><text:span text:style-name="T21"> </text:span><text:span text:style-name="T17">du</text:span><text:span text:style-name="T21"> </text:span><text:span text:style-name="T17">sol</text:span></text:p>
          </table:table-cell>
          <table:table-cell office:value-type="string" table:style-name="Tableau23.A2">
            <text:p text:style-name="P45"/>
          </table:table-cell>
          <table:table-cell office:value-type="string" table:style-name="Tableau23.A2">
            <text:p text:style-name="P45"/>
          </table:table-cell>
          <table:table-cell office:value-type="string" table:style-name="Tableau23.A1">
            <text:p text:style-name="P45"/>
          </table:table-cell>
        </table:table-row>
        <table:table-row table:style-name="Tableau23.1">
          <table:table-cell office:value-type="string" table:style-name="Tableau23.A2">
            <text:p text:style-name="P43"><text:span text:style-name="T17">Enseigne</text:span><text:span text:style-name="T21"> </text:span><text:span text:style-name="T17">et</text:span><text:span text:style-name="T21"> </text:span><text:span text:style-name="T17">publicité </text:span></text:p>
          </table:table-cell>
          <table:table-cell office:value-type="string" table:style-name="Tableau23.A2">
            <text:p text:style-name="P45"/>
          </table:table-cell>
          <table:table-cell office:value-type="string" table:style-name="Tableau23.A2">
            <text:p text:style-name="P45"/>
          </table:table-cell>
          <table:table-cell office:value-type="string" table:style-name="Tableau23.A1">
            <text:p text:style-name="P45"/>
          </table:table-cell>
        </table:table-row>
      </table:table>
      <text:p text:style-name="P18"/>
      <table:table table:name="Tableau24" table:style-name="Tableau24">
        <table:table-column table:style-name="Tableau24.A"/>
        <table:table-column table:style-name="Tableau24.B"/>
        <table:table-column table:style-name="Tableau24.C"/>
        <table:table-column table:style-name="Tableau24.D"/>
        <table:table-row table:style-name="Tableau24.1">
          <table:table-cell office:value-type="string" table:number-columns-spanned="4" table:style-name="Tableau24.A1">
            <text:p text:style-name="P22"><text:span text:style-name="T2">COEFFICIENT</text:span><text:span text:style-name="T3"> </text:span><text:span text:style-name="T2">DE</text:span><text:span text:style-name="T3"> </text:span><text:span text:style-name="T4">BÂTISSE</text:span></text:p>
          </table:table-cell>
          <table:covered-table-cell/>
          <table:covered-table-cell/>
          <table:covered-table-cell/>
        </table:table-row>
        <table:table-row table:style-name="Tableau24.1">
          <table:table-cell office:value-type="string" table:style-name="Tableau24.A2">
            <text:p text:style-name="P23"/>
          </table:table-cell>
          <table:table-cell office:value-type="string" table:style-name="Tableau24.A2">
            <text:p text:style-name="P24">Remarques</text:p>
          </table:table-cell>
          <table:table-cell office:value-type="string" table:style-name="Tableau24.A2">
            <text:p text:style-name="P24">OK</text:p>
          </table:table-cell>
          <table:table-cell office:value-type="string" table:style-name="Tableau24.A1">
            <text:p text:style-name="P25">Écart</text:p>
          </table:table-cell>
        </table:table-row>
        <table:table-row table:style-name="Tableau24.1">
          <table:table-cell office:value-type="string" table:style-name="Tableau24.A2">
            <text:p text:style-name="P43"><text:span text:style-name="T17">%</text:span><text:span text:style-name="T21"> </text:span><text:span text:style-name="T17">Volumes</text:span><text:span text:style-name="T21"> </text:span><text:span text:style-name="T17">bâtis</text:span></text:p>
          </table:table-cell>
          <table:table-cell office:value-type="string" table:style-name="Tableau24.A2">
            <text:p text:style-name="P45"/>
          </table:table-cell>
          <table:table-cell office:value-type="string" table:style-name="Tableau24.A2">
            <text:p text:style-name="P45"/>
          </table:table-cell>
          <table:table-cell office:value-type="string" table:style-name="Tableau24.A1">
            <text:p text:style-name="P45"/>
          </table:table-cell>
        </table:table-row>
        <text:soft-page-break/>
        <table:table-row table:style-name="Tableau24.1">
          <table:table-cell office:value-type="string" table:style-name="Tableau24.A2">
            <text:p text:style-name="P43"><text:span text:style-name="T17">%</text:span><text:span text:style-name="T21"> </text:span><text:span text:style-name="T17">Zones</text:span><text:span text:style-name="T21"> </text:span><text:span text:style-name="T17">de</text:span><text:span text:style-name="T21"> </text:span><text:span text:style-name="T17">stationnement</text:span><text:span text:style-name="T21"> – </text:span><text:span text:style-name="T17">terrasse</text:span><text:span text:style-name="T21"> </text:span><text:span text:style-name="T17">-</text:span><text:span text:style-name="T21"> </text:span><text:span text:style-name="T17">allée</text:span></text:p>
          </table:table-cell>
          <table:table-cell office:value-type="string" table:style-name="Tableau24.A2">
            <text:p text:style-name="P45"/>
          </table:table-cell>
          <table:table-cell office:value-type="string" table:style-name="Tableau24.A2">
            <text:p text:style-name="P45"/>
          </table:table-cell>
          <table:table-cell office:value-type="string" table:style-name="Tableau24.A1">
            <text:p text:style-name="P45"/>
          </table:table-cell>
        </table:table-row>
      </table:table>
      <text:p text:style-name="P18"/>
      <table:table table:name="Tableau25" table:style-name="Tableau25">
        <table:table-column table:style-name="Tableau25.A"/>
        <table:table-column table:style-name="Tableau25.B"/>
        <table:table-column table:style-name="Tableau25.C"/>
        <table:table-column table:style-name="Tableau25.D"/>
        <table:table-row table:style-name="Tableau25.1">
          <table:table-cell office:value-type="string" table:number-columns-spanned="4" table:style-name="Tableau25.A1">
            <text:p text:style-name="P22"><text:span text:style-name="T2">VOLUME</text:span><text:span text:style-name="T3"> </text:span><text:span text:style-name="T2">PRINCIPAL</text:span></text:p>
          </table:table-cell>
          <table:covered-table-cell/>
          <table:covered-table-cell/>
          <table:covered-table-cell/>
        </table:table-row>
        <table:table-row table:style-name="Tableau25.1">
          <table:table-cell office:value-type="string" table:style-name="Tableau25.A2">
            <text:p text:style-name="P23"/>
          </table:table-cell>
          <table:table-cell office:value-type="string" table:style-name="Tableau25.A2">
            <text:p text:style-name="P24">Remarques</text:p>
          </table:table-cell>
          <table:table-cell office:value-type="string" table:style-name="Tableau25.A2">
            <text:p text:style-name="P24">OK</text:p>
          </table:table-cell>
          <table:table-cell office:value-type="string" table:style-name="Tableau25.A1">
            <text:p text:style-name="P25">Écart</text:p>
          </table:table-cell>
        </table:table-row>
        <table:table-row table:style-name="Tableau25.1">
          <table:table-cell office:value-type="string" table:style-name="Tableau25.A2">
            <text:p text:style-name="P43"><text:span text:style-name="T17">Alignement</text:span><text:span text:style-name="T21"> </text:span><text:span text:style-name="T17">voiri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Recul</text:span><text:span text:style-name="T21"> </text:span><text:span text:style-name="T17">latéral</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Profondeur</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Garage</text:span><text:span text:style-name="T21"> </text:span><text:span text:style-name="T17">à</text:span><text:span text:style-name="T21"> </text:span><text:span text:style-name="T17">ru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Décrochement</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Enseignes</text:span><text:span text:style-name="T21"> </text:span><text:span text:style-name="T17">et</text:span><text:span text:style-name="T21"> </text:span><text:span text:style-name="T17">publicité</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Composition</text:span><text:span text:style-name="T21"> </text:span><text:span text:style-name="T17">façad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Dominance</text:span><text:span text:style-name="T21"> </text:span><text:span text:style-name="T17">verticale</text:span><text:span text:style-name="T21"> </text:span><text:span text:style-name="T17">des</text:span><text:span text:style-name="T21"> </text:span><text:span text:style-name="T17">baies</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number-columns-spanned="4" table:style-name="Tableau25.A1">
            <text:p text:style-name="P22"><text:span text:style-name="T2">VOLUME</text:span><text:span text:style-name="T3"> </text:span><text:span text:style-name="T2">SECONDAIRE</text:span></text:p>
          </table:table-cell>
          <table:covered-table-cell/>
          <table:covered-table-cell/>
          <table:covered-table-cell/>
        </table:table-row>
        <table:table-row table:style-name="Tableau25.1">
          <table:table-cell office:value-type="string" table:style-name="Tableau25.A2">
            <text:p text:style-name="P23"/>
          </table:table-cell>
          <table:table-cell office:value-type="string" table:style-name="Tableau25.A2">
            <text:p text:style-name="P24">Remarques</text:p>
          </table:table-cell>
          <table:table-cell office:value-type="string" table:style-name="Tableau25.A2">
            <text:p text:style-name="P24">OK</text:p>
          </table:table-cell>
          <table:table-cell office:value-type="string" table:style-name="Tableau25.A1">
            <text:p text:style-name="P25">Écart</text:p>
          </table:table-cell>
        </table:table-row>
        <table:table-row table:style-name="Tableau25.1">
          <table:table-cell office:value-type="string" table:style-name="Tableau25.A2">
            <text:p text:style-name="P43"><text:span text:style-name="T17">Alignement</text:span><text:span text:style-name="T21"> </text:span></text:p>
          </table:table-cell>
          <table:table-cell office:value-type="string" table:style-name="Tableau25.A2">
            <text:p text:style-name="P46"/>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Recul</text:span><text:span text:style-name="T21"> </text:span><text:span text:style-name="T17">latéral</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Profondeur</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
      <table:table table:name="Tableau26" table:style-name="Tableau26">
        <table:table-column table:style-name="Tableau26.A"/>
        <table:table-column table:style-name="Tableau26.B"/>
        <table:table-column table:style-name="Tableau26.C"/>
        <table:table-column table:style-name="Tableau26.D"/>
        <table:table-row table:style-name="Tableau26.1">
          <table:table-cell office:value-type="string" table:number-columns-spanned="4" table:style-name="Tableau26.A1">
            <text:p text:style-name="P22"><text:span text:style-name="T2">VOLUME</text:span><text:span text:style-name="T3"> </text:span><text:span text:style-name="T2">ANNEXE</text:span></text:p>
          </table:table-cell>
          <table:covered-table-cell/>
          <table:covered-table-cell/>
          <table:covered-table-cell/>
        </table:table-row>
        <table:table-row table:style-name="Tableau26.1">
          <table:table-cell office:value-type="string" table:style-name="Tableau26.A2">
            <text:p text:style-name="P23"/>
          </table:table-cell>
          <table:table-cell office:value-type="string" table:style-name="Tableau26.A2">
            <text:p text:style-name="P24">Remarques</text:p>
          </table:table-cell>
          <table:table-cell office:value-type="string" table:style-name="Tableau26.A2">
            <text:p text:style-name="P24">OK</text:p>
          </table:table-cell>
          <table:table-cell office:value-type="string" table:style-name="Tableau26.A1">
            <text:p text:style-name="P25">Écart</text:p>
          </table:table-cell>
        </table:table-row>
        <table:table-row table:style-name="Tableau26.1">
          <table:table-cell office:value-type="string" table:style-name="Tableau26.A2">
            <text:p text:style-name="P43"><text:span text:style-name="T17">Alignement</text:span><text:span text:style-name="T21"> </text:span></text:p>
          </table:table-cell>
          <table:table-cell office:value-type="string" table:style-name="Tableau26.A2">
            <text:p text:style-name="P46"/>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Recul</text:span><text:span text:style-name="T21"> </text:span><text:span text:style-name="T17">latéral</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4">Profondeur</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
      <text:p text:style-name="P18"/>
      <table:table table:name="Tableau27" table:style-name="Tableau27">
        <table:table-column table:style-name="Tableau27.A"/>
        <table:table-column table:style-name="Tableau27.B"/>
        <table:table-column table:style-name="Tableau27.C"/>
        <table:table-column table:style-name="Tableau27.D"/>
        <table:table-row table:style-name="Tableau27.1">
          <table:table-cell office:value-type="string" table:number-columns-spanned="4" table:style-name="Tableau27.A1">
            <text:p text:style-name="P26">MATÉRIAUX</text:p>
          </table:table-cell>
          <table:covered-table-cell/>
          <table:covered-table-cell/>
          <table:covered-table-cell/>
        </table:table-row>
        <table:table-row table:style-name="Tableau27.1">
          <table:table-cell office:value-type="string" table:style-name="Tableau27.A2">
            <text:p text:style-name="P23"/>
          </table:table-cell>
          <table:table-cell office:value-type="string" table:style-name="Tableau27.A2">
            <text:p text:style-name="P24">Remarques</text:p>
          </table:table-cell>
          <table:table-cell office:value-type="string" table:style-name="Tableau27.A2">
            <text:p text:style-name="P24">OK</text:p>
          </table:table-cell>
          <table:table-cell office:value-type="string" table:style-name="Tableau27.A1">
            <text:p text:style-name="P25">Écart</text:p>
          </table:table-cell>
        </table:table-row>
        <table:table-row table:style-name="Tableau27.1">
          <table:table-cell office:value-type="string" table:style-name="Tableau27.A2">
            <text:p text:style-name="P47">Parement</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row table:style-name="Tableau27.1">
          <table:table-cell office:value-type="string" table:style-name="Tableau27.A2">
            <text:p text:style-name="P47">Toiture</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row table:style-name="Tableau27.1">
          <table:table-cell office:value-type="string" table:style-name="Tableau27.A2">
            <text:p text:style-name="P47">Menuiserie</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
      <text:p text:style-name="P18"/>
      <text:p text:style-name="P15">Analyse du dossier logement</text:p>
      <text:p text:style-name="P11"/>
      <table:table table:name="Tableau15" table:style-name="Tableau15">
        <table:table-column table:style-name="Tableau15.A"/>
        <table:table-column table:style-name="Tableau15.B"/>
        <table:table-row table:style-name="Tableau15.1">
          <table:table-cell office:value-type="string" table:style-name="Tableau15.A1">
            <text:p text:style-name="P49"/>
          </table:table-cell>
          <table:table-cell office:value-type="string" table:style-name="Tableau15.B1">
            <text:p text:style-name="P12">Critères de salubrité……………………………………………………………………………………………………….<text:soft-page-break/>…………………………………………………………………………………………………………………………………………………………………………..……………………………………….</text:p>
            <text:p text:style-name="P12"/>
            <text:p text:style-name="P12"/>
          </table:table-cell>
        </table:table-row>
        <table:table-row>
          <table:table-cell office:value-type="string" table:style-name="Tableau15.A2">
            <text:p text:style-name="P49"/>
          </table:table-cell>
          <table:table-cell office:value-type="string" table:style-name="Tableau15.B2">
            <text:p text:style-name="P13">le cas échéant, une note de calcul justifiant le respect du critère de salubrité visé à l'article 3. 5° du Code wallon du logement et de l'habitat durable et portant sur l'éclairage naturel </text:p>
            <text:p text:style-name="P13"/>
          </table:table-cell>
        </table:table-row>
        <table:table-row>
          <table:table-cell office:value-type="string" table:style-name="Tableau15.A2">
            <text:p text:style-name="P49"/>
          </table:table-cell>
          <table:table-cell office:value-type="string" table:style-name="Tableau15.B2">
            <text:p text:style-name="P54">Immeuble inoccupé </text:p>
            <text:p text:style-name="P54"/>
          </table:table-cell>
        </table:table-row>
        <table:table-row>
          <table:table-cell office:value-type="string" table:style-name="Tableau15.A2">
            <text:p text:style-name="P49"/>
          </table:table-cell>
          <table:table-cell office:value-type="string" table:style-name="Tableau15.B2">
            <text:p text:style-name="P53">Dossier d'insalubrité</text:p>
            <text:p text:style-name="P53"/>
          </table:table-cell>
        </table:table-row>
        <table:table-row>
          <table:table-cell office:value-type="string" table:style-name="Tableau15.A2">
            <text:p text:style-name="P49"/>
          </table:table-cell>
          <table:table-cell office:value-type="string" table:style-name="Tableau15.B2">
            <text:p text:style-name="P54">Permis de location</text:p>
            <text:p text:style-name="P54"/>
          </table:table-cell>
        </table:table-row>
      </table:table>
      <text:p text:style-name="P11"/>
      <text:p text:style-name="P29">Analyse du dossier énergie</text:p>
      <text:p text:style-name="P19"/>
      <table:table table:name="Tableau18" table:style-name="Tableau18">
        <table:table-column table:style-name="Tableau18.A"/>
        <table:table-column table:style-name="Tableau18.B"/>
        <table:table-row>
          <table:table-cell office:value-type="string" table:style-name="Tableau18.A1">
            <text:p text:style-name="P49"/>
          </table:table-cell>
          <table:table-cell office:value-type="string" table:style-name="Tableau18.B1">
            <text:p text:style-name="P52">Déclaration PEB simplifiée <text:span text:style-name="T16">(2 exemplaires + datés + signés)</text:span></text:p>
          </table:table-cell>
        </table:table-row>
        <table:table-row>
          <table:table-cell office:value-type="string" table:style-name="Tableau18.A2">
            <text:p text:style-name="P49"/>
          </table:table-cell>
          <table:table-cell office:value-type="string" table:style-name="Tableau18.B2">
            <text:p text:style-name="P53">Déclaration PEB initiale (1exemplaire + daté + signé) – pas d'envoi au FD sur site internet</text:p>
          </table:table-cell>
        </table:table-row>
        <table:table-row>
          <table:table-cell office:value-type="string" table:style-name="Tableau18.A2">
            <text:p text:style-name="P49"/>
          </table:table-cell>
          <table:table-cell office:value-type="string" table:style-name="Tableau18.B2">
            <text:p text:style-name="P53">Étude de faisabilité (1exemplaire + daté + signé) – pas d'envoi au FD sur site internet</text:p>
          </table:table-cell>
        </table:table-row>
        <table:table-row>
          <table:table-cell office:value-type="string" table:style-name="Tableau18.A2">
            <text:p text:style-name="P49"/>
          </table:table-cell>
          <table:table-cell office:value-type="string" table:style-name="Tableau18.B2">
            <text:p text:style-name="P53">Remarques : …………………………………………………………………………………………………………………………………………………………………………………………………………………………………………..………………………………………………………………………………………………………………………………………………………………………………………<text:span text:style-name="T23">..</text:span></text:p>
          </table:table-cell>
        </table:table-row>
      </table:table>
      <text:p text:style-name="P16"/>
      <text:p text:style-name="P30">Procédure</text:p>
      <text:p text:style-name="P20"/>
      <table:table table:name="Tableau3" table:style-name="Tableau3">
        <table:table-column table:style-name="Tableau3.A"/>
        <table:table-column table:style-name="Tableau3.B"/>
        <table:table-row>
          <table:table-cell office:value-type="string" table:style-name="Tableau3.A1">
            <text:p text:style-name="P49"/>
          </table:table-cell>
          <table:table-cell office:value-type="string" table:style-name="Tableau3.B1">
            <text:p text:style-name="P57">Permis 30 jours</text:p>
          </table:table-cell>
        </table:table-row>
        <table:table-row>
          <table:table-cell office:value-type="string" table:style-name="Tableau3.A2">
            <text:p text:style-name="P49"/>
          </table:table-cell>
          <table:table-cell office:value-type="string" table:style-name="Tableau3.B2">
            <text:p text:style-name="P57">Permis 75 jours</text:p>
          </table:table-cell>
        </table:table-row>
        <table:table-row>
          <table:table-cell office:value-type="string" table:style-name="Tableau3.A2">
            <text:p text:style-name="P49"/>
          </table:table-cell>
          <table:table-cell office:value-type="string" table:style-name="Tableau3.B2">
            <text:p text:style-name="P57">Permis 115 jours</text:p>
          </table:table-cell>
        </table:table-row>
        <table:table-row>
          <table:table-cell office:value-type="string" table:style-name="Tableau3.A2">
            <text:p text:style-name="P49"/>
          </table:table-cell>
          <table:table-cell office:value-type="string" table:style-name="Tableau3.B2">
            <text:p text:style-name="P57">Procédure décret voirie </text:p>
          </table:table-cell>
        </table:table-row>
      </table:table>
      <text:p text:style-name="P20"/>
      <text:p text:style-name="P30">Enquête publique ou annonce de projet</text:p>
      <text:p text:style-name="P16"/>
      <table:table table:name="Tableau4" table:style-name="Tableau4">
        <table:table-column table:style-name="Tableau4.A"/>
        <table:table-column table:style-name="Tableau4.B"/>
        <table:table-column table:style-name="Tableau4.C"/>
        <table:table-row>
          <table:table-cell office:value-type="string" table:style-name="Tableau4.A1">
            <text:p text:style-name="P49"/>
          </table:table-cell>
          <table:table-cell office:value-type="string" table:style-name="Tableau4.A1">
            <text:p text:style-name="P58">Oui</text:p>
          </table:table-cell>
          <table:table-cell office:value-type="string" table:style-name="Tableau4.C1">
            <text:p text:style-name="P58">Non</text:p>
          </table:table-cell>
        </table:table-row>
        <table:table-row>
          <table:table-cell office:value-type="string" table:style-name="Tableau4.A2">
            <text:p text:style-name="P57">Enquête publique</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style-name="Tableau4.A2">
            <text:p text:style-name="P57">Annonce de projet</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style-name="Tableau4.A2">
            <text:p text:style-name="P57">Lettre de motivation pour les écarts</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number-columns-spanned="3" table:style-name="Tableau4.C2">
            <text:p text:style-name="P57">Écarts :</text:p>
            <text:p text:style-name="P57"/>
            <text:p text:style-name="P57"/>
            <text:p text:style-name="P57"/>
            <text:p text:style-name="P57"/>
            <text:p text:style-name="P57"/>
            <text:p text:style-name="P57"/>
            <text:p text:style-name="P57"/>
            <text:p text:style-name="P57"/>
            <text:p text:style-name="P57"/>
            <text:p text:style-name="P57"/>
            <text:p text:style-name="P57"/>
          </table:table-cell>
          <table:covered-table-cell/>
          <table:covered-table-cell/>
        </table:table-row>
      </table:table>
      <text:p text:style-name="P16"/>
      <text:p text:style-name="P16"/>
      <text:p text:style-name="P21"><text:soft-page-break/></text:p>
      <text:p text:style-name="P66"/>
      <text:p text:style-name="P66"/>
      <text:p text:style-name="P66"/>
      <text:p text:style-name="P66"/>
      <text:p text:style-name="P66"/>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StarSymbol" svg:font-family="StarSymbol"/>
    <style:font-face style:name="Courier New" svg:font-family="'Courier New'" style:font-family-generic="modern"/>
    <style:font-face style:name="DejaVu Sans2" svg:font-family="'DejaVu Sans'" style:font-family-generic="swiss"/>
    <style:font-face style:name="Waree1" svg:font-family="Waree"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class="text">
      <style:paragraph-properties fo:margin-left="-1.501cm" fo:margin-right="0cm" fo:margin-top="0cm" fo:margin-bottom="0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indent="0cm" style:auto-text-indent="false"/>
      <style:text-properties style:font-name="Comic Sans MS" fo:font-family="'Comic Sans MS'" style:font-family-generic="script" style:font-pitch="variable" fo:font-size="11pt" fo:language="fr" fo:country="FR" style:font-size-asian="11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WW8Num9z0" style:family="text">
      <style:text-properties style:font-name="Webdings" fo:font-family="Webdings"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2z0" style:family="text">
      <style:text-properties style:font-name="Symbol" fo:font-family="Symbol" style:font-family-generic="roman" style:font-pitch="variable" style:font-charset="x-symbol"/>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0.8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SPAGNE</meta:initial-creator>
    <meta:creation-date>2017-03-10T16:13:00</meta:creation-date>
    <dc:date>2021-02-19T09:18:41.375346558</dc:date>
    <meta:editing-duration>PT16H9M1S</meta:editing-duration>
    <meta:editing-cycles>117</meta:editing-cycles>
    <meta:generator>LibreOffice/6.4.6.2$Linux_X86_64 LibreOffice_project/40$Build-2</meta:generator>
    <meta:document-statistic meta:table-count="16" meta:image-count="0" meta:object-count="0" meta:page-count="7" meta:paragraph-count="243" meta:word-count="1739" meta:character-count="11502" meta:non-whitespace-character-count="10000"/>
  </office:meta>
</office:document-meta>
</file>